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table-properties style:width="16.536cm" table:align="left" style:writing-mode="lr-tb"/>
    </style:style>
    <style:style style:name="Tabela1.A" style:family="table-column">
      <style:table-column-properties style:column-width="2.54cm"/>
    </style:style>
    <style:style style:name="Tabela1.B" style:family="table-column">
      <style:table-column-properties style:column-width="2.752cm"/>
    </style:style>
    <style:style style:name="Tabela1.C" style:family="table-column">
      <style:table-column-properties style:column-width="6.101cm"/>
    </style:style>
    <style:style style:name="Tabela1.D" style:family="table-column">
      <style:table-column-properties style:column-width="5.144cm"/>
    </style:style>
    <style:style style:name="Tabela1.1" style:family="table-row">
      <style:table-row-properties style:keep-together="true" fo:keep-together="auto"/>
    </style:style>
    <style:style style:name="Tabela1.A1" style:family="table-cell">
      <style:table-cell-properties style:vertical-align="middle" fo:background-color="#f3ff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D1" style:family="table-cell">
      <style:table-cell-properties style:vertical-align="middle" fo:background-color="#f3fff3" fo:padding-left="0.191cm" fo:padding-right="0.191cm" fo:padding-top="0cm" fo:padding-bottom="0cm" fo:border="0.018cm solid #000000" style:writing-mode="lr-tb">
        <style:background-image/>
      </style:table-cell-properties>
    </style:style>
    <style:style style:name="Tabela1.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D2" style:family="table-cell">
      <style:table-cell-properties style:vertical-align="middle" fo:padding-left="0.191cm" fo:padding-right="0.191cm" fo:padding-top="0cm" fo:padding-bottom="0cm" fo:border="0.018cm solid #000000" style:writing-mode="lr-tb"/>
    </style:style>
    <style:style style:name="Table1" style:family="table">
      <style:table-properties style:width="15.517cm" table:align="left" style:writing-mode="lr-tb"/>
    </style:style>
    <style:style style:name="Table1.A" style:family="table-column">
      <style:table-column-properties style:column-width="7.251cm"/>
    </style:style>
    <style:style style:name="Table1.B" style:family="table-column">
      <style:table-column-properties style:column-width="0.75cm"/>
    </style:style>
    <style:style style:name="Table1.C" style:family="table-column">
      <style:table-column-properties style:column-width="0.776cm"/>
    </style:style>
    <style:style style:name="Table1.E" style:family="table-column">
      <style:table-column-properties style:column-width="0.693cm"/>
    </style:style>
    <style:style style:name="Table1.F" style:family="table-column">
      <style:table-column-properties style:column-width="0.686cm"/>
    </style:style>
    <style:style style:name="Table1.G" style:family="table-column">
      <style:table-column-properties style:column-width="1.272cm"/>
    </style:style>
    <style:style style:name="Table1.H" style:family="table-column">
      <style:table-column-properties style:column-width="1.483cm"/>
    </style:style>
    <style:style style:name="Table1.J" style:family="table-column">
      <style:table-column-properties style:column-width="0.557cm"/>
    </style:style>
    <style:style style:name="Table1.A1" style:family="table-cell">
      <style:table-cell-properties style:vertical-align="middle" fo:background-color="#808080" fo:padding="0.049cm" fo:border="none">
        <style:background-image/>
      </style:table-cell-properties>
    </style:style>
    <style:style style:name="Table1.A2" style:family="table-cell">
      <style:table-cell-properties style:vertical-align="middle" fo:background-color="#cccccc" fo:padding="0.049cm" fo:border="none">
        <style:background-image/>
      </style:table-cell-properties>
    </style:style>
    <style:style style:name="Table1.A3" style:family="table-cell">
      <style:table-cell-properties style:vertical-align="middle" fo:background-color="#e6e6e6" fo:padding="0.049cm" fo:border="none">
        <style:background-image/>
      </style:table-cell-properties>
    </style:style>
    <style:style style:name="pmd" style:family="table">
      <style:table-properties style:width="16.999cm" table:align="margins" style:writing-mode="lr-tb"/>
    </style:style>
    <style:style style:name="pmd.A" style:family="table-column">
      <style:table-column-properties style:column-width="8.498cm" style:rel-column-width="32764*"/>
    </style:style>
    <style:style style:name="pmd.B" style:family="table-column">
      <style:table-column-properties style:column-width="8.5cm" style:rel-column-width="32771*"/>
    </style:style>
    <style:style style:name="pmd.A1" style:family="table-cell">
      <style:table-cell-properties fo:padding="0.097cm" fo:border="none"/>
    </style:style>
    <style:style style:name="pmd.A2" style:family="table-cell">
      <style:table-cell-properties fo:background-color="#b3b3b3" fo:padding="0.097cm" fo:border="none">
        <style:background-image/>
      </style:table-cell-properties>
    </style:style>
    <style:style style:name="pmd.A3" style:family="table-cell">
      <style:table-cell-properties fo:background-color="transparent" fo:padding="0.097cm" fo:border="none">
        <style:background-image/>
      </style:table-cell-properties>
    </style:style>
    <style:style style:name="Table2" style:family="table">
      <style:table-properties style:width="16.999cm" table:align="margins" style:writing-mode="lr-tb"/>
    </style:style>
    <style:style style:name="Table2.A" style:family="table-column">
      <style:table-column-properties style:column-width="8.498cm" style:rel-column-width="32764*"/>
    </style:style>
    <style:style style:name="Table2.B" style:family="table-column">
      <style:table-column-properties style:column-width="8.5cm" style:rel-column-width="32771*"/>
    </style:style>
    <style:style style:name="Table2.A1" style:family="table-cell">
      <style:table-cell-properties fo:padding="0.097cm" fo:border="none"/>
    </style:style>
    <style:style style:name="Table2.A2" style:family="table-cell">
      <style:table-cell-properties fo:background-color="#b3b3b3" fo:padding="0.097cm" fo:border="none">
        <style:background-image/>
      </style:table-cell-properties>
    </style:style>
    <style:style style:name="Table2.A3" style:family="table-cell">
      <style:table-cell-properties fo:background-color="transparent" fo:padding="0.097cm" fo:border="none">
        <style:background-image/>
      </style:table-cell-properties>
    </style:style>
    <style:style style:name="Table3" style:family="table">
      <style:table-properties style:width="16.999cm" table:align="margins" style:writing-mode="lr-tb"/>
    </style:style>
    <style:style style:name="Table3.A" style:family="table-column">
      <style:table-column-properties style:column-width="8.498cm" style:rel-column-width="32764*"/>
    </style:style>
    <style:style style:name="Table3.B" style:family="table-column">
      <style:table-column-properties style:column-width="8.5cm" style:rel-column-width="32771*"/>
    </style:style>
    <style:style style:name="Table3.A1" style:family="table-cell">
      <style:table-cell-properties fo:padding="0.097cm" fo:border="none"/>
    </style:style>
    <style:style style:name="Table3.A2" style:family="table-cell">
      <style:table-cell-properties fo:background-color="#b3b3b3" fo:padding="0.097cm" fo:border="none">
        <style:background-image/>
      </style:table-cell-properties>
    </style:style>
    <style:style style:name="Table3.A3" style:family="table-cell">
      <style:table-cell-properties fo:background-color="transparent" fo:padding="0.097cm" fo:border="none">
        <style:background-image/>
      </style:table-cell-properties>
    </style:style>
    <style:style style:name="Table4" style:family="table">
      <style:table-properties style:width="16.999cm" table:align="margins" style:writing-mode="lr-tb"/>
    </style:style>
    <style:style style:name="Table4.A" style:family="table-column">
      <style:table-column-properties style:column-width="8.498cm" style:rel-column-width="32764*"/>
    </style:style>
    <style:style style:name="Table4.B" style:family="table-column">
      <style:table-column-properties style:column-width="8.5cm" style:rel-column-width="32771*"/>
    </style:style>
    <style:style style:name="Table4.A1" style:family="table-cell">
      <style:table-cell-properties fo:padding="0.097cm" fo:border="none"/>
    </style:style>
    <style:style style:name="Table4.A2" style:family="table-cell">
      <style:table-cell-properties fo:background-color="#b3b3b3" fo:padding="0.097cm" fo:border="none">
        <style:background-image/>
      </style:table-cell-properties>
    </style:style>
    <style:style style:name="Table4.A3" style:family="table-cell">
      <style:table-cell-properties fo:background-color="transparent" fo:padding="0.097cm" fo:border="none">
        <style:background-image/>
      </style:table-cell-properties>
    </style:style>
    <style:style style:name="Table5" style:family="table">
      <style:table-properties style:width="16.999cm" table:align="margins" style:writing-mode="lr-tb"/>
    </style:style>
    <style:style style:name="Table5.A" style:family="table-column">
      <style:table-column-properties style:column-width="8.498cm" style:rel-column-width="32764*"/>
    </style:style>
    <style:style style:name="Table5.B" style:family="table-column">
      <style:table-column-properties style:column-width="8.5cm" style:rel-column-width="32771*"/>
    </style:style>
    <style:style style:name="Table5.A1" style:family="table-cell">
      <style:table-cell-properties fo:padding="0.097cm" fo:border="none"/>
    </style:style>
    <style:style style:name="Table5.A2" style:family="table-cell">
      <style:table-cell-properties fo:background-color="#b3b3b3" fo:padding="0.097cm" fo:border="none">
        <style:background-image/>
      </style:table-cell-properties>
    </style:style>
    <style:style style:name="Table5.A3" style:family="table-cell">
      <style:table-cell-properties fo:background-color="transparent" fo:padding="0.097cm" fo:border="none">
        <style:background-image/>
      </style:table-cell-properties>
    </style:style>
    <style:style style:name="cpd" style:family="table">
      <style:table-properties style:width="16.999cm" table:align="margins" style:writing-mode="lr-tb"/>
    </style:style>
    <style:style style:name="cpd.A" style:family="table-column">
      <style:table-column-properties style:column-width="8.498cm" style:rel-column-width="32764*"/>
    </style:style>
    <style:style style:name="cpd.B" style:family="table-column">
      <style:table-column-properties style:column-width="8.5cm" style:rel-column-width="32771*"/>
    </style:style>
    <style:style style:name="cpd.A1" style:family="table-cell">
      <style:table-cell-properties fo:background-color="#999999" fo:padding="0.097cm" fo:border="none">
        <style:background-image/>
      </style:table-cell-properties>
    </style:style>
    <style:style style:name="cpd.A2" style:family="table-cell">
      <style:table-cell-properties fo:background-color="#cccccc" fo:padding="0.097cm" fo:border="none">
        <style:background-image/>
      </style:table-cell-properties>
    </style:style>
    <style:style style:name="cpd.A3" style:family="table-cell">
      <style:table-cell-properties fo:background-color="#e6e6e6" fo:padding="0.097cm" fo:border="none">
        <style:background-image/>
      </style:table-cell-properties>
    </style:style>
    <style:style style:name="Table6" style:family="table">
      <style:table-properties style:width="16.999cm" table:align="margins" style:writing-mode="lr-tb"/>
    </style:style>
    <style:style style:name="Table6.A" style:family="table-column">
      <style:table-column-properties style:column-width="8.498cm" style:rel-column-width="32764*"/>
    </style:style>
    <style:style style:name="Table6.B" style:family="table-column">
      <style:table-column-properties style:column-width="8.5cm" style:rel-column-width="32771*"/>
    </style:style>
    <style:style style:name="Table6.A1" style:family="table-cell">
      <style:table-cell-properties fo:background-color="#999999" fo:padding="0.097cm" fo:border="none">
        <style:background-image/>
      </style:table-cell-properties>
    </style:style>
    <style:style style:name="Table6.A2" style:family="table-cell">
      <style:table-cell-properties fo:background-color="#cccccc" fo:padding="0.097cm" fo:border="none">
        <style:background-image/>
      </style:table-cell-properties>
    </style:style>
    <style:style style:name="Table6.A3" style:family="table-cell">
      <style:table-cell-properties fo:background-color="#e6e6e6" fo:padding="0.097cm" fo:border="none">
        <style:background-image/>
      </style:table-cell-properties>
    </style:style>
    <style:style style:name="Table7" style:family="table">
      <style:table-properties style:width="16.999cm" table:align="margins" style:writing-mode="lr-tb"/>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background-color="#999999" fo:padding="0.097cm" fo:border="none">
        <style:background-image/>
      </style:table-cell-properties>
    </style:style>
    <style:style style:name="Table7.A2" style:family="table-cell">
      <style:table-cell-properties fo:background-color="#b3b3b3" fo:padding="0.097cm" fo:border="none">
        <style:background-image/>
      </style:table-cell-properties>
    </style:style>
    <style:style style:name="Tabela4" style:family="table">
      <style:table-properties style:width="15.452cm" fo:margin-left="0.635cm" table:align="left" style:writing-mode="lr-tb"/>
    </style:style>
    <style:style style:name="Tabela4.A" style:family="table-column">
      <style:table-column-properties style:column-width="7.62cm"/>
    </style:style>
    <style:style style:name="Tabela4.B" style:family="table-column">
      <style:table-column-properties style:column-width="7.832cm"/>
    </style:style>
    <style:style style:name="Tabela4.1" style:family="table-row">
      <style:table-row-properties style:min-row-height="2.297cm" style:keep-together="true" fo:keep-together="auto"/>
    </style:style>
    <style:style style:name="Tabela4.A1" style:family="table-cell">
      <style:table-cell-properties style:vertical-align="top" fo:padding-left="0.123cm" fo:padding-right="0.123cm" fo:padding-top="0cm" fo:padding-bottom="0cm" fo:border="none" style:writing-mode="lr-tb"/>
    </style:style>
    <style:style style:name="Tabela4.2" style:family="table-row">
      <style:table-row-properties style:min-row-height="1.198cm" style:keep-together="true" fo:keep-together="auto"/>
    </style:style>
    <style:style style:name="Tabela5" style:family="table">
      <style:table-properties style:width="15.49cm" fo:margin-left="0.635cm" table:align="left" style:writing-mode="lr-tb"/>
    </style:style>
    <style:style style:name="Tabela5.A" style:family="table-column">
      <style:table-column-properties style:column-width="7.62cm"/>
    </style:style>
    <style:style style:name="Tabela5.B" style:family="table-column">
      <style:table-column-properties style:column-width="7.87cm"/>
    </style:style>
    <style:style style:name="Tabela5.1" style:family="table-row">
      <style:table-row-properties style:min-row-height="2.297cm" style:keep-together="true" fo:keep-together="auto"/>
    </style:style>
    <style:style style:name="Tabela5.A1" style:family="table-cell">
      <style:table-cell-properties style:vertical-align="top" fo:padding-left="0.123cm" fo:padding-right="0.123cm" fo:padding-top="0cm" fo:padding-bottom="0cm" fo:border="none" style:writing-mode="lr-tb"/>
    </style:style>
    <style:style style:name="Tabela5.2" style:family="table-row">
      <style:table-row-properties style:min-row-height="1.198cm" style:keep-together="true" fo:keep-together="auto"/>
    </style:style>
    <style:style style:name="P1" style:family="paragraph" style:parent-style-name="Footer">
      <style:paragraph-properties>
        <style:tab-stops/>
      </style:paragraph-properties>
    </style:style>
    <style:style style:name="P2" style:family="paragraph" style:parent-style-name="Footer">
      <style:paragraph-properties>
        <style:tab-stops>
          <style:tab-stop style:position="7.408cm"/>
          <style:tab-stop style:position="13.753cm"/>
        </style:tab-stops>
      </style:paragraph-properties>
    </style:style>
    <style:style style:name="P3" style:family="paragraph" style:parent-style-name="Footer">
      <style:paragraph-properties>
        <style:tab-stops>
          <style:tab-stop style:position="7.408cm"/>
          <style:tab-stop style:position="13.97cm"/>
        </style:tab-stops>
      </style:paragraph-properties>
    </style:style>
    <style:style style:name="P4" style:family="paragraph" style:parent-style-name="Footer">
      <style:paragraph-properties>
        <style:tab-stops/>
      </style:paragraph-properties>
      <style:text-properties fo:font-size="8pt" style:font-size-asian="8pt" style:font-size-complex="8pt"/>
    </style:style>
    <style:style style:name="P5" style:family="paragraph" style:parent-style-name="Header">
      <style:paragraph-properties style:snap-to-layout-grid="false"/>
      <style:text-properties fo:font-size="8pt" style:font-size-asian="8pt" style:font-size-complex="8pt"/>
    </style:style>
    <style:style style:name="P6" style:family="paragraph" style:parent-style-name="Header">
      <style:paragraph-properties fo:text-align="end" style:justify-single-word="false" style:snap-to-layout-grid="false">
        <style:tab-stops/>
      </style:paragraph-properties>
    </style:style>
    <style:style style:name="P7" style:family="paragraph" style:parent-style-name="Header">
      <style:paragraph-properties>
        <style:tab-stops/>
      </style:paragraph-properties>
    </style:style>
    <style:style style:name="P8" style:family="paragraph" style:parent-style-name="Standard">
      <style:paragraph-properties fo:margin-left="0.635cm" fo:margin-right="0cm" fo:text-indent="0cm" style:auto-text-indent="false"/>
      <style:text-properties style:font-name="Verdana" fo:font-weight="bold" style:font-weight-asian="bold"/>
    </style:style>
    <style:style style:name="P9" style:family="paragraph" style:parent-style-name="Standard">
      <style:paragraph-properties fo:margin-left="0.635cm" fo:margin-right="0cm" fo:text-indent="0cm" style:auto-text-indent="false"/>
      <style:text-properties fo:font-size="11pt" style:font-size-asian="11pt"/>
    </style:style>
    <style:style style:name="P10" style:family="paragraph" style:parent-style-name="Standard">
      <style:paragraph-properties fo:margin-left="0.635cm" fo:margin-right="0cm" fo:text-indent="0cm" style:auto-text-indent="false"/>
      <style:text-properties fo:font-size="11pt" fo:font-weight="bold" style:font-size-asian="11pt" style:font-weight-asian="bold" style:font-weight-complex="bold"/>
    </style:style>
    <style:style style:name="P11" style:family="paragraph" style:parent-style-name="Standard">
      <style:paragraph-properties fo:margin-left="0.635cm" fo:margin-right="0cm" fo:text-indent="0cm" style:auto-text-indent="false" fo:break-before="page">
        <style:tab-stops>
          <style:tab-stop style:position="1.905cm"/>
        </style:tab-stops>
      </style:paragraph-properties>
      <style:text-properties fo:font-size="11pt" fo:font-style="normal" style:font-size-asian="11pt" style:font-style-asian="normal" style:font-size-complex="11pt"/>
    </style:style>
    <style:style style:name="P12" style:family="paragraph" style:parent-style-name="Standard">
      <style:paragraph-properties fo:margin-left="0.635cm" fo:margin-right="0cm" fo:text-indent="0cm" style:auto-text-indent="false" fo:break-before="page"/>
      <style:text-properties style:font-name="Verdana" fo:font-weight="bold" style:font-weight-asian="bold"/>
    </style:style>
    <style:style style:name="P13" style:family="paragraph" style:parent-style-name="Text_20_body">
      <style:paragraph-properties fo:margin-left="0.635cm" fo:margin-right="0cm" fo:margin-top="0cm" fo:margin-bottom="0cm" fo:text-align="justify" style:justify-single-word="false" fo:text-indent="0cm" style:auto-text-indent="false"/>
      <style:text-properties style:font-name="Arial" fo:font-size="10pt" fo:font-weight="bold" style:font-size-asian="10pt" style:font-weight-asian="bold" style:font-name-complex="Arial"/>
    </style:style>
    <style:style style:name="P14" style:family="paragraph" style:parent-style-name="Heading_20_3">
      <style:paragraph-properties fo:text-align="end" style:justify-single-word="false"/>
      <style:text-properties fo:font-size="18pt" style:font-size-asian="18pt" style:font-size-complex="18pt"/>
    </style:style>
    <style:style style:name="P15" style:family="paragraph" style:parent-style-name="Standard">
      <style:text-properties style:language-asian="en" style:country-asian="US"/>
    </style:style>
    <style:style style:name="P16" style:family="paragraph" style:parent-style-name="Standard">
      <style:paragraph-properties fo:text-align="end" style:justify-single-word="false"/>
      <style:text-properties style:language-asian="en" style:country-asian="US"/>
    </style:style>
    <style:style style:name="P17" style:family="paragraph" style:parent-style-name="Standard">
      <style:text-properties style:font-name="Verdana"/>
    </style:style>
    <style:style style:name="P18" style:family="paragraph" style:parent-style-name="Standard">
      <style:text-properties style:font-name="Verdana" fo:font-weight="bold" style:font-weight-asian="bold"/>
    </style:style>
    <style:style style:name="P19" style:family="paragraph" style:parent-style-name="Standard">
      <style:paragraph-properties fo:text-align="center" style:justify-single-word="false"/>
      <style:text-properties style:font-name="Verdana" fo:font-weight="bold" style:font-weight-asian="bold"/>
    </style:style>
    <style:style style:name="P20" style:family="paragraph" style:parent-style-name="Standard">
      <style:paragraph-properties>
        <style:tab-stops>
          <style:tab-stop style:position="4.128cm"/>
        </style:tab-stops>
      </style:paragraph-properties>
      <style:text-properties style:font-name="Verdana"/>
    </style:style>
    <style:style style:name="P21" style:family="paragraph" style:parent-style-name="Standard">
      <style:text-properties fo:language="en" fo:country="US" style:language-asian="en" style:country-asian="US"/>
    </style:style>
    <style:style style:name="P22" style:family="paragraph" style:parent-style-name="Standard">
      <style:paragraph-properties>
        <style:tab-stops>
          <style:tab-stop style:position="0.847cm"/>
          <style:tab-stop style:position="16.984cm" style:type="right" style:leader-style="dotted" style:leader-text="."/>
        </style:tab-stops>
      </style:paragraph-properties>
      <style:text-properties style:font-name="Arial" style:font-name-complex="Arial"/>
    </style:style>
    <style:style style:name="P23" style:family="paragraph" style:parent-style-name="Standard">
      <style:paragraph-properties fo:line-height="150%"/>
      <style:text-properties style:font-name="Arial" fo:font-size="10pt" style:font-size-asian="10pt"/>
    </style:style>
    <style:style style:name="P24" style:family="paragraph" style:parent-style-name="Title">
      <style:paragraph-properties fo:text-align="end" style:justify-single-word="false"/>
      <style:text-properties fo:language="pt" fo:country="BR"/>
    </style:style>
    <style:style style:name="P25" style:family="paragraph" style:parent-style-name="Title">
      <style:text-properties fo:language="pt" fo:country="BR" fo:font-weight="normal" style:font-weight-asian="normal"/>
    </style:style>
    <style:style style:name="P26" style:family="paragraph" style:parent-style-name="Title">
      <style:paragraph-properties fo:text-align="end" style:justify-single-word="false"/>
      <style:text-properties fo:font-size="24pt" fo:language="pt" fo:country="BR" style:font-size-asian="24pt" style:font-size-complex="24pt"/>
    </style:style>
    <style:style style:name="P27" style:family="paragraph" style:parent-style-name="Title">
      <style:paragraph-properties fo:text-align="end" style:justify-single-word="false"/>
      <style:text-properties fo:font-size="20pt" fo:language="pt" fo:country="BR" style:font-size-asian="20pt" style:font-size-complex="20pt"/>
    </style:style>
    <style:style style:name="P28" style:family="paragraph" style:parent-style-name="Title">
      <style:paragraph-properties fo:text-align="end" style:justify-single-word="false"/>
      <style:text-properties fo:font-size="14pt" fo:language="pt" fo:country="BR" style:font-size-asian="14pt"/>
    </style:style>
    <style:style style:name="P29" style:family="paragraph" style:parent-style-name="Title">
      <style:text-properties fo:font-size="16pt" fo:language="pt" fo:country="BR" style:font-size-asian="16pt" style:font-size-complex="16pt"/>
    </style:style>
    <style:style style:name="P30" style:family="paragraph" style:parent-style-name="Title">
      <style:paragraph-properties fo:text-align="start" style:justify-single-word="false"/>
      <style:text-properties fo:color="#008000" fo:language="pt" fo:country="BR"/>
    </style:style>
    <style:style style:name="P31" style:family="paragraph" style:parent-style-name="Title">
      <style:paragraph-properties fo:margin-top="0.212cm" fo:margin-bottom="0cm" fo:text-align="end" style:justify-single-word="false"/>
    </style:style>
    <style:style style:name="P32" style:family="paragraph" style:parent-style-name="Title">
      <style:paragraph-properties fo:margin-top="0.212cm" fo:margin-bottom="0cm" fo:text-align="end" style:justify-single-word="false"/>
      <style:text-properties fo:language="pt" fo:country="BR" fo:font-weight="normal" style:font-weight-asian="normal" style:font-size-complex="18pt" style:font-weight-complex="bold"/>
    </style:style>
    <style:style style:name="P33" style:family="paragraph" style:parent-style-name="Title">
      <style:paragraph-properties fo:margin-top="0.212cm" fo:margin-bottom="0cm" fo:text-align="end" style:justify-single-word="false"/>
      <style:text-properties fo:font-size="16pt" fo:language="pt" fo:country="BR" fo:font-weight="normal" style:font-size-asian="16pt" style:font-weight-asian="normal" style:font-size-complex="16pt"/>
    </style:style>
    <style:style style:name="P34" style:family="paragraph" style:parent-style-name="Title">
      <style:paragraph-properties fo:break-before="page"/>
      <style:text-properties fo:font-size="16pt" fo:language="pt" fo:country="BR" style:font-size-asian="16pt" style:font-size-complex="16pt"/>
    </style:style>
    <style:style style:name="P35" style:family="paragraph" style:parent-style-name="Title">
      <style:paragraph-properties fo:break-before="page"/>
      <style:text-properties fo:color="#99cc00" fo:font-size="16pt" fo:language="pt" fo:country="BR" style:font-size-asian="16pt" style:font-size-complex="16pt"/>
    </style:style>
    <style:style style:name="P36" style:family="paragraph" style:parent-style-name="RUP_20_Corpo_20_1">
      <style:paragraph-properties fo:margin-top="0cm" fo:margin-bottom="0cm"/>
    </style:style>
    <style:style style:name="P37" style:family="paragraph" style:parent-style-name="Normal_20__28_Web_29_">
      <style:paragraph-properties fo:margin-top="0cm" fo:margin-bottom="0cm" fo:line-height="100%"/>
      <style:text-properties fo:language="en" fo:country="US" style:language-asian="en" style:country-asian="US"/>
    </style:style>
    <style:style style:name="P38" style:family="paragraph" style:parent-style-name="RUP_20_Tabela">
      <style:paragraph-properties fo:text-align="center" style:justify-single-word="false" style:snap-to-layout-grid="false"/>
      <style:text-properties fo:language="pt" fo:country="BR" fo:font-weight="bold" style:font-weight-asian="bold"/>
    </style:style>
    <style:style style:name="P39" style:family="paragraph" style:parent-style-name="RUP_20_Tabela">
      <style:paragraph-properties fo:text-align="center" style:justify-single-word="false"/>
      <style:text-properties fo:language="pt" fo:country="BR"/>
    </style:style>
    <style:style style:name="P40" style:family="paragraph" style:parent-style-name="RUP_20_Tabela">
      <style:paragraph-properties fo:text-align="center" style:justify-single-word="false" style:snap-to-layout-grid="false"/>
      <style:text-properties fo:language="pt" fo:country="BR"/>
    </style:style>
    <style:style style:name="P41" style:family="paragraph" style:parent-style-name="RUP_20_Tabela">
      <style:paragraph-properties fo:text-align="center" style:justify-single-word="false" fo:keep-together="always"/>
      <style:text-properties fo:language="pt" fo:country="BR"/>
    </style:style>
    <style:style style:name="P42" style:family="paragraph" style:parent-style-name="RUP_20_Tabela">
      <style:paragraph-properties style:snap-to-layout-grid="false"/>
      <style:text-properties fo:language="pt" fo:country="BR"/>
    </style:style>
    <style:style style:name="P43" style:family="paragraph" style:parent-style-name="RUP_20_Tabela">
      <style:paragraph-properties fo:margin-left="-0.191cm" fo:margin-right="0cm" fo:text-align="center" style:justify-single-word="false" fo:text-indent="0cm" style:auto-text-indent="false" style:snap-to-layout-grid="false"/>
      <style:text-properties fo:language="pt" fo:country="BR" fo:font-weight="bold" style:font-weight-asian="bold"/>
    </style:style>
    <style:style style:name="P44" style:family="paragraph" style:parent-style-name="Standard">
      <style:paragraph-properties fo:margin-left="1.397cm" fo:margin-right="0cm" fo:text-indent="-0.762cm" style:auto-text-indent="false">
        <style:tab-stops>
          <style:tab-stop style:position="1.905cm"/>
        </style:tab-stops>
      </style:paragraph-properties>
      <style:text-properties fo:font-size="11pt" fo:font-style="normal" style:font-size-asian="11pt" style:font-style-asian="normal" style:font-size-complex="11pt"/>
    </style:style>
    <style:style style:name="P45" style:family="paragraph" style:parent-style-name="Heading_20_2">
      <style:paragraph-properties fo:margin-left="1.397cm" fo:margin-right="0cm" fo:text-indent="-0.762cm" style:auto-text-indent="false">
        <style:tab-stops>
          <style:tab-stop style:position="1.905cm"/>
        </style:tab-stops>
      </style:paragraph-properties>
      <style:text-properties fo:font-size="11pt" fo:font-style="normal" style:font-size-asian="11pt" style:font-style-asian="normal" style:font-size-complex="11pt"/>
    </style:style>
    <style:style style:name="P46" style:family="paragraph" style:parent-style-name="Standard">
      <style:paragraph-properties fo:margin-left="0cm" fo:margin-right="0cm" fo:text-indent="0cm" style:auto-text-indent="false">
        <style:tab-stops>
          <style:tab-stop style:position="1.905cm"/>
        </style:tab-stops>
      </style:paragraph-properties>
      <style:text-properties fo:font-size="11pt" fo:font-style="normal" style:font-size-asian="11pt" style:font-style-asian="normal" style:font-size-complex="11pt"/>
    </style:style>
    <style:style style:name="P47" style:family="paragraph" style:parent-style-name="Table_20_Contents">
      <style:text-properties fo:color="#ffffff"/>
    </style:style>
    <style:style style:name="P48" style:family="paragraph" style:parent-style-name="Table_20_Contents">
      <style:paragraph-properties fo:text-align="start" style:justify-single-word="false"/>
      <style:text-properties fo:color="#ffffff"/>
    </style:style>
    <style:style style:name="P49" style:family="paragraph" style:parent-style-name="Table_20_Contents">
      <style:text-properties fo:color="#000000" fo:background-color="transparent"/>
    </style:style>
    <style:style style:name="P50" style:family="paragraph" style:parent-style-name="Table_20_Contents">
      <style:paragraph-properties fo:text-align="center" style:justify-single-word="false"/>
    </style:style>
    <style:style style:name="P51" style:family="paragraph" style:parent-style-name="Table_20_Heading">
      <style:text-properties fo:color="#ffffff"/>
    </style:style>
    <style:style style:name="P52" style:family="paragraph" style:parent-style-name="Title">
      <style:paragraph-properties fo:margin-left="0.63cm" fo:margin-right="0cm" fo:line-height="150%" fo:text-align="justify" style:justify-single-word="false" fo:text-indent="0.64cm" style:auto-text-indent="false"/>
    </style:style>
    <style:style style:name="P53" style:family="paragraph" style:parent-style-name="Contents_20_1">
      <style:paragraph-properties>
        <style:tab-stops>
          <style:tab-stop style:position="16.999cm" style:type="right" style:leader-style="dotted" style:leader-text="."/>
        </style:tab-stops>
      </style:paragraph-properties>
    </style:style>
    <style:style style:name="P54" style:family="paragraph" style:parent-style-name="Contents_20_2">
      <style:paragraph-properties>
        <style:tab-stops>
          <style:tab-stop style:position="16.575cm" style:type="right" style:leader-style="dotted" style:leader-text="."/>
        </style:tab-stops>
      </style:paragraph-properties>
    </style:style>
    <style:style style:name="P55" style:family="paragraph" style:parent-style-name="RUP_20_Tabela">
      <style:paragraph-properties fo:keep-together="always" fo:keep-with-next="always"/>
      <style:text-properties fo:language="pt" fo:country="BR"/>
    </style:style>
    <style:style style:name="P56" style:family="paragraph" style:parent-style-name="RUP_20_Tabela">
      <style:paragraph-properties fo:keep-together="always" fo:keep-with-next="always" style:snap-to-layout-grid="false"/>
      <style:text-properties fo:language="pt" fo:country="BR"/>
    </style:style>
    <style:style style:name="P57" style:family="paragraph" style:parent-style-name="RUP_20_Tabela">
      <style:paragraph-properties fo:text-align="center" style:justify-single-word="false" fo:keep-together="always" fo:keep-with-next="always"/>
      <style:text-properties fo:language="pt" fo:country="BR"/>
    </style:style>
    <style:style style:name="P58" style:family="paragraph" style:parent-style-name="RUP_20_Instruções">
      <style:paragraph-properties fo:text-align="center" style:justify-single-word="false" fo:keep-together="always" style:snap-to-layout-grid="false"/>
      <style:text-properties fo:color="#000000" fo:font-weight="bold" style:font-weight-asian="bold"/>
    </style:style>
    <style:style style:name="P59" style:family="paragraph" style:parent-style-name="Heading_20_1" style:list-style-name="WW8Num99">
      <style:paragraph-properties fo:margin-left="1.27cm" fo:margin-right="0cm" fo:text-indent="-1.27cm" style:auto-text-indent="false">
        <style:tab-stops>
          <style:tab-stop style:position="0.751cm"/>
        </style:tab-stops>
      </style:paragraph-properties>
      <style:text-properties fo:font-size="12pt" style:font-size-asian="12pt" style:font-size-complex="12pt"/>
    </style:style>
    <style:style style:name="P60" style:family="paragraph" style:parent-style-name="Heading_20_1" style:list-style-name="WW8Num99">
      <style:paragraph-properties fo:margin-left="0cm" fo:margin-right="0cm" fo:text-indent="0cm" style:auto-text-indent="false">
        <style:tab-stops>
          <style:tab-stop style:position="0.751cm"/>
        </style:tab-stops>
      </style:paragraph-properties>
      <style:text-properties fo:font-size="12pt" style:font-size-asian="12pt" style:font-size-complex="12pt"/>
    </style:style>
    <style:style style:name="P61" style:family="paragraph" style:parent-style-name="Heading_20_1" style:list-style-name="WW8Num99">
      <style:paragraph-properties fo:margin-left="0cm" fo:margin-right="0cm" fo:text-indent="0cm" style:auto-text-indent="false">
        <style:tab-stops>
          <style:tab-stop style:position="0.751cm"/>
        </style:tab-stops>
      </style:paragraph-properties>
      <style:text-properties fo:font-size="12pt" style:font-size-asian="12pt" style:font-size-complex="12pt"/>
    </style:style>
    <style:style style:name="P62" style:family="paragraph" style:parent-style-name="Heading_20_1" style:list-style-name="WW8Num99">
      <style:paragraph-properties fo:margin-left="0cm" fo:margin-right="0cm" fo:text-indent="0cm" style:auto-text-indent="false" fo:break-before="page">
        <style:tab-stops>
          <style:tab-stop style:position="0.751cm"/>
        </style:tab-stops>
      </style:paragraph-properties>
      <style:text-properties fo:font-size="12pt" style:font-size-asian="12pt" style:font-size-complex="12pt"/>
    </style:style>
    <style:style style:name="P63" style:family="paragraph" style:parent-style-name="Heading_20_2" style:list-style-name="WW8Num167">
      <style:paragraph-properties fo:margin-left="1.397cm" fo:margin-right="0cm" fo:text-indent="-0.762cm" style:auto-text-indent="false">
        <style:tab-stops>
          <style:tab-stop style:position="1.905cm"/>
        </style:tab-stops>
      </style:paragraph-properties>
      <style:text-properties fo:font-size="11pt" fo:font-style="normal" style:font-size-asian="11pt" style:font-style-asian="normal" style:font-size-complex="11pt"/>
    </style:style>
    <style:style style:name="P64" style:family="paragraph" style:parent-style-name="Heading_20_2" style:list-style-name="WW8Num167">
      <style:paragraph-properties fo:margin-left="1.397cm" fo:margin-right="0cm" fo:text-indent="-0.762cm" style:auto-text-indent="false">
        <style:tab-stops>
          <style:tab-stop style:position="1.905cm"/>
        </style:tab-stops>
      </style:paragraph-properties>
      <style:text-properties fo:font-size="11pt" fo:font-style="normal" style:font-size-asian="11pt" style:font-style-asian="normal" style:font-size-complex="11pt"/>
    </style:style>
    <style:style style:name="P65" style:family="paragraph" style:parent-style-name="Heading_20_2" style:list-style-name="WW8Num167">
      <style:paragraph-properties fo:margin-left="1.397cm" fo:margin-right="0cm" fo:text-indent="-0.762cm" style:auto-text-indent="false">
        <style:tab-stops>
          <style:tab-stop style:position="1.905cm"/>
        </style:tab-stops>
      </style:paragraph-properties>
      <style:text-properties fo:font-size="11pt" fo:font-style="normal" style:font-size-asian="11pt" style:font-style-asian="normal" style:font-size-complex="11pt"/>
    </style:style>
    <style:style style:name="P66" style:family="paragraph" style:parent-style-name="Heading_20_2" style:list-style-name="WW8Num167">
      <style:paragraph-properties fo:margin-left="0.635cm" fo:margin-right="0cm" fo:text-indent="0cm" style:auto-text-indent="false">
        <style:tab-stops>
          <style:tab-stop style:position="1.905cm"/>
        </style:tab-stops>
      </style:paragraph-properties>
      <style:text-properties fo:font-size="11pt" fo:font-style="normal" style:font-size-asian="11pt" style:font-style-asian="normal" style:font-size-complex="11pt"/>
    </style:style>
    <style:style style:name="P67" style:family="paragraph" style:parent-style-name="Title" style:master-page-name="Standard">
      <style:paragraph-properties fo:text-align="end" style:justify-single-word="false" style:page-number="1"/>
      <style:text-properties fo:language="pt" fo:country="BR"/>
    </style:style>
    <style:style style:name="P68" style:family="paragraph" style:parent-style-name="Title" style:master-page-name="Converter_20_1">
      <style:paragraph-properties style:page-number="auto" fo:break-before="page"/>
      <style:text-properties fo:font-size="16pt" fo:language="pt" fo:country="BR" style:font-size-asian="16pt" style:font-size-complex="16pt"/>
    </style:style>
    <style:style style:name="P69" style:family="paragraph" style:parent-style-name="RUP_20_Corpo_20_1" style:list-style-name="L1">
      <style:paragraph-properties fo:line-height="150%"/>
    </style:style>
    <style:style style:name="P70" style:family="paragraph" style:parent-style-name="RUP_20_Corpo_20_1" style:list-style-name="L1">
      <style:paragraph-properties fo:line-height="150%"/>
    </style:style>
    <style:style style:name="P71" style:family="paragraph" style:parent-style-name="RUP_20_Corpo_20_1" style:list-style-name="L1">
      <style:paragraph-properties fo:line-height="150%"/>
    </style:style>
    <style:style style:name="P72" style:family="paragraph" style:parent-style-name="RUP_20_Corpo_20_1" style:list-style-name="L1">
      <style:paragraph-properties fo:line-height="150%"/>
    </style:style>
    <style:style style:name="P73" style:family="paragraph" style:parent-style-name="Header">
      <style:paragraph-properties>
        <style:tab-stops/>
      </style:paragraph-properties>
    </style:style>
    <style:style style:name="P74" style:family="paragraph" style:parent-style-name="Standard">
      <style:paragraph-properties fo:margin-left="0.63cm" fo:margin-right="0cm" fo:line-height="150%" fo:text-align="justify" style:justify-single-word="false" fo:text-indent="0.64cm" style:auto-text-indent="false"/>
      <style:text-properties fo:color="#008000" style:font-name="Arial" fo:font-size="9pt" fo:language="pt" fo:country="BR" fo:font-weight="normal" style:font-size-asian="9pt" style:language-asian="zxx" style:country-asian="none" style:font-weight-asian="normal" style:font-name-complex="Arial" style:font-size-complex="9pt"/>
    </style:style>
    <style:style style:name="P75" style:family="paragraph">
      <style:paragraph-properties style:writing-mode="lr-tb"/>
    </style:style>
    <style:style style:name="T1" style:family="text">
      <style:text-properties fo:font-size="9pt" style:font-size-asian="9pt"/>
    </style:style>
    <style:style style:name="T2" style:family="text">
      <style:text-properties fo:font-size="8pt" style:font-size-asian="8pt" style:font-size-complex="8pt"/>
    </style:style>
    <style:style style:name="T3" style:family="text">
      <style:text-properties fo:font-size="16pt" fo:language="pt" fo:country="BR" fo:font-weight="normal" style:font-size-asian="16pt" style:font-weight-asian="normal" style:font-size-complex="16pt"/>
    </style:style>
    <style:style style:name="T4" style:family="text">
      <style:text-properties fo:font-size="16pt" fo:language="pt" fo:country="BR" style:font-size-asian="16pt" style:font-size-complex="16pt"/>
    </style:style>
    <style:style style:name="T5" style:family="text">
      <style:text-properties fo:font-size="10pt" fo:language="pt" fo:country="BR" fo:font-weight="normal" style:font-size-asian="10pt" style:language-asian="zxx" style:country-asian="none" style:font-weight-asian="normal"/>
    </style:style>
    <style:style style:name="T6" style:family="text">
      <style:text-properties fo:font-size="10pt" fo:language="pt" fo:country="BR" fo:font-weight="normal" style:font-size-asian="10pt" style:language-asian="zxx" style:country-asian="none" style:font-weight-asian="normal" style:font-name-complex="Arial"/>
    </style:style>
    <style:style style:name="T7" style:family="text">
      <style:text-properties fo:font-size="10pt" fo:language="pt" fo:country="BR" fo:font-weight="normal" style:font-size-asian="10pt" style:language-asian="zxx" style:country-asian="none" style:font-weight-asian="normal" style:font-weight-complex="normal"/>
    </style:style>
    <style:style style:name="T8" style:family="text">
      <style:text-properties style:font-name="Arial" fo:font-size="10pt" style:font-size-asian="10pt"/>
    </style:style>
    <style:style style:name="T9" style:family="text">
      <style:text-properties style:use-window-font-color="true" fo:font-size="10pt" fo:language="pt" fo:country="BR" fo:font-weight="normal" style:font-size-asian="10pt" style:language-asian="zxx" style:country-asian="none" style:font-weight-asian="normal" style:font-weight-complex="normal"/>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solid" draw:fill-color="#7fc349"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24"/>
      <text:p text:style-name="P24"/>
      <text:p text:style-name="P24"/>
      <text:p text:style-name="P15"/>
      <text:p text:style-name="P26">Conclusão Relatório de Release </text:p>
      <text:p text:style-name="P16"/>
      <text:p text:style-name="P16"/>
      <text:p text:style-name="P16"/>
      <text:p text:style-name="P16"/>
      <text:p text:style-name="P26">Sistema de Cadastro e Controle para Consultório Odontológico - Versão 1.0</text:p>
      <text:p text:style-name="P32">OpenOdonto - Release 1.0</text:p>
      <text:p text:style-name="P16"/>
      <text:p text:style-name="P16"/>
      <text:p text:style-name="P16"/>
      <text:p text:style-name="P16"/>
      <text:p text:style-name="P27"/>
      <text:p text:style-name="P33"/>
      <text:p text:style-name="P31"><text:span text:style-name="T3">Versão do Documento:</text:span><text:span text:style-name="T4"> 1.0</text:span></text:p>
      <text:p text:style-name="P28"/>
      <text:section text:style-name="Sect1" text:name="Seção1">
        <text:h text:style-name="P14" text:outline-level="3"/>
        <text:p text:style-name="P19"/>
        <text:p text:style-name="P68">Histórico de Revisão</text:p>
        <text:p text:style-name="P15"/>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38">Data</text:p>
            </table:table-cell>
            <table:table-cell table:style-name="Tabela1.A1" office:value-type="string">
              <text:p text:style-name="P43">Versão do Documento</text:p>
            </table:table-cell>
            <table:table-cell table:style-name="Tabela1.A1" office:value-type="string">
              <text:p text:style-name="P38">Descrição</text:p>
            </table:table-cell>
            <table:table-cell table:style-name="Tabela1.D1" office:value-type="string">
              <text:p text:style-name="P38">Autor</text:p>
            </table:table-cell>
          </table:table-row>
          <table:table-row table:style-name="Tabela1.1">
            <table:table-cell table:style-name="Tabela1.A2" office:value-type="string">
              <text:p text:style-name="P40">19/06/2010</text:p>
            </table:table-cell>
            <table:table-cell table:style-name="Tabela1.A2" office:value-type="string">
              <text:p text:style-name="P40">1.0</text:p>
            </table:table-cell>
            <table:table-cell table:style-name="Tabela1.A2" office:value-type="string">
              <text:p text:style-name="P42">Utilização do Maven e seus plugins e elaboração do relatório.</text:p>
            </table:table-cell>
            <table:table-cell table:style-name="Tabela1.D2" office:value-type="string">
              <text:p text:style-name="P40">Amanda Barbosa Silva</text:p>
              <text:p text:style-name="P40">Vinicius G. Guimarães Rodrigues</text:p>
            </table:table-cell>
          </table:table-row>
        </table:table>
        <text:p text:style-name="P25"/>
        <text:p text:style-name="P30"/>
        <text:p text:style-name="P34">Sumário</text:p>
        <text:p text:style-name="P37"/>
        <text:p text:style-name="P21"/>
        <text:table-of-content text:style-name="Sect2" text:name="Sumário1">
          <text:table-of-content-source text:outline-level="2" text:use-index-marks="false">
            <text:index-title-template text:style-name="Contents_5f_5f_5f_5f_5f_5f_5f_20_5f_5f_5f_5f_5f_5f_5f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53"><text:a xlink:type="simple" xlink:href="#1.Introdução|outline">1.Introdução<text:tab/>4</text:a></text:p>
            <text:p text:style-name="P53"><text:a xlink:type="simple" xlink:href="#1.2.Relatórios|outline">2.Relatórios<text:tab/>4</text:a></text:p>
            <text:p text:style-name="P54"><text:a xlink:type="simple" xlink:href="#1.1.Relatorio - Jdepend|outline">2.1.Relatorio - Jdepend<text:tab/>4</text:a></text:p>
            <text:p text:style-name="P54"><text:a xlink:type="simple" xlink:href="#1.2.Relatório – PMD|outline">2.2.Relatório – PMD<text:tab/>5</text:a></text:p>
            <text:p text:style-name="P54"><text:a xlink:type="simple" xlink:href="#1.3.Relatório – CPD (semelhante ao Simian)|outline">2.3.Relatório – CPD (semelhante ao Simian)<text:tab/>6</text:a></text:p>
            <text:p text:style-name="P54"><text:a xlink:type="simple" xlink:href="#1.3.2.4Relatório – CheckStyle|outline">2.4Relatório – CheckStyle<text:tab/>6</text:a></text:p>
            <text:p text:style-name="P53"><text:a xlink:type="simple" xlink:href="#1.3.Conclusão|outline">3.Conclusão<text:tab/>7</text:a></text:p>
            <text:p text:style-name="P53"><text:a xlink:type="simple" xlink:href="#1.4.Assinaturas|outline">4.Assinaturas<text:tab/>8</text:a></text:p>
          </text:index-body>
        </text:table-of-content>
        <text:p text:style-name="P22"/>
        <text:p text:style-name="Standard"/>
      </text:section>
      <text:section text:style-name="Sect3" text:name="Seção2">
        <text:p text:style-name="P29"/>
        <text:p text:style-name="P35"/>
        <text:list text:style-name="WW8Num99">
          <text:list-item>
            <text:h text:style-name="P59" text:outline-level="1">Introdução</text:h>
          </text:list-item>
        </text:list>
        <text:p text:style-name="P20"/>
        <text:p text:style-name="RUP_20_Corpo_20_1">Para geração dos relatórios do projeto utilizamos o Maven, que é uma ferramenta para gerenciamento e compreensão de projetos, e seus plugins.</text:p>
        <text:p text:style-name="RUP_20_Corpo_20_1">Utilizamos os plugins:</text:p>
        <text:list text:style-name="L1">
          <text:list-item>
            <text:p text:style-name="P69">Jdepend: analisa classes Java e gera métricas sobre a qualidade do "Design" para cada package Java. JDepend permite a equipe de Qualidade automaticamente mensurar a qualidade do "Design" em termos de suas extensibilidades, reusabilidade e manutenibilidade para controle efetivo das dependências dos packages Java através dos parâmetros: Número de Classes, Acoplamentos Aferentes e Eferentes, Abstração, Instabilidade, Distância e Ciclos.</text:p>
          </text:list-item>
          <text:list-item>
            <text:p text:style-name="P69">PMD: procura problemas realativos a: v<text:span text:style-name="T8">ariáveis locais que não foram declaradas, blocos catch que estejam vazios, parâmetros que não são usados, blocos de IF's sem preenchimento, imports duplicados, métodos privados que não estejam sendo utilizados, c</text:span>lasses que poderiam ser Singletons, entre outros.</text:p>
          </text:list-item>
          <text:list-item>
            <text:p text:style-name="P69">Em vez de utilizarmos o Simian (sugerido), utilizamos o CPD (plugin do Maven com ação semelhante ao Simian) que verifica códigos duplicados (copy and paste) ao longo do projeto.</text:p>
          </text:list-item>
          <text:list-item>
            <text:p text:style-name="P69">Checkstyle: auxilia desenvolvedores a escreverem código Java que estejam de acordo com uma padrão estabelecido pela equipe de Qualidade. O processo de checagem do código fonte passa a ser executado de forma automatizada, tornando-se ideal para projetos que pretendem manter a padronização de código, garantindo qualidade e legibilidade de códigos Java. Permite a configuração do padrão utilizado.</text:p>
          </text:list-item>
        </text:list>
        <text:p text:style-name="P23"/>
        <text:list text:style-name="WW8Num99" text:continue-numbering="true">
          <text:list-header>
            <text:h text:style-name="P60" text:outline-level="1" text:is-list-header="true" text:restart-numbering="true" text:start-value="1">2.Relatórios</text:h>
          </text:list-header>
        </text:list>
        <text:p text:style-name="P17"/>
        <text:list text:style-name="WW8Num167">
          <text:list-item text:start-value="1">
            <text:list>
              <text:list-item text:start-value="1">
                <text:h text:style-name="P63" text:outline-level="2" text:restart-numbering="true" text:start-value="1">Relatorio - Jdepend</text:h>
              </text:list-item>
            </text:list>
          </text:list-item>
        </text:list>
        <text:p text:style-name="P17"/>
        <text:p text:style-name="P13"><text:tab/></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column table:style-name="Table1.G"/>
          <table:table-column table:style-name="Table1.H"/>
          <table:table-column table:style-name="Table1.G"/>
          <table:table-column table:style-name="Table1.J"/>
          <table:table-row>
            <table:table-cell table:style-name="Table1.A1" office:value-type="string">
              <text:p text:style-name="P51">Package</text:p>
            </table:table-cell>
            <table:table-cell table:style-name="Table1.A1" office:value-type="string">
              <text:p text:style-name="P51">TC</text:p>
            </table:table-cell>
            <table:table-cell table:style-name="Table1.A1" office:value-type="string">
              <text:p text:style-name="P51">CC</text:p>
            </table:table-cell>
            <table:table-cell table:style-name="Table1.A1" office:value-type="string">
              <text:p text:style-name="P51">AC</text:p>
            </table:table-cell>
            <table:table-cell table:style-name="Table1.A1" office:value-type="string">
              <text:p text:style-name="P51">Ca</text:p>
            </table:table-cell>
            <table:table-cell table:style-name="Table1.A1" office:value-type="string">
              <text:p text:style-name="P51">Ce</text:p>
            </table:table-cell>
            <table:table-cell table:style-name="Table1.A1" office:value-type="string">
              <text:p text:style-name="P51">A</text:p>
            </table:table-cell>
            <table:table-cell table:style-name="Table1.A1" office:value-type="string">
              <text:p text:style-name="P51">I</text:p>
            </table:table-cell>
            <table:table-cell table:style-name="Table1.A1" office:value-type="string">
              <text:p text:style-name="P51">D</text:p>
            </table:table-cell>
            <table:table-cell table:style-name="Table1.A1" office:value-type="string">
              <text:p text:style-name="P51">V</text:p>
            </table:table-cell>
          </table:table-row>
          <table:table-row>
            <table:table-cell table:style-name="Table1.A2" office:value-type="string">
              <text:p text:style-name="Table_20_Contents"><text:a xlink:type="simple" xlink:href="../../../../../../Desktop/openodonto/target/site/jdepend-report.html#br.ueg.openodonto.controle">br.ueg.openodonto.controle</text:a></text:p>
            </table:table-cell>
            <table:table-cell table:style-name="Table1.A2" office:value-type="string">
              <text:p text:style-name="Table_20_Contents">6</text:p>
            </table:table-cell>
            <table:table-cell table:style-name="Table1.A2" office:value-type="string">
              <text:p text:style-name="Table_20_Contents">5</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4</text:p>
            </table:table-cell>
            <table:table-cell table:style-name="Table1.A2" office:value-type="string">
              <text:p text:style-name="Table_20_Contents">17.0%</text:p>
            </table:table-cell>
            <table:table-cell table:style-name="Table1.A2" office:value-type="string">
              <text:p text:style-name="Table_20_Contents">93.0%</text:p>
            </table:table-cell>
            <table:table-cell table:style-name="Table1.A2" office:value-type="string">
              <text:p text:style-name="Table_20_Contents">10.0%</text:p>
            </table:table-cell>
            <table:table-cell table:style-name="Table1.A2" office:value-type="string">
              <text:p text:style-name="Table_20_Contents">1</text:p>
            </table:table-cell>
          </table:table-row>
          <table:table-row>
            <table:table-cell table:style-name="Table1.A3" office:value-type="string">
              <text:p text:style-name="Table_20_Contents"><text:a xlink:type="simple" xlink:href="../../../../../../Desktop/openodonto/target/site/jdepend-report.html#br.ueg.openodonto.controle.context">br.ueg.openodonto.controle.context</text:a></text:p>
            </table:table-cell>
            <table:table-cell table:style-name="Table1.A3" office:value-type="string">
              <text:p text:style-name="Table_20_Contents">2</text:p>
            </table:table-cell>
            <table:table-cell table:style-name="Table1.A3" office:value-type="string">
              <text:p text:style-name="Table_20_Contents">1</text:p>
            </table:table-cell>
            <table:table-cell table:style-name="Table1.A3" office:value-type="string">
              <text:p text:style-name="Table_20_Contents">1</text:p>
            </table:table-cell>
            <table:table-cell table:style-name="Table1.A3" office:value-type="string">
              <text:p text:style-name="Table_20_Contents">2</text:p>
            </table:table-cell>
            <table:table-cell table:style-name="Table1.A3" office:value-type="string">
              <text:p text:style-name="Table_20_Contents">5</text:p>
            </table:table-cell>
            <table:table-cell table:style-name="Table1.A3" office:value-type="string">
              <text:p text:style-name="Table_20_Contents">50.0%</text:p>
            </table:table-cell>
            <table:table-cell table:style-name="Table1.A3" office:value-type="string">
              <text:p text:style-name="Table_20_Contents">71.0%</text:p>
            </table:table-cell>
            <table:table-cell table:style-name="Table1.A3" office:value-type="string">
              <text:p text:style-name="Table_20_Contents">21.0%</text:p>
            </table:table-cell>
            <table:table-cell table:style-name="Table1.A3" office:value-type="string">
              <text:p text:style-name="Table_20_Contents">1</text:p>
            </table:table-cell>
          </table:table-row>
          <table:table-row>
            <table:table-cell table:style-name="Table1.A2" office:value-type="string">
              <text:p text:style-name="Table_20_Contents"><text:a xlink:type="simple" xlink:href="../../../../../../Desktop/openodonto/target/site/jdepend-report.html#br.ueg.openodonto.controle.exception">br.ueg.openodonto.controle.exception</text:a></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2</text:p>
            </table:table-cell>
            <table:table-cell table:style-name="Table1.A2" office:value-type="string">
              <text:p text:style-name="Table_20_Contents">1</text:p>
            </table:table-cell>
            <table:table-cell table:style-name="Table1.A2" office:value-type="string">
              <text:p text:style-name="Table_20_Contents">0.0%</text:p>
            </table:table-cell>
            <table:table-cell table:style-name="Table1.A2" office:value-type="string">
              <text:p text:style-name="Table_20_Contents">33.0%</text:p>
            </table:table-cell>
            <table:table-cell table:style-name="Table1.A2" office:value-type="string">
              <text:p text:style-name="Table_20_Contents">67.0%</text:p>
            </table:table-cell>
            <table:table-cell table:style-name="Table1.A2" office:value-type="string">
              <text:p text:style-name="Table_20_Contents">1</text:p>
            </table:table-cell>
          </table:table-row>
          <table:table-row>
            <table:table-cell table:style-name="Table1.A3" office:value-type="string">
              <text:p text:style-name="Table_20_Contents"><text:a xlink:type="simple" xlink:href="../../../../../../Desktop/openodonto/target/site/jdepend-report.html#br.ueg.openodonto.controle.servico">br.ueg.openodonto.controle.servico</text:a></text:p>
            </table:table-cell>
            <table:table-cell table:style-name="Table1.A3" office:value-type="string">
              <text:p text:style-name="Table_20_Contents">5</text:p>
            </table:table-cell>
            <table:table-cell table:style-name="Table1.A3" office:value-type="string">
              <text:p text:style-name="Table_20_Contents">5</text:p>
            </table:table-cell>
            <table:table-cell table:style-name="Table1.A3" office:value-type="string">
              <text:p text:style-name="Table_20_Contents">0</text:p>
            </table:table-cell>
            <table:table-cell table:style-name="Table1.A3" office:value-type="string">
              <text:p text:style-name="Table_20_Contents">1</text:p>
            </table:table-cell>
            <table:table-cell table:style-name="Table1.A3" office:value-type="string">
              <text:p text:style-name="Table_20_Contents">9</text:p>
            </table:table-cell>
            <table:table-cell table:style-name="Table1.A3" office:value-type="string">
              <text:p text:style-name="Table_20_Contents">0.0%</text:p>
            </table:table-cell>
            <table:table-cell table:style-name="Table1.A3" office:value-type="string">
              <text:p text:style-name="Table_20_Contents">90.0%</text:p>
            </table:table-cell>
            <table:table-cell table:style-name="Table1.A3" office:value-type="string">
              <text:p text:style-name="Table_20_Contents">10.0%</text:p>
            </table:table-cell>
            <table:table-cell table:style-name="Table1.A3" office:value-type="string">
              <text:p text:style-name="Table_20_Contents">1</text:p>
            </table:table-cell>
          </table:table-row>
          <table:table-row>
            <table:table-cell table:style-name="Table1.A2" office:value-type="string">
              <text:p text:style-name="Table_20_Contents"><text:a xlink:type="simple" xlink:href="../../../../../../Desktop/openodonto/target/site/jdepend-report.html#br.ueg.openodonto.controle.validador">br.ueg.openodonto.controle.validador</text:a></text:p>
            </table:table-cell>
            <table:table-cell table:style-name="Table1.A2" office:value-type="string">
              <text:p text:style-name="Table_20_Contents">3</text:p>
            </table:table-cell>
            <table:table-cell table:style-name="Table1.A2" office:value-type="string">
              <text:p text:style-name="Table_20_Contents">2</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3</text:p>
            </table:table-cell>
            <table:table-cell table:style-name="Table1.A2" office:value-type="string">
              <text:p text:style-name="Table_20_Contents">33.0%</text:p>
            </table:table-cell>
            <table:table-cell table:style-name="Table1.A2" office:value-type="string">
              <text:p text:style-name="Table_20_Contents">75.0%</text:p>
            </table:table-cell>
            <table:table-cell table:style-name="Table1.A2" office:value-type="string">
              <text:p text:style-name="Table_20_Contents">8.0%</text:p>
            </table:table-cell>
            <table:table-cell table:style-name="Table1.A2" office:value-type="string">
              <text:p text:style-name="Table_20_Contents">1</text:p>
            </table:table-cell>
          </table:table-row>
          <table:table-row>
            <table:table-cell table:style-name="Table1.A3" office:value-type="string">
              <text:p text:style-name="Table_20_Contents"><text:a xlink:type="simple" xlink:href="../../../../../../Desktop/openodonto/target/site/jdepend-report.html#br.ueg.openodonto.dominio">br.ueg.openodonto.dominio</text:a></text:p>
            </table:table-cell>
            <table:table-cell table:style-name="Table1.A3" office:value-type="string">
              <text:p text:style-name="Table_20_Contents">8</text:p>
            </table:table-cell>
            <table:table-cell table:style-name="Table1.A3" office:value-type="string">
              <text:p text:style-name="Table_20_Contents">7</text:p>
            </table:table-cell>
            <table:table-cell table:style-name="Table1.A3" office:value-type="string">
              <text:p text:style-name="Table_20_Contents">1</text:p>
            </table:table-cell>
            <table:table-cell table:style-name="Table1.A3" office:value-type="string">
              <text:p text:style-name="Table_20_Contents">5</text:p>
            </table:table-cell>
            <table:table-cell table:style-name="Table1.A3" office:value-type="string">
              <text:p text:style-name="Table_20_Contents">7</text:p>
            </table:table-cell>
            <table:table-cell table:style-name="Table1.A3" office:value-type="string">
              <text:p text:style-name="Table_20_Contents">12.0%</text:p>
            </table:table-cell>
            <table:table-cell table:style-name="Table1.A3" office:value-type="string">
              <text:p text:style-name="Table_20_Contents">58.0%</text:p>
            </table:table-cell>
            <table:table-cell table:style-name="Table1.A3" office:value-type="string">
              <text:p text:style-name="Table_20_Contents">29.0%</text:p>
            </table:table-cell>
            <table:table-cell table:style-name="Table1.A3" office:value-type="string">
              <text:p text:style-name="Table_20_Contents">1</text:p>
            </table:table-cell>
          </table:table-row>
          <table:table-row>
            <table:table-cell table:style-name="Table1.A2" office:value-type="string">
              <text:p text:style-name="Table_20_Contents"><text:a xlink:type="simple" xlink:href="../../../../../../Desktop/openodonto/target/site/jdepend-report.html#br.ueg.openodonto.dominio.constante">br.ueg.openodonto.dominio.constante</text:a></text:p>
            </table:table-cell>
            <table:table-cell table:style-name="Table1.A2" office:value-type="string">
              <text:p text:style-name="Table_20_Contents">6</text:p>
            </table:table-cell>
            <table:table-cell table:style-name="Table1.A2" office:value-type="string">
              <text:p text:style-name="Table_20_Contents">6</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0%</text:p>
            </table:table-cell>
            <table:table-cell table:style-name="Table1.A2" office:value-type="string">
              <text:p text:style-name="Table_20_Contents">50.0%</text:p>
            </table:table-cell>
            <table:table-cell table:style-name="Table1.A2" office:value-type="string">
              <text:p text:style-name="Table_20_Contents">50.0%</text:p>
            </table:table-cell>
            <table:table-cell table:style-name="Table1.A2" office:value-type="string">
              <text:p text:style-name="Table_20_Contents">1</text:p>
            </table:table-cell>
          </table:table-row>
          <table:table-row>
            <table:table-cell table:style-name="Table1.A3" office:value-type="string">
              <text:p text:style-name="Table_20_Contents"><text:a xlink:type="simple" xlink:href="../../../../../../Desktop/openodonto/target/site/jdepend-report.html#br.ueg.openodonto.filtro">br.ueg.openodonto.filtro</text:a></text:p>
            </table:table-cell>
            <table:table-cell table:style-name="Table1.A3" office:value-type="string">
              <text:p text:style-name="Table_20_Contents">1</text:p>
            </table:table-cell>
            <table:table-cell table:style-name="Table1.A3" office:value-type="string">
              <text:p text:style-name="Table_20_Contents">1</text:p>
            </table:table-cell>
            <table:table-cell table:style-name="Table1.A3" office:value-type="string">
              <text:p text:style-name="Table_20_Contents">0</text:p>
            </table:table-cell>
            <table:table-cell table:style-name="Table1.A3" office:value-type="string">
              <text:p text:style-name="Table_20_Contents">0</text:p>
            </table:table-cell>
            <table:table-cell table:style-name="Table1.A3" office:value-type="string">
              <text:p text:style-name="Table_20_Contents">4</text:p>
            </table:table-cell>
            <table:table-cell table:style-name="Table1.A3" office:value-type="string">
              <text:p text:style-name="Table_20_Contents">0.0%</text:p>
            </table:table-cell>
            <table:table-cell table:style-name="Table1.A3" office:value-type="string">
              <text:p text:style-name="Table_20_Contents">100.0%</text:p>
            </table:table-cell>
            <table:table-cell table:style-name="Table1.A3" office:value-type="string">
              <text:p text:style-name="Table_20_Contents">0.0%</text:p>
            </table:table-cell>
            <table:table-cell table:style-name="Table1.A3" office:value-type="string">
              <text:p text:style-name="Table_20_Contents">1</text:p>
            </table:table-cell>
          </table:table-row>
          <table:table-row>
            <table:table-cell table:style-name="Table1.A2" office:value-type="string">
              <text:p text:style-name="Table_20_Contents"><text:a xlink:type="simple" xlink:href="../../../../../../Desktop/openodonto/target/site/jdepend-report.html#br.ueg.openodonto.persistencia">br.ueg.openodonto.persistencia</text:a></text:p>
            </table:table-cell>
            <table:table-cell table:style-name="Table1.A2" office:value-type="string">
              <text:p text:style-name="Table_20_Contents">3</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7</text:p>
            </table:table-cell>
            <table:table-cell table:style-name="Table1.A2" office:value-type="string">
              <text:p text:style-name="Table_20_Contents">67.0%</text:p>
            </table:table-cell>
            <table:table-cell table:style-name="Table1.A2" office:value-type="string">
              <text:p text:style-name="Table_20_Contents">70.0%</text:p>
            </table:table-cell>
            <table:table-cell table:style-name="Table1.A2" office:value-type="string">
              <text:p text:style-name="Table_20_Contents">37.0%</text:p>
            </table:table-cell>
            <table:table-cell table:style-name="Table1.A2" office:value-type="string">
              <text:p text:style-name="Table_20_Contents">1</text:p>
            </table:table-cell>
          </table:table-row>
          <text:soft-page-break/>
          <table:table-row>
            <table:table-cell table:style-name="Table1.A3" office:value-type="string">
              <text:p text:style-name="Table_20_Contents"><text:a xlink:type="simple" xlink:href="../../../../../../Desktop/openodonto/target/site/jdepend-report.html#br.ueg.openodonto.persistencia.dao">br.ueg.openodonto.persistencia.dao</text:a></text:p>
            </table:table-cell>
            <table:table-cell table:style-name="Table1.A3" office:value-type="string">
              <text:p text:style-name="Table_20_Contents">7</text:p>
            </table:table-cell>
            <table:table-cell table:style-name="Table1.A3" office:value-type="string">
              <text:p text:style-name="Table_20_Contents">6</text:p>
            </table:table-cell>
            <table:table-cell table:style-name="Table1.A3" office:value-type="string">
              <text:p text:style-name="Table_20_Contents">1</text:p>
            </table:table-cell>
            <table:table-cell table:style-name="Table1.A3" office:value-type="string">
              <text:p text:style-name="Table_20_Contents">3</text:p>
            </table:table-cell>
            <table:table-cell table:style-name="Table1.A3" office:value-type="string">
              <text:p text:style-name="Table_20_Contents">9</text:p>
            </table:table-cell>
            <table:table-cell table:style-name="Table1.A3" office:value-type="string">
              <text:p text:style-name="Table_20_Contents">14.0%</text:p>
            </table:table-cell>
            <table:table-cell table:style-name="Table1.A3" office:value-type="string">
              <text:p text:style-name="Table_20_Contents">75.0%</text:p>
            </table:table-cell>
            <table:table-cell table:style-name="Table1.A3" office:value-type="string">
              <text:p text:style-name="Table_20_Contents">11.0%</text:p>
            </table:table-cell>
            <table:table-cell table:style-name="Table1.A3" office:value-type="string">
              <text:p text:style-name="Table_20_Contents">1</text:p>
            </table:table-cell>
          </table:table-row>
          <table:table-row>
            <table:table-cell table:style-name="Table1.A2" office:value-type="string">
              <text:p text:style-name="Table_20_Contents"><text:a xlink:type="simple" xlink:href="../../../../../../Desktop/openodonto/target/site/jdepend-report.html#br.ueg.openodonto.persistencia.dao.sql">br.ueg.openodonto.persistencia.dao.sql</text:a></text:p>
            </table:table-cell>
            <table:table-cell table:style-name="Table1.A2" office:value-type="string">
              <text:p text:style-name="Table_20_Contents">5</text:p>
            </table:table-cell>
            <table:table-cell table:style-name="Table1.A2" office:value-type="string">
              <text:p text:style-name="Table_20_Contents">3</text:p>
            </table:table-cell>
            <table:table-cell table:style-name="Table1.A2" office:value-type="string">
              <text:p text:style-name="Table_20_Contents">2</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40.0%</text:p>
            </table:table-cell>
            <table:table-cell table:style-name="Table1.A2" office:value-type="string">
              <text:p text:style-name="Table_20_Contents">56.0%</text:p>
            </table:table-cell>
            <table:table-cell table:style-name="Table1.A2" office:value-type="string">
              <text:p text:style-name="Table_20_Contents">4.0%</text:p>
            </table:table-cell>
            <table:table-cell table:style-name="Table1.A2" office:value-type="string">
              <text:p text:style-name="Table_20_Contents">1</text:p>
            </table:table-cell>
          </table:table-row>
          <table:table-row>
            <table:table-cell table:style-name="Table1.A3" office:value-type="string">
              <text:p text:style-name="Table_20_Contents"><text:a xlink:type="simple" xlink:href="../../../../../../Desktop/openodonto/target/site/jdepend-report.html#br.ueg.openodonto.persistencia.orm">br.ueg.openodonto.persistencia.orm</text:a></text:p>
            </table:table-cell>
            <table:table-cell table:style-name="Table1.A3" office:value-type="string">
              <text:p text:style-name="Table_20_Contents">13</text:p>
            </table:table-cell>
            <table:table-cell table:style-name="Table1.A3" office:value-type="string">
              <text:p text:style-name="Table_20_Contents">4</text:p>
            </table:table-cell>
            <table:table-cell table:style-name="Table1.A3" office:value-type="string">
              <text:p text:style-name="Table_20_Contents">9</text:p>
            </table:table-cell>
            <table:table-cell table:style-name="Table1.A3" office:value-type="string">
              <text:p text:style-name="Table_20_Contents">5</text:p>
            </table:table-cell>
            <table:table-cell table:style-name="Table1.A3" office:value-type="string">
              <text:p text:style-name="Table_20_Contents">6</text:p>
            </table:table-cell>
            <table:table-cell table:style-name="Table1.A3" office:value-type="string">
              <text:p text:style-name="Table_20_Contents">69.0%</text:p>
            </table:table-cell>
            <table:table-cell table:style-name="Table1.A3" office:value-type="string">
              <text:p text:style-name="Table_20_Contents">55.0%</text:p>
            </table:table-cell>
            <table:table-cell table:style-name="Table1.A3" office:value-type="string">
              <text:p text:style-name="Table_20_Contents">24.0%</text:p>
            </table:table-cell>
            <table:table-cell table:style-name="Table1.A3" office:value-type="string">
              <text:p text:style-name="Table_20_Contents">1</text:p>
            </table:table-cell>
          </table:table-row>
          <table:table-row>
            <table:table-cell table:style-name="Table1.A2" office:value-type="string">
              <text:p text:style-name="Table_20_Contents"><text:a xlink:type="simple" xlink:href="../../../../../../Desktop/openodonto/target/site/jdepend-report.html#br.ueg.openodonto.persistencia.orm.value">br.ueg.openodonto.persistencia.orm.value</text:a></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0%</text:p>
            </table:table-cell>
            <table:table-cell table:style-name="Table1.A2" office:value-type="string">
              <text:p text:style-name="Table_20_Contents">50.0%</text:p>
            </table:table-cell>
            <table:table-cell table:style-name="Table1.A2" office:value-type="string">
              <text:p text:style-name="Table_20_Contents">50.0%</text:p>
            </table:table-cell>
            <table:table-cell table:style-name="Table1.A2" office:value-type="string">
              <text:p text:style-name="Table_20_Contents">1</text:p>
            </table:table-cell>
          </table:table-row>
          <table:table-row>
            <table:table-cell table:style-name="Table1.A3" office:value-type="string">
              <text:p text:style-name="Table_20_Contents"><text:a xlink:type="simple" xlink:href="../../../../../../Desktop/openodonto/target/site/jdepend-report.html#br.ueg.openodonto.servico.listagens.core">br.ueg.openodonto.servico.listagens.core</text:a></text:p>
            </table:table-cell>
            <table:table-cell table:style-name="Table1.A3" office:value-type="string">
              <text:p text:style-name="Table_20_Contents">4</text:p>
            </table:table-cell>
            <table:table-cell table:style-name="Table1.A3" office:value-type="string">
              <text:p text:style-name="Table_20_Contents">3</text:p>
            </table:table-cell>
            <table:table-cell table:style-name="Table1.A3" office:value-type="string">
              <text:p text:style-name="Table_20_Contents">1</text:p>
            </table:table-cell>
            <table:table-cell table:style-name="Table1.A3" office:value-type="string">
              <text:p text:style-name="Table_20_Contents">1</text:p>
            </table:table-cell>
            <table:table-cell table:style-name="Table1.A3" office:value-type="string">
              <text:p text:style-name="Table_20_Contents">8</text:p>
            </table:table-cell>
            <table:table-cell table:style-name="Table1.A3" office:value-type="string">
              <text:p text:style-name="Table_20_Contents">25.0%</text:p>
            </table:table-cell>
            <table:table-cell table:style-name="Table1.A3" office:value-type="string">
              <text:p text:style-name="Table_20_Contents">89.0%</text:p>
            </table:table-cell>
            <table:table-cell table:style-name="Table1.A3" office:value-type="string">
              <text:p text:style-name="Table_20_Contents">14.0%</text:p>
            </table:table-cell>
            <table:table-cell table:style-name="Table1.A3" office:value-type="string">
              <text:p text:style-name="Table_20_Contents">1</text:p>
            </table:table-cell>
          </table:table-row>
          <table:table-row>
            <table:table-cell table:style-name="Table1.A2" office:value-type="string">
              <text:p text:style-name="Table_20_Contents"><text:a xlink:type="simple" xlink:href="../../../../../../Desktop/openodonto/target/site/jdepend-report.html#br.ueg.openodonto.util">br.ueg.openodonto.util</text:a></text:p>
            </table:table-cell>
            <table:table-cell table:style-name="Table1.A2" office:value-type="string">
              <text:p text:style-name="Table_20_Contents">5</text:p>
            </table:table-cell>
            <table:table-cell table:style-name="Table1.A2" office:value-type="string">
              <text:p text:style-name="Table_20_Contents">5</text:p>
            </table:table-cell>
            <table:table-cell table:style-name="Table1.A2" office:value-type="string">
              <text:p text:style-name="Table_20_Contents">0</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0.0%</text:p>
            </table:table-cell>
            <table:table-cell table:style-name="Table1.A2" office:value-type="string">
              <text:p text:style-name="Table_20_Contents">57.0%</text:p>
            </table:table-cell>
            <table:table-cell table:style-name="Table1.A2" office:value-type="string">
              <text:p text:style-name="Table_20_Contents">43.0%</text:p>
            </table:table-cell>
            <table:table-cell table:style-name="Table1.A2" office:value-type="string">
              <text:p text:style-name="Table_20_Contents">1</text:p>
            </table:table-cell>
          </table:table-row>
          <table:table-row>
            <table:table-cell table:style-name="Table1.A3" office:value-type="string">
              <text:p text:style-name="Table_20_Contents"><text:a xlink:type="simple" xlink:href="../../../../../../Desktop/openodonto/target/site/jdepend-report.html#br.ueg.openodonto.visao">br.ueg.openodonto.visao</text:a></text:p>
            </table:table-cell>
            <table:table-cell table:style-name="Table1.A3" office:value-type="string">
              <text:p text:style-name="Table_20_Contents">5</text:p>
            </table:table-cell>
            <table:table-cell table:style-name="Table1.A3" office:value-type="string">
              <text:p text:style-name="Table_20_Contents">4</text:p>
            </table:table-cell>
            <table:table-cell table:style-name="Table1.A3" office:value-type="string">
              <text:p text:style-name="Table_20_Contents">1</text:p>
            </table:table-cell>
            <table:table-cell table:style-name="Table1.A3" office:value-type="string">
              <text:p text:style-name="Table_20_Contents">2</text:p>
            </table:table-cell>
            <table:table-cell table:style-name="Table1.A3" office:value-type="string">
              <text:p text:style-name="Table_20_Contents">6</text:p>
            </table:table-cell>
            <table:table-cell table:style-name="Table1.A3" office:value-type="string">
              <text:p text:style-name="Table_20_Contents">20.0%</text:p>
            </table:table-cell>
            <table:table-cell table:style-name="Table1.A3" office:value-type="string">
              <text:p text:style-name="Table_20_Contents">75.0%</text:p>
            </table:table-cell>
            <table:table-cell table:style-name="Table1.A3" office:value-type="string">
              <text:p text:style-name="Table_20_Contents">5.0%</text:p>
            </table:table-cell>
            <table:table-cell table:style-name="Table1.A3" office:value-type="string">
              <text:p text:style-name="Table_20_Contents">1</text:p>
            </table:table-cell>
          </table:table-row>
          <table:table-row>
            <table:table-cell table:style-name="Table1.A2" office:value-type="string">
              <text:p text:style-name="Table_20_Contents"><text:a xlink:type="simple" xlink:href="../../../../../../Desktop/openodonto/target/site/jdepend-report.html#br.ueg.openodonto.visao.converter">br.ueg.openodonto.visao.converter</text:a></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9</text:p>
            </table:table-cell>
            <table:table-cell table:style-name="Table1.A2" office:value-type="string">
              <text:p text:style-name="Table_20_Contents">0.0%</text:p>
            </table:table-cell>
            <table:table-cell table:style-name="Table1.A2" office:value-type="string">
              <text:p text:style-name="Table_20_Contents">100.0%</text:p>
            </table:table-cell>
            <table:table-cell table:style-name="Table1.A2" office:value-type="string">
              <text:p text:style-name="Table_20_Contents">0.0%</text:p>
            </table:table-cell>
            <table:table-cell table:style-name="Table1.A2" office:value-type="string">
              <text:p text:style-name="Table_20_Contents">1</text:p>
            </table:table-cell>
          </table:table-row>
        </table:table>
        <text:p text:style-name="P13"/>
        <text:list text:style-name="WW8Num167" text:continue-numbering="true">
          <text:list-item>
            <text:list text:continue-numbering="true">
              <text:list-item>
                <text:h text:style-name="P63" text:outline-level="2">Relatório – PMD</text:h>
              </text:list-item>
            </text:list>
          </text:list-item>
        </text:list>
        <text:p text:style-name="P8"/>
        <table:table table:name="pmd" table:style-name="pmd">
          <table:table-column table:style-name="pmd.A"/>
          <table:table-column table:style-name="pmd.B"/>
          <table:table-row>
            <table:table-cell table:style-name="pmd.A1" table:number-columns-spanned="2" office:value-type="string">
              <text:p text:style-name="Header">br/ueg/openodonto/controle/ManterPaciente.java</text:p>
            </table:table-cell>
            <table:covered-table-cell/>
          </table:table-row>
          <table:table-row>
            <table:table-cell table:style-name="pmd.A2" office:value-type="string">
              <text:p text:style-name="P47">Violation</text:p>
            </table:table-cell>
            <table:table-cell table:style-name="pmd.A2" office:value-type="string">
              <text:p text:style-name="P47">Line</text:p>
            </table:table-cell>
          </table:table-row>
          <table:table-row>
            <table:table-cell table:style-name="pmd.A3" office:value-type="string">
              <text:p text:style-name="P49">Overriding method merely calls super </text:p>
            </table:table-cell>
            <table:table-cell table:style-name="pmd.A3" office:value-type="string">
              <text:p text:style-name="P47"><text:a xlink:type="simple" xlink:href="../../../../../../Desktop/openodonto/target/site/xref/br/ueg/openodonto/controle/ManterPaciente.html#52">52 - </text:a><text:a xlink:type="simple" xlink:href="../../../../../../Desktop/openodonto/target/site/xref/br/ueg/openodonto/controle/ManterPaciente.html#54">54</text:a> </text:p>
            </table:table-cell>
          </table:table-row>
        </table:table>
        <text:p text:style-name="P8"/>
        <text:p text:style-name="P8"><text:bookmark-start text:name="java_br_gov_ancine_fiscalizacao_ejb_bo_M"/><text:bookmark-end text:name="java_br_gov_ancine_fiscalizacao_ejb_bo_M"/><text:bookmark-start text:name="java_br_gov_ancine_fiscalizacao_ejb_bo_N"/><text:bookmark-end text:name="java_br_gov_ancine_fiscalizacao_ejb_bo_N"/><text:bookmark-start text:name="java_br_gov_ancine_fiscalizacao_ejb_bo_O"/><text:bookmark-end text:name="java_br_gov_ancine_fiscalizacao_ejb_bo_O"/><text:bookmark-start text:name="java_br_gov_ancine_fiscalizacao_ejb_bo_T"/><text:bookmark-end text:name="java_br_gov_ancine_fiscalizacao_ejb_bo_T"/><text:bookmark-start text:name="java_br_gov_ancine_fiscalizacao_ejb_dao_"/><text:bookmark-end text:name="java_br_gov_ancine_fiscalizacao_ejb_dao_"/></text:p>
        <table:table table:name="Table2" table:style-name="Table2">
          <table:table-column table:style-name="Table2.A"/>
          <table:table-column table:style-name="Table2.B"/>
          <table:table-row>
            <table:table-cell table:style-name="Table2.A1" table:number-columns-spanned="2" office:value-type="string">
              <text:p text:style-name="Header">br/ueg/openodonto/persistencia/dao/DaoBase.java</text:p>
            </table:table-cell>
            <table:covered-table-cell/>
          </table:table-row>
          <table:table-row>
            <table:table-cell table:style-name="Table2.A2" office:value-type="string">
              <text:p text:style-name="P47">Violation</text:p>
            </table:table-cell>
            <table:table-cell table:style-name="Table2.A2" office:value-type="string">
              <text:p text:style-name="P47">Line</text:p>
            </table:table-cell>
          </table:table-row>
          <table:table-row>
            <table:table-cell table:style-name="Table2.A3" office:value-type="string">
              <text:p text:style-name="P49">Always check the return of one of the navigation method (next,previous,first,last) of a ResultSet. </text:p>
            </table:table-cell>
            <table:table-cell table:style-name="Table2.A3" office:value-type="string">
              <text:p text:style-name="P47"><text:a xlink:type="simple" xlink:href="../../../../../../Desktop/openodonto/target/site/xref/br/ueg/openodonto/controle/ManterPaciente.html#52">244</text:a></text:p>
            </table:table-cell>
          </table:table-row>
        </table:table>
        <text:h text:style-name="P45" text:outline-level="2" text:is-list-header="true"/>
        <table:table table:name="Table3" table:style-name="Table3">
          <table:table-column table:style-name="Table3.A"/>
          <table:table-column table:style-name="Table3.B"/>
          <table:table-row>
            <table:table-cell table:style-name="Table3.A1" table:number-columns-spanned="2" office:value-type="string">
              <text:p text:style-name="Header">br/ueg/openodonto/persistencia/orm/OrmResolver.java</text:p>
            </table:table-cell>
            <table:covered-table-cell/>
          </table:table-row>
          <table:table-row>
            <table:table-cell table:style-name="Table3.A2" office:value-type="string">
              <text:p text:style-name="P47">Violation</text:p>
            </table:table-cell>
            <table:table-cell table:style-name="Table3.A2" office:value-type="string">
              <text:p text:style-name="P47">Line</text:p>
            </table:table-cell>
          </table:table-row>
          <table:table-row>
            <table:table-cell table:style-name="Table3.A3" office:value-type="string">
              <text:p text:style-name="P49">Avoid empty if statements </text:p>
            </table:table-cell>
            <table:table-cell table:style-name="Table3.A3" office:value-type="string">
              <text:p text:style-name="P47"><text:a xlink:type="simple" xlink:href="../../../../../../Desktop/openodonto/target/site/xref/br/ueg/openodonto/persistencia/orm/OrmResolver.html#69">69</text:a><text:a xlink:type="simple" xlink:href="../../../../../../Desktop/openodonto/target/site/xref/br/ueg/openodonto/controle/ManterPaciente.html#52"> - </text:a><text:a xlink:type="simple" xlink:href="../../../../../../Desktop/openodonto/target/site/xref/br/ueg/openodonto/persistencia/orm/OrmResolver.html#71">71</text:a><text:a xlink:type="simple" xlink:href="../../../../../../Desktop/openodonto/target/site/xref/br/ueg/openodonto/controle/ManterPaciente.html#52"> </text:a></text:p>
            </table:table-cell>
          </table:table-row>
          <table:table-row>
            <table:table-cell table:style-name="Table3.A3" office:value-type="string">
              <text:p text:style-name="P49">Avoid empty catch blocks </text:p>
            </table:table-cell>
            <table:table-cell table:style-name="Table3.A3" office:value-type="string">
              <text:p text:style-name="P47"><text:a xlink:type="simple" xlink:href="../../../../../../Desktop/openodonto/target/site/xref/br/ueg/openodonto/persistencia/orm/OrmResolver.html#153">105</text:a></text:p>
            </table:table-cell>
          </table:table-row>
          <table:table-row>
            <table:table-cell table:style-name="Table3.A3" office:value-type="string">
              <text:p text:style-name="P49">Avoid empty if statements </text:p>
            </table:table-cell>
            <table:table-cell table:style-name="Table3.A3" office:value-type="string">
              <text:p text:style-name="P47"><text:a xlink:type="simple" xlink:href="../../../../../../Desktop/openodonto/target/site/xref/br/ueg/openodonto/persistencia/orm/OrmResolver.html#153">153 - </text:a><text:a xlink:type="simple" xlink:href="../../../../../../Desktop/openodonto/target/site/xref/br/ueg/openodonto/persistencia/orm/OrmResolver.html#155">155</text:a> </text:p>
            </table:table-cell>
          </table:table-row>
        </table:table>
        <text:p text:style-name="P44"/>
        <text:p text:style-name="P46"/>
        <table:table table:name="Table4" table:style-name="Table4">
          <table:table-column table:style-name="Table4.A"/>
          <table:table-column table:style-name="Table4.B"/>
          <table:table-row>
            <table:table-cell table:style-name="Table4.A1" table:number-columns-spanned="2" office:value-type="string">
              <text:p text:style-name="Header">br/ueg/openodonto/persistencia/orm/OrmTranslator.java</text:p>
            </table:table-cell>
            <table:covered-table-cell/>
          </table:table-row>
          <table:table-row>
            <table:table-cell table:style-name="Table4.A2" office:value-type="string">
              <text:p text:style-name="P47">Violation</text:p>
            </table:table-cell>
            <table:table-cell table:style-name="Table4.A2" office:value-type="string">
              <text:p text:style-name="P47">Line</text:p>
            </table:table-cell>
          </table:table-row>
          <table:table-row>
            <table:table-cell table:style-name="Table4.A3" office:value-type="string">
              <text:p text:style-name="P49">Avoid empty if statements </text:p>
            </table:table-cell>
            <table:table-cell table:style-name="Table4.A3" office:value-type="string">
              <text:p text:style-name="P47"><text:a xlink:type="simple" xlink:href="../../../../../../Desktop/openodonto/target/site/xref/br/ueg/openodonto/persistencia/orm/OrmTranslator.html#34">34 - </text:a><text:a xlink:type="simple" xlink:href="../../../../../../Desktop/openodonto/target/site/xref/br/ueg/openodonto/persistencia/orm/OrmTranslator.html#36">36</text:a> </text:p>
            </table:table-cell>
          </table:table-row>
        </table:table>
        <text:p text:style-name="P44"/>
        <text:p text:style-name="P46"/>
        <table:table table:name="Table5" table:style-name="Table5">
          <table:table-column table:style-name="Table5.A"/>
          <table:table-column table:style-name="Table5.B"/>
          <table:table-row>
            <table:table-cell table:style-name="Table5.A1" table:number-columns-spanned="2" office:value-type="string">
              <text:p text:style-name="Header">br/ueg/openodonto/util/ShaUtil.java</text:p>
            </table:table-cell>
            <table:covered-table-cell/>
          </table:table-row>
          <table:table-row>
            <table:table-cell table:style-name="Table5.A2" office:value-type="string">
              <text:p text:style-name="P47">Violation</text:p>
            </table:table-cell>
            <table:table-cell table:style-name="Table5.A2" office:value-type="string">
              <text:p text:style-name="P47">Line</text:p>
            </table:table-cell>
          </table:table-row>
          <table:table-row>
            <table:table-cell table:style-name="Table5.A3" office:value-type="string">
              <text:p text:style-name="P49">Avoid empty catch blocks </text:p>
            </table:table-cell>
            <table:table-cell table:style-name="Table5.A3" office:value-type="string">
              <text:p text:style-name="P47"><text:a xlink:type="simple" xlink:href="../../../../../../Desktop/openodonto/target/site/xref/br/ueg/openodonto/util/ShaUtil.html#20">20 - </text:a><text:a xlink:type="simple" xlink:href="../../../../../../Desktop/openodonto/target/site/xref/br/ueg/openodonto/util/ShaUtil.html#22">22</text:a> </text:p>
            </table:table-cell>
          </table:table-row>
        </table:table>
        <text:p text:style-name="P11"/>
        <text:list text:style-name="WW8Num167" text:continue-numbering="true">
          <text:list-item>
            <text:list text:continue-numbering="true">
              <text:list-item>
                <text:h text:style-name="P63" text:outline-level="2">Relatório – CPD (semelhante ao Simian)</text:h>
              </text:list-item>
            </text:list>
          </text:list-item>
        </text:list>
        <text:p text:style-name="P8"/>
        <text:p text:style-name="P10"><text:bookmark-start text:name="Duplication:_92_lines"/>D<text:bookmark-end text:name="Duplication:_92_lines"/>uplicações</text:p>
        <text:p text:style-name="P9"/>
        <table:table table:name="cpd" table:style-name="cpd">
          <table:table-column table:style-name="cpd.A"/>
          <table:table-column table:style-name="cpd.B"/>
          <table:table-row>
            <table:table-cell table:style-name="cpd.A1" office:value-type="string">
              <text:p text:style-name="P47">File</text:p>
            </table:table-cell>
            <table:table-cell table:style-name="cpd.A1" office:value-type="string">
              <text:p text:style-name="P47">Line</text:p>
            </table:table-cell>
          </table:table-row>
          <table:table-row>
            <table:table-cell table:style-name="cpd.A2" office:value-type="string">
              <text:p text:style-name="Table_20_Contents">br\ueg\openodonto\persistencia\dao\DaoDentista.java </text:p>
            </table:table-cell>
            <table:table-cell table:style-name="cpd.A2" office:value-type="string">
              <text:p text:style-name="P50"><text:a xlink:type="simple" xlink:href="../../../../../../Desktop/openodonto/target/site/xref/br/ueg/openodonto/persistencia/dao/DaoDentista.html#176">176</text:a> </text:p>
            </table:table-cell>
          </table:table-row>
          <table:table-row>
            <table:table-cell table:style-name="cpd.A3" office:value-type="string">
              <text:p text:style-name="Table_20_Contents">br\ueg\openodonto\persistencia\dao\DaoPaciente.java </text:p>
            </table:table-cell>
            <table:table-cell table:style-name="cpd.A3" office:value-type="string">
              <text:p text:style-name="P50"><text:a xlink:type="simple" xlink:href="../../../../../../Desktop/openodonto/target/site/xref/br/ueg/openodonto/persistencia/dao/DaoPaciente.html#158">158</text:a> </text:p>
            </table:table-cell>
          </table:table-row>
        </table:table>
        <text:p text:style-name="P9"/>
        <text:p text:style-name="P9"/>
        <table:table table:name="Table6" table:style-name="Table6">
          <table:table-column table:style-name="Table6.A"/>
          <table:table-column table:style-name="Table6.B"/>
          <table:table-row>
            <table:table-cell table:style-name="Table6.A1" office:value-type="string">
              <text:p text:style-name="P47">File</text:p>
            </table:table-cell>
            <table:table-cell table:style-name="Table6.A1" office:value-type="string">
              <text:p text:style-name="P47">Line</text:p>
            </table:table-cell>
          </table:table-row>
          <table:table-row>
            <table:table-cell table:style-name="Table6.A2" office:value-type="string">
              <text:p text:style-name="Table_20_Contents">br\ueg\openodonto\controle\ManterDentista.java </text:p>
            </table:table-cell>
            <table:table-cell table:style-name="Table6.A2" office:value-type="string">
              <text:p text:style-name="P50"><text:a xlink:type="simple" xlink:href="../../../../../../Desktop/openodonto/target/site/xref/br/ueg/openodonto/controle/ManterDentista.html#32">32</text:a> </text:p>
            </table:table-cell>
          </table:table-row>
          <table:table-row>
            <table:table-cell table:style-name="Table6.A3" office:value-type="string">
              <text:p text:style-name="Table_20_Contents">br\ueg\openodonto\controle\ManterPaciente.java </text:p>
            </table:table-cell>
            <table:table-cell table:style-name="Table6.A3" office:value-type="string">
              <text:p text:style-name="P50"><text:a xlink:type="simple" xlink:href="../../../../../../Desktop/openodonto/target/site/xref/br/ueg/openodonto/controle/ManterDentista.html#32">36</text:a></text:p>
            </table:table-cell>
          </table:table-row>
        </table:table>
        <text:list text:style-name="WW8Num167" text:continue-numbering="true">
          <text:list-item>
            <text:list text:continue-numbering="true">
              <text:list-header>
                <text:h text:style-name="P66" text:outline-level="2" text:is-list-header="true" text:restart-numbering="true" text:start-value="1">2.4Relatório – CheckStyle</text:h>
              </text:list-header>
            </text:list>
          </text:list-item>
        </text:list>
        <text:p text:style-name="P18"/>
        <table:table table:name="Table7" table:style-name="Table7">
          <table:table-column table:style-name="Table7.A" table:number-columns-repeated="3"/>
          <table:table-column table:style-name="Table7.D"/>
          <table:table-row>
            <table:table-cell table:style-name="Table7.A1" office:value-type="string">
              <text:p text:style-name="P48">Files</text:p>
            </table:table-cell>
            <table:table-cell table:style-name="Table7.A1" office:value-type="string">
              <text:p text:style-name="P48">Infos</text:p>
            </table:table-cell>
            <table:table-cell table:style-name="Table7.A1" office:value-type="string">
              <text:p text:style-name="P48">Warnings</text:p>
            </table:table-cell>
            <table:table-cell table:style-name="Table7.A1" office:value-type="string">
              <text:p text:style-name="P48">Errors</text:p>
            </table:table-cell>
          </table:table-row>
          <table:table-row>
            <table:table-cell table:style-name="Table7.A2" office:value-type="string">
              <text:p text:style-name="Table_20_Contents">74</text:p>
            </table:table-cell>
            <table:table-cell table:style-name="Table7.A2" office:value-type="string">
              <text:p text:style-name="Table_20_Contents">0</text:p>
            </table:table-cell>
            <table:table-cell table:style-name="Table7.A2" office:value-type="string">
              <text:p text:style-name="Table_20_Contents">0</text:p>
            </table:table-cell>
            <table:table-cell table:style-name="Table7.A2" office:value-type="string">
              <text:p text:style-name="Table_20_Contents">8035</text:p>
            </table:table-cell>
          </table:table-row>
        </table:table>
        <text:p text:style-name="P8"/>
        <text:p text:style-name="P12"/>
        <text:list text:style-name="WW8Num99" text:continue-numbering="true">
          <text:list-header>
            <text:h text:style-name="P60" text:outline-level="1" text:is-list-header="true" text:restart-numbering="true" text:start-value="1">3.Conclusão</text:h>
          </text:list-header>
        </text:list>
        <text:p text:style-name="P18"/>
        <text:p text:style-name="RUP_20_Corpo_20_1">Pelo relatório JDepend percebemos que estamos conseguindo alcançar nossos objetivos em relação ao projeto. As dependências dos pacotes estão de acordo com as necessidades, como podemos visualizar pelo relatório de Ciclos.</text:p>
        <text:p text:style-name="RUP_20_Corpo_20_1">O relatório PMD apresenta a existência de alguns IF's e Catch's que ainda não foram implementados. Não encontramos nada de impactante no relatório, são apenas implementações futuras.</text:p>
        <text:p text:style-name="RUP_20_Corpo_20_1">Analisando o relatório do CPD (semelhante ao Simian), percebe-se que existem trechos de código duplicados. Percebemos que realmente <text:s/>havia essa necessidade, o trecho de código, apesar de realizar a mesma ação em certos pontos, possui uma chamada diferente. Acabamos deixando esse trecho propositadamente para atender nossas necessidades.</text:p>
        <text:p text:style-name="RUP_20_Corpo_20_1">O relatório CheckStyle apresentou muitos alertas, como tabulações e espaçamentos, ao avaliar o ocorrido podemos observar que não é algo preocupante uma vez que o o padrão adotado esta sendo seguido e para minimizar os problemas iremos reconfigurar o plugin para valir o nosso padrão adotado. </text:p>
        <text:p text:style-name="RUP_20_Corpo_20_1">A equipe de desenvolvimento conclui que o projeto está bem estrturado, no entanto os itens apontados nos relatórios PMD e CheckStyle devem ser revistos em um momento futuro para melhoria da aplicação.</text:p>
        <text:p text:style-name="P17"/>
        <text:p text:style-name="RUP_20_Corpo_20_1"/>
        <text:p text:style-name="P36"/>
        <text:list text:style-name="WW8Num99" text:continue-numbering="true">
          <text:list-header>
            <text:h text:style-name="P62" text:outline-level="1" text:is-list-header="true">4.Assinaturas</text:h>
          </text:list-header>
        </text:list>
        <text:p text:style-name="Standard"/>
        <text:p text:style-name="P52"><text:span text:style-name="T5">Os abaixo assinados estão de acordo com o conteúdo do documento “</text:span><text:span text:style-name="T6">Relatório Release</text:span><text:span text:style-name="T5">”, do Sistema SCO, versã</text:span><text:span text:style-name="T7">o</text:span><text:span text:style-name="T9"> 1.0, <text:s/>release 1.0.</text:span></text:p>
        <text:p text:style-name="RUP_20_Corpo_20_1"/>
        <table:table table:name="Tabela4" table:style-name="Tabela4">
          <table:table-column table:style-name="Tabela4.A"/>
          <table:table-column table:style-name="Tabela4.B"/>
          <table:table-row table:style-name="Tabela4.1">
            <table:table-cell table:style-name="Tabela4.A1" office:value-type="string">
              <text:p text:style-name="P56"/>
              <text:p text:style-name="P55">Data: ___/___/_____</text:p>
              <text:p text:style-name="P55"/>
              <text:p text:style-name="P55"/>
              <text:p text:style-name="P57"/>
            </table:table-cell>
            <table:table-cell table:style-name="Tabela4.A1" office:value-type="string">
              <text:p text:style-name="P56"/>
              <text:p text:style-name="P55">Data: ___/___/_____</text:p>
              <text:p text:style-name="P55"/>
              <text:p text:style-name="P55"/>
              <text:p text:style-name="P57"/>
            </table:table-cell>
          </table:table-row>
          <table:table-row table:style-name="Tabela4.2">
            <table:table-cell table:style-name="Tabela4.A1" office:value-type="string">
              <text:p text:style-name="P58">Amanda Barbosa Silva</text:p>
              <text:p text:style-name="P41">Analista Líder e Desenvolvedor</text:p>
              <text:p text:style-name="P41"/>
            </table:table-cell>
            <table:table-cell table:style-name="Tabela4.A1" office:value-type="string">
              <text:p text:style-name="P58">Fábio José de Souza</text:p>
              <text:p text:style-name="P41">Analista Líder e Desenvolvedor</text:p>
              <text:p text:style-name="P41"/>
            </table:table-cell>
          </table:table-row>
        </table:table>
        <text:p text:style-name="RUP_20_Corpo_20_1"/>
        <text:p text:style-name="RUP_20_Corpo_20_1"/>
        <table:table table:name="Tabela5" table:style-name="Tabela5">
          <table:table-column table:style-name="Tabela5.A"/>
          <table:table-column table:style-name="Tabela5.B"/>
          <table:table-row table:style-name="Tabela5.1">
            <table:table-cell table:style-name="Tabela5.A1" office:value-type="string">
              <text:p text:style-name="P56"/>
              <text:p text:style-name="P55">Data: ___/___/_____</text:p>
              <text:p text:style-name="P55"/>
              <text:p text:style-name="P55"/>
              <text:p text:style-name="P57"/>
            </table:table-cell>
            <table:table-cell table:style-name="Tabela5.A1" office:value-type="string">
              <text:p text:style-name="P56"/>
              <text:p text:style-name="P55">Data: ___/___/_____</text:p>
              <text:p text:style-name="P55"/>
              <text:p text:style-name="P55"/>
              <text:p text:style-name="P57"/>
            </table:table-cell>
          </table:table-row>
          <table:table-row table:style-name="Tabela5.2">
            <table:table-cell table:style-name="Tabela5.A1" office:value-type="string">
              <text:p text:style-name="P58">Rafael Vieira de Almeida</text:p>
              <text:p text:style-name="P41">Analista Líder e Desenvolvedor / DBA</text:p>
              <text:p text:style-name="P39"/>
            </table:table-cell>
            <table:table-cell table:style-name="Tabela5.A1" office:value-type="string">
              <text:p text:style-name="P58">Vinicius Gardênio Guimarães Rodrigues</text:p>
              <text:p text:style-name="P41">Gerente de Projeto e Desenvolvedor</text:p>
            </table:table-cell>
          </table:table-row>
          <table:table-row table:style-name="Tabela5.2">
            <table:table-cell table:style-name="Tabela5.A1" office:value-type="string">
              <text:p text:style-name="P56"/>
              <text:p text:style-name="P55">Data: ___/___/_____</text:p>
              <text:p text:style-name="P55"/>
              <text:p text:style-name="P55"/>
              <text:p text:style-name="P57"/>
            </table:table-cell>
            <table:table-cell table:style-name="Tabela5.A1" office:value-type="string">
              <text:p text:style-name="P58"/>
            </table:table-cell>
          </table:table-row>
          <table:table-row table:style-name="Tabela5.2">
            <table:table-cell table:style-name="Tabela5.A1" office:value-type="string">
              <text:p text:style-name="P58">Lídia Pires Barbosa</text:p>
              <text:p text:style-name="P41">Cliente</text:p>
              <text:p text:style-name="P39"/>
            </table:table-cell>
            <table:table-cell table:style-name="Tabela5.A1" office:value-type="string">
              <text:p text:style-name="P58"/>
            </table:table-cell>
          </table:table-row>
        </table:table>
        <text:p text:style-name="Standard"/>
        <text:p text:style-name="P7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1.27cm" fo:margin-right="0cm" fo:margin-top="0cm" fo:margin-bottom="0.423cm" fo:text-indent="0cm" style:auto-text-indent="false" style:text-autospace="none" style:punctuation-wrap="simple" style:vertical-align="baseline"/>
      <style:text-properties fo:language="en" fo:country="US" style:font-size-complex="10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fo:font-size="11pt" fo:font-weight="bold" style:font-size-asian="11pt" style:font-weight-asian="bold" style:font-size-complex="11pt" style:font-weight-complex="bold"/>
    </style:style>
    <style:style style:name="Title" style:family="paragraph" style:parent-style-name="Standard" style:next-style-name="Standard" style:class="chapter">
      <style:paragraph-properties fo:text-align="center" style:justify-single-word="false" fo:orphans="0" fo:widows="0"/>
      <style:text-properties style:font-name="Arial" fo:font-size="18pt" fo:language="en" fo:country="US" fo:font-weight="bold" style:font-size-asian="18pt"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next-style-name="Standard" style:class="index">
      <style:paragraph-properties fo:margin-top="0.212cm" fo:margin-bottom="0cm"/>
      <style:text-properties fo:color="#000000" style:font-name="Arial" fo:font-weight="bold" style:font-weight-asian="bold"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fo:text-indent="0cm" style:auto-text-indent="false"/>
      <style:text-properties fo:color="#000000" fo:font-weight="bold" style:font-weight-asian="bold" style:font-size-complex="13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color="#000000"/>
    </style:style>
    <style:style style:name="RUP_20_Nível_20_2" style:display-name="RUP Nível 2" style:family="paragraph" style:parent-style-name="Standard" style:next-style-name="RUP_20_Nível_20_3">
      <style:paragraph-properties fo:margin-top="0.423cm" fo:margin-bottom="0cm" fo:text-align="justify" style:justify-single-word="false" fo:keep-with-next="always"/>
      <style:text-properties style:font-name="Arial" fo:font-size="10pt" fo:font-style="italic" fo:font-weight="bold" style:font-size-asian="10pt" style:font-style-asian="italic" style:font-weight-asian="bold" style:font-size-complex="10pt"/>
    </style:style>
    <style:style style:name="RUP_20_Nível_20_3" style:display-name="RUP Nível 3" style:family="paragraph" style:parent-style-name="Standard" style:next-style-name="RUP_20_Corpo_20_1">
      <style:paragraph-properties fo:margin-top="0.318cm" fo:margin-bottom="0cm" fo:text-align="justify" style:justify-single-word="false">
        <style:tab-stops>
          <style:tab-stop style:position="1.27cm"/>
        </style:tab-stops>
      </style:paragraph-properties>
      <style:text-properties style:font-name="Arial" fo:font-size="10pt" style:font-size-asian="10pt" style:font-size-complex="10pt"/>
    </style:style>
    <style:style style:name="RUP_20_Corpo_20_1" style:display-name="RUP Corpo 1" style:family="paragraph">
      <style:paragraph-properties fo:margin-left="0cm" fo:margin-right="0cm" fo:margin-top="0.212cm" fo:margin-bottom="0cm" fo:text-align="justify" style:justify-single-word="false" fo:orphans="2" fo:widows="2" fo:text-indent="0.75cm" style:auto-text-indent="false"/>
      <style:text-properties style:use-window-font-color="true" style:font-name="Arial" fo:font-size="10pt" fo:language="pt" fo:country="BR"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fo:color="#000000" style:font-name="Arial"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color="#000000" style:font-name="Arial" style:font-size-complex="10pt"/>
    </style:style>
    <style:style style:name="RUP_20_Tabela" style:display-name="RUP Tabela" style:family="paragraph">
      <style:paragraph-properties fo:margin-top="0.106cm" fo:margin-bottom="0.106cm" fo:orphans="2" fo:widows="2"/>
      <style:text-properties style:use-window-font-color="true" style:font-name="Arial" fo:font-size="10pt" fo:language="es" fo:country="ES" style:font-name-asian="Arial" style:font-size-asian="10pt" style:font-name-complex="Arial" style:font-size-complex="10pt" style:language-complex="ar" style:country-complex="SA"/>
    </style:style>
    <style:style style:name="Nível_20_1" style:display-name="Nível 1" style:family="paragraph" style:next-style-name="RUP_20_Nível_20_2">
      <style:paragraph-properties fo:margin-top="0.423cm" fo:margin-bottom="0cm" fo:orphans="2" fo:widows="2" fo:keep-with-next="always"/>
      <style:text-properties fo:text-transform="uppercase" style:use-window-font-color="true" style:font-name="Arial" fo:font-size="12pt" fo:language="pt" fo:country="BR" fo:font-weight="bold" style:font-name-asian="Arial" style:font-size-asian="12pt" style:font-weight-asian="bold" style:font-name-complex="Times New Roman" style:font-size-complex="10pt" style:language-complex="ar" style:country-complex="SA"/>
    </style:style>
    <style:style style:name="RUP_20_Corpo_20_2" style:display-name="RUP Corpo 2" style:family="paragraph">
      <style:paragraph-properties fo:margin-left="0cm" fo:margin-right="0cm" fo:margin-top="0.212cm" fo:margin-bottom="0cm" fo:text-align="justify" style:justify-single-word="false" fo:orphans="2" fo:widows="2" fo:text-indent="1cm" style:auto-text-indent="false"/>
      <style:text-properties style:use-window-font-color="true" style:font-name="Arial" fo:font-size="10pt" fo:language="pt" fo:country="BR" style:font-name-asian="Arial" style:font-size-asian="10pt" style:font-name-complex="Arial" style:font-size-complex="10pt" style:language-complex="ar" style:country-complex="SA"/>
    </style:style>
    <style:style style:name="RUP_20_Instruções" style:display-name="RUP Instruções" style:family="paragraph">
      <style:paragraph-properties fo:margin-top="0.106cm" fo:margin-bottom="0.106cm" fo:text-align="justify" style:justify-single-word="false" fo:orphans="2" fo:widows="2"/>
      <style:text-properties fo:color="#0000ff" style:font-name="Arial" fo:font-size="9pt" fo:language="pt" fo:country="BR" fo:font-style="italic" style:font-name-asian="Arial" style:font-size-asian="9pt" style:font-style-asian="italic" style:font-name-complex="Arial" style:font-size-complex="10pt" style:language-complex="ar" style:country-complex="SA"/>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itulo_20_Caso_20_de_20_Uso" style:display-name="Titulo Caso de Uso" style:family="paragraph" style:parent-style-name="Standard">
      <style:paragraph-properties fo:text-align="justify" style:justify-single-word="false"/>
      <style:text-properties fo:color="#ffffff" style:font-name="Arial" fo:font-weight="bold" style:font-weight-asian="bold" style:font-size-complex="10pt"/>
    </style:style>
    <style:style style:name="SubTitulo_20_Caso_20_de_20_Uso" style:display-name="SubTitulo Caso de Uso" style:family="paragraph" style:parent-style-name="Standard">
      <style:paragraph-properties fo:text-align="justify" style:justify-single-word="false" fo:background-color="#d8d8d8">
        <style:background-image/>
      </style:paragraph-properties>
      <style:text-properties style:font-name="Arial" fo:font-size="10pt" fo:font-weight="bold" style:font-size-asian="10pt" style:font-weight-asian="bold" style:font-size-complex="10pt"/>
    </style:style>
    <style:style style:name="Texto_20_de_20_comentário" style:display-name="Texto de comentário" style:family="paragraph" style:parent-style-name="Standard">
      <style:paragraph-properties style:line-height-at-least="0.423cm" fo:orphans="0" fo:widows="0"/>
      <style:text-properties fo:font-size="10pt" style:font-size-asian="10pt" style:font-size-complex="10pt"/>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Estilo1" style:family="paragraph" style:parent-style-name="Standard">
      <style:paragraph-properties fo:margin-top="0.071cm" fo:margin-bottom="0.071cm"/>
      <style:text-properties style:font-name="Arial" fo:font-size="10pt" fo:font-weight="bold" style:font-size-asian="10pt" style:font-weight-asian="bold" style:font-name-complex="Arial" style:font-size-complex="10pt"/>
    </style:style>
    <style:style style:name="Estilo2" style:family="paragraph" style:parent-style-name="Standard">
      <style:paragraph-properties fo:margin-top="0.071cm" fo:margin-bottom="0.071cm"/>
      <style:text-properties style:font-name="Arial" fo:font-size="10pt" fo:font-weight="bold" style:font-size-asian="10pt" style:font-weight-asian="bold"/>
    </style:style>
    <style:style style:name="Estilo3" style:family="paragraph" style:parent-style-name="Standard">
      <style:paragraph-properties fo:margin-top="0.071cm" fo:margin-bottom="0.071cm"/>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Estilo4" style:family="paragraph" style:parent-style-name="Standard">
      <style:paragraph-properties fo:margin-top="0.071cm" fo:margin-bottom="0.071cm"/>
      <style:text-properties style:font-name="Arial" fo:font-size="10pt" fo:font-weight="bold" style:font-size-asian="10pt" style:font-weight-asian="bold"/>
    </style:style>
    <style:style style:name="TOC_20_Heading" style:display-name="TOC Heading" style:family="paragraph" style:parent-style-name="Heading_20_1" style:list-style-name="WW8StyleNum">
      <style:paragraph-properties fo:margin-top="0cm" fo:margin-bottom="0.423cm" fo:text-align="center" style:justify-single-word="false" style:text-autospace="none" style:punctuation-wrap="simple" style:vertical-align="baseline">
        <style:tab-stops>
          <style:tab-stop style:position="1.27cm"/>
        </style:tab-stops>
      </style:paragraph-properties>
      <style:text-properties fo:font-size="18pt" fo:language="en" fo:country="US" style:letter-kerning="true" style:font-size-asian="18pt" style:font-name-complex="Times New Roman" style:font-size-complex="10pt" style:font-weight-complex="normal"/>
    </style:style>
    <style:style style:name="Normal_20__28_Web_29_" style:display-name="Normal (Web)" style:family="paragraph" style:parent-style-name="Standard">
      <style:paragraph-properties fo:margin-top="0.494cm" fo:margin-bottom="0.494cm" style:line-height-at-least="0.55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WW8Num22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fo:font-size="10pt" style:font-size-asian="10pt"/>
    </style:style>
    <style:style style:name="WW8Num27z1" style:family="text">
      <style:text-properties style:font-name="Courier New" fo:font-size="10pt" style:font-size-asian="10pt"/>
    </style:style>
    <style:style style:name="WW8Num27z2" style:family="text">
      <style:text-properties style:font-name="Wingdings" fo:font-size="10pt" style:font-size-asian="10pt"/>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0z0" style:family="text">
      <style:text-properties style:font-name="Symbol" fo:font-size="10pt" style:font-size-asian="10pt"/>
    </style:style>
    <style:style style:name="WW8Num30z1" style:family="text">
      <style:text-properties style:font-name="Courier New" fo:font-size="10pt" style:font-size-asian="10pt"/>
    </style:style>
    <style:style style:name="WW8Num30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Symbol" fo:font-size="10pt" style:font-size-asian="10pt"/>
    </style:style>
    <style:style style:name="WW8Num32z1" style:family="text">
      <style:text-properties style:font-name="Courier New" fo:font-size="10pt" style:font-size-asian="10pt"/>
    </style:style>
    <style:style style:name="WW8Num32z2" style:family="text">
      <style:text-properties style:font-name="Wingdings" fo:font-size="10pt" style:font-size-asian="10pt"/>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style:font-name="Symbol" fo:font-size="10pt" style:font-size-asian="10pt"/>
    </style:style>
    <style:style style:name="WW8Num34z1" style:family="text">
      <style:text-properties style:font-name="Courier New" fo:font-size="10pt" style:font-size-asian="10pt"/>
    </style:style>
    <style:style style:name="WW8Num34z2" style:family="text">
      <style:text-properties style:font-name="Wingdings" fo:font-size="10pt" style:font-size-asian="10pt"/>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fo:font-size="10pt" style:font-size-asian="10pt"/>
    </style:style>
    <style:style style:name="WW8Num36z1" style:family="text">
      <style:text-properties style:font-name="Courier New" fo:font-size="10pt" style:font-size-asian="10pt"/>
    </style:style>
    <style:style style:name="WW8Num36z2" style:family="text">
      <style:text-properties style:font-name="Wingdings" fo:font-size="10pt" style:font-size-asian="10pt"/>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8z0" style:family="text">
      <style:text-properties style:font-name="Symbol" fo:font-size="10pt" style:font-size-asian="10pt"/>
    </style:style>
    <style:style style:name="WW8Num38z1" style:family="text">
      <style:text-properties style:font-name="Courier New" fo:font-size="10pt" style:font-size-asian="10pt"/>
    </style:style>
    <style:style style:name="WW8Num38z2" style:family="text">
      <style:text-properties style:font-name="Wingdings" fo:font-size="10pt" style:font-size-asian="10pt"/>
    </style:style>
    <style:style style:name="WW8Num39z0" style:family="text">
      <style:text-properties style:font-name="Wingdings"/>
    </style:style>
    <style:style style:name="WW8Num39z1" style:family="text">
      <style:text-properties style:font-name="Courier New" style:font-name-complex="Courier New"/>
    </style:style>
    <style:style style:name="WW8Num39z3" style:family="text">
      <style:text-properties style:font-name="Symbol"/>
    </style:style>
    <style:style style:name="WW8Num40z0" style:family="text">
      <style:text-properties style:font-name="Symbol" fo:font-size="10pt" style:font-size-asian="10pt"/>
    </style:style>
    <style:style style:name="WW8Num40z1" style:family="text">
      <style:text-properties style:font-name="Courier New" fo:font-size="10pt" style:font-size-asian="10pt"/>
    </style:style>
    <style:style style:name="WW8Num40z2" style:family="text">
      <style:text-properties style:font-name="Wingdings" fo:font-size="10pt" style:font-size-asian="10pt"/>
    </style:style>
    <style:style style:name="WW8Num41z0" style:family="text">
      <style:text-properties style:font-name="Symbol" fo:font-size="10pt" style:font-size-asian="10pt"/>
    </style:style>
    <style:style style:name="WW8Num41z1" style:family="text">
      <style:text-properties style:font-name="Courier New" fo:font-size="10pt" style:font-size-asian="10pt"/>
    </style:style>
    <style:style style:name="WW8Num41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fo:font-size="10pt" style:font-size-asian="10pt"/>
    </style:style>
    <style:style style:name="WW8Num44z1" style:family="text">
      <style:text-properties style:font-name="Courier New" fo:font-size="10pt" style:font-size-asian="10pt"/>
    </style:style>
    <style:style style:name="WW8Num44z2" style:family="text">
      <style:text-properties style:font-name="Wingdings" fo:font-size="10pt" style:font-size-asian="10pt"/>
    </style:style>
    <style:style style:name="WW8Num45z0" style:family="text">
      <style:text-properties style:font-name="Symbol" fo:font-size="10pt" style:font-size-asian="10pt"/>
    </style:style>
    <style:style style:name="WW8Num45z1" style:family="text">
      <style:text-properties style:font-name="Courier New" fo:font-size="10pt" style:font-size-asian="10pt"/>
    </style:style>
    <style:style style:name="WW8Num45z2" style:family="text">
      <style:text-properties style:font-name="Wingdings" fo:font-size="10pt" style:font-size-asian="10pt"/>
    </style:style>
    <style:style style:name="WW8Num47z0" style:family="text">
      <style:text-properties style:font-name="Symbol" fo:font-size="10pt" style:font-size-asian="10pt"/>
    </style:style>
    <style:style style:name="WW8Num47z1" style:family="text">
      <style:text-properties style:font-name="Courier New" fo:font-size="10pt" style:font-size-asian="10pt"/>
    </style:style>
    <style:style style:name="WW8Num47z2" style:family="text">
      <style:text-properties style:font-name="Wingdings" fo:font-size="10pt" style:font-size-asian="10pt"/>
    </style:style>
    <style:style style:name="WW8Num48z0" style:family="text">
      <style:text-properties style:font-name="Symbol" fo:font-size="10pt" style:font-size-asian="10pt"/>
    </style:style>
    <style:style style:name="WW8Num48z1" style:family="text">
      <style:text-properties style:font-name="Courier New" fo:font-size="10pt" style:font-size-asian="10pt"/>
    </style:style>
    <style:style style:name="WW8Num48z2" style:family="text">
      <style:text-properties style:font-name="Wingdings" fo:font-size="10pt" style:font-size-asian="10pt"/>
    </style:style>
    <style:style style:name="WW8Num49z0" style:family="text">
      <style:text-properties style:font-name="Symbol" fo:font-size="10pt" style:font-size-asian="10pt"/>
    </style:style>
    <style:style style:name="WW8Num49z1" style:family="text">
      <style:text-properties style:font-name="Courier New" fo:font-size="10pt" style:font-size-asian="10pt"/>
    </style:style>
    <style:style style:name="WW8Num49z2" style:family="text">
      <style:text-properties style:font-name="Wingdings" fo:font-size="10pt" style:font-size-asian="10pt"/>
    </style:style>
    <style:style style:name="WW8Num50z0" style:family="text">
      <style:text-properties style:font-name="Symbol" fo:font-size="10pt" style:font-size-asian="10pt"/>
    </style:style>
    <style:style style:name="WW8Num50z1" style:family="text">
      <style:text-properties style:font-name="Courier New" fo:font-size="10pt" style:font-size-asian="10pt"/>
    </style:style>
    <style:style style:name="WW8Num50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Wingdings"/>
    </style:style>
    <style:style style:name="WW8Num53z0" style:family="text">
      <style:text-properties style:font-name="Symbol" fo:font-size="10pt" style:font-size-asian="10pt"/>
    </style:style>
    <style:style style:name="WW8Num53z1" style:family="text">
      <style:text-properties style:font-name="Courier New" fo:font-size="10pt" style:font-size-asian="10pt"/>
    </style:style>
    <style:style style:name="WW8Num53z2" style:family="text">
      <style:text-properties style:font-name="Wingdings" fo:font-size="10pt" style:font-size-asian="10pt"/>
    </style:style>
    <style:style style:name="WW8Num54z0" style:family="text">
      <style:text-properties style:font-name="Symbol" fo:font-size="10pt" style:font-size-asian="10pt"/>
    </style:style>
    <style:style style:name="WW8Num54z1" style:family="text">
      <style:text-properties style:font-name="Courier New" fo:font-size="10pt" style:font-size-asian="10pt"/>
    </style:style>
    <style:style style:name="WW8Num54z2" style:family="text">
      <style:text-properties style:font-name="Wingdings" fo:font-size="10pt" style:font-size-asian="10pt"/>
    </style:style>
    <style:style style:name="WW8Num56z0" style:family="text">
      <style:text-properties style:font-name="Symbol" fo:font-size="10pt" style:font-size-asian="10pt"/>
    </style:style>
    <style:style style:name="WW8Num56z1" style:family="text">
      <style:text-properties style:font-name="Courier New" fo:font-size="10pt" style:font-size-asian="10pt"/>
    </style:style>
    <style:style style:name="WW8Num56z2" style:family="text">
      <style:text-properties style:font-name="Wingdings" fo:font-size="10pt" style:font-size-asian="10pt"/>
    </style:style>
    <style:style style:name="WW8Num58z0" style:family="text">
      <style:text-properties style:font-name="Wingdings"/>
    </style:style>
    <style:style style:name="WW8Num58z1" style:family="text">
      <style:text-properties style:font-name="Courier New" style:font-name-complex="Courier New"/>
    </style:style>
    <style:style style:name="WW8Num58z3" style:family="text">
      <style:text-properties style:font-name="Symbol"/>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5z0" style:family="text">
      <style:text-properties style:font-name="Symbol" fo:font-size="10pt" style:font-size-asian="10pt"/>
    </style:style>
    <style:style style:name="WW8Num65z1" style:family="text">
      <style:text-properties style:font-name="Courier New" fo:font-size="10pt" style:font-size-asian="10pt"/>
    </style:style>
    <style:style style:name="WW8Num65z2" style:family="text">
      <style:text-properties style:font-name="Wingdings" fo:font-size="10pt" style:font-size-asian="10pt"/>
    </style:style>
    <style:style style:name="WW8Num66z0" style:family="text">
      <style:text-properties style:font-name="Symbol"/>
    </style:style>
    <style:style style:name="WW8Num67z0" style:family="text">
      <style:text-properties style:font-name="Symbol" fo:font-size="10pt" style:font-size-asian="10pt"/>
    </style:style>
    <style:style style:name="WW8Num67z1" style:family="text">
      <style:text-properties style:font-name="Courier New" fo:font-size="10pt" style:font-size-asian="10pt"/>
    </style:style>
    <style:style style:name="WW8Num67z2" style:family="text">
      <style:text-properties style:font-name="Wingdings" fo:font-size="10pt" style:font-size-asian="10pt"/>
    </style:style>
    <style:style style:name="WW8Num68z0" style:family="text">
      <style:text-properties style:font-name="Symbol" fo:font-size="10pt" style:font-size-asian="10pt"/>
    </style:style>
    <style:style style:name="WW8Num68z1" style:family="text">
      <style:text-properties style:font-name="Courier New" fo:font-size="10pt" style:font-size-asian="10pt"/>
    </style:style>
    <style:style style:name="WW8Num68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Wingdings"/>
    </style:style>
    <style:style style:name="WW8Num72z1" style:family="text">
      <style:text-properties style:font-name="Courier New" style:font-name-complex="Courier New"/>
    </style:style>
    <style:style style:name="WW8Num72z3" style:family="text">
      <style:text-properties style:font-name="Symbol"/>
    </style:style>
    <style:style style:name="WW8Num73z0" style:family="text">
      <style:text-properties style:font-name="Symbol" fo:font-size="10pt" style:font-size-asian="10pt"/>
    </style:style>
    <style:style style:name="WW8Num73z1" style:family="text">
      <style:text-properties style:font-name="Courier New" fo:font-size="10pt" style:font-size-asian="10pt"/>
    </style:style>
    <style:style style:name="WW8Num73z2" style:family="text">
      <style:text-properties style:font-name="Wingdings" fo:font-size="10pt" style:font-size-asian="10pt"/>
    </style:style>
    <style:style style:name="WW8Num74z0" style:family="text">
      <style:text-properties style:font-name="Symbol" fo:font-size="10pt" style:font-size-asian="10pt"/>
    </style:style>
    <style:style style:name="WW8Num74z1" style:family="text">
      <style:text-properties style:font-name="Courier New" fo:font-size="10pt" style:font-size-asian="10pt"/>
    </style:style>
    <style:style style:name="WW8Num74z2" style:family="text">
      <style:text-properties style:font-name="Wingdings" fo:font-size="10pt" style:font-size-asian="10pt"/>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Symbol" fo:font-size="10pt" style:font-size-asian="10pt"/>
    </style:style>
    <style:style style:name="WW8Num78z1" style:family="text">
      <style:text-properties style:font-name="Courier New" fo:font-size="10pt" style:font-size-asian="10pt"/>
    </style:style>
    <style:style style:name="WW8Num78z2" style:family="text">
      <style:text-properties style:font-name="Wingdings" fo:font-size="10pt" style:font-size-asian="10pt"/>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81z0" style:family="text">
      <style:text-properties style:font-name="Symbol" fo:font-size="10pt" style:font-size-asian="10pt"/>
    </style:style>
    <style:style style:name="WW8Num81z1" style:family="text">
      <style:text-properties style:font-name="Courier New" fo:font-size="10pt" style:font-size-asian="10pt"/>
    </style:style>
    <style:style style:name="WW8Num81z2" style:family="text">
      <style:text-properties style:font-name="Wingdings" fo:font-size="10pt" style:font-size-asian="10pt"/>
    </style:style>
    <style:style style:name="WW8Num82z0" style:family="text">
      <style:text-properties style:font-name="Symbol" fo:font-size="10pt" style:font-size-asian="10pt"/>
    </style:style>
    <style:style style:name="WW8Num82z1" style:family="text">
      <style:text-properties style:font-name="Courier New" fo:font-size="10pt" style:font-size-asian="10pt"/>
    </style:style>
    <style:style style:name="WW8Num82z2" style:family="text">
      <style:text-properties style:font-name="Wingdings" fo:font-size="10pt" style:font-size-asian="10pt"/>
    </style:style>
    <style:style style:name="WW8Num83z0" style:family="text">
      <style:text-properties style:font-name="Symbol" fo:font-size="10pt" style:font-size-asian="10pt"/>
    </style:style>
    <style:style style:name="WW8Num83z1" style:family="text">
      <style:text-properties style:font-name="Courier New" fo:font-size="10pt" style:font-size-asian="10pt"/>
    </style:style>
    <style:style style:name="WW8Num83z2" style:family="text">
      <style:text-properties style:font-name="Wingdings" fo:font-size="10pt" style:font-size-asian="10pt"/>
    </style:style>
    <style:style style:name="WW8Num84z0" style:family="text">
      <style:text-properties style:font-name="Symbol" fo:font-size="10pt" style:font-size-asian="10pt"/>
    </style:style>
    <style:style style:name="WW8Num84z1" style:family="text">
      <style:text-properties style:font-name="Courier New" fo:font-size="10pt" style:font-size-asian="10pt"/>
    </style:style>
    <style:style style:name="WW8Num84z2" style:family="text">
      <style:text-properties style:font-name="Wingdings" fo:font-size="10pt" style:font-size-asian="10pt"/>
    </style:style>
    <style:style style:name="WW8Num85z0" style:family="text">
      <style:text-properties style:font-name="Symbol" fo:font-size="10pt" style:font-size-asian="10pt"/>
    </style:style>
    <style:style style:name="WW8Num85z1" style:family="text">
      <style:text-properties style:font-name="Courier New" fo:font-size="10pt" style:font-size-asian="10pt"/>
    </style:style>
    <style:style style:name="WW8Num85z2" style:family="text">
      <style:text-properties style:font-name="Wingdings" fo:font-size="10pt" style:font-size-asian="10pt"/>
    </style:style>
    <style:style style:name="WW8Num86z0" style:family="text">
      <style:text-properties style:font-name="Symbol" fo:font-size="10pt" style:font-size-asian="10pt"/>
    </style:style>
    <style:style style:name="WW8Num86z1" style:family="text">
      <style:text-properties style:font-name="Courier New" fo:font-size="10pt" style:font-size-asian="10pt"/>
    </style:style>
    <style:style style:name="WW8Num86z2" style:family="text">
      <style:text-properties style:font-name="Wingdings" fo:font-size="10pt" style:font-size-asian="10pt"/>
    </style:style>
    <style:style style:name="WW8Num87z0" style:family="text">
      <style:text-properties style:font-name="Symbol" fo:font-size="10pt" style:font-size-asian="10pt"/>
    </style:style>
    <style:style style:name="WW8Num87z1" style:family="text">
      <style:text-properties style:font-name="Courier New" fo:font-size="10pt" style:font-size-asian="10pt"/>
    </style:style>
    <style:style style:name="WW8Num87z2" style:family="text">
      <style:text-properties style:font-name="Wingdings" fo:font-size="10pt" style:font-size-asian="10pt"/>
    </style:style>
    <style:style style:name="WW8Num88z0" style:family="text">
      <style:text-properties style:font-name="Symbol" fo:font-size="10pt" style:font-size-asian="10pt"/>
    </style:style>
    <style:style style:name="WW8Num88z1" style:family="text">
      <style:text-properties style:font-name="Courier New" fo:font-size="10pt" style:font-size-asian="10pt"/>
    </style:style>
    <style:style style:name="WW8Num88z2" style:family="text">
      <style:text-properties style:font-name="Wingdings" fo:font-size="10pt" style:font-size-asian="10pt"/>
    </style:style>
    <style:style style:name="WW8Num89z0" style:family="text">
      <style:text-properties style:font-name="Symbol" fo:font-size="10pt" style:font-size-asian="10pt"/>
    </style:style>
    <style:style style:name="WW8Num89z1" style:family="text">
      <style:text-properties style:font-name="Courier New" fo:font-size="10pt" style:font-size-asian="10pt"/>
    </style:style>
    <style:style style:name="WW8Num89z2" style:family="text">
      <style:text-properties style:font-name="Wingdings" fo:font-size="10pt" style:font-size-asian="10pt"/>
    </style:style>
    <style:style style:name="WW8Num90z0" style:family="text">
      <style:text-properties style:font-name="Symbol" fo:font-size="10pt" style:font-size-asian="10pt"/>
    </style:style>
    <style:style style:name="WW8Num90z1" style:family="text">
      <style:text-properties style:font-name="Courier New" fo:font-size="10pt" style:font-size-asian="10pt"/>
    </style:style>
    <style:style style:name="WW8Num90z2" style:family="text">
      <style:text-properties style:font-name="Wingdings" fo:font-size="10pt" style:font-size-asian="10pt"/>
    </style:style>
    <style:style style:name="WW8Num91z0" style:family="text">
      <style:text-properties style:font-name="Symbol" fo:font-size="10pt" style:font-size-asian="10pt"/>
    </style:style>
    <style:style style:name="WW8Num91z1" style:family="text">
      <style:text-properties style:font-name="Courier New" fo:font-size="10pt" style:font-size-asian="10pt"/>
    </style:style>
    <style:style style:name="WW8Num91z2" style:family="text">
      <style:text-properties style:font-name="Wingdings" fo:font-size="10pt" style:font-size-asian="10pt"/>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93z0" style:family="text">
      <style:text-properties style:font-name="Symbol" fo:font-size="10pt" style:font-size-asian="10pt"/>
    </style:style>
    <style:style style:name="WW8Num93z1" style:family="text">
      <style:text-properties style:font-name="Courier New" fo:font-size="10pt" style:font-size-asian="10pt"/>
    </style:style>
    <style:style style:name="WW8Num93z2" style:family="text">
      <style:text-properties style:font-name="Wingdings" fo:font-size="10pt" style:font-size-asian="10pt"/>
    </style:style>
    <style:style style:name="WW8Num94z0" style:family="text">
      <style:text-properties style:font-name="Symbol" fo:font-size="10pt" style:font-size-asian="10pt"/>
    </style:style>
    <style:style style:name="WW8Num94z1" style:family="text">
      <style:text-properties style:font-name="Courier New" fo:font-size="10pt" style:font-size-asian="10pt"/>
    </style:style>
    <style:style style:name="WW8Num94z2" style:family="text">
      <style:text-properties style:font-name="Wingdings" fo:font-size="10pt" style:font-size-asian="10pt"/>
    </style:style>
    <style:style style:name="WW8Num95z0" style:family="text">
      <style:text-properties style:font-name="Symbol" fo:font-size="10pt" style:font-size-asian="10pt"/>
    </style:style>
    <style:style style:name="WW8Num95z1" style:family="text">
      <style:text-properties style:font-name="Courier New" fo:font-size="10pt" style:font-size-asian="10pt"/>
    </style:style>
    <style:style style:name="WW8Num95z2" style:family="text">
      <style:text-properties style:font-name="Wingdings" fo:font-size="10pt" style:font-size-asian="10pt"/>
    </style:style>
    <style:style style:name="WW8Num96z0" style:family="text">
      <style:text-properties style:font-name="Symbol" fo:font-size="10pt" style:font-size-asian="10pt"/>
    </style:style>
    <style:style style:name="WW8Num96z1" style:family="text">
      <style:text-properties style:font-name="Courier New" fo:font-size="10pt" style:font-size-asian="10pt"/>
    </style:style>
    <style:style style:name="WW8Num96z2" style:family="text">
      <style:text-properties style:font-name="Wingdings" fo:font-size="10pt" style:font-size-asian="10pt"/>
    </style:style>
    <style:style style:name="WW8Num97z0" style:family="text">
      <style:text-properties style:font-name="Symbol" fo:font-size="10pt" style:font-size-asian="10pt"/>
    </style:style>
    <style:style style:name="WW8Num97z1" style:family="text">
      <style:text-properties style:font-name="Courier New" fo:font-size="10pt" style:font-size-asian="10pt"/>
    </style:style>
    <style:style style:name="WW8Num97z2" style:family="text">
      <style:text-properties style:font-name="Wingdings" fo:font-size="10pt" style:font-size-asian="10pt"/>
    </style:style>
    <style:style style:name="WW8Num98z0" style:family="text">
      <style:text-properties style:font-name="Symbol" fo:font-size="10pt" style:font-size-asian="10pt"/>
    </style:style>
    <style:style style:name="WW8Num98z1" style:family="text">
      <style:text-properties style:font-name="Courier New" fo:font-size="10pt" style:font-size-asian="10pt"/>
    </style:style>
    <style:style style:name="WW8Num98z2" style:family="text">
      <style:text-properties style:font-name="Wingdings" fo:font-size="10pt" style:font-size-asian="10pt"/>
    </style:style>
    <style:style style:name="WW8Num100z0" style:family="text">
      <style:text-properties style:font-name="Symbol" fo:font-size="10pt" style:font-size-asian="10pt"/>
    </style:style>
    <style:style style:name="WW8Num100z1" style:family="text">
      <style:text-properties style:font-name="Courier New" fo:font-size="10pt" style:font-size-asian="10pt"/>
    </style:style>
    <style:style style:name="WW8Num100z2" style:family="text">
      <style:text-properties style:font-name="Wingdings" fo:font-size="10pt" style:font-size-asian="10pt"/>
    </style:style>
    <style:style style:name="WW8Num101z0" style:family="text">
      <style:text-properties style:font-name="Symbol" fo:font-size="10pt" style:font-size-asian="10pt"/>
    </style:style>
    <style:style style:name="WW8Num101z1" style:family="text">
      <style:text-properties style:font-name="Courier New" fo:font-size="10pt" style:font-size-asian="10pt"/>
    </style:style>
    <style:style style:name="WW8Num101z2" style:family="text">
      <style:text-properties style:font-name="Wingdings" fo:font-size="10pt" style:font-size-asian="10pt"/>
    </style:style>
    <style:style style:name="WW8Num102z0" style:family="text">
      <style:text-properties style:font-name="Symbol" fo:font-size="10pt" style:font-size-asian="10pt"/>
    </style:style>
    <style:style style:name="WW8Num102z1" style:family="text">
      <style:text-properties style:font-name="Courier New" fo:font-size="10pt" style:font-size-asian="10pt"/>
    </style:style>
    <style:style style:name="WW8Num10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 fo:font-size="10pt" style:font-size-asian="10pt"/>
    </style:style>
    <style:style style:name="WW8Num103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 fo:font-size="10pt" style:font-size-asian="10pt"/>
    </style:style>
    <style:style style:name="WW8Num104z2" style:family="text">
      <style:text-properties style:font-name="Wingdings" fo:font-size="10pt" style:font-size-asian="10pt"/>
    </style:style>
    <style:style style:name="WW8Num106z0" style:family="text">
      <style:text-properties style:font-name="Symbol" fo:font-size="10pt" style:font-size-asian="10pt"/>
    </style:style>
    <style:style style:name="WW8Num106z1" style:family="text">
      <style:text-properties style:font-name="Courier New" fo:font-size="10pt" style:font-size-asian="10pt"/>
    </style:style>
    <style:style style:name="WW8Num106z2" style:family="text">
      <style:text-properties style:font-name="Wingdings" fo:font-size="10pt" style:font-size-asian="10pt"/>
    </style:style>
    <style:style style:name="WW8Num107z0" style:family="text">
      <style:text-properties style:font-name="Symbol" fo:font-size="10pt" style:font-size-asian="10pt"/>
    </style:style>
    <style:style style:name="WW8Num107z1" style:family="text">
      <style:text-properties style:font-name="Courier New" fo:font-size="10pt" style:font-size-asian="10pt"/>
    </style:style>
    <style:style style:name="WW8Num107z2" style:family="text">
      <style:text-properties style:font-name="Wingdings" fo:font-size="10pt" style:font-size-asian="10pt"/>
    </style:style>
    <style:style style:name="WW8Num108z0" style:family="text">
      <style:text-properties style:font-name="Symbol" fo:font-size="10pt" style:font-size-asian="10pt"/>
    </style:style>
    <style:style style:name="WW8Num108z1" style:family="text">
      <style:text-properties style:font-name="Courier New" fo:font-size="10pt" style:font-size-asian="10pt"/>
    </style:style>
    <style:style style:name="WW8Num108z2" style:family="text">
      <style:text-properties style:font-name="Wingdings" fo:font-size="10pt" style:font-size-asian="10pt"/>
    </style:style>
    <style:style style:name="WW8Num109z0" style:family="text">
      <style:text-properties style:font-name="Symbol" fo:font-size="10pt" style:font-size-asian="10pt"/>
    </style:style>
    <style:style style:name="WW8Num109z1" style:family="text">
      <style:text-properties style:font-name="Courier New" fo:font-size="10pt" style:font-size-asian="10pt"/>
    </style:style>
    <style:style style:name="WW8Num109z2" style:family="text">
      <style:text-properties style:font-name="Wingdings" fo:font-size="10pt" style:font-size-asian="10pt"/>
    </style:style>
    <style:style style:name="WW8Num110z0" style:family="text">
      <style:text-properties style:font-name="Symbol" fo:font-size="10pt" style:font-size-asian="10pt"/>
    </style:style>
    <style:style style:name="WW8Num110z1" style:family="text">
      <style:text-properties style:font-name="Courier New" fo:font-size="10pt" style:font-size-asian="10pt"/>
    </style:style>
    <style:style style:name="WW8Num110z2" style:family="text">
      <style:text-properties style:font-name="Wingdings" fo:font-size="10pt" style:font-size-asian="10pt"/>
    </style:style>
    <style:style style:name="WW8Num111z0" style:family="text">
      <style:text-properties style:font-name="Symbol" fo:font-size="10pt" style:font-size-asian="10pt"/>
    </style:style>
    <style:style style:name="WW8Num111z1" style:family="text">
      <style:text-properties style:font-name="Courier New" fo:font-size="10pt" style:font-size-asian="10pt"/>
    </style:style>
    <style:style style:name="WW8Num111z2" style:family="text">
      <style:text-properties style:font-name="Wingdings" fo:font-size="10pt" style:font-size-asian="10pt"/>
    </style:style>
    <style:style style:name="WW8Num112z0" style:family="text">
      <style:text-properties style:font-name="Symbol" fo:font-size="10pt" style:font-size-asian="10pt"/>
    </style:style>
    <style:style style:name="WW8Num112z1" style:family="text">
      <style:text-properties style:font-name="Courier New" fo:font-size="10pt" style:font-size-asian="10pt"/>
    </style:style>
    <style:style style:name="WW8Num112z2" style:family="text">
      <style:text-properties style:font-name="Wingdings" fo:font-size="10pt" style:font-size-asian="10pt"/>
    </style:style>
    <style:style style:name="WW8Num113z0" style:family="text">
      <style:text-properties style:font-name="Symbol" fo:font-size="10pt" style:font-size-asian="10pt"/>
    </style:style>
    <style:style style:name="WW8Num113z1" style:family="text">
      <style:text-properties style:font-name="Courier New" fo:font-size="10pt" style:font-size-asian="10pt"/>
    </style:style>
    <style:style style:name="WW8Num113z2" style:family="text">
      <style:text-properties style:font-name="Wingdings" fo:font-size="10pt" style:font-size-asian="10pt"/>
    </style:style>
    <style:style style:name="WW8Num115z0" style:family="text">
      <style:text-properties style:font-name="Symbol" fo:font-size="10pt" style:font-size-asian="10pt"/>
    </style:style>
    <style:style style:name="WW8Num115z1" style:family="text">
      <style:text-properties style:font-name="Courier New" fo:font-size="10pt" style:font-size-asian="10pt"/>
    </style:style>
    <style:style style:name="WW8Num115z2" style:family="text">
      <style:text-properties style:font-name="Wingdings" fo:font-size="10pt" style:font-size-asian="10pt"/>
    </style:style>
    <style:style style:name="WW8Num116z0" style:family="text">
      <style:text-properties style:font-name="Symbol" fo:font-size="10pt" style:font-size-asian="10pt"/>
    </style:style>
    <style:style style:name="WW8Num116z1" style:family="text">
      <style:text-properties style:font-name="Courier New" fo:font-size="10pt" style:font-size-asian="10pt"/>
    </style:style>
    <style:style style:name="WW8Num116z2" style:family="text">
      <style:text-properties style:font-name="Wingdings" fo:font-size="10pt" style:font-size-asian="10pt"/>
    </style:style>
    <style:style style:name="WW8Num117z0" style:family="text">
      <style:text-properties style:font-name="Symbol" fo:font-size="10pt" style:font-size-asian="10pt"/>
    </style:style>
    <style:style style:name="WW8Num117z1" style:family="text">
      <style:text-properties style:font-name="Courier New" fo:font-size="10pt" style:font-size-asian="10pt"/>
    </style:style>
    <style:style style:name="WW8Num117z2" style:family="text">
      <style:text-properties style:font-name="Wingdings" fo:font-size="10pt" style:font-size-asian="10pt"/>
    </style:style>
    <style:style style:name="WW8Num118z0" style:family="text">
      <style:text-properties style:font-name="Symbol" fo:font-size="10pt" style:font-size-asian="10pt"/>
    </style:style>
    <style:style style:name="WW8Num118z1" style:family="text">
      <style:text-properties style:font-name="Courier New" fo:font-size="10pt" style:font-size-asian="10pt"/>
    </style:style>
    <style:style style:name="WW8Num118z2" style:family="text">
      <style:text-properties style:font-name="Wingdings" fo:font-size="10pt" style:font-size-asian="10pt"/>
    </style:style>
    <style:style style:name="WW8Num119z0" style:family="text">
      <style:text-properties style:font-name="Symbol" fo:font-size="10pt" style:font-size-asian="10pt"/>
    </style:style>
    <style:style style:name="WW8Num119z1" style:family="text">
      <style:text-properties style:font-name="Courier New" fo:font-size="10pt" style:font-size-asian="10pt"/>
    </style:style>
    <style:style style:name="WW8Num119z2" style:family="text">
      <style:text-properties style:font-name="Wingdings" fo:font-size="10pt" style:font-size-asian="10pt"/>
    </style:style>
    <style:style style:name="WW8Num120z0" style:family="text">
      <style:text-properties style:font-name="Symbol" fo:font-size="10pt" style:font-size-asian="10pt"/>
    </style:style>
    <style:style style:name="WW8Num120z1" style:family="text">
      <style:text-properties style:font-name="Courier New" fo:font-size="10pt" style:font-size-asian="10pt"/>
    </style:style>
    <style:style style:name="WW8Num120z2" style:family="text">
      <style:text-properties style:font-name="Wingdings" fo:font-size="10pt" style:font-size-asian="10pt"/>
    </style:style>
    <style:style style:name="WW8Num121z0" style:family="text">
      <style:text-properties style:font-name="Wingdings"/>
    </style:style>
    <style:style style:name="WW8Num121z1" style:family="text">
      <style:text-properties style:font-name="Courier New" style:font-name-complex="Courier New"/>
    </style:style>
    <style:style style:name="WW8Num121z3" style:family="text">
      <style:text-properties style:font-name="Symbol"/>
    </style:style>
    <style:style style:name="WW8Num122z0" style:family="text">
      <style:text-properties style:font-name="Symbol" fo:font-size="10pt" style:font-size-asian="10pt"/>
    </style:style>
    <style:style style:name="WW8Num122z1" style:family="text">
      <style:text-properties style:font-name="Courier New" fo:font-size="10pt" style:font-size-asian="10pt"/>
    </style:style>
    <style:style style:name="WW8Num122z2" style:family="text">
      <style:text-properties style:font-name="Wingdings" fo:font-size="10pt" style:font-size-asian="10pt"/>
    </style:style>
    <style:style style:name="WW8Num123z0" style:family="text">
      <style:text-properties style:font-name="Symbol" fo:font-size="10pt" style:font-size-asian="10pt"/>
    </style:style>
    <style:style style:name="WW8Num123z1" style:family="text">
      <style:text-properties style:font-name="Courier New" fo:font-size="10pt" style:font-size-asian="10pt"/>
    </style:style>
    <style:style style:name="WW8Num123z2" style:family="text">
      <style:text-properties style:font-name="Wingdings" fo:font-size="10pt" style:font-size-asian="10pt"/>
    </style:style>
    <style:style style:name="WW8Num124z0" style:family="text">
      <style:text-properties style:font-name="Symbol" fo:font-size="10pt" style:font-size-asian="10pt"/>
    </style:style>
    <style:style style:name="WW8Num124z1" style:family="text">
      <style:text-properties style:font-name="Courier New" fo:font-size="10pt" style:font-size-asian="10pt"/>
    </style:style>
    <style:style style:name="WW8Num124z2" style:family="text">
      <style:text-properties style:font-name="Wingdings" fo:font-size="10pt" style:font-size-asian="10pt"/>
    </style:style>
    <style:style style:name="WW8Num125z0" style:family="text">
      <style:text-properties style:font-name="Symbol" fo:font-size="10pt" style:font-size-asian="10pt"/>
    </style:style>
    <style:style style:name="WW8Num125z1" style:family="text">
      <style:text-properties style:font-name="Courier New" fo:font-size="10pt" style:font-size-asian="10pt"/>
    </style:style>
    <style:style style:name="WW8Num125z2" style:family="text">
      <style:text-properties style:font-name="Wingdings" fo:font-size="10pt" style:font-size-asian="10pt"/>
    </style:style>
    <style:style style:name="WW8Num126z0" style:family="text">
      <style:text-properties style:font-name="Symbol" fo:font-size="10pt" style:font-size-asian="10pt"/>
    </style:style>
    <style:style style:name="WW8Num126z1" style:family="text">
      <style:text-properties style:font-name="Courier New" fo:font-size="10pt" style:font-size-asian="10pt"/>
    </style:style>
    <style:style style:name="WW8Num126z2" style:family="text">
      <style:text-properties style:font-name="Wingdings" fo:font-size="10pt" style:font-size-asian="10pt"/>
    </style:style>
    <style:style style:name="WW8Num127z0" style:family="text">
      <style:text-properties style:font-name="Symbol" fo:font-size="10pt" style:font-size-asian="10pt"/>
    </style:style>
    <style:style style:name="WW8Num127z1" style:family="text">
      <style:text-properties style:font-name="Courier New" fo:font-size="10pt" style:font-size-asian="10pt"/>
    </style:style>
    <style:style style:name="WW8Num127z2" style:family="text">
      <style:text-properties style:font-name="Wingdings" fo:font-size="10pt" style:font-size-asian="10pt"/>
    </style:style>
    <style:style style:name="WW8Num128z0" style:family="text">
      <style:text-properties style:font-name="Symbol" fo:font-size="10pt" style:font-size-asian="10pt"/>
    </style:style>
    <style:style style:name="WW8Num128z1" style:family="text">
      <style:text-properties style:font-name="Courier New" fo:font-size="10pt" style:font-size-asian="10pt"/>
    </style:style>
    <style:style style:name="WW8Num128z2" style:family="text">
      <style:text-properties style:font-name="Wingdings" fo:font-size="10pt" style:font-size-asian="10pt"/>
    </style:style>
    <style:style style:name="WW8Num129z0" style:family="text">
      <style:text-properties style:font-name="Symbol" fo:font-size="10pt" style:font-size-asian="10pt"/>
    </style:style>
    <style:style style:name="WW8Num129z1" style:family="text">
      <style:text-properties style:font-name="Courier New" fo:font-size="10pt" style:font-size-asian="10pt"/>
    </style:style>
    <style:style style:name="WW8Num129z2" style:family="text">
      <style:text-properties style:font-name="Wingdings" fo:font-size="10pt" style:font-size-asian="10pt"/>
    </style:style>
    <style:style style:name="WW8Num130z0" style:family="text">
      <style:text-properties style:font-name="Wingdings" fo:font-size="8pt" style:font-size-asian="8pt" style:font-size-complex="8pt"/>
    </style:style>
    <style:style style:name="WW8Num130z1" style:family="text">
      <style:text-properties fo:font-size="8pt" style:font-size-asian="8pt" style:font-size-complex="8pt"/>
    </style:style>
    <style:style style:name="WW8Num130z2" style:family="text">
      <style:text-properties style:font-name="Wingdings"/>
    </style:style>
    <style:style style:name="WW8Num130z3" style:family="text">
      <style:text-properties style:font-name="Symbol"/>
    </style:style>
    <style:style style:name="WW8Num130z4" style:family="text">
      <style:text-properties style:font-name="Courier New" style:font-name-complex="Courier New"/>
    </style:style>
    <style:style style:name="WW8Num131z0" style:family="text">
      <style:text-properties style:font-name="Symbol" fo:font-size="10pt" style:font-size-asian="10pt"/>
    </style:style>
    <style:style style:name="WW8Num131z1" style:family="text">
      <style:text-properties style:font-name="Courier New" fo:font-size="10pt" style:font-size-asian="10pt"/>
    </style:style>
    <style:style style:name="WW8Num131z2" style:family="text">
      <style:text-properties style:font-name="Wingdings" fo:font-size="10pt" style:font-size-asian="10pt"/>
    </style:style>
    <style:style style:name="WW8Num132z0" style:family="text">
      <style:text-properties style:font-name="Symbol" fo:font-size="10pt" style:font-size-asian="10pt"/>
    </style:style>
    <style:style style:name="WW8Num132z1" style:family="text">
      <style:text-properties style:font-name="Courier New" fo:font-size="10pt" style:font-size-asian="10pt"/>
    </style:style>
    <style:style style:name="WW8Num132z2" style:family="text">
      <style:text-properties style:font-name="Wingdings" fo:font-size="10pt" style:font-size-asian="10pt"/>
    </style:style>
    <style:style style:name="WW8Num133z0" style:family="text">
      <style:text-properties style:font-name="Symbol" fo:font-size="10pt" style:font-size-asian="10pt"/>
    </style:style>
    <style:style style:name="WW8Num133z1" style:family="text">
      <style:text-properties style:font-name="Courier New" fo:font-size="10pt" style:font-size-asian="10pt"/>
    </style:style>
    <style:style style:name="WW8Num133z2" style:family="text">
      <style:text-properties style:font-name="Wingdings" fo:font-size="10pt" style:font-size-asian="10pt"/>
    </style:style>
    <style:style style:name="WW8Num135z0" style:family="text">
      <style:text-properties style:font-name="Symbol" fo:font-size="10pt" style:font-size-asian="10pt"/>
    </style:style>
    <style:style style:name="WW8Num135z1" style:family="text">
      <style:text-properties style:font-name="Courier New" fo:font-size="10pt" style:font-size-asian="10pt"/>
    </style:style>
    <style:style style:name="WW8Num135z2" style:family="text">
      <style:text-properties style:font-name="Wingdings" fo:font-size="10pt" style:font-size-asian="10pt"/>
    </style:style>
    <style:style style:name="WW8Num136z0" style:family="text">
      <style:text-properties style:font-name="Symbol" fo:font-size="10pt" style:font-size-asian="10pt"/>
    </style:style>
    <style:style style:name="WW8Num136z1" style:family="text">
      <style:text-properties style:font-name="Courier New" fo:font-size="10pt" style:font-size-asian="10pt"/>
    </style:style>
    <style:style style:name="WW8Num136z2" style:family="text">
      <style:text-properties style:font-name="Wingdings" fo:font-size="10pt" style:font-size-asian="10pt"/>
    </style:style>
    <style:style style:name="WW8Num137z0" style:family="text">
      <style:text-properties style:font-name="Symbol" fo:font-size="10pt" style:font-size-asian="10pt"/>
    </style:style>
    <style:style style:name="WW8Num137z1" style:family="text">
      <style:text-properties style:font-name="Courier New" fo:font-size="10pt" style:font-size-asian="10pt"/>
    </style:style>
    <style:style style:name="WW8Num137z2" style:family="text">
      <style:text-properties style:font-name="Wingdings" fo:font-size="10pt" style:font-size-asian="10pt"/>
    </style:style>
    <style:style style:name="WW8Num138z0" style:family="text">
      <style:text-properties style:font-name="Symbol" fo:font-size="10pt" style:font-size-asian="10pt"/>
    </style:style>
    <style:style style:name="WW8Num138z1" style:family="text">
      <style:text-properties style:font-name="Courier New" fo:font-size="10pt" style:font-size-asian="10pt"/>
    </style:style>
    <style:style style:name="WW8Num138z2" style:family="text">
      <style:text-properties style:font-name="Wingdings" fo:font-size="10pt" style:font-size-asian="10pt"/>
    </style:style>
    <style:style style:name="WW8Num139z0" style:family="text">
      <style:text-properties style:font-name="Wingdings"/>
    </style:style>
    <style:style style:name="WW8Num140z0" style:family="text">
      <style:text-properties style:font-name="Symbol" fo:font-size="10pt" style:font-size-asian="10pt"/>
    </style:style>
    <style:style style:name="WW8Num140z1" style:family="text">
      <style:text-properties style:font-name="Courier New" fo:font-size="10pt" style:font-size-asian="10pt"/>
    </style:style>
    <style:style style:name="WW8Num140z2" style:family="text">
      <style:text-properties style:font-name="Wingdings" fo:font-size="10pt" style:font-size-asian="10pt"/>
    </style:style>
    <style:style style:name="WW8Num141z0" style:family="text">
      <style:text-properties style:font-name="Symbol" fo:font-size="10pt" style:font-size-asian="10pt"/>
    </style:style>
    <style:style style:name="WW8Num141z1" style:family="text">
      <style:text-properties style:font-name="Courier New" fo:font-size="10pt" style:font-size-asian="10pt"/>
    </style:style>
    <style:style style:name="WW8Num141z2" style:family="text">
      <style:text-properties style:font-name="Wingdings" fo:font-size="10pt" style:font-size-asian="10pt"/>
    </style:style>
    <style:style style:name="WW8Num142z0" style:family="text">
      <style:text-properties style:font-name="Symbol" fo:font-size="10pt" style:font-size-asian="10pt"/>
    </style:style>
    <style:style style:name="WW8Num142z1" style:family="text">
      <style:text-properties style:font-name="Courier New" fo:font-size="10pt" style:font-size-asian="10pt"/>
    </style:style>
    <style:style style:name="WW8Num142z2" style:family="text">
      <style:text-properties style:font-name="Wingdings" fo:font-size="10pt" style:font-size-asian="10pt"/>
    </style:style>
    <style:style style:name="WW8Num143z0" style:family="text">
      <style:text-properties style:font-name="Symbol" fo:font-size="10pt" style:font-size-asian="10pt"/>
    </style:style>
    <style:style style:name="WW8Num143z1" style:family="text">
      <style:text-properties style:font-name="Courier New" fo:font-size="10pt" style:font-size-asian="10pt"/>
    </style:style>
    <style:style style:name="WW8Num143z2" style:family="text">
      <style:text-properties style:font-name="Wingdings" fo:font-size="10pt" style:font-size-asian="10pt"/>
    </style:style>
    <style:style style:name="WW8Num144z0" style:family="text">
      <style:text-properties style:font-name="Symbol" fo:font-size="10pt" style:font-size-asian="10pt"/>
    </style:style>
    <style:style style:name="WW8Num144z1" style:family="text">
      <style:text-properties style:font-name="Courier New" fo:font-size="10pt" style:font-size-asian="10pt"/>
    </style:style>
    <style:style style:name="WW8Num144z2" style:family="text">
      <style:text-properties style:font-name="Wingdings" fo:font-size="10pt" style:font-size-asian="10pt"/>
    </style:style>
    <style:style style:name="WW8Num145z0" style:family="text">
      <style:text-properties style:font-name="Symbol" fo:font-size="10pt" style:font-size-asian="10pt"/>
    </style:style>
    <style:style style:name="WW8Num145z1" style:family="text">
      <style:text-properties style:font-name="Courier New" fo:font-size="10pt" style:font-size-asian="10pt"/>
    </style:style>
    <style:style style:name="WW8Num145z2" style:family="text">
      <style:text-properties style:font-name="Wingdings" fo:font-size="10pt" style:font-size-asian="10pt"/>
    </style:style>
    <style:style style:name="WW8Num146z0" style:family="text">
      <style:text-properties style:font-name="Symbol" fo:font-size="10pt" style:font-size-asian="10pt"/>
    </style:style>
    <style:style style:name="WW8Num146z1" style:family="text">
      <style:text-properties style:font-name="Courier New" fo:font-size="10pt" style:font-size-asian="10pt"/>
    </style:style>
    <style:style style:name="WW8Num146z2" style:family="text">
      <style:text-properties style:font-name="Wingdings" fo:font-size="10pt" style:font-size-asian="10pt"/>
    </style:style>
    <style:style style:name="WW8Num148z0" style:family="text">
      <style:text-properties style:font-name="Symbol" fo:font-size="10pt" style:font-size-asian="10pt"/>
    </style:style>
    <style:style style:name="WW8Num148z1" style:family="text">
      <style:text-properties style:font-name="Courier New" fo:font-size="10pt" style:font-size-asian="10pt"/>
    </style:style>
    <style:style style:name="WW8Num148z2" style:family="text">
      <style:text-properties style:font-name="Wingdings" fo:font-size="10pt" style:font-size-asian="10pt"/>
    </style:style>
    <style:style style:name="WW8Num149z0" style:family="text">
      <style:text-properties style:font-name="Symbol" fo:font-size="10pt" style:font-size-asian="10pt"/>
    </style:style>
    <style:style style:name="WW8Num149z1" style:family="text">
      <style:text-properties style:font-name="Courier New" fo:font-size="10pt" style:font-size-asian="10pt"/>
    </style:style>
    <style:style style:name="WW8Num149z2" style:family="text">
      <style:text-properties style:font-name="Wingdings" fo:font-size="10pt" style:font-size-asian="10pt"/>
    </style:style>
    <style:style style:name="WW8Num150z0" style:family="text">
      <style:text-properties style:font-name="Symbol" fo:font-size="10pt" style:font-size-asian="10pt"/>
    </style:style>
    <style:style style:name="WW8Num150z1" style:family="text">
      <style:text-properties style:font-name="Courier New" fo:font-size="10pt" style:font-size-asian="10pt"/>
    </style:style>
    <style:style style:name="WW8Num150z2" style:family="text">
      <style:text-properties style:font-name="Wingdings" fo:font-size="10pt" style:font-size-asian="10pt"/>
    </style:style>
    <style:style style:name="WW8Num151z0" style:family="text">
      <style:text-properties style:font-name="Symbol" fo:font-size="10pt" style:font-size-asian="10pt"/>
    </style:style>
    <style:style style:name="WW8Num151z1" style:family="text">
      <style:text-properties style:font-name="Courier New" fo:font-size="10pt" style:font-size-asian="10pt"/>
    </style:style>
    <style:style style:name="WW8Num151z2" style:family="text">
      <style:text-properties style:font-name="Wingdings" fo:font-size="10pt" style:font-size-asian="10pt"/>
    </style:style>
    <style:style style:name="WW8Num152z0" style:family="text">
      <style:text-properties style:font-name="Symbol" fo:font-size="10pt" style:font-size-asian="10pt"/>
    </style:style>
    <style:style style:name="WW8Num152z1" style:family="text">
      <style:text-properties style:font-name="Courier New" fo:font-size="10pt" style:font-size-asian="10pt"/>
    </style:style>
    <style:style style:name="WW8Num152z2" style:family="text">
      <style:text-properties style:font-name="Wingdings" fo:font-size="10pt" style:font-size-asian="10pt"/>
    </style:style>
    <style:style style:name="WW8Num154z0" style:family="text">
      <style:text-properties style:font-name="Symbol" fo:font-size="10pt" style:font-size-asian="10pt"/>
    </style:style>
    <style:style style:name="WW8Num154z1" style:family="text">
      <style:text-properties style:font-name="Courier New" fo:font-size="10pt" style:font-size-asian="10pt"/>
    </style:style>
    <style:style style:name="WW8Num154z2" style:family="text">
      <style:text-properties style:font-name="Wingdings" fo:font-size="10pt" style:font-size-asian="10pt"/>
    </style:style>
    <style:style style:name="WW8Num155z0" style:family="text">
      <style:text-properties style:font-name="Symbol" fo:font-size="10pt" style:font-size-asian="10pt"/>
    </style:style>
    <style:style style:name="WW8Num155z1" style:family="text">
      <style:text-properties style:font-name="Courier New" fo:font-size="10pt" style:font-size-asian="10pt"/>
    </style:style>
    <style:style style:name="WW8Num155z2" style:family="text">
      <style:text-properties style:font-name="Wingdings" fo:font-size="10pt" style:font-size-asian="10pt"/>
    </style:style>
    <style:style style:name="WW8Num156z0" style:family="text">
      <style:text-properties style:font-name="Symbol" fo:font-size="10pt" style:font-size-asian="10pt"/>
    </style:style>
    <style:style style:name="WW8Num156z1" style:family="text">
      <style:text-properties style:font-name="Courier New" fo:font-size="10pt" style:font-size-asian="10pt"/>
    </style:style>
    <style:style style:name="WW8Num156z2" style:family="text">
      <style:text-properties style:font-name="Wingdings" fo:font-size="10pt" style:font-size-asian="10pt"/>
    </style:style>
    <style:style style:name="WW8Num157z0" style:family="text">
      <style:text-properties style:font-name="Symbol" fo:font-size="10pt" style:font-size-asian="10pt"/>
    </style:style>
    <style:style style:name="WW8Num157z1" style:family="text">
      <style:text-properties style:font-name="Courier New" fo:font-size="10pt" style:font-size-asian="10pt"/>
    </style:style>
    <style:style style:name="WW8Num157z2" style:family="text">
      <style:text-properties style:font-name="Wingdings" fo:font-size="10pt" style:font-size-asian="10pt"/>
    </style:style>
    <style:style style:name="WW8Num158z0" style:family="text">
      <style:text-properties style:font-name="Symbol" fo:font-size="10pt" style:font-size-asian="10pt"/>
    </style:style>
    <style:style style:name="WW8Num158z1" style:family="text">
      <style:text-properties style:font-name="Courier New" fo:font-size="10pt" style:font-size-asian="10pt"/>
    </style:style>
    <style:style style:name="WW8Num158z2" style:family="text">
      <style:text-properties style:font-name="Wingdings" fo:font-size="10pt" style:font-size-asian="10pt"/>
    </style:style>
    <style:style style:name="WW8Num159z0" style:family="text">
      <style:text-properties style:font-name="Symbol" fo:font-size="10pt" style:font-size-asian="10pt"/>
    </style:style>
    <style:style style:name="WW8Num159z1" style:family="text">
      <style:text-properties style:font-name="Courier New" fo:font-size="10pt" style:font-size-asian="10pt"/>
    </style:style>
    <style:style style:name="WW8Num159z2" style:family="text">
      <style:text-properties style:font-name="Wingdings" fo:font-size="10pt" style:font-size-asian="10pt"/>
    </style:style>
    <style:style style:name="WW8Num160z0" style:family="text">
      <style:text-properties style:font-name="Symbol" fo:font-size="10pt" style:font-size-asian="10pt"/>
    </style:style>
    <style:style style:name="WW8Num160z1" style:family="text">
      <style:text-properties style:font-name="Courier New" fo:font-size="10pt" style:font-size-asian="10pt"/>
    </style:style>
    <style:style style:name="WW8Num160z2" style:family="text">
      <style:text-properties style:font-name="Wingdings" fo:font-size="10pt" style:font-size-asian="10pt"/>
    </style:style>
    <style:style style:name="WW8Num161z0" style:family="text">
      <style:text-properties style:font-name="Symbol" fo:font-size="10pt" style:font-size-asian="10pt"/>
    </style:style>
    <style:style style:name="WW8Num161z1" style:family="text">
      <style:text-properties style:font-name="Courier New" fo:font-size="10pt" style:font-size-asian="10pt"/>
    </style:style>
    <style:style style:name="WW8Num161z2" style:family="text">
      <style:text-properties style:font-name="Wingdings" fo:font-size="10pt" style:font-size-asian="10pt"/>
    </style:style>
    <style:style style:name="WW8Num162z0" style:family="text">
      <style:text-properties style:font-name="Symbol" fo:font-size="10pt" style:font-size-asian="10pt"/>
    </style:style>
    <style:style style:name="WW8Num162z1" style:family="text">
      <style:text-properties style:font-name="Courier New" fo:font-size="10pt" style:font-size-asian="10pt"/>
    </style:style>
    <style:style style:name="WW8Num162z2" style:family="text">
      <style:text-properties style:font-name="Wingdings" fo:font-size="10pt" style:font-size-asian="10pt"/>
    </style:style>
    <style:style style:name="WW8Num163z0" style:family="text">
      <style:text-properties style:font-name="Symbol" fo:font-size="10pt" style:font-size-asian="10pt"/>
    </style:style>
    <style:style style:name="WW8Num163z1" style:family="text">
      <style:text-properties style:font-name="Courier New" fo:font-size="10pt" style:font-size-asian="10pt"/>
    </style:style>
    <style:style style:name="WW8Num163z2" style:family="text">
      <style:text-properties style:font-name="Wingdings" fo:font-size="10pt" style:font-size-asian="10pt"/>
    </style:style>
    <style:style style:name="WW8Num164z0" style:family="text">
      <style:text-properties style:font-name="Symbol" fo:font-size="10pt" style:font-size-asian="10pt"/>
    </style:style>
    <style:style style:name="WW8Num164z1" style:family="text">
      <style:text-properties style:font-name="Courier New" fo:font-size="10pt" style:font-size-asian="10pt"/>
    </style:style>
    <style:style style:name="WW8Num164z2" style:family="text">
      <style:text-properties style:font-name="Wingdings" fo:font-size="10pt" style:font-size-asian="10pt"/>
    </style:style>
    <style:style style:name="WW8Num165z0" style:family="text">
      <style:text-properties style:font-name="Symbol" fo:font-size="10pt" style:font-size-asian="10pt"/>
    </style:style>
    <style:style style:name="WW8Num165z1" style:family="text">
      <style:text-properties style:font-name="Courier New" fo:font-size="10pt" style:font-size-asian="10pt"/>
    </style:style>
    <style:style style:name="WW8Num165z2" style:family="text">
      <style:text-properties style:font-name="Wingdings" fo:font-size="10pt" style:font-size-asian="10pt"/>
    </style:style>
    <style:style style:name="WW8Num166z0" style:family="text">
      <style:text-properties style:font-name="Symbol" fo:font-size="10pt" style:font-size-asian="10pt"/>
    </style:style>
    <style:style style:name="WW8Num166z1" style:family="text">
      <style:text-properties style:font-name="Courier New" fo:font-size="10pt" style:font-size-asian="10pt"/>
    </style:style>
    <style:style style:name="WW8Num166z2" style:family="text">
      <style:text-properties style:font-name="Wingdings" fo:font-size="10pt" style:font-size-asian="10pt"/>
    </style:style>
    <style:style style:name="WW8Num169z0" style:family="text">
      <style:text-properties style:font-name="Symbol" fo:font-size="10pt" style:font-size-asian="10pt"/>
    </style:style>
    <style:style style:name="WW8Num169z1" style:family="text">
      <style:text-properties style:font-name="Courier New" fo:font-size="10pt" style:font-size-asian="10pt"/>
    </style:style>
    <style:style style:name="WW8Num169z2" style:family="text">
      <style:text-properties style:font-name="Wingdings" fo:font-size="10pt" style:font-size-asian="10pt"/>
    </style:style>
    <style:style style:name="WW8Num170z0" style:family="text">
      <style:text-properties style:font-name="Symbol" fo:font-size="10pt" style:font-size-asian="10pt"/>
    </style:style>
    <style:style style:name="WW8Num170z1" style:family="text">
      <style:text-properties style:font-name="Courier New" fo:font-size="10pt" style:font-size-asian="10pt"/>
    </style:style>
    <style:style style:name="WW8Num170z2" style:family="text">
      <style:text-properties style:font-name="Wingdings" fo:font-size="10pt" style:font-size-asian="10pt"/>
    </style:style>
    <style:style style:name="WW8Num171z0" style:family="text">
      <style:text-properties style:font-name="Symbol" fo:font-size="10pt" style:font-size-asian="10pt"/>
    </style:style>
    <style:style style:name="WW8Num171z1" style:family="text">
      <style:text-properties style:font-name="Courier New" fo:font-size="10pt" style:font-size-asian="10pt"/>
    </style:style>
    <style:style style:name="WW8Num171z2" style:family="text">
      <style:text-properties style:font-name="Wingdings" fo:font-size="10pt" style:font-size-asian="10pt"/>
    </style:style>
    <style:style style:name="WW8Num172z0" style:family="text">
      <style:text-properties style:font-name="Symbol" fo:font-size="10pt" style:font-size-asian="10pt"/>
    </style:style>
    <style:style style:name="WW8Num172z1" style:family="text">
      <style:text-properties style:font-name="Courier New" fo:font-size="10pt" style:font-size-asian="10pt"/>
    </style:style>
    <style:style style:name="WW8Num172z2" style:family="text">
      <style:text-properties style:font-name="Wingdings" fo:font-size="10pt" style:font-size-asian="10pt"/>
    </style:style>
    <style:style style:name="WW8Num173z0" style:family="text">
      <style:text-properties style:font-name="Symbol" fo:font-size="10pt" style:font-size-asian="10pt"/>
    </style:style>
    <style:style style:name="WW8Num173z1" style:family="text">
      <style:text-properties style:font-name="Courier New" fo:font-size="10pt" style:font-size-asian="10pt"/>
    </style:style>
    <style:style style:name="WW8Num173z2" style:family="text">
      <style:text-properties style:font-name="Wingdings" fo:font-size="10pt" style:font-size-asian="10pt"/>
    </style:style>
    <style:style style:name="WW8Num174z0" style:family="text">
      <style:text-properties style:font-name="Symbol" fo:font-size="10pt" style:font-size-asian="10pt"/>
    </style:style>
    <style:style style:name="WW8Num174z1" style:family="text">
      <style:text-properties style:font-name="Courier New" fo:font-size="10pt" style:font-size-asian="10pt"/>
    </style:style>
    <style:style style:name="WW8Num174z2" style:family="text">
      <style:text-properties style:font-name="Wingdings" fo:font-size="10pt" style:font-size-asian="10pt"/>
    </style:style>
    <style:style style:name="WW8Num175z0" style:family="text">
      <style:text-properties style:font-name="Symbol" fo:font-size="10pt" style:font-size-asian="10pt"/>
    </style:style>
    <style:style style:name="WW8Num175z1" style:family="text">
      <style:text-properties style:font-name="Courier New" fo:font-size="10pt" style:font-size-asian="10pt"/>
    </style:style>
    <style:style style:name="WW8Num175z2" style:family="text">
      <style:text-properties style:font-name="Wingdings" fo:font-size="10pt" style:font-size-asian="10pt"/>
    </style:style>
    <style:style style:name="WW8Num176z0" style:family="text">
      <style:text-properties style:font-name="Symbol" fo:font-size="10pt" style:font-size-asian="10pt"/>
    </style:style>
    <style:style style:name="WW8Num176z1" style:family="text">
      <style:text-properties style:font-name="Courier New" fo:font-size="10pt" style:font-size-asian="10pt"/>
    </style:style>
    <style:style style:name="WW8Num176z2" style:family="text">
      <style:text-properties style:font-name="Wingdings" fo:font-size="10pt" style:font-size-asian="10pt"/>
    </style:style>
    <style:style style:name="WW8Num177z0" style:family="text">
      <style:text-properties style:font-name="Symbol" fo:font-size="10pt" style:font-size-asian="10pt"/>
    </style:style>
    <style:style style:name="WW8Num177z1" style:family="text">
      <style:text-properties style:font-name="Courier New" fo:font-size="10pt" style:font-size-asian="10pt"/>
    </style:style>
    <style:style style:name="WW8Num177z2" style:family="text">
      <style:text-properties style:font-name="Wingdings" fo:font-size="10pt" style:font-size-asian="10pt"/>
    </style:style>
    <style:style style:name="WW8Num178z0" style:family="text">
      <style:text-properties style:font-name="Symbol" fo:font-size="10pt" style:font-size-asian="10pt"/>
    </style:style>
    <style:style style:name="WW8Num178z1" style:family="text">
      <style:text-properties style:font-name="Courier New" fo:font-size="10pt" style:font-size-asian="10pt"/>
    </style:style>
    <style:style style:name="WW8Num178z2" style:family="text">
      <style:text-properties style:font-name="Wingdings" fo:font-size="10pt" style:font-size-asian="10pt"/>
    </style:style>
    <style:style style:name="WW8Num179z0" style:family="text">
      <style:text-properties style:font-name="Symbol" fo:font-size="10pt" style:font-size-asian="10pt"/>
    </style:style>
    <style:style style:name="WW8Num179z1" style:family="text">
      <style:text-properties style:font-name="Courier New" fo:font-size="10pt" style:font-size-asian="10pt"/>
    </style:style>
    <style:style style:name="WW8Num179z2" style:family="text">
      <style:text-properties style:font-name="Wingdings" fo:font-size="10pt" style:font-size-asian="10pt"/>
    </style:style>
    <style:style style:name="WW8Num180z0" style:family="text">
      <style:text-properties style:font-name="Symbol" fo:font-size="10pt" style:font-size-asian="10pt"/>
    </style:style>
    <style:style style:name="WW8Num180z1" style:family="text">
      <style:text-properties style:font-name="Courier New" fo:font-size="10pt" style:font-size-asian="10pt"/>
    </style:style>
    <style:style style:name="WW8Num180z2" style:family="text">
      <style:text-properties style:font-name="Wingdings" fo:font-size="10pt" style:font-size-asian="10pt"/>
    </style:style>
    <style:style style:name="WW8Num181z0" style:family="text">
      <style:text-properties style:font-name="Symbol" fo:font-size="10pt" style:font-size-asian="10pt"/>
    </style:style>
    <style:style style:name="WW8Num181z1" style:family="text">
      <style:text-properties style:font-name="Courier New" fo:font-size="10pt" style:font-size-asian="10pt"/>
    </style:style>
    <style:style style:name="WW8Num181z2" style:family="text">
      <style:text-properties style:font-name="Wingdings" fo:font-size="10pt" style:font-size-asian="10pt"/>
    </style:style>
    <style:style style:name="WW8Num182z0" style:family="text">
      <style:text-properties style:font-name="Symbol" fo:font-size="10pt" style:font-size-asian="10pt"/>
    </style:style>
    <style:style style:name="WW8Num182z1" style:family="text">
      <style:text-properties style:font-name="Courier New" fo:font-size="10pt" style:font-size-asian="10pt"/>
    </style:style>
    <style:style style:name="WW8Num182z2" style:family="text">
      <style:text-properties style:font-name="Wingdings" fo:font-size="10pt" style:font-size-asian="10pt"/>
    </style:style>
    <style:style style:name="WW8Num183z0" style:family="text">
      <style:text-properties style:font-name="Symbol" fo:font-size="10pt" style:font-size-asian="10pt"/>
    </style:style>
    <style:style style:name="WW8Num183z1" style:family="text">
      <style:text-properties style:font-name="Courier New" fo:font-size="10pt" style:font-size-asian="10pt"/>
    </style:style>
    <style:style style:name="WW8Num183z2" style:family="text">
      <style:text-properties style:font-name="Wingdings" fo:font-size="10pt" style:font-size-asian="10pt"/>
    </style:style>
    <style:style style:name="WW8Num184z0" style:family="text">
      <style:text-properties style:font-name="Symbol" fo:font-size="10pt" style:font-size-asian="10pt"/>
    </style:style>
    <style:style style:name="WW8Num184z1" style:family="text">
      <style:text-properties style:font-name="Courier New" fo:font-size="10pt" style:font-size-asian="10pt"/>
    </style:style>
    <style:style style:name="WW8Num184z2" style:family="text">
      <style:text-properties style:font-name="Wingdings" fo:font-size="10pt" style:font-size-asian="10pt"/>
    </style:style>
    <style:style style:name="WW8Num186z0" style:family="text">
      <style:text-properties style:font-name="Symbol" fo:font-size="10pt" style:font-size-asian="10pt"/>
    </style:style>
    <style:style style:name="WW8Num186z1" style:family="text">
      <style:text-properties style:font-name="Courier New" fo:font-size="10pt" style:font-size-asian="10pt"/>
    </style:style>
    <style:style style:name="WW8Num186z2" style:family="text">
      <style:text-properties style:font-name="Wingdings" fo:font-size="10pt" style:font-size-asian="10pt"/>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Acrônimo_20_HTML" style:display-name="Acrônimo HTML" style:family="text" style:parent-style-name="Fonte_20_parág._20_padrão"/>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bullet text:level="1" text:style-name="WW8Num1z0" style:num-suffix="." text:bullet-char="">
        <style:text-properties style:font-name="Symbol"/>
      </text:list-level-style-bullet>
      <text:list-level-style-bullet text:level="2" text:style-name="WW8Num1z1" style:num-suffix="." text:bullet-char="o">
        <style:text-properties fo:font-family="'Courier New'" style:font-family-generic="modern" style:font-pitch="fixed"/>
      </text:list-level-style-bullet>
      <text:list-level-style-bullet text:level="3" text:style-name="WW8Num1z2" style:num-suffix="." text:bullet-char="">
        <style:text-properties style:font-name="Wingdings"/>
      </text:list-level-style-bullet>
      <text:list-level-style-bullet text:level="4" text:style-name="WW8Num1z2" style:num-suffix="." text:bullet-char="">
        <style:text-properties style:font-name="Wingdings"/>
      </text:list-level-style-bullet>
      <text:list-level-style-bullet text:level="5" text:style-name="WW8Num1z2" style:num-suffix="." text:bullet-char="">
        <style:text-properties style:font-name="Wingdings"/>
      </text:list-level-style-bullet>
      <text:list-level-style-bullet text:level="6" text:style-name="WW8Num1z2" style:num-suffix="." text:bullet-char="">
        <style:text-properties style:font-name="Wingdings"/>
      </text:list-level-style-bullet>
      <text:list-level-style-bullet text:level="7" text:style-name="WW8Num1z2" style:num-suffix="." text:bullet-char="">
        <style:text-properties style:font-name="Wingdings"/>
      </text:list-level-style-bullet>
      <text:list-level-style-bullet text:level="8" text:style-name="WW8Num1z2" style:num-suffix="." text:bullet-char="">
        <style:text-properties style:font-name="Wingdings"/>
      </text:list-level-style-bullet>
      <text:list-level-style-bullet text:level="9" text:style-name="WW8Num1z2" style:num-suffix="." text:bullet-char="">
        <style:text-properties style:font-name="Wingdings"/>
      </text:list-level-style-bullet>
      <text:list-level-style-number text:level="10" style:num-suffix="." style:num-format="1"/>
    </text:list-style>
    <text:list-style style:name="WW8Num2">
      <text:list-level-style-bullet text:level="1" text:style-name="WW8Num2z0" style:num-suffix="." text:bullet-char="">
        <style:text-properties style:font-name="Symbol"/>
      </text:list-level-style-bullet>
      <text:list-level-style-bullet text:level="2" text:style-name="WW8Num2z1" style:num-suffix="." text:bullet-char="o">
        <style:text-properties fo:font-family="'Courier New'" style:font-family-generic="modern" style:font-pitch="fixed"/>
      </text:list-level-style-bullet>
      <text:list-level-style-bullet text:level="3" text:style-name="WW8Num2z2" style:num-suffix="." text:bullet-char="">
        <style:text-properties style:font-name="Wingdings"/>
      </text:list-level-style-bullet>
      <text:list-level-style-bullet text:level="4" text:style-name="WW8Num2z2" style:num-suffix="." text:bullet-char="">
        <style:text-properties style:font-name="Wingdings"/>
      </text:list-level-style-bullet>
      <text:list-level-style-bullet text:level="5" text:style-name="WW8Num2z2" style:num-suffix="." text:bullet-char="">
        <style:text-properties style:font-name="Wingdings"/>
      </text:list-level-style-bullet>
      <text:list-level-style-bullet text:level="6" text:style-name="WW8Num2z2" style:num-suffix="." text:bullet-char="">
        <style:text-properties style:font-name="Wingdings"/>
      </text:list-level-style-bullet>
      <text:list-level-style-bullet text:level="7" text:style-name="WW8Num2z2" style:num-suffix="." text:bullet-char="">
        <style:text-properties style:font-name="Wingdings"/>
      </text:list-level-style-bullet>
      <text:list-level-style-bullet text:level="8" text:style-name="WW8Num2z2" style:num-suffix="." text:bullet-char="">
        <style:text-properties style:font-name="Wingdings"/>
      </text:list-level-style-bullet>
      <text:list-level-style-bullet text:level="9" text:style-name="WW8Num2z2" style:num-suffix="." text:bullet-char="">
        <style:text-properties style:font-name="Wingdings"/>
      </text:list-level-style-bullet>
      <text:list-level-style-number text:level="10" style:num-suffix="." style:num-format="1"/>
    </text:list-style>
    <text:list-style style:name="WW8Num3">
      <text:list-level-style-bullet text:level="1" text:style-name="WW8Num3z0" style:num-suffix="." text:bullet-char="">
        <style:text-properties style:font-name="Symbol"/>
      </text:list-level-style-bullet>
      <text:list-level-style-bullet text:level="2" text:style-name="WW8Num3z1" style:num-suffix="." text:bullet-char="o">
        <style:text-properties fo:font-family="'Courier New'" style:font-family-generic="modern" style:font-pitch="fixed"/>
      </text:list-level-style-bullet>
      <text:list-level-style-bullet text:level="3" text:style-name="WW8Num3z2" style:num-suffix="." text:bullet-char="">
        <style:text-properties style:font-name="Wingdings"/>
      </text:list-level-style-bullet>
      <text:list-level-style-bullet text:level="4" text:style-name="WW8Num3z2" style:num-suffix="." text:bullet-char="">
        <style:text-properties style:font-name="Wingdings"/>
      </text:list-level-style-bullet>
      <text:list-level-style-bullet text:level="5" text:style-name="WW8Num3z2" style:num-suffix="." text:bullet-char="">
        <style:text-properties style:font-name="Wingdings"/>
      </text:list-level-style-bullet>
      <text:list-level-style-bullet text:level="6" text:style-name="WW8Num3z2" style:num-suffix="." text:bullet-char="">
        <style:text-properties style:font-name="Wingdings"/>
      </text:list-level-style-bullet>
      <text:list-level-style-bullet text:level="7" text:style-name="WW8Num3z2" style:num-suffix="." text:bullet-char="">
        <style:text-properties style:font-name="Wingdings"/>
      </text:list-level-style-bullet>
      <text:list-level-style-bullet text:level="8" text:style-name="WW8Num3z2" style:num-suffix="." text:bullet-char="">
        <style:text-properties style:font-name="Wingdings"/>
      </text:list-level-style-bullet>
      <text:list-level-style-bullet text:level="9" text:style-name="WW8Num3z2" style:num-suffix="." text:bullet-char="">
        <style:text-properties style:font-name="Wingdings"/>
      </text:list-level-style-bullet>
      <text:list-level-style-number text:level="10" style:num-suffix="." style:num-format="1"/>
    </text:list-style>
    <text:list-style style:name="WW8Num4">
      <text:list-level-style-bullet text:level="1" text:style-name="WW8Num4z0" style:num-suffix="." text:bullet-char="">
        <style:text-properties style:font-name="Symbol"/>
      </text:list-level-style-bullet>
      <text:list-level-style-bullet text:level="2" text:style-name="WW8Num4z1" style:num-suffix="." text:bullet-char="o">
        <style:text-properties fo:font-family="'Courier New'" style:font-family-generic="modern" style:font-pitch="fixed"/>
      </text:list-level-style-bullet>
      <text:list-level-style-bullet text:level="3" text:style-name="WW8Num4z2" style:num-suffix="." text:bullet-char="">
        <style:text-properties style:font-name="Wingdings"/>
      </text:list-level-style-bullet>
      <text:list-level-style-bullet text:level="4" text:style-name="WW8Num4z2" style:num-suffix="." text:bullet-char="">
        <style:text-properties style:font-name="Wingdings"/>
      </text:list-level-style-bullet>
      <text:list-level-style-bullet text:level="5" text:style-name="WW8Num4z2" style:num-suffix="." text:bullet-char="">
        <style:text-properties style:font-name="Wingdings"/>
      </text:list-level-style-bullet>
      <text:list-level-style-bullet text:level="6" text:style-name="WW8Num4z2" style:num-suffix="." text:bullet-char="">
        <style:text-properties style:font-name="Wingdings"/>
      </text:list-level-style-bullet>
      <text:list-level-style-bullet text:level="7" text:style-name="WW8Num4z2" style:num-suffix="." text:bullet-char="">
        <style:text-properties style:font-name="Wingdings"/>
      </text:list-level-style-bullet>
      <text:list-level-style-bullet text:level="8" text:style-name="WW8Num4z2" style:num-suffix="." text:bullet-char="">
        <style:text-properties style:font-name="Wingdings"/>
      </text:list-level-style-bullet>
      <text:list-level-style-bullet text:level="9" text:style-name="WW8Num4z2" style:num-suffix="." text:bullet-char="">
        <style:text-properties style:font-name="Wingdings"/>
      </text:list-level-style-bullet>
      <text:list-level-style-number text:level="10" style:num-suffix="." style:num-format="1"/>
    </text:list-style>
    <text:list-style style:name="WW8Num5">
      <text:list-level-style-bullet text:level="1" text:style-name="WW8Num5z0" style:num-suffix="." text:bullet-char="">
        <style:text-properties style:font-name="Symbol"/>
      </text:list-level-style-bullet>
      <text:list-level-style-bullet text:level="2" text:style-name="WW8Num5z1" style:num-suffix="." text:bullet-char="o">
        <style:text-properties fo:font-family="'Courier New'" style:font-family-generic="modern" style:font-pitch="fixed"/>
      </text:list-level-style-bullet>
      <text:list-level-style-bullet text:level="3" text:style-name="WW8Num5z2" style:num-suffix="." text:bullet-char="">
        <style:text-properties style:font-name="Wingdings"/>
      </text:list-level-style-bullet>
      <text:list-level-style-bullet text:level="4" text:style-name="WW8Num5z2" style:num-suffix="." text:bullet-char="">
        <style:text-properties style:font-name="Wingdings"/>
      </text:list-level-style-bullet>
      <text:list-level-style-bullet text:level="5" text:style-name="WW8Num5z2" style:num-suffix="." text:bullet-char="">
        <style:text-properties style:font-name="Wingdings"/>
      </text:list-level-style-bullet>
      <text:list-level-style-bullet text:level="6" text:style-name="WW8Num5z2" style:num-suffix="." text:bullet-char="">
        <style:text-properties style:font-name="Wingdings"/>
      </text:list-level-style-bullet>
      <text:list-level-style-bullet text:level="7" text:style-name="WW8Num5z2" style:num-suffix="." text:bullet-char="">
        <style:text-properties style:font-name="Wingdings"/>
      </text:list-level-style-bullet>
      <text:list-level-style-bullet text:level="8" text:style-name="WW8Num5z2" style:num-suffix="." text:bullet-char="">
        <style:text-properties style:font-name="Wingdings"/>
      </text:list-level-style-bullet>
      <text:list-level-style-bullet text:level="9" text:style-name="WW8Num5z2" style:num-suffix="." text:bullet-char="">
        <style:text-properties style:font-name="Wingdings"/>
      </text:list-level-style-bullet>
      <text:list-level-style-number text:level="10" style:num-suffix="." style:num-format="1"/>
    </text:list-style>
    <text:list-style style:name="WW8Num6">
      <text:list-level-style-bullet text:level="1" text:style-name="WW8Num6z0" style:num-suffix="." text:bullet-char="">
        <style:text-properties style:font-name="Symbol"/>
      </text:list-level-style-bullet>
      <text:list-level-style-bullet text:level="2" text:style-name="WW8Num6z1" style:num-suffix="." text:bullet-char="o">
        <style:text-properties fo:font-family="'Courier New'" style:font-family-generic="modern" style:font-pitch="fixed"/>
      </text:list-level-style-bullet>
      <text:list-level-style-bullet text:level="3" text:style-name="WW8Num6z2" style:num-suffix="." text:bullet-char="">
        <style:text-properties style:font-name="Wingdings"/>
      </text:list-level-style-bullet>
      <text:list-level-style-bullet text:level="4" text:style-name="WW8Num6z2" style:num-suffix="." text:bullet-char="">
        <style:text-properties style:font-name="Wingdings"/>
      </text:list-level-style-bullet>
      <text:list-level-style-bullet text:level="5" text:style-name="WW8Num6z2" style:num-suffix="." text:bullet-char="">
        <style:text-properties style:font-name="Wingdings"/>
      </text:list-level-style-bullet>
      <text:list-level-style-bullet text:level="6" text:style-name="WW8Num6z2" style:num-suffix="." text:bullet-char="">
        <style:text-properties style:font-name="Wingdings"/>
      </text:list-level-style-bullet>
      <text:list-level-style-bullet text:level="7" text:style-name="WW8Num6z2" style:num-suffix="." text:bullet-char="">
        <style:text-properties style:font-name="Wingdings"/>
      </text:list-level-style-bullet>
      <text:list-level-style-bullet text:level="8" text:style-name="WW8Num6z2" style:num-suffix="." text:bullet-char="">
        <style:text-properties style:font-name="Wingdings"/>
      </text:list-level-style-bullet>
      <text:list-level-style-bullet text:level="9" text:style-name="WW8Num6z2" style:num-suffix="." text:bullet-char="">
        <style:text-properties style:font-name="Wingdings"/>
      </text:list-level-style-bullet>
      <text:list-level-style-number text:level="10" style:num-suffix="." style:num-format="1"/>
    </text:list-style>
    <text:list-style style:name="WW8Num7">
      <text:list-level-style-bullet text:level="1" text:style-name="WW8Num7z0" style:num-suffix="." text:bullet-char="">
        <style:text-properties style:font-name="Symbol"/>
      </text:list-level-style-bullet>
      <text:list-level-style-bullet text:level="2" text:style-name="WW8Num7z1" style:num-suffix="." text:bullet-char="o">
        <style:text-properties fo:font-family="'Courier New'" style:font-family-generic="modern" style:font-pitch="fixed"/>
      </text:list-level-style-bullet>
      <text:list-level-style-bullet text:level="3" text:style-name="WW8Num7z2" style:num-suffix="." text:bullet-char="">
        <style:text-properties style:font-name="Wingdings"/>
      </text:list-level-style-bullet>
      <text:list-level-style-bullet text:level="4" text:style-name="WW8Num7z2" style:num-suffix="." text:bullet-char="">
        <style:text-properties style:font-name="Wingdings"/>
      </text:list-level-style-bullet>
      <text:list-level-style-bullet text:level="5" text:style-name="WW8Num7z2" style:num-suffix="." text:bullet-char="">
        <style:text-properties style:font-name="Wingdings"/>
      </text:list-level-style-bullet>
      <text:list-level-style-bullet text:level="6" text:style-name="WW8Num7z2" style:num-suffix="." text:bullet-char="">
        <style:text-properties style:font-name="Wingdings"/>
      </text:list-level-style-bullet>
      <text:list-level-style-bullet text:level="7" text:style-name="WW8Num7z2" style:num-suffix="." text:bullet-char="">
        <style:text-properties style:font-name="Wingdings"/>
      </text:list-level-style-bullet>
      <text:list-level-style-bullet text:level="8" text:style-name="WW8Num7z2" style:num-suffix="." text:bullet-char="">
        <style:text-properties style:font-name="Wingdings"/>
      </text:list-level-style-bullet>
      <text:list-level-style-bullet text:level="9" text:style-name="WW8Num7z2" style:num-suffix="." text:bullet-char="">
        <style:text-properties style:font-name="Wingdings"/>
      </text:list-level-style-bullet>
      <text:list-level-style-number text:level="10" style:num-suffix="." style:num-format="1"/>
    </text:list-style>
    <text:list-style style:name="WW8Num8">
      <text:list-level-style-bullet text:level="1" text:style-name="WW8Num8z0" style:num-suffix="." text:bullet-char="">
        <style:text-properties style:font-name="Symbol"/>
      </text:list-level-style-bullet>
      <text:list-level-style-bullet text:level="2" text:style-name="WW8Num8z1" style:num-suffix="." text:bullet-char="o">
        <style:text-properties fo:font-family="'Courier New'" style:font-family-generic="modern" style:font-pitch="fixed"/>
      </text:list-level-style-bullet>
      <text:list-level-style-bullet text:level="3" text:style-name="WW8Num8z2" style:num-suffix="." text:bullet-char="">
        <style:text-properties style:font-name="Wingdings"/>
      </text:list-level-style-bullet>
      <text:list-level-style-bullet text:level="4" text:style-name="WW8Num8z2" style:num-suffix="." text:bullet-char="">
        <style:text-properties style:font-name="Wingdings"/>
      </text:list-level-style-bullet>
      <text:list-level-style-bullet text:level="5" text:style-name="WW8Num8z2" style:num-suffix="." text:bullet-char="">
        <style:text-properties style:font-name="Wingdings"/>
      </text:list-level-style-bullet>
      <text:list-level-style-bullet text:level="6" text:style-name="WW8Num8z2" style:num-suffix="." text:bullet-char="">
        <style:text-properties style:font-name="Wingdings"/>
      </text:list-level-style-bullet>
      <text:list-level-style-bullet text:level="7" text:style-name="WW8Num8z2" style:num-suffix="." text:bullet-char="">
        <style:text-properties style:font-name="Wingdings"/>
      </text:list-level-style-bullet>
      <text:list-level-style-bullet text:level="8" text:style-name="WW8Num8z2" style:num-suffix="." text:bullet-char="">
        <style:text-properties style:font-name="Wingdings"/>
      </text:list-level-style-bullet>
      <text:list-level-style-bullet text:level="9" text:style-name="WW8Num8z2" style:num-suffix="." text:bullet-char="">
        <style:text-properties style:font-name="Wingdings"/>
      </text:list-level-style-bullet>
      <text:list-level-style-number text:level="10" style:num-suffix="." style:num-format="1"/>
    </text:list-style>
    <text:list-style style:name="WW8Num9">
      <text:list-level-style-bullet text:level="1" text:style-name="WW8Num9z0" style:num-suffix="." text:bullet-char="">
        <style:text-properties style:font-name="Symbol"/>
      </text:list-level-style-bullet>
      <text:list-level-style-bullet text:level="2" text:style-name="WW8Num9z1" style:num-suffix="." text:bullet-char="o">
        <style:text-properties fo:font-family="'Courier New'" style:font-family-generic="modern" style:font-pitch="fixed"/>
      </text:list-level-style-bullet>
      <text:list-level-style-bullet text:level="3" text:style-name="WW8Num9z2" style:num-suffix="." text:bullet-char="">
        <style:text-properties style:font-name="Wingdings"/>
      </text:list-level-style-bullet>
      <text:list-level-style-bullet text:level="4" text:style-name="WW8Num9z2" style:num-suffix="." text:bullet-char="">
        <style:text-properties style:font-name="Wingdings"/>
      </text:list-level-style-bullet>
      <text:list-level-style-bullet text:level="5" text:style-name="WW8Num9z2" style:num-suffix="." text:bullet-char="">
        <style:text-properties style:font-name="Wingdings"/>
      </text:list-level-style-bullet>
      <text:list-level-style-bullet text:level="6" text:style-name="WW8Num9z2" style:num-suffix="." text:bullet-char="">
        <style:text-properties style:font-name="Wingdings"/>
      </text:list-level-style-bullet>
      <text:list-level-style-bullet text:level="7" text:style-name="WW8Num9z2" style:num-suffix="." text:bullet-char="">
        <style:text-properties style:font-name="Wingdings"/>
      </text:list-level-style-bullet>
      <text:list-level-style-bullet text:level="8" text:style-name="WW8Num9z2" style:num-suffix="." text:bullet-char="">
        <style:text-properties style:font-name="Wingdings"/>
      </text:list-level-style-bullet>
      <text:list-level-style-bullet text:level="9" text:style-name="WW8Num9z2" style:num-suffix="." text:bullet-char="">
        <style:text-properties style:font-name="Wingdings"/>
      </text:list-level-style-bullet>
      <text:list-level-style-number text:level="10" style:num-suffix="." style:num-format="1"/>
    </text:list-style>
    <text:list-style style:name="WW8Num10">
      <text:list-level-style-bullet text:level="1" text:style-name="WW8Num10z0" style:num-suffix="." text:bullet-char="">
        <style:text-properties style:font-name="Symbol"/>
      </text:list-level-style-bullet>
      <text:list-level-style-bullet text:level="2" text:style-name="WW8Num10z1" style:num-suffix="." text:bullet-char="o">
        <style:text-properties fo:font-family="'Courier New'" style:font-family-generic="modern" style:font-pitch="fixed"/>
      </text:list-level-style-bullet>
      <text:list-level-style-bullet text:level="3" text:style-name="WW8Num10z2" style:num-suffix="." text:bullet-char="">
        <style:text-properties style:font-name="Wingdings"/>
      </text:list-level-style-bullet>
      <text:list-level-style-bullet text:level="4" text:style-name="WW8Num10z2" style:num-suffix="." text:bullet-char="">
        <style:text-properties style:font-name="Wingdings"/>
      </text:list-level-style-bullet>
      <text:list-level-style-bullet text:level="5" text:style-name="WW8Num10z2" style:num-suffix="." text:bullet-char="">
        <style:text-properties style:font-name="Wingdings"/>
      </text:list-level-style-bullet>
      <text:list-level-style-bullet text:level="6" text:style-name="WW8Num10z2" style:num-suffix="." text:bullet-char="">
        <style:text-properties style:font-name="Wingdings"/>
      </text:list-level-style-bullet>
      <text:list-level-style-bullet text:level="7" text:style-name="WW8Num10z2" style:num-suffix="." text:bullet-char="">
        <style:text-properties style:font-name="Wingdings"/>
      </text:list-level-style-bullet>
      <text:list-level-style-bullet text:level="8" text:style-name="WW8Num10z2" style:num-suffix="." text:bullet-char="">
        <style:text-properties style:font-name="Wingdings"/>
      </text:list-level-style-bullet>
      <text:list-level-style-bullet text:level="9" text:style-name="WW8Num10z2" style:num-suffix="." text:bullet-char="">
        <style:text-properties style:font-name="Wingdings"/>
      </text:list-level-style-bullet>
      <text:list-level-style-number text:level="10" style:num-suffix="." style:num-format="1"/>
    </text:list-style>
    <text:list-style style:name="WW8Num11">
      <text:list-level-style-bullet text:level="1" text:style-name="WW8Num11z0" style:num-suffix="." text:bullet-char="">
        <style:text-properties style:font-name="Symbol"/>
      </text:list-level-style-bullet>
      <text:list-level-style-bullet text:level="2" text:style-name="WW8Num11z1" style:num-suffix="." text:bullet-char="o">
        <style:text-properties fo:font-family="'Courier New'" style:font-family-generic="modern" style:font-pitch="fixed"/>
      </text:list-level-style-bullet>
      <text:list-level-style-bullet text:level="3" text:style-name="WW8Num11z2" style:num-suffix="." text:bullet-char="">
        <style:text-properties style:font-name="Wingdings"/>
      </text:list-level-style-bullet>
      <text:list-level-style-bullet text:level="4" text:style-name="WW8Num11z2" style:num-suffix="." text:bullet-char="">
        <style:text-properties style:font-name="Wingdings"/>
      </text:list-level-style-bullet>
      <text:list-level-style-bullet text:level="5" text:style-name="WW8Num11z2" style:num-suffix="." text:bullet-char="">
        <style:text-properties style:font-name="Wingdings"/>
      </text:list-level-style-bullet>
      <text:list-level-style-bullet text:level="6" text:style-name="WW8Num11z2" style:num-suffix="." text:bullet-char="">
        <style:text-properties style:font-name="Wingdings"/>
      </text:list-level-style-bullet>
      <text:list-level-style-bullet text:level="7" text:style-name="WW8Num11z2" style:num-suffix="." text:bullet-char="">
        <style:text-properties style:font-name="Wingdings"/>
      </text:list-level-style-bullet>
      <text:list-level-style-bullet text:level="8" text:style-name="WW8Num11z2" style:num-suffix="." text:bullet-char="">
        <style:text-properties style:font-name="Wingdings"/>
      </text:list-level-style-bullet>
      <text:list-level-style-bullet text:level="9" text:style-name="WW8Num11z2" style:num-suffix="." text:bullet-char="">
        <style:text-properties style:font-name="Wingdings"/>
      </text:list-level-style-bullet>
      <text:list-level-style-number text:level="10" style:num-suffix="." style:num-format="1"/>
    </text:list-style>
    <text:list-style style:name="WW8Num12">
      <text:list-level-style-bullet text:level="1" text:style-name="WW8Num12z0" style:num-suffix="." text:bullet-char="">
        <style:text-properties style:font-name="Symbol"/>
      </text:list-level-style-bullet>
      <text:list-level-style-bullet text:level="2" text:style-name="WW8Num12z1" style:num-suffix="." text:bullet-char="o">
        <style:text-properties fo:font-family="'Courier New'" style:font-family-generic="modern" style:font-pitch="fixed"/>
      </text:list-level-style-bullet>
      <text:list-level-style-bullet text:level="3" text:style-name="WW8Num12z2" style:num-suffix="." text:bullet-char="">
        <style:text-properties style:font-name="Wingdings"/>
      </text:list-level-style-bullet>
      <text:list-level-style-bullet text:level="4" text:style-name="WW8Num12z2" style:num-suffix="." text:bullet-char="">
        <style:text-properties style:font-name="Wingdings"/>
      </text:list-level-style-bullet>
      <text:list-level-style-bullet text:level="5" text:style-name="WW8Num12z2" style:num-suffix="." text:bullet-char="">
        <style:text-properties style:font-name="Wingdings"/>
      </text:list-level-style-bullet>
      <text:list-level-style-bullet text:level="6" text:style-name="WW8Num12z2" style:num-suffix="." text:bullet-char="">
        <style:text-properties style:font-name="Wingdings"/>
      </text:list-level-style-bullet>
      <text:list-level-style-bullet text:level="7" text:style-name="WW8Num12z2" style:num-suffix="." text:bullet-char="">
        <style:text-properties style:font-name="Wingdings"/>
      </text:list-level-style-bullet>
      <text:list-level-style-bullet text:level="8" text:style-name="WW8Num12z2" style:num-suffix="." text:bullet-char="">
        <style:text-properties style:font-name="Wingdings"/>
      </text:list-level-style-bullet>
      <text:list-level-style-bullet text:level="9" text:style-name="WW8Num12z2" style:num-suffix="." text:bullet-char="">
        <style:text-properties style:font-name="Wingdings"/>
      </text:list-level-style-bullet>
      <text:list-level-style-number text:level="10" style:num-suffix="." style:num-format="1"/>
    </text:list-style>
    <text:list-style style:name="WW8Num13">
      <text:list-level-style-bullet text:level="1" text:style-name="WW8Num13z0" style:num-suffix="." text:bullet-char="">
        <style:text-properties style:font-name="Symbol"/>
      </text:list-level-style-bullet>
      <text:list-level-style-bullet text:level="2" text:style-name="WW8Num13z1" style:num-suffix="." text:bullet-char="o">
        <style:text-properties fo:font-family="'Courier New'" style:font-family-generic="modern" style:font-pitch="fixed"/>
      </text:list-level-style-bullet>
      <text:list-level-style-bullet text:level="3" text:style-name="WW8Num13z2" style:num-suffix="." text:bullet-char="">
        <style:text-properties style:font-name="Wingdings"/>
      </text:list-level-style-bullet>
      <text:list-level-style-bullet text:level="4" text:style-name="WW8Num13z2" style:num-suffix="." text:bullet-char="">
        <style:text-properties style:font-name="Wingdings"/>
      </text:list-level-style-bullet>
      <text:list-level-style-bullet text:level="5" text:style-name="WW8Num13z2" style:num-suffix="." text:bullet-char="">
        <style:text-properties style:font-name="Wingdings"/>
      </text:list-level-style-bullet>
      <text:list-level-style-bullet text:level="6" text:style-name="WW8Num13z2" style:num-suffix="." text:bullet-char="">
        <style:text-properties style:font-name="Wingdings"/>
      </text:list-level-style-bullet>
      <text:list-level-style-bullet text:level="7" text:style-name="WW8Num13z2" style:num-suffix="." text:bullet-char="">
        <style:text-properties style:font-name="Wingdings"/>
      </text:list-level-style-bullet>
      <text:list-level-style-bullet text:level="8" text:style-name="WW8Num13z2" style:num-suffix="." text:bullet-char="">
        <style:text-properties style:font-name="Wingdings"/>
      </text:list-level-style-bullet>
      <text:list-level-style-bullet text:level="9" text:style-name="WW8Num13z2" style:num-suffix="." text:bullet-char="">
        <style:text-properties style:font-name="Wingdings"/>
      </text:list-level-style-bullet>
      <text:list-level-style-number text:level="10" style:num-suffix="." style:num-format="1"/>
    </text:list-style>
    <text:list-style style:name="WW8Num14">
      <text:list-level-style-bullet text:level="1" text:style-name="WW8Num14z0" style:num-suffix="." text:bullet-char="">
        <style:text-properties style:font-name="Symbol"/>
      </text:list-level-style-bullet>
      <text:list-level-style-bullet text:level="2" text:style-name="WW8Num14z1" style:num-suffix="." text:bullet-char="o">
        <style:text-properties fo:font-family="'Courier New'" style:font-family-generic="modern" style:font-pitch="fixed"/>
      </text:list-level-style-bullet>
      <text:list-level-style-bullet text:level="3" text:style-name="WW8Num14z2" style:num-suffix="." text:bullet-char="">
        <style:text-properties style:font-name="Wingdings"/>
      </text:list-level-style-bullet>
      <text:list-level-style-bullet text:level="4" text:style-name="WW8Num14z2" style:num-suffix="." text:bullet-char="">
        <style:text-properties style:font-name="Wingdings"/>
      </text:list-level-style-bullet>
      <text:list-level-style-bullet text:level="5" text:style-name="WW8Num14z2" style:num-suffix="." text:bullet-char="">
        <style:text-properties style:font-name="Wingdings"/>
      </text:list-level-style-bullet>
      <text:list-level-style-bullet text:level="6" text:style-name="WW8Num14z2" style:num-suffix="." text:bullet-char="">
        <style:text-properties style:font-name="Wingdings"/>
      </text:list-level-style-bullet>
      <text:list-level-style-bullet text:level="7" text:style-name="WW8Num14z2" style:num-suffix="." text:bullet-char="">
        <style:text-properties style:font-name="Wingdings"/>
      </text:list-level-style-bullet>
      <text:list-level-style-bullet text:level="8" text:style-name="WW8Num14z2" style:num-suffix="." text:bullet-char="">
        <style:text-properties style:font-name="Wingdings"/>
      </text:list-level-style-bullet>
      <text:list-level-style-bullet text:level="9" text:style-name="WW8Num14z2" style:num-suffix="." text:bullet-char="">
        <style:text-properties style:font-name="Wingdings"/>
      </text:list-level-style-bullet>
      <text:list-level-style-number text:level="10" style:num-suffix="." style:num-format="1"/>
    </text:list-style>
    <text:list-style style:name="WW8Num15" text:consecutive-numbering="true">
      <text:list-level-style-number text:level="1" style:num-format="1" text:start-value="0"/>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16">
      <text:list-level-style-bullet text:level="1" text:style-name="WW8Num16z0" style:num-suffix="." text:bullet-char="">
        <style:text-properties style:font-name="Symbol"/>
      </text:list-level-style-bullet>
      <text:list-level-style-bullet text:level="2" text:style-name="WW8Num16z1" style:num-suffix="." text:bullet-char="o">
        <style:text-properties fo:font-family="'Courier New'" style:font-family-generic="modern" style:font-pitch="fixed"/>
      </text:list-level-style-bullet>
      <text:list-level-style-bullet text:level="3" text:style-name="WW8Num16z2" style:num-suffix="." text:bullet-char="">
        <style:text-properties style:font-name="Wingdings"/>
      </text:list-level-style-bullet>
      <text:list-level-style-bullet text:level="4" text:style-name="WW8Num16z2" style:num-suffix="." text:bullet-char="">
        <style:text-properties style:font-name="Wingdings"/>
      </text:list-level-style-bullet>
      <text:list-level-style-bullet text:level="5" text:style-name="WW8Num16z2" style:num-suffix="." text:bullet-char="">
        <style:text-properties style:font-name="Wingdings"/>
      </text:list-level-style-bullet>
      <text:list-level-style-bullet text:level="6" text:style-name="WW8Num16z2" style:num-suffix="." text:bullet-char="">
        <style:text-properties style:font-name="Wingdings"/>
      </text:list-level-style-bullet>
      <text:list-level-style-bullet text:level="7" text:style-name="WW8Num16z2" style:num-suffix="." text:bullet-char="">
        <style:text-properties style:font-name="Wingdings"/>
      </text:list-level-style-bullet>
      <text:list-level-style-bullet text:level="8" text:style-name="WW8Num16z2" style:num-suffix="." text:bullet-char="">
        <style:text-properties style:font-name="Wingdings"/>
      </text:list-level-style-bullet>
      <text:list-level-style-bullet text:level="9" text:style-name="WW8Num16z2" style:num-suffix="." text:bullet-char="">
        <style:text-properties style:font-name="Wingdings"/>
      </text:list-level-style-bullet>
      <text:list-level-style-number text:level="10" style:num-suffix="." style:num-format="1"/>
    </text:list-style>
    <text:list-style style:name="WW8Num17" text:consecutive-numbering="true">
      <text:list-level-style-number text:level="1" style:num-suffix="." style:num-format="1"/>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18">
      <text:list-level-style-bullet text:level="1" text:style-name="WW8Num18z0" style:num-suffix="." text:bullet-char="">
        <style:text-properties style:font-name="Symbol"/>
      </text:list-level-style-bullet>
      <text:list-level-style-bullet text:level="2" text:style-name="WW8Num18z1" style:num-suffix="." text:bullet-char="o">
        <style:text-properties fo:font-family="'Courier New'" style:font-family-generic="modern" style:font-pitch="fixed"/>
      </text:list-level-style-bullet>
      <text:list-level-style-bullet text:level="3" text:style-name="WW8Num18z2" style:num-suffix="." text:bullet-char="">
        <style:text-properties style:font-name="Wingdings"/>
      </text:list-level-style-bullet>
      <text:list-level-style-bullet text:level="4" text:style-name="WW8Num18z2" style:num-suffix="." text:bullet-char="">
        <style:text-properties style:font-name="Wingdings"/>
      </text:list-level-style-bullet>
      <text:list-level-style-bullet text:level="5" text:style-name="WW8Num18z2" style:num-suffix="." text:bullet-char="">
        <style:text-properties style:font-name="Wingdings"/>
      </text:list-level-style-bullet>
      <text:list-level-style-bullet text:level="6" text:style-name="WW8Num18z2" style:num-suffix="." text:bullet-char="">
        <style:text-properties style:font-name="Wingdings"/>
      </text:list-level-style-bullet>
      <text:list-level-style-bullet text:level="7" text:style-name="WW8Num18z2" style:num-suffix="." text:bullet-char="">
        <style:text-properties style:font-name="Wingdings"/>
      </text:list-level-style-bullet>
      <text:list-level-style-bullet text:level="8" text:style-name="WW8Num18z2" style:num-suffix="." text:bullet-char="">
        <style:text-properties style:font-name="Wingdings"/>
      </text:list-level-style-bullet>
      <text:list-level-style-bullet text:level="9" text:style-name="WW8Num18z2" style:num-suffix="." text:bullet-char="">
        <style:text-properties style:font-name="Wingdings"/>
      </text:list-level-style-bullet>
      <text:list-level-style-number text:level="10" style:num-suffix="." style:num-format="1"/>
    </text:list-style>
    <text:list-style style:name="WW8Num19">
      <text:list-level-style-bullet text:level="1" text:style-name="WW8Num19z0" style:num-suffix="." text:bullet-char="">
        <style:text-properties style:font-name="Symbol"/>
      </text:list-level-style-bullet>
      <text:list-level-style-bullet text:level="2" text:style-name="WW8Num19z1" style:num-suffix="." text:bullet-char="o">
        <style:text-properties fo:font-family="'Courier New'" style:font-family-generic="modern" style:font-pitch="fixed"/>
      </text:list-level-style-bullet>
      <text:list-level-style-bullet text:level="3" text:style-name="WW8Num19z2" style:num-suffix="." text:bullet-char="">
        <style:text-properties style:font-name="Wingdings"/>
      </text:list-level-style-bullet>
      <text:list-level-style-bullet text:level="4" text:style-name="WW8Num19z2" style:num-suffix="." text:bullet-char="">
        <style:text-properties style:font-name="Wingdings"/>
      </text:list-level-style-bullet>
      <text:list-level-style-bullet text:level="5" text:style-name="WW8Num19z2" style:num-suffix="." text:bullet-char="">
        <style:text-properties style:font-name="Wingdings"/>
      </text:list-level-style-bullet>
      <text:list-level-style-bullet text:level="6" text:style-name="WW8Num19z2" style:num-suffix="." text:bullet-char="">
        <style:text-properties style:font-name="Wingdings"/>
      </text:list-level-style-bullet>
      <text:list-level-style-bullet text:level="7" text:style-name="WW8Num19z2" style:num-suffix="." text:bullet-char="">
        <style:text-properties style:font-name="Wingdings"/>
      </text:list-level-style-bullet>
      <text:list-level-style-bullet text:level="8" text:style-name="WW8Num19z2" style:num-suffix="." text:bullet-char="">
        <style:text-properties style:font-name="Wingdings"/>
      </text:list-level-style-bullet>
      <text:list-level-style-bullet text:level="9" text:style-name="WW8Num19z2" style:num-suffix="." text:bullet-char="">
        <style:text-properties style:font-name="Wingdings"/>
      </text:list-level-style-bullet>
      <text:list-level-style-number text:level="10" style:num-suffix="." style:num-format="1"/>
    </text:list-style>
    <text:list-style style:name="WW8Num20">
      <text:list-level-style-bullet text:level="1" text:style-name="WW8Num20z0" style:num-suffix="." text:bullet-char="">
        <style:text-properties style:font-name="Symbol"/>
      </text:list-level-style-bullet>
      <text:list-level-style-bullet text:level="2" text:style-name="WW8Num20z1" style:num-suffix="." text:bullet-char="o">
        <style:text-properties fo:font-family="'Courier New'" style:font-family-generic="modern" style:font-pitch="fixed"/>
      </text:list-level-style-bullet>
      <text:list-level-style-bullet text:level="3" text:style-name="WW8Num20z2" style:num-suffix="." text:bullet-char="">
        <style:text-properties style:font-name="Wingdings"/>
      </text:list-level-style-bullet>
      <text:list-level-style-bullet text:level="4" text:style-name="WW8Num20z2" style:num-suffix="." text:bullet-char="">
        <style:text-properties style:font-name="Wingdings"/>
      </text:list-level-style-bullet>
      <text:list-level-style-bullet text:level="5" text:style-name="WW8Num20z2" style:num-suffix="." text:bullet-char="">
        <style:text-properties style:font-name="Wingdings"/>
      </text:list-level-style-bullet>
      <text:list-level-style-bullet text:level="6" text:style-name="WW8Num20z2" style:num-suffix="." text:bullet-char="">
        <style:text-properties style:font-name="Wingdings"/>
      </text:list-level-style-bullet>
      <text:list-level-style-bullet text:level="7" text:style-name="WW8Num20z2" style:num-suffix="." text:bullet-char="">
        <style:text-properties style:font-name="Wingdings"/>
      </text:list-level-style-bullet>
      <text:list-level-style-bullet text:level="8" text:style-name="WW8Num20z2" style:num-suffix="." text:bullet-char="">
        <style:text-properties style:font-name="Wingdings"/>
      </text:list-level-style-bullet>
      <text:list-level-style-bullet text:level="9" text:style-name="WW8Num20z2" style:num-suffix="." text:bullet-char="">
        <style:text-properties style:font-name="Wingdings"/>
      </text:list-level-style-bullet>
      <text:list-level-style-number text:level="10" style:num-suffix="." style:num-format="1"/>
    </text:list-style>
    <text:list-style style:name="WW8Num21">
      <text:list-level-style-bullet text:level="1" text:style-name="WW8Num21z0" style:num-suffix="." text:bullet-char="">
        <style:text-properties style:font-name="Symbol"/>
      </text:list-level-style-bullet>
      <text:list-level-style-bullet text:level="2" text:style-name="WW8Num21z1" style:num-suffix="." text:bullet-char="o">
        <style:text-properties fo:font-family="'Courier New'" style:font-family-generic="modern" style:font-pitch="fixed"/>
      </text:list-level-style-bullet>
      <text:list-level-style-bullet text:level="3" text:style-name="WW8Num21z2" style:num-suffix="." text:bullet-char="">
        <style:text-properties style:font-name="Wingdings"/>
      </text:list-level-style-bullet>
      <text:list-level-style-bullet text:level="4" text:style-name="WW8Num21z2" style:num-suffix="." text:bullet-char="">
        <style:text-properties style:font-name="Wingdings"/>
      </text:list-level-style-bullet>
      <text:list-level-style-bullet text:level="5" text:style-name="WW8Num21z2" style:num-suffix="." text:bullet-char="">
        <style:text-properties style:font-name="Wingdings"/>
      </text:list-level-style-bullet>
      <text:list-level-style-bullet text:level="6" text:style-name="WW8Num21z2" style:num-suffix="." text:bullet-char="">
        <style:text-properties style:font-name="Wingdings"/>
      </text:list-level-style-bullet>
      <text:list-level-style-bullet text:level="7" text:style-name="WW8Num21z2" style:num-suffix="." text:bullet-char="">
        <style:text-properties style:font-name="Wingdings"/>
      </text:list-level-style-bullet>
      <text:list-level-style-bullet text:level="8" text:style-name="WW8Num21z2" style:num-suffix="." text:bullet-char="">
        <style:text-properties style:font-name="Wingdings"/>
      </text:list-level-style-bullet>
      <text:list-level-style-bullet text:level="9" text:style-name="WW8Num21z2" style:num-suffix="." text:bullet-char="">
        <style:text-properties style:font-name="Wingdings"/>
      </text:list-level-style-bullet>
      <text:list-level-style-number text:level="10" style:num-suffix="." style:num-format="1"/>
    </text:list-style>
    <text:list-style style:name="WW8Num22">
      <text:list-level-style-bullet text:level="1" text:style-name="WW8Num22z0" style:num-suffix="." text:bullet-char="">
        <style:text-properties style:font-name="Symbol"/>
      </text:list-level-style-bullet>
      <text:list-level-style-bullet text:level="2" text:style-name="WW8Num22z1" style:num-suffix="." text:bullet-char="o">
        <style:text-properties fo:font-family="'Courier New'" style:font-family-generic="modern" style:font-pitch="fixed"/>
      </text:list-level-style-bullet>
      <text:list-level-style-bullet text:level="3" text:style-name="WW8Num22z2" style:num-suffix="." text:bullet-char="">
        <style:text-properties style:font-name="Wingdings"/>
      </text:list-level-style-bullet>
      <text:list-level-style-bullet text:level="4" text:style-name="WW8Num22z2" style:num-suffix="." text:bullet-char="">
        <style:text-properties style:font-name="Wingdings"/>
      </text:list-level-style-bullet>
      <text:list-level-style-bullet text:level="5" text:style-name="WW8Num22z2" style:num-suffix="." text:bullet-char="">
        <style:text-properties style:font-name="Wingdings"/>
      </text:list-level-style-bullet>
      <text:list-level-style-bullet text:level="6" text:style-name="WW8Num22z2" style:num-suffix="." text:bullet-char="">
        <style:text-properties style:font-name="Wingdings"/>
      </text:list-level-style-bullet>
      <text:list-level-style-bullet text:level="7" text:style-name="WW8Num22z2" style:num-suffix="." text:bullet-char="">
        <style:text-properties style:font-name="Wingdings"/>
      </text:list-level-style-bullet>
      <text:list-level-style-bullet text:level="8" text:style-name="WW8Num22z2" style:num-suffix="." text:bullet-char="">
        <style:text-properties style:font-name="Wingdings"/>
      </text:list-level-style-bullet>
      <text:list-level-style-bullet text:level="9" text:style-name="WW8Num22z2" style:num-suffix="." text:bullet-char="">
        <style:text-properties style:font-name="Wingdings"/>
      </text:list-level-style-bullet>
      <text:list-level-style-number text:level="10" style:num-suffix="." style:num-format="1"/>
    </text:list-style>
    <text:list-style style:name="WW8Num23">
      <text:list-level-style-bullet text:level="1" text:style-name="WW8Num23z0" style:num-suffix="." text:bullet-char="">
        <style:text-properties style:font-name="Symbol"/>
      </text:list-level-style-bullet>
      <text:list-level-style-bullet text:level="2" text:style-name="WW8Num23z1" style:num-suffix="." text:bullet-char="o">
        <style:text-properties fo:font-family="'Courier New'" style:font-family-generic="modern" style:font-pitch="fixed"/>
      </text:list-level-style-bullet>
      <text:list-level-style-bullet text:level="3" text:style-name="WW8Num23z2" style:num-suffix="." text:bullet-char="">
        <style:text-properties style:font-name="Wingdings"/>
      </text:list-level-style-bullet>
      <text:list-level-style-bullet text:level="4" text:style-name="WW8Num23z2" style:num-suffix="." text:bullet-char="">
        <style:text-properties style:font-name="Wingdings"/>
      </text:list-level-style-bullet>
      <text:list-level-style-bullet text:level="5" text:style-name="WW8Num23z2" style:num-suffix="." text:bullet-char="">
        <style:text-properties style:font-name="Wingdings"/>
      </text:list-level-style-bullet>
      <text:list-level-style-bullet text:level="6" text:style-name="WW8Num23z2" style:num-suffix="." text:bullet-char="">
        <style:text-properties style:font-name="Wingdings"/>
      </text:list-level-style-bullet>
      <text:list-level-style-bullet text:level="7" text:style-name="WW8Num23z2" style:num-suffix="." text:bullet-char="">
        <style:text-properties style:font-name="Wingdings"/>
      </text:list-level-style-bullet>
      <text:list-level-style-bullet text:level="8" text:style-name="WW8Num23z2" style:num-suffix="." text:bullet-char="">
        <style:text-properties style:font-name="Wingdings"/>
      </text:list-level-style-bullet>
      <text:list-level-style-bullet text:level="9" text:style-name="WW8Num23z2" style:num-suffix="." text:bullet-char="">
        <style:text-properties style:font-name="Wingdings"/>
      </text:list-level-style-bullet>
      <text:list-level-style-number text:level="10" style:num-suffix="." style:num-format="1"/>
    </text:list-style>
    <text:list-style style:name="WW8Num24">
      <text:list-level-style-bullet text:level="1" text:style-name="WW8Num24z0" style:num-suffix="." text:bullet-char="">
        <style:text-properties style:font-name="Symbol"/>
      </text:list-level-style-bullet>
      <text:list-level-style-bullet text:level="2" text:style-name="WW8Num24z1" style:num-suffix="." text:bullet-char="o">
        <style:text-properties fo:font-family="'Courier New'" style:font-family-generic="modern" style:font-pitch="fixed"/>
      </text:list-level-style-bullet>
      <text:list-level-style-bullet text:level="3" text:style-name="WW8Num24z2" style:num-suffix="." text:bullet-char="">
        <style:text-properties style:font-name="Wingdings"/>
      </text:list-level-style-bullet>
      <text:list-level-style-bullet text:level="4" text:style-name="WW8Num24z2" style:num-suffix="." text:bullet-char="">
        <style:text-properties style:font-name="Wingdings"/>
      </text:list-level-style-bullet>
      <text:list-level-style-bullet text:level="5" text:style-name="WW8Num24z2" style:num-suffix="." text:bullet-char="">
        <style:text-properties style:font-name="Wingdings"/>
      </text:list-level-style-bullet>
      <text:list-level-style-bullet text:level="6" text:style-name="WW8Num24z2" style:num-suffix="." text:bullet-char="">
        <style:text-properties style:font-name="Wingdings"/>
      </text:list-level-style-bullet>
      <text:list-level-style-bullet text:level="7" text:style-name="WW8Num24z2" style:num-suffix="." text:bullet-char="">
        <style:text-properties style:font-name="Wingdings"/>
      </text:list-level-style-bullet>
      <text:list-level-style-bullet text:level="8" text:style-name="WW8Num24z2" style:num-suffix="." text:bullet-char="">
        <style:text-properties style:font-name="Wingdings"/>
      </text:list-level-style-bullet>
      <text:list-level-style-bullet text:level="9" text:style-name="WW8Num24z2" style:num-suffix="." text:bullet-char="">
        <style:text-properties style:font-name="Wingdings"/>
      </text:list-level-style-bullet>
      <text:list-level-style-number text:level="10" style:num-suffix="." style:num-format="1"/>
    </text:list-style>
    <text:list-style style:name="WW8Num25">
      <text:list-level-style-bullet text:level="1" text:style-name="WW8Num25z0" style:num-suffix="." text:bullet-char="">
        <style:text-properties style:font-name="Symbol"/>
      </text:list-level-style-bullet>
      <text:list-level-style-bullet text:level="2" text:style-name="WW8Num25z1" style:num-suffix="." text:bullet-char="o">
        <style:text-properties fo:font-family="'Courier New'" style:font-family-generic="modern" style:font-pitch="fixed"/>
      </text:list-level-style-bullet>
      <text:list-level-style-bullet text:level="3" text:style-name="WW8Num25z2" style:num-suffix="." text:bullet-char="">
        <style:text-properties style:font-name="Wingdings"/>
      </text:list-level-style-bullet>
      <text:list-level-style-bullet text:level="4" text:style-name="WW8Num25z2" style:num-suffix="." text:bullet-char="">
        <style:text-properties style:font-name="Wingdings"/>
      </text:list-level-style-bullet>
      <text:list-level-style-bullet text:level="5" text:style-name="WW8Num25z2" style:num-suffix="." text:bullet-char="">
        <style:text-properties style:font-name="Wingdings"/>
      </text:list-level-style-bullet>
      <text:list-level-style-bullet text:level="6" text:style-name="WW8Num25z2" style:num-suffix="." text:bullet-char="">
        <style:text-properties style:font-name="Wingdings"/>
      </text:list-level-style-bullet>
      <text:list-level-style-bullet text:level="7" text:style-name="WW8Num25z2" style:num-suffix="." text:bullet-char="">
        <style:text-properties style:font-name="Wingdings"/>
      </text:list-level-style-bullet>
      <text:list-level-style-bullet text:level="8" text:style-name="WW8Num25z2" style:num-suffix="." text:bullet-char="">
        <style:text-properties style:font-name="Wingdings"/>
      </text:list-level-style-bullet>
      <text:list-level-style-bullet text:level="9" text:style-name="WW8Num25z2" style:num-suffix="." text:bullet-char="">
        <style:text-properties style:font-name="Wingdings"/>
      </text:list-level-style-bullet>
      <text:list-level-style-number text:level="10" style:num-suffix="." style:num-format="1"/>
    </text:list-style>
    <text:list-style style:name="WW8Num26">
      <text:list-level-style-bullet text:level="1" text:style-name="WW8Num26z0" style:num-suffix="." text:bullet-char="">
        <style:text-properties style:font-name="Symbol"/>
      </text:list-level-style-bullet>
      <text:list-level-style-bullet text:level="2" text:style-name="WW8Num26z1" style:num-suffix="." text:bullet-char="o">
        <style:text-properties fo:font-family="'Courier New'" style:font-family-generic="modern" style:font-pitch="fixed"/>
      </text:list-level-style-bullet>
      <text:list-level-style-bullet text:level="3" text:style-name="WW8Num26z2" style:num-suffix="." text:bullet-char="">
        <style:text-properties style:font-name="Wingdings"/>
      </text:list-level-style-bullet>
      <text:list-level-style-bullet text:level="4" text:style-name="WW8Num26z2" style:num-suffix="." text:bullet-char="">
        <style:text-properties style:font-name="Wingdings"/>
      </text:list-level-style-bullet>
      <text:list-level-style-bullet text:level="5" text:style-name="WW8Num26z2" style:num-suffix="." text:bullet-char="">
        <style:text-properties style:font-name="Wingdings"/>
      </text:list-level-style-bullet>
      <text:list-level-style-bullet text:level="6" text:style-name="WW8Num26z2" style:num-suffix="." text:bullet-char="">
        <style:text-properties style:font-name="Wingdings"/>
      </text:list-level-style-bullet>
      <text:list-level-style-bullet text:level="7" text:style-name="WW8Num26z2" style:num-suffix="." text:bullet-char="">
        <style:text-properties style:font-name="Wingdings"/>
      </text:list-level-style-bullet>
      <text:list-level-style-bullet text:level="8" text:style-name="WW8Num26z2" style:num-suffix="." text:bullet-char="">
        <style:text-properties style:font-name="Wingdings"/>
      </text:list-level-style-bullet>
      <text:list-level-style-bullet text:level="9" text:style-name="WW8Num26z2" style:num-suffix="." text:bullet-char="">
        <style:text-properties style:font-name="Wingdings"/>
      </text:list-level-style-bullet>
      <text:list-level-style-number text:level="10" style:num-suffix="." style:num-format="1"/>
    </text:list-style>
    <text:list-style style:name="WW8Num27">
      <text:list-level-style-bullet text:level="1" text:style-name="WW8Num27z0" style:num-suffix="." text:bullet-char="">
        <style:text-properties style:font-name="Symbol"/>
      </text:list-level-style-bullet>
      <text:list-level-style-bullet text:level="2" text:style-name="WW8Num27z1" style:num-suffix="." text:bullet-char="o">
        <style:text-properties fo:font-family="'Courier New'" style:font-family-generic="modern" style:font-pitch="fixed"/>
      </text:list-level-style-bullet>
      <text:list-level-style-bullet text:level="3" text:style-name="WW8Num27z2" style:num-suffix="." text:bullet-char="">
        <style:text-properties style:font-name="Wingdings"/>
      </text:list-level-style-bullet>
      <text:list-level-style-bullet text:level="4" text:style-name="WW8Num27z2" style:num-suffix="." text:bullet-char="">
        <style:text-properties style:font-name="Wingdings"/>
      </text:list-level-style-bullet>
      <text:list-level-style-bullet text:level="5" text:style-name="WW8Num27z2" style:num-suffix="." text:bullet-char="">
        <style:text-properties style:font-name="Wingdings"/>
      </text:list-level-style-bullet>
      <text:list-level-style-bullet text:level="6" text:style-name="WW8Num27z2" style:num-suffix="." text:bullet-char="">
        <style:text-properties style:font-name="Wingdings"/>
      </text:list-level-style-bullet>
      <text:list-level-style-bullet text:level="7" text:style-name="WW8Num27z2" style:num-suffix="." text:bullet-char="">
        <style:text-properties style:font-name="Wingdings"/>
      </text:list-level-style-bullet>
      <text:list-level-style-bullet text:level="8" text:style-name="WW8Num27z2" style:num-suffix="." text:bullet-char="">
        <style:text-properties style:font-name="Wingdings"/>
      </text:list-level-style-bullet>
      <text:list-level-style-bullet text:level="9" text:style-name="WW8Num27z2" style:num-suffix="." text:bullet-char="">
        <style:text-properties style:font-name="Wingdings"/>
      </text:list-level-style-bullet>
      <text:list-level-style-number text:level="10" style:num-suffix="." style:num-format="1"/>
    </text:list-style>
    <text:list-style style:name="WW8Num28">
      <text:list-level-style-bullet text:level="1" text:style-name="WW8Num28z0" style:num-suffix="." text:bullet-char="">
        <style:text-properties style:font-name="Symbol"/>
      </text:list-level-style-bullet>
      <text:list-level-style-bullet text:level="2" text:style-name="WW8Num28z1" style:num-suffix="." text:bullet-char="o">
        <style:text-properties fo:font-family="'Courier New'" style:font-family-generic="modern" style:font-pitch="fixed"/>
      </text:list-level-style-bullet>
      <text:list-level-style-bullet text:level="3" text:style-name="WW8Num28z2" style:num-suffix="." text:bullet-char="">
        <style:text-properties style:font-name="Wingdings"/>
      </text:list-level-style-bullet>
      <text:list-level-style-bullet text:level="4" text:style-name="WW8Num28z2" style:num-suffix="." text:bullet-char="">
        <style:text-properties style:font-name="Wingdings"/>
      </text:list-level-style-bullet>
      <text:list-level-style-bullet text:level="5" text:style-name="WW8Num28z2" style:num-suffix="." text:bullet-char="">
        <style:text-properties style:font-name="Wingdings"/>
      </text:list-level-style-bullet>
      <text:list-level-style-bullet text:level="6" text:style-name="WW8Num28z2" style:num-suffix="." text:bullet-char="">
        <style:text-properties style:font-name="Wingdings"/>
      </text:list-level-style-bullet>
      <text:list-level-style-bullet text:level="7" text:style-name="WW8Num28z2" style:num-suffix="." text:bullet-char="">
        <style:text-properties style:font-name="Wingdings"/>
      </text:list-level-style-bullet>
      <text:list-level-style-bullet text:level="8" text:style-name="WW8Num28z2" style:num-suffix="." text:bullet-char="">
        <style:text-properties style:font-name="Wingdings"/>
      </text:list-level-style-bullet>
      <text:list-level-style-bullet text:level="9" text:style-name="WW8Num28z2" style:num-suffix="." text:bullet-char="">
        <style:text-properties style:font-name="Wingdings"/>
      </text:list-level-style-bullet>
      <text:list-level-style-number text:level="10" style:num-suffix="." style:num-format="1"/>
    </text:list-style>
    <text:list-style style:name="WW8Num29">
      <text:list-level-style-bullet text:level="1" text:style-name="WW8Num29z0" style:num-suffix="." text:bullet-char="">
        <style:text-properties style:font-name="Symbol"/>
      </text:list-level-style-bullet>
      <text:list-level-style-bullet text:level="2" text:style-name="WW8Num29z1" style:num-suffix="." text:bullet-char="o">
        <style:text-properties fo:font-family="'Courier New'" style:font-family-generic="modern" style:font-pitch="fixed"/>
      </text:list-level-style-bullet>
      <text:list-level-style-bullet text:level="3" text:style-name="WW8Num29z2" style:num-suffix="." text:bullet-char="">
        <style:text-properties style:font-name="Wingdings"/>
      </text:list-level-style-bullet>
      <text:list-level-style-bullet text:level="4" text:style-name="WW8Num29z2" style:num-suffix="." text:bullet-char="">
        <style:text-properties style:font-name="Wingdings"/>
      </text:list-level-style-bullet>
      <text:list-level-style-bullet text:level="5" text:style-name="WW8Num29z2" style:num-suffix="." text:bullet-char="">
        <style:text-properties style:font-name="Wingdings"/>
      </text:list-level-style-bullet>
      <text:list-level-style-bullet text:level="6" text:style-name="WW8Num29z2" style:num-suffix="." text:bullet-char="">
        <style:text-properties style:font-name="Wingdings"/>
      </text:list-level-style-bullet>
      <text:list-level-style-bullet text:level="7" text:style-name="WW8Num29z2" style:num-suffix="." text:bullet-char="">
        <style:text-properties style:font-name="Wingdings"/>
      </text:list-level-style-bullet>
      <text:list-level-style-bullet text:level="8" text:style-name="WW8Num29z2" style:num-suffix="." text:bullet-char="">
        <style:text-properties style:font-name="Wingdings"/>
      </text:list-level-style-bullet>
      <text:list-level-style-bullet text:level="9" text:style-name="WW8Num29z2" style:num-suffix="." text:bullet-char="">
        <style:text-properties style:font-name="Wingdings"/>
      </text:list-level-style-bullet>
      <text:list-level-style-number text:level="10" style:num-suffix="." style:num-format="1"/>
    </text:list-style>
    <text:list-style style:name="WW8Num30">
      <text:list-level-style-bullet text:level="1" text:style-name="WW8Num30z0" style:num-suffix="." text:bullet-char="">
        <style:text-properties style:font-name="Symbol"/>
      </text:list-level-style-bullet>
      <text:list-level-style-bullet text:level="2" text:style-name="WW8Num30z1" style:num-suffix="." text:bullet-char="o">
        <style:text-properties fo:font-family="'Courier New'" style:font-family-generic="modern" style:font-pitch="fixed"/>
      </text:list-level-style-bullet>
      <text:list-level-style-bullet text:level="3" text:style-name="WW8Num30z2" style:num-suffix="." text:bullet-char="">
        <style:text-properties style:font-name="Wingdings"/>
      </text:list-level-style-bullet>
      <text:list-level-style-bullet text:level="4" text:style-name="WW8Num30z2" style:num-suffix="." text:bullet-char="">
        <style:text-properties style:font-name="Wingdings"/>
      </text:list-level-style-bullet>
      <text:list-level-style-bullet text:level="5" text:style-name="WW8Num30z2" style:num-suffix="." text:bullet-char="">
        <style:text-properties style:font-name="Wingdings"/>
      </text:list-level-style-bullet>
      <text:list-level-style-bullet text:level="6" text:style-name="WW8Num30z2" style:num-suffix="." text:bullet-char="">
        <style:text-properties style:font-name="Wingdings"/>
      </text:list-level-style-bullet>
      <text:list-level-style-bullet text:level="7" text:style-name="WW8Num30z2" style:num-suffix="." text:bullet-char="">
        <style:text-properties style:font-name="Wingdings"/>
      </text:list-level-style-bullet>
      <text:list-level-style-bullet text:level="8" text:style-name="WW8Num30z2" style:num-suffix="." text:bullet-char="">
        <style:text-properties style:font-name="Wingdings"/>
      </text:list-level-style-bullet>
      <text:list-level-style-bullet text:level="9" text:style-name="WW8Num30z2" style:num-suffix="." text:bullet-char="">
        <style:text-properties style:font-name="Wingdings"/>
      </text:list-level-style-bullet>
      <text:list-level-style-number text:level="10" style:num-suffix="." style:num-format="1"/>
    </text:list-style>
    <text:list-style style:name="WW8Num31">
      <text:list-level-style-bullet text:level="1" text:style-name="WW8Num31z0" style:num-suffix="." text:bullet-char="">
        <style:text-properties style:font-name="Symbol"/>
      </text:list-level-style-bullet>
      <text:list-level-style-bullet text:level="2" text:style-name="WW8Num31z1" style:num-suffix="." text:bullet-char="o">
        <style:text-properties fo:font-family="'Courier New'" style:font-family-generic="modern" style:font-pitch="fixed"/>
      </text:list-level-style-bullet>
      <text:list-level-style-bullet text:level="3" text:style-name="WW8Num31z2" style:num-suffix="." text:bullet-char="">
        <style:text-properties style:font-name="Wingdings"/>
      </text:list-level-style-bullet>
      <text:list-level-style-bullet text:level="4" text:style-name="WW8Num31z2" style:num-suffix="." text:bullet-char="">
        <style:text-properties style:font-name="Wingdings"/>
      </text:list-level-style-bullet>
      <text:list-level-style-bullet text:level="5" text:style-name="WW8Num31z2" style:num-suffix="." text:bullet-char="">
        <style:text-properties style:font-name="Wingdings"/>
      </text:list-level-style-bullet>
      <text:list-level-style-bullet text:level="6" text:style-name="WW8Num31z2" style:num-suffix="." text:bullet-char="">
        <style:text-properties style:font-name="Wingdings"/>
      </text:list-level-style-bullet>
      <text:list-level-style-bullet text:level="7" text:style-name="WW8Num31z2" style:num-suffix="." text:bullet-char="">
        <style:text-properties style:font-name="Wingdings"/>
      </text:list-level-style-bullet>
      <text:list-level-style-bullet text:level="8" text:style-name="WW8Num31z2" style:num-suffix="." text:bullet-char="">
        <style:text-properties style:font-name="Wingdings"/>
      </text:list-level-style-bullet>
      <text:list-level-style-bullet text:level="9" text:style-name="WW8Num31z2" style:num-suffix="." text:bullet-char="">
        <style:text-properties style:font-name="Wingdings"/>
      </text:list-level-style-bullet>
      <text:list-level-style-number text:level="10" style:num-suffix="." style:num-format="1"/>
    </text:list-style>
    <text:list-style style:name="WW8Num32">
      <text:list-level-style-bullet text:level="1" text:style-name="WW8Num32z0" style:num-suffix="." text:bullet-char="">
        <style:text-properties style:font-name="Symbol"/>
      </text:list-level-style-bullet>
      <text:list-level-style-bullet text:level="2" text:style-name="WW8Num32z1" style:num-suffix="." text:bullet-char="o">
        <style:text-properties fo:font-family="'Courier New'" style:font-family-generic="modern" style:font-pitch="fixed"/>
      </text:list-level-style-bullet>
      <text:list-level-style-bullet text:level="3" text:style-name="WW8Num32z2" style:num-suffix="." text:bullet-char="">
        <style:text-properties style:font-name="Wingdings"/>
      </text:list-level-style-bullet>
      <text:list-level-style-bullet text:level="4" text:style-name="WW8Num32z2" style:num-suffix="." text:bullet-char="">
        <style:text-properties style:font-name="Wingdings"/>
      </text:list-level-style-bullet>
      <text:list-level-style-bullet text:level="5" text:style-name="WW8Num32z2" style:num-suffix="." text:bullet-char="">
        <style:text-properties style:font-name="Wingdings"/>
      </text:list-level-style-bullet>
      <text:list-level-style-bullet text:level="6" text:style-name="WW8Num32z2" style:num-suffix="." text:bullet-char="">
        <style:text-properties style:font-name="Wingdings"/>
      </text:list-level-style-bullet>
      <text:list-level-style-bullet text:level="7" text:style-name="WW8Num32z2" style:num-suffix="." text:bullet-char="">
        <style:text-properties style:font-name="Wingdings"/>
      </text:list-level-style-bullet>
      <text:list-level-style-bullet text:level="8" text:style-name="WW8Num32z2" style:num-suffix="." text:bullet-char="">
        <style:text-properties style:font-name="Wingdings"/>
      </text:list-level-style-bullet>
      <text:list-level-style-bullet text:level="9" text:style-name="WW8Num32z2" style:num-suffix="." text:bullet-char="">
        <style:text-properties style:font-name="Wingdings"/>
      </text:list-level-style-bullet>
      <text:list-level-style-number text:level="10" style:num-suffix="." style:num-format="1"/>
    </text:list-style>
    <text:list-style style:name="WW8Num33">
      <text:list-level-style-bullet text:level="1" text:style-name="WW8Num33z0" style:num-suffix="." text:bullet-char="">
        <style:text-properties style:font-name="Symbol"/>
      </text:list-level-style-bullet>
      <text:list-level-style-bullet text:level="2" text:style-name="WW8Num33z1" style:num-suffix="." text:bullet-char="o">
        <style:text-properties fo:font-family="'Courier New'" style:font-family-generic="modern" style:font-pitch="fixed"/>
      </text:list-level-style-bullet>
      <text:list-level-style-bullet text:level="3" text:style-name="WW8Num33z2" style:num-suffix="." text:bullet-char="">
        <style:text-properties style:font-name="Wingdings"/>
      </text:list-level-style-bullet>
      <text:list-level-style-bullet text:level="4" text:style-name="WW8Num33z2" style:num-suffix="." text:bullet-char="">
        <style:text-properties style:font-name="Wingdings"/>
      </text:list-level-style-bullet>
      <text:list-level-style-bullet text:level="5" text:style-name="WW8Num33z2" style:num-suffix="." text:bullet-char="">
        <style:text-properties style:font-name="Wingdings"/>
      </text:list-level-style-bullet>
      <text:list-level-style-bullet text:level="6" text:style-name="WW8Num33z2" style:num-suffix="." text:bullet-char="">
        <style:text-properties style:font-name="Wingdings"/>
      </text:list-level-style-bullet>
      <text:list-level-style-bullet text:level="7" text:style-name="WW8Num33z2" style:num-suffix="." text:bullet-char="">
        <style:text-properties style:font-name="Wingdings"/>
      </text:list-level-style-bullet>
      <text:list-level-style-bullet text:level="8" text:style-name="WW8Num33z2" style:num-suffix="." text:bullet-char="">
        <style:text-properties style:font-name="Wingdings"/>
      </text:list-level-style-bullet>
      <text:list-level-style-bullet text:level="9" text:style-name="WW8Num33z2" style:num-suffix="." text:bullet-char="">
        <style:text-properties style:font-name="Wingdings"/>
      </text:list-level-style-bullet>
      <text:list-level-style-number text:level="10" style:num-suffix="." style:num-format="1"/>
    </text:list-style>
    <text:list-style style:name="WW8Num34">
      <text:list-level-style-bullet text:level="1" text:style-name="WW8Num34z0" style:num-suffix="." text:bullet-char="">
        <style:text-properties style:font-name="Symbol"/>
      </text:list-level-style-bullet>
      <text:list-level-style-bullet text:level="2" text:style-name="WW8Num34z1" style:num-suffix="." text:bullet-char="o">
        <style:text-properties fo:font-family="'Courier New'" style:font-family-generic="modern" style:font-pitch="fixed"/>
      </text:list-level-style-bullet>
      <text:list-level-style-bullet text:level="3" text:style-name="WW8Num34z2" style:num-suffix="." text:bullet-char="">
        <style:text-properties style:font-name="Wingdings"/>
      </text:list-level-style-bullet>
      <text:list-level-style-bullet text:level="4" text:style-name="WW8Num34z2" style:num-suffix="." text:bullet-char="">
        <style:text-properties style:font-name="Wingdings"/>
      </text:list-level-style-bullet>
      <text:list-level-style-bullet text:level="5" text:style-name="WW8Num34z2" style:num-suffix="." text:bullet-char="">
        <style:text-properties style:font-name="Wingdings"/>
      </text:list-level-style-bullet>
      <text:list-level-style-bullet text:level="6" text:style-name="WW8Num34z2" style:num-suffix="." text:bullet-char="">
        <style:text-properties style:font-name="Wingdings"/>
      </text:list-level-style-bullet>
      <text:list-level-style-bullet text:level="7" text:style-name="WW8Num34z2" style:num-suffix="." text:bullet-char="">
        <style:text-properties style:font-name="Wingdings"/>
      </text:list-level-style-bullet>
      <text:list-level-style-bullet text:level="8" text:style-name="WW8Num34z2" style:num-suffix="." text:bullet-char="">
        <style:text-properties style:font-name="Wingdings"/>
      </text:list-level-style-bullet>
      <text:list-level-style-bullet text:level="9" text:style-name="WW8Num34z2" style:num-suffix="." text:bullet-char="">
        <style:text-properties style:font-name="Wingdings"/>
      </text:list-level-style-bullet>
      <text:list-level-style-number text:level="10" style:num-suffix="." style:num-format="1"/>
    </text:list-style>
    <text:list-style style:name="WW8Num35">
      <text:list-level-style-bullet text:level="1" text:style-name="WW8Num35z0" style:num-suffix="." text:bullet-char="">
        <style:text-properties style:font-name="Symbol"/>
      </text:list-level-style-bullet>
      <text:list-level-style-bullet text:level="2" text:style-name="WW8Num35z1" style:num-suffix="." text:bullet-char="o">
        <style:text-properties fo:font-family="'Courier New'" style:font-family-generic="modern" style:font-pitch="fixed"/>
      </text:list-level-style-bullet>
      <text:list-level-style-bullet text:level="3" text:style-name="WW8Num35z2" style:num-suffix="." text:bullet-char="">
        <style:text-properties style:font-name="Wingdings"/>
      </text:list-level-style-bullet>
      <text:list-level-style-bullet text:level="4" text:style-name="WW8Num35z2" style:num-suffix="." text:bullet-char="">
        <style:text-properties style:font-name="Wingdings"/>
      </text:list-level-style-bullet>
      <text:list-level-style-bullet text:level="5" text:style-name="WW8Num35z2" style:num-suffix="." text:bullet-char="">
        <style:text-properties style:font-name="Wingdings"/>
      </text:list-level-style-bullet>
      <text:list-level-style-bullet text:level="6" text:style-name="WW8Num35z2" style:num-suffix="." text:bullet-char="">
        <style:text-properties style:font-name="Wingdings"/>
      </text:list-level-style-bullet>
      <text:list-level-style-bullet text:level="7" text:style-name="WW8Num35z2" style:num-suffix="." text:bullet-char="">
        <style:text-properties style:font-name="Wingdings"/>
      </text:list-level-style-bullet>
      <text:list-level-style-bullet text:level="8" text:style-name="WW8Num35z2" style:num-suffix="." text:bullet-char="">
        <style:text-properties style:font-name="Wingdings"/>
      </text:list-level-style-bullet>
      <text:list-level-style-bullet text:level="9" text:style-name="WW8Num35z2" style:num-suffix="." text:bullet-char="">
        <style:text-properties style:font-name="Wingdings"/>
      </text:list-level-style-bullet>
      <text:list-level-style-number text:level="10" style:num-suffix="." style:num-format="1"/>
    </text:list-style>
    <text:list-style style:name="WW8Num36">
      <text:list-level-style-bullet text:level="1" text:style-name="WW8Num36z0" style:num-suffix="." text:bullet-char="">
        <style:text-properties style:font-name="Symbol"/>
      </text:list-level-style-bullet>
      <text:list-level-style-bullet text:level="2" text:style-name="WW8Num36z1" style:num-suffix="." text:bullet-char="o">
        <style:text-properties fo:font-family="'Courier New'" style:font-family-generic="modern" style:font-pitch="fixed"/>
      </text:list-level-style-bullet>
      <text:list-level-style-bullet text:level="3" text:style-name="WW8Num36z2" style:num-suffix="." text:bullet-char="">
        <style:text-properties style:font-name="Wingdings"/>
      </text:list-level-style-bullet>
      <text:list-level-style-bullet text:level="4" text:style-name="WW8Num36z2" style:num-suffix="." text:bullet-char="">
        <style:text-properties style:font-name="Wingdings"/>
      </text:list-level-style-bullet>
      <text:list-level-style-bullet text:level="5" text:style-name="WW8Num36z2" style:num-suffix="." text:bullet-char="">
        <style:text-properties style:font-name="Wingdings"/>
      </text:list-level-style-bullet>
      <text:list-level-style-bullet text:level="6" text:style-name="WW8Num36z2" style:num-suffix="." text:bullet-char="">
        <style:text-properties style:font-name="Wingdings"/>
      </text:list-level-style-bullet>
      <text:list-level-style-bullet text:level="7" text:style-name="WW8Num36z2" style:num-suffix="." text:bullet-char="">
        <style:text-properties style:font-name="Wingdings"/>
      </text:list-level-style-bullet>
      <text:list-level-style-bullet text:level="8" text:style-name="WW8Num36z2" style:num-suffix="." text:bullet-char="">
        <style:text-properties style:font-name="Wingdings"/>
      </text:list-level-style-bullet>
      <text:list-level-style-bullet text:level="9" text:style-name="WW8Num36z2" style:num-suffix="." text:bullet-char="">
        <style:text-properties style:font-name="Wingdings"/>
      </text:list-level-style-bullet>
      <text:list-level-style-number text:level="10" style:num-suffix="." style:num-format="1"/>
    </text:list-style>
    <text:list-style style:name="WW8Num37">
      <text:list-level-style-bullet text:level="1" text:style-name="WW8Num37z0" style:num-suffix="." text:bullet-char="">
        <style:text-properties style:font-name="Symbol"/>
      </text:list-level-style-bullet>
      <text:list-level-style-bullet text:level="2" text:style-name="WW8Num37z1" style:num-suffix="." text:bullet-char="o">
        <style:text-properties fo:font-family="'Courier New'" style:font-family-generic="modern" style:font-pitch="fixed"/>
      </text:list-level-style-bullet>
      <text:list-level-style-bullet text:level="3" text:style-name="WW8Num37z2" style:num-suffix="." text:bullet-char="">
        <style:text-properties style:font-name="Wingdings"/>
      </text:list-level-style-bullet>
      <text:list-level-style-bullet text:level="4" text:style-name="WW8Num37z2" style:num-suffix="." text:bullet-char="">
        <style:text-properties style:font-name="Wingdings"/>
      </text:list-level-style-bullet>
      <text:list-level-style-bullet text:level="5" text:style-name="WW8Num37z2" style:num-suffix="." text:bullet-char="">
        <style:text-properties style:font-name="Wingdings"/>
      </text:list-level-style-bullet>
      <text:list-level-style-bullet text:level="6" text:style-name="WW8Num37z2" style:num-suffix="." text:bullet-char="">
        <style:text-properties style:font-name="Wingdings"/>
      </text:list-level-style-bullet>
      <text:list-level-style-bullet text:level="7" text:style-name="WW8Num37z2" style:num-suffix="." text:bullet-char="">
        <style:text-properties style:font-name="Wingdings"/>
      </text:list-level-style-bullet>
      <text:list-level-style-bullet text:level="8" text:style-name="WW8Num37z2" style:num-suffix="." text:bullet-char="">
        <style:text-properties style:font-name="Wingdings"/>
      </text:list-level-style-bullet>
      <text:list-level-style-bullet text:level="9" text:style-name="WW8Num37z2" style:num-suffix="." text:bullet-char="">
        <style:text-properties style:font-name="Wingdings"/>
      </text:list-level-style-bullet>
      <text:list-level-style-number text:level="10" style:num-suffix="." style:num-format="1"/>
    </text:list-style>
    <text:list-style style:name="WW8Num38">
      <text:list-level-style-bullet text:level="1" text:style-name="WW8Num38z0" style:num-suffix="." text:bullet-char="">
        <style:text-properties style:font-name="Symbol"/>
      </text:list-level-style-bullet>
      <text:list-level-style-bullet text:level="2" text:style-name="WW8Num38z1" style:num-suffix="." text:bullet-char="o">
        <style:text-properties fo:font-family="'Courier New'" style:font-family-generic="modern" style:font-pitch="fixed"/>
      </text:list-level-style-bullet>
      <text:list-level-style-bullet text:level="3" text:style-name="WW8Num38z2" style:num-suffix="." text:bullet-char="">
        <style:text-properties style:font-name="Wingdings"/>
      </text:list-level-style-bullet>
      <text:list-level-style-bullet text:level="4" text:style-name="WW8Num38z2" style:num-suffix="." text:bullet-char="">
        <style:text-properties style:font-name="Wingdings"/>
      </text:list-level-style-bullet>
      <text:list-level-style-bullet text:level="5" text:style-name="WW8Num38z2" style:num-suffix="." text:bullet-char="">
        <style:text-properties style:font-name="Wingdings"/>
      </text:list-level-style-bullet>
      <text:list-level-style-bullet text:level="6" text:style-name="WW8Num38z2" style:num-suffix="." text:bullet-char="">
        <style:text-properties style:font-name="Wingdings"/>
      </text:list-level-style-bullet>
      <text:list-level-style-bullet text:level="7" text:style-name="WW8Num38z2" style:num-suffix="." text:bullet-char="">
        <style:text-properties style:font-name="Wingdings"/>
      </text:list-level-style-bullet>
      <text:list-level-style-bullet text:level="8" text:style-name="WW8Num38z2" style:num-suffix="." text:bullet-char="">
        <style:text-properties style:font-name="Wingdings"/>
      </text:list-level-style-bullet>
      <text:list-level-style-bullet text:level="9" text:style-name="WW8Num38z2" style:num-suffix="." text:bullet-char="">
        <style:text-properties style:font-name="Wingdings"/>
      </text:list-level-style-bullet>
      <text:list-level-style-number text:level="10" style:num-suffix="." style:num-format="1"/>
    </text:list-style>
    <text:list-style style:name="WW8Num39" text:consecutive-numbering="true">
      <text:list-level-style-bullet text:level="1" text:style-name="WW8Num39z0" style:num-suffix="." text:bullet-char="">
        <style:text-properties style:font-name="Wingdings"/>
      </text:list-level-style-bullet>
      <text:list-level-style-bullet text:level="2" text:style-name="WW8Num39z1" style:num-suffix="." text:bullet-char="o">
        <style:text-properties fo:font-family="'Courier New'" style:font-family-generic="modern" style:font-pitch="fixed"/>
      </text:list-level-style-bullet>
      <text:list-level-style-bullet text:level="3" text:style-name="WW8Num39z0" style:num-suffix="." text:bullet-char="">
        <style:text-properties style:font-name="Wingdings"/>
      </text:list-level-style-bullet>
      <text:list-level-style-bullet text:level="4" text:style-name="WW8Num39z3" style:num-suffix="." text:bullet-char="">
        <style:text-properties style:font-name="Symbol"/>
      </text:list-level-style-bullet>
      <text:list-level-style-bullet text:level="5" text:style-name="WW8Num39z1" style:num-suffix="." text:bullet-char="o">
        <style:text-properties fo:font-family="'Courier New'" style:font-family-generic="modern" style:font-pitch="fixed"/>
      </text:list-level-style-bullet>
      <text:list-level-style-bullet text:level="6" text:style-name="WW8Num39z0" style:num-suffix="." text:bullet-char="">
        <style:text-properties style:font-name="Wingdings"/>
      </text:list-level-style-bullet>
      <text:list-level-style-bullet text:level="7" text:style-name="WW8Num39z3" style:num-suffix="." text:bullet-char="">
        <style:text-properties style:font-name="Symbol"/>
      </text:list-level-style-bullet>
      <text:list-level-style-bullet text:level="8" text:style-name="WW8Num39z1" style:num-suffix="." text:bullet-char="o">
        <style:text-properties fo:font-family="'Courier New'" style:font-family-generic="modern" style:font-pitch="fixed"/>
      </text:list-level-style-bullet>
      <text:list-level-style-bullet text:level="9" text:style-name="WW8Num39z0" style:num-suffix="." text:bullet-char="">
        <style:text-properties style:font-name="Wingdings"/>
      </text:list-level-style-bullet>
      <text:list-level-style-number text:level="10" style:num-suffix="." style:num-format="1"/>
    </text:list-style>
    <text:list-style style:name="WW8Num40">
      <text:list-level-style-bullet text:level="1" text:style-name="WW8Num40z0" style:num-suffix="." text:bullet-char="">
        <style:text-properties style:font-name="Symbol"/>
      </text:list-level-style-bullet>
      <text:list-level-style-bullet text:level="2" text:style-name="WW8Num40z1" style:num-suffix="." text:bullet-char="o">
        <style:text-properties fo:font-family="'Courier New'" style:font-family-generic="modern" style:font-pitch="fixed"/>
      </text:list-level-style-bullet>
      <text:list-level-style-bullet text:level="3" text:style-name="WW8Num40z2" style:num-suffix="." text:bullet-char="">
        <style:text-properties style:font-name="Wingdings"/>
      </text:list-level-style-bullet>
      <text:list-level-style-bullet text:level="4" text:style-name="WW8Num40z2" style:num-suffix="." text:bullet-char="">
        <style:text-properties style:font-name="Wingdings"/>
      </text:list-level-style-bullet>
      <text:list-level-style-bullet text:level="5" text:style-name="WW8Num40z2" style:num-suffix="." text:bullet-char="">
        <style:text-properties style:font-name="Wingdings"/>
      </text:list-level-style-bullet>
      <text:list-level-style-bullet text:level="6" text:style-name="WW8Num40z2" style:num-suffix="." text:bullet-char="">
        <style:text-properties style:font-name="Wingdings"/>
      </text:list-level-style-bullet>
      <text:list-level-style-bullet text:level="7" text:style-name="WW8Num40z2" style:num-suffix="." text:bullet-char="">
        <style:text-properties style:font-name="Wingdings"/>
      </text:list-level-style-bullet>
      <text:list-level-style-bullet text:level="8" text:style-name="WW8Num40z2" style:num-suffix="." text:bullet-char="">
        <style:text-properties style:font-name="Wingdings"/>
      </text:list-level-style-bullet>
      <text:list-level-style-bullet text:level="9" text:style-name="WW8Num40z2" style:num-suffix="." text:bullet-char="">
        <style:text-properties style:font-name="Wingdings"/>
      </text:list-level-style-bullet>
      <text:list-level-style-number text:level="10" style:num-suffix="." style:num-format="1"/>
    </text:list-style>
    <text:list-style style:name="WW8Num41">
      <text:list-level-style-bullet text:level="1" text:style-name="WW8Num41z0" style:num-suffix="." text:bullet-char="">
        <style:text-properties style:font-name="Symbol"/>
      </text:list-level-style-bullet>
      <text:list-level-style-bullet text:level="2" text:style-name="WW8Num41z1" style:num-suffix="." text:bullet-char="o">
        <style:text-properties fo:font-family="'Courier New'" style:font-family-generic="modern" style:font-pitch="fixed"/>
      </text:list-level-style-bullet>
      <text:list-level-style-bullet text:level="3" text:style-name="WW8Num41z2" style:num-suffix="." text:bullet-char="">
        <style:text-properties style:font-name="Wingdings"/>
      </text:list-level-style-bullet>
      <text:list-level-style-bullet text:level="4" text:style-name="WW8Num41z2" style:num-suffix="." text:bullet-char="">
        <style:text-properties style:font-name="Wingdings"/>
      </text:list-level-style-bullet>
      <text:list-level-style-bullet text:level="5" text:style-name="WW8Num41z2" style:num-suffix="." text:bullet-char="">
        <style:text-properties style:font-name="Wingdings"/>
      </text:list-level-style-bullet>
      <text:list-level-style-bullet text:level="6" text:style-name="WW8Num41z2" style:num-suffix="." text:bullet-char="">
        <style:text-properties style:font-name="Wingdings"/>
      </text:list-level-style-bullet>
      <text:list-level-style-bullet text:level="7" text:style-name="WW8Num41z2" style:num-suffix="." text:bullet-char="">
        <style:text-properties style:font-name="Wingdings"/>
      </text:list-level-style-bullet>
      <text:list-level-style-bullet text:level="8" text:style-name="WW8Num41z2" style:num-suffix="." text:bullet-char="">
        <style:text-properties style:font-name="Wingdings"/>
      </text:list-level-style-bullet>
      <text:list-level-style-bullet text:level="9" text:style-name="WW8Num41z2" style:num-suffix="." text:bullet-char="">
        <style:text-properties style:font-name="Wingdings"/>
      </text:list-level-style-bullet>
      <text:list-level-style-number text:level="10" style:num-suffix="." style:num-format="1"/>
    </text:list-style>
    <text:list-style style:name="WW8Num42" text:consecutive-numbering="true">
      <text:list-level-style-number text:level="1" style:num-format="1" text:start-value="0"/>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43">
      <text:list-level-style-bullet text:level="1" text:style-name="WW8Num43z0" style:num-suffix="." text:bullet-char="">
        <style:text-properties style:font-name="Symbol"/>
      </text:list-level-style-bullet>
      <text:list-level-style-bullet text:level="2" text:style-name="WW8Num43z1" style:num-suffix="." text:bullet-char="o">
        <style:text-properties fo:font-family="'Courier New'" style:font-family-generic="modern" style:font-pitch="fixed"/>
      </text:list-level-style-bullet>
      <text:list-level-style-bullet text:level="3" text:style-name="WW8Num43z2" style:num-suffix="." text:bullet-char="">
        <style:text-properties style:font-name="Wingdings"/>
      </text:list-level-style-bullet>
      <text:list-level-style-bullet text:level="4" text:style-name="WW8Num43z2" style:num-suffix="." text:bullet-char="">
        <style:text-properties style:font-name="Wingdings"/>
      </text:list-level-style-bullet>
      <text:list-level-style-bullet text:level="5" text:style-name="WW8Num43z2" style:num-suffix="." text:bullet-char="">
        <style:text-properties style:font-name="Wingdings"/>
      </text:list-level-style-bullet>
      <text:list-level-style-bullet text:level="6" text:style-name="WW8Num43z2" style:num-suffix="." text:bullet-char="">
        <style:text-properties style:font-name="Wingdings"/>
      </text:list-level-style-bullet>
      <text:list-level-style-bullet text:level="7" text:style-name="WW8Num43z2" style:num-suffix="." text:bullet-char="">
        <style:text-properties style:font-name="Wingdings"/>
      </text:list-level-style-bullet>
      <text:list-level-style-bullet text:level="8" text:style-name="WW8Num43z2" style:num-suffix="." text:bullet-char="">
        <style:text-properties style:font-name="Wingdings"/>
      </text:list-level-style-bullet>
      <text:list-level-style-bullet text:level="9" text:style-name="WW8Num43z2" style:num-suffix="." text:bullet-char="">
        <style:text-properties style:font-name="Wingdings"/>
      </text:list-level-style-bullet>
      <text:list-level-style-number text:level="10" style:num-suffix="." style:num-format="1"/>
    </text:list-style>
    <text:list-style style:name="WW8Num44">
      <text:list-level-style-bullet text:level="1" text:style-name="WW8Num44z0" style:num-suffix="." text:bullet-char="">
        <style:text-properties style:font-name="Symbol"/>
      </text:list-level-style-bullet>
      <text:list-level-style-bullet text:level="2" text:style-name="WW8Num44z1" style:num-suffix="." text:bullet-char="o">
        <style:text-properties fo:font-family="'Courier New'" style:font-family-generic="modern" style:font-pitch="fixed"/>
      </text:list-level-style-bullet>
      <text:list-level-style-bullet text:level="3" text:style-name="WW8Num44z2" style:num-suffix="." text:bullet-char="">
        <style:text-properties style:font-name="Wingdings"/>
      </text:list-level-style-bullet>
      <text:list-level-style-bullet text:level="4" text:style-name="WW8Num44z2" style:num-suffix="." text:bullet-char="">
        <style:text-properties style:font-name="Wingdings"/>
      </text:list-level-style-bullet>
      <text:list-level-style-bullet text:level="5" text:style-name="WW8Num44z2" style:num-suffix="." text:bullet-char="">
        <style:text-properties style:font-name="Wingdings"/>
      </text:list-level-style-bullet>
      <text:list-level-style-bullet text:level="6" text:style-name="WW8Num44z2" style:num-suffix="." text:bullet-char="">
        <style:text-properties style:font-name="Wingdings"/>
      </text:list-level-style-bullet>
      <text:list-level-style-bullet text:level="7" text:style-name="WW8Num44z2" style:num-suffix="." text:bullet-char="">
        <style:text-properties style:font-name="Wingdings"/>
      </text:list-level-style-bullet>
      <text:list-level-style-bullet text:level="8" text:style-name="WW8Num44z2" style:num-suffix="." text:bullet-char="">
        <style:text-properties style:font-name="Wingdings"/>
      </text:list-level-style-bullet>
      <text:list-level-style-bullet text:level="9" text:style-name="WW8Num44z2" style:num-suffix="." text:bullet-char="">
        <style:text-properties style:font-name="Wingdings"/>
      </text:list-level-style-bullet>
      <text:list-level-style-number text:level="10" style:num-suffix="." style:num-format="1"/>
    </text:list-style>
    <text:list-style style:name="WW8Num45">
      <text:list-level-style-bullet text:level="1" text:style-name="WW8Num45z0" style:num-suffix="." text:bullet-char="">
        <style:text-properties style:font-name="Symbol"/>
      </text:list-level-style-bullet>
      <text:list-level-style-bullet text:level="2" text:style-name="WW8Num45z1" style:num-suffix="." text:bullet-char="o">
        <style:text-properties fo:font-family="'Courier New'" style:font-family-generic="modern" style:font-pitch="fixed"/>
      </text:list-level-style-bullet>
      <text:list-level-style-bullet text:level="3" text:style-name="WW8Num45z2" style:num-suffix="." text:bullet-char="">
        <style:text-properties style:font-name="Wingdings"/>
      </text:list-level-style-bullet>
      <text:list-level-style-bullet text:level="4" text:style-name="WW8Num45z2" style:num-suffix="." text:bullet-char="">
        <style:text-properties style:font-name="Wingdings"/>
      </text:list-level-style-bullet>
      <text:list-level-style-bullet text:level="5" text:style-name="WW8Num45z2" style:num-suffix="." text:bullet-char="">
        <style:text-properties style:font-name="Wingdings"/>
      </text:list-level-style-bullet>
      <text:list-level-style-bullet text:level="6" text:style-name="WW8Num45z2" style:num-suffix="." text:bullet-char="">
        <style:text-properties style:font-name="Wingdings"/>
      </text:list-level-style-bullet>
      <text:list-level-style-bullet text:level="7" text:style-name="WW8Num45z2" style:num-suffix="." text:bullet-char="">
        <style:text-properties style:font-name="Wingdings"/>
      </text:list-level-style-bullet>
      <text:list-level-style-bullet text:level="8" text:style-name="WW8Num45z2" style:num-suffix="." text:bullet-char="">
        <style:text-properties style:font-name="Wingdings"/>
      </text:list-level-style-bullet>
      <text:list-level-style-bullet text:level="9" text:style-name="WW8Num45z2" style:num-suffix="." text:bullet-char="">
        <style:text-properties style:font-name="Wingdings"/>
      </text:list-level-style-bullet>
      <text:list-level-style-number text:level="10" style:num-suffix="." style:num-format="1"/>
    </text:list-style>
    <text:list-style style:name="WW8Num46" text:consecutive-numbering="true">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text:list-style>
    <text:list-style style:name="WW8Num47">
      <text:list-level-style-bullet text:level="1" text:style-name="WW8Num47z0" style:num-suffix="." text:bullet-char="">
        <style:text-properties style:font-name="Symbol"/>
      </text:list-level-style-bullet>
      <text:list-level-style-bullet text:level="2" text:style-name="WW8Num47z1" style:num-suffix="." text:bullet-char="o">
        <style:text-properties fo:font-family="'Courier New'" style:font-family-generic="modern" style:font-pitch="fixed"/>
      </text:list-level-style-bullet>
      <text:list-level-style-bullet text:level="3" text:style-name="WW8Num47z2" style:num-suffix="." text:bullet-char="">
        <style:text-properties style:font-name="Wingdings"/>
      </text:list-level-style-bullet>
      <text:list-level-style-bullet text:level="4" text:style-name="WW8Num47z2" style:num-suffix="." text:bullet-char="">
        <style:text-properties style:font-name="Wingdings"/>
      </text:list-level-style-bullet>
      <text:list-level-style-bullet text:level="5" text:style-name="WW8Num47z2" style:num-suffix="." text:bullet-char="">
        <style:text-properties style:font-name="Wingdings"/>
      </text:list-level-style-bullet>
      <text:list-level-style-bullet text:level="6" text:style-name="WW8Num47z2" style:num-suffix="." text:bullet-char="">
        <style:text-properties style:font-name="Wingdings"/>
      </text:list-level-style-bullet>
      <text:list-level-style-bullet text:level="7" text:style-name="WW8Num47z2" style:num-suffix="." text:bullet-char="">
        <style:text-properties style:font-name="Wingdings"/>
      </text:list-level-style-bullet>
      <text:list-level-style-bullet text:level="8" text:style-name="WW8Num47z2" style:num-suffix="." text:bullet-char="">
        <style:text-properties style:font-name="Wingdings"/>
      </text:list-level-style-bullet>
      <text:list-level-style-bullet text:level="9" text:style-name="WW8Num47z2" style:num-suffix="." text:bullet-char="">
        <style:text-properties style:font-name="Wingdings"/>
      </text:list-level-style-bullet>
      <text:list-level-style-number text:level="10" style:num-suffix="." style:num-format="1"/>
    </text:list-style>
    <text:list-style style:name="WW8Num48">
      <text:list-level-style-bullet text:level="1" text:style-name="WW8Num48z0" style:num-suffix="." text:bullet-char="">
        <style:text-properties style:font-name="Symbol"/>
      </text:list-level-style-bullet>
      <text:list-level-style-bullet text:level="2" text:style-name="WW8Num48z1" style:num-suffix="." text:bullet-char="o">
        <style:text-properties fo:font-family="'Courier New'" style:font-family-generic="modern" style:font-pitch="fixed"/>
      </text:list-level-style-bullet>
      <text:list-level-style-bullet text:level="3" text:style-name="WW8Num48z2" style:num-suffix="." text:bullet-char="">
        <style:text-properties style:font-name="Wingdings"/>
      </text:list-level-style-bullet>
      <text:list-level-style-bullet text:level="4" text:style-name="WW8Num48z2" style:num-suffix="." text:bullet-char="">
        <style:text-properties style:font-name="Wingdings"/>
      </text:list-level-style-bullet>
      <text:list-level-style-bullet text:level="5" text:style-name="WW8Num48z2" style:num-suffix="." text:bullet-char="">
        <style:text-properties style:font-name="Wingdings"/>
      </text:list-level-style-bullet>
      <text:list-level-style-bullet text:level="6" text:style-name="WW8Num48z2" style:num-suffix="." text:bullet-char="">
        <style:text-properties style:font-name="Wingdings"/>
      </text:list-level-style-bullet>
      <text:list-level-style-bullet text:level="7" text:style-name="WW8Num48z2" style:num-suffix="." text:bullet-char="">
        <style:text-properties style:font-name="Wingdings"/>
      </text:list-level-style-bullet>
      <text:list-level-style-bullet text:level="8" text:style-name="WW8Num48z2" style:num-suffix="." text:bullet-char="">
        <style:text-properties style:font-name="Wingdings"/>
      </text:list-level-style-bullet>
      <text:list-level-style-bullet text:level="9" text:style-name="WW8Num48z2" style:num-suffix="." text:bullet-char="">
        <style:text-properties style:font-name="Wingdings"/>
      </text:list-level-style-bullet>
      <text:list-level-style-number text:level="10" style:num-suffix="." style:num-format="1"/>
    </text:list-style>
    <text:list-style style:name="WW8Num49">
      <text:list-level-style-bullet text:level="1" text:style-name="WW8Num49z0" style:num-suffix="." text:bullet-char="">
        <style:text-properties style:font-name="Symbol"/>
      </text:list-level-style-bullet>
      <text:list-level-style-bullet text:level="2" text:style-name="WW8Num49z1" style:num-suffix="." text:bullet-char="o">
        <style:text-properties fo:font-family="'Courier New'" style:font-family-generic="modern" style:font-pitch="fixed"/>
      </text:list-level-style-bullet>
      <text:list-level-style-bullet text:level="3" text:style-name="WW8Num49z2" style:num-suffix="." text:bullet-char="">
        <style:text-properties style:font-name="Wingdings"/>
      </text:list-level-style-bullet>
      <text:list-level-style-bullet text:level="4" text:style-name="WW8Num49z2" style:num-suffix="." text:bullet-char="">
        <style:text-properties style:font-name="Wingdings"/>
      </text:list-level-style-bullet>
      <text:list-level-style-bullet text:level="5" text:style-name="WW8Num49z2" style:num-suffix="." text:bullet-char="">
        <style:text-properties style:font-name="Wingdings"/>
      </text:list-level-style-bullet>
      <text:list-level-style-bullet text:level="6" text:style-name="WW8Num49z2" style:num-suffix="." text:bullet-char="">
        <style:text-properties style:font-name="Wingdings"/>
      </text:list-level-style-bullet>
      <text:list-level-style-bullet text:level="7" text:style-name="WW8Num49z2" style:num-suffix="." text:bullet-char="">
        <style:text-properties style:font-name="Wingdings"/>
      </text:list-level-style-bullet>
      <text:list-level-style-bullet text:level="8" text:style-name="WW8Num49z2" style:num-suffix="." text:bullet-char="">
        <style:text-properties style:font-name="Wingdings"/>
      </text:list-level-style-bullet>
      <text:list-level-style-bullet text:level="9" text:style-name="WW8Num49z2" style:num-suffix="." text:bullet-char="">
        <style:text-properties style:font-name="Wingdings"/>
      </text:list-level-style-bullet>
      <text:list-level-style-number text:level="10" style:num-suffix="." style:num-format="1"/>
    </text:list-style>
    <text:list-style style:name="WW8Num50">
      <text:list-level-style-bullet text:level="1" text:style-name="WW8Num50z0" style:num-suffix="." text:bullet-char="">
        <style:text-properties style:font-name="Symbol"/>
      </text:list-level-style-bullet>
      <text:list-level-style-bullet text:level="2" text:style-name="WW8Num50z1" style:num-suffix="." text:bullet-char="o">
        <style:text-properties fo:font-family="'Courier New'" style:font-family-generic="modern" style:font-pitch="fixed"/>
      </text:list-level-style-bullet>
      <text:list-level-style-bullet text:level="3" text:style-name="WW8Num50z2" style:num-suffix="." text:bullet-char="">
        <style:text-properties style:font-name="Wingdings"/>
      </text:list-level-style-bullet>
      <text:list-level-style-bullet text:level="4" text:style-name="WW8Num50z2" style:num-suffix="." text:bullet-char="">
        <style:text-properties style:font-name="Wingdings"/>
      </text:list-level-style-bullet>
      <text:list-level-style-bullet text:level="5" text:style-name="WW8Num50z2" style:num-suffix="." text:bullet-char="">
        <style:text-properties style:font-name="Wingdings"/>
      </text:list-level-style-bullet>
      <text:list-level-style-bullet text:level="6" text:style-name="WW8Num50z2" style:num-suffix="." text:bullet-char="">
        <style:text-properties style:font-name="Wingdings"/>
      </text:list-level-style-bullet>
      <text:list-level-style-bullet text:level="7" text:style-name="WW8Num50z2" style:num-suffix="." text:bullet-char="">
        <style:text-properties style:font-name="Wingdings"/>
      </text:list-level-style-bullet>
      <text:list-level-style-bullet text:level="8" text:style-name="WW8Num50z2" style:num-suffix="." text:bullet-char="">
        <style:text-properties style:font-name="Wingdings"/>
      </text:list-level-style-bullet>
      <text:list-level-style-bullet text:level="9" text:style-name="WW8Num50z2" style:num-suffix="." text:bullet-char="">
        <style:text-properties style:font-name="Wingdings"/>
      </text:list-level-style-bullet>
      <text:list-level-style-number text:level="10" style:num-suffix="." style:num-format="1"/>
    </text:list-style>
    <text:list-style style:name="WW8Num51">
      <text:list-level-style-bullet text:level="1" text:style-name="WW8Num51z0" style:num-suffix="." text:bullet-char="">
        <style:text-properties style:font-name="Symbol"/>
      </text:list-level-style-bullet>
      <text:list-level-style-bullet text:level="2" text:style-name="WW8Num51z1" style:num-suffix="." text:bullet-char="o">
        <style:text-properties fo:font-family="'Courier New'" style:font-family-generic="modern" style:font-pitch="fixed"/>
      </text:list-level-style-bullet>
      <text:list-level-style-bullet text:level="3" text:style-name="WW8Num51z2" style:num-suffix="." text:bullet-char="">
        <style:text-properties style:font-name="Wingdings"/>
      </text:list-level-style-bullet>
      <text:list-level-style-bullet text:level="4" text:style-name="WW8Num51z2" style:num-suffix="." text:bullet-char="">
        <style:text-properties style:font-name="Wingdings"/>
      </text:list-level-style-bullet>
      <text:list-level-style-bullet text:level="5" text:style-name="WW8Num51z2" style:num-suffix="." text:bullet-char="">
        <style:text-properties style:font-name="Wingdings"/>
      </text:list-level-style-bullet>
      <text:list-level-style-bullet text:level="6" text:style-name="WW8Num51z2" style:num-suffix="." text:bullet-char="">
        <style:text-properties style:font-name="Wingdings"/>
      </text:list-level-style-bullet>
      <text:list-level-style-bullet text:level="7" text:style-name="WW8Num51z2" style:num-suffix="." text:bullet-char="">
        <style:text-properties style:font-name="Wingdings"/>
      </text:list-level-style-bullet>
      <text:list-level-style-bullet text:level="8" text:style-name="WW8Num51z2" style:num-suffix="." text:bullet-char="">
        <style:text-properties style:font-name="Wingdings"/>
      </text:list-level-style-bullet>
      <text:list-level-style-bullet text:level="9" text:style-name="WW8Num51z2" style:num-suffix="." text:bullet-char="">
        <style:text-properties style:font-name="Wingdings"/>
      </text:list-level-style-bullet>
      <text:list-level-style-number text:level="10" style:num-suffix="." style:num-format="1"/>
    </text:list-style>
    <text:list-style style:name="WW8Num52" text:consecutive-numbering="true">
      <text:list-level-style-bullet text:level="1" text:style-name="WW8Num52z0" style:num-suffix="." text:bullet-char="">
        <style:text-properties style:font-name="Wingdings"/>
      </text:list-level-style-bullet>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53">
      <text:list-level-style-bullet text:level="1" text:style-name="WW8Num53z0" style:num-suffix="." text:bullet-char="">
        <style:text-properties style:font-name="Symbol"/>
      </text:list-level-style-bullet>
      <text:list-level-style-bullet text:level="2" text:style-name="WW8Num53z1" style:num-suffix="." text:bullet-char="o">
        <style:text-properties fo:font-family="'Courier New'" style:font-family-generic="modern" style:font-pitch="fixed"/>
      </text:list-level-style-bullet>
      <text:list-level-style-bullet text:level="3" text:style-name="WW8Num53z2" style:num-suffix="." text:bullet-char="">
        <style:text-properties style:font-name="Wingdings"/>
      </text:list-level-style-bullet>
      <text:list-level-style-bullet text:level="4" text:style-name="WW8Num53z2" style:num-suffix="." text:bullet-char="">
        <style:text-properties style:font-name="Wingdings"/>
      </text:list-level-style-bullet>
      <text:list-level-style-bullet text:level="5" text:style-name="WW8Num53z2" style:num-suffix="." text:bullet-char="">
        <style:text-properties style:font-name="Wingdings"/>
      </text:list-level-style-bullet>
      <text:list-level-style-bullet text:level="6" text:style-name="WW8Num53z2" style:num-suffix="." text:bullet-char="">
        <style:text-properties style:font-name="Wingdings"/>
      </text:list-level-style-bullet>
      <text:list-level-style-bullet text:level="7" text:style-name="WW8Num53z2" style:num-suffix="." text:bullet-char="">
        <style:text-properties style:font-name="Wingdings"/>
      </text:list-level-style-bullet>
      <text:list-level-style-bullet text:level="8" text:style-name="WW8Num53z2" style:num-suffix="." text:bullet-char="">
        <style:text-properties style:font-name="Wingdings"/>
      </text:list-level-style-bullet>
      <text:list-level-style-bullet text:level="9" text:style-name="WW8Num53z2" style:num-suffix="." text:bullet-char="">
        <style:text-properties style:font-name="Wingdings"/>
      </text:list-level-style-bullet>
      <text:list-level-style-number text:level="10" style:num-suffix="." style:num-format="1"/>
    </text:list-style>
    <text:list-style style:name="WW8Num54">
      <text:list-level-style-bullet text:level="1" text:style-name="WW8Num54z0" style:num-suffix="." text:bullet-char="">
        <style:text-properties style:font-name="Symbol"/>
      </text:list-level-style-bullet>
      <text:list-level-style-bullet text:level="2" text:style-name="WW8Num54z1" style:num-suffix="." text:bullet-char="o">
        <style:text-properties fo:font-family="'Courier New'" style:font-family-generic="modern" style:font-pitch="fixed"/>
      </text:list-level-style-bullet>
      <text:list-level-style-bullet text:level="3" text:style-name="WW8Num54z2" style:num-suffix="." text:bullet-char="">
        <style:text-properties style:font-name="Wingdings"/>
      </text:list-level-style-bullet>
      <text:list-level-style-bullet text:level="4" text:style-name="WW8Num54z2" style:num-suffix="." text:bullet-char="">
        <style:text-properties style:font-name="Wingdings"/>
      </text:list-level-style-bullet>
      <text:list-level-style-bullet text:level="5" text:style-name="WW8Num54z2" style:num-suffix="." text:bullet-char="">
        <style:text-properties style:font-name="Wingdings"/>
      </text:list-level-style-bullet>
      <text:list-level-style-bullet text:level="6" text:style-name="WW8Num54z2" style:num-suffix="." text:bullet-char="">
        <style:text-properties style:font-name="Wingdings"/>
      </text:list-level-style-bullet>
      <text:list-level-style-bullet text:level="7" text:style-name="WW8Num54z2" style:num-suffix="." text:bullet-char="">
        <style:text-properties style:font-name="Wingdings"/>
      </text:list-level-style-bullet>
      <text:list-level-style-bullet text:level="8" text:style-name="WW8Num54z2" style:num-suffix="." text:bullet-char="">
        <style:text-properties style:font-name="Wingdings"/>
      </text:list-level-style-bullet>
      <text:list-level-style-bullet text:level="9" text:style-name="WW8Num54z2" style:num-suffix="." text:bullet-char="">
        <style:text-properties style:font-name="Wingdings"/>
      </text:list-level-style-bullet>
      <text:list-level-style-number text:level="10" style:num-suffix="." style:num-format="1"/>
    </text:list-style>
    <text:list-style style:name="WW8Num55" text:consecutive-numbering="true">
      <text:list-level-style-number text:level="1" style:num-format="1" text:start-value="0"/>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56">
      <text:list-level-style-bullet text:level="1" text:style-name="WW8Num56z0" style:num-suffix="." text:bullet-char="">
        <style:text-properties style:font-name="Symbol"/>
      </text:list-level-style-bullet>
      <text:list-level-style-bullet text:level="2" text:style-name="WW8Num56z1" style:num-suffix="." text:bullet-char="o">
        <style:text-properties fo:font-family="'Courier New'" style:font-family-generic="modern" style:font-pitch="fixed"/>
      </text:list-level-style-bullet>
      <text:list-level-style-bullet text:level="3" text:style-name="WW8Num56z2" style:num-suffix="." text:bullet-char="">
        <style:text-properties style:font-name="Wingdings"/>
      </text:list-level-style-bullet>
      <text:list-level-style-bullet text:level="4" text:style-name="WW8Num56z2" style:num-suffix="." text:bullet-char="">
        <style:text-properties style:font-name="Wingdings"/>
      </text:list-level-style-bullet>
      <text:list-level-style-bullet text:level="5" text:style-name="WW8Num56z2" style:num-suffix="." text:bullet-char="">
        <style:text-properties style:font-name="Wingdings"/>
      </text:list-level-style-bullet>
      <text:list-level-style-bullet text:level="6" text:style-name="WW8Num56z2" style:num-suffix="." text:bullet-char="">
        <style:text-properties style:font-name="Wingdings"/>
      </text:list-level-style-bullet>
      <text:list-level-style-bullet text:level="7" text:style-name="WW8Num56z2" style:num-suffix="." text:bullet-char="">
        <style:text-properties style:font-name="Wingdings"/>
      </text:list-level-style-bullet>
      <text:list-level-style-bullet text:level="8" text:style-name="WW8Num56z2" style:num-suffix="." text:bullet-char="">
        <style:text-properties style:font-name="Wingdings"/>
      </text:list-level-style-bullet>
      <text:list-level-style-bullet text:level="9" text:style-name="WW8Num56z2" style:num-suffix="." text:bullet-char="">
        <style:text-properties style:font-name="Wingdings"/>
      </text:list-level-style-bullet>
      <text:list-level-style-number text:level="10" style:num-suffix="." style:num-format="1"/>
    </text:list-style>
    <text:list-style style:name="WW8Num57" text:consecutive-numbering="true">
      <text:list-level-style-number text:level="1" style:num-format="1" text:start-value="0"/>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58" text:consecutive-numbering="true">
      <text:list-level-style-bullet text:level="1" text:style-name="WW8Num58z0" style:num-suffix="." text:bullet-char="">
        <style:text-properties style:font-name="Wingdings"/>
      </text:list-level-style-bullet>
      <text:list-level-style-bullet text:level="2" text:style-name="WW8Num58z1" style:num-suffix="." text:bullet-char="o">
        <style:text-properties fo:font-family="'Courier New'" style:font-family-generic="modern" style:font-pitch="fixed"/>
      </text:list-level-style-bullet>
      <text:list-level-style-bullet text:level="3" text:style-name="WW8Num58z0" style:num-suffix="." text:bullet-char="">
        <style:text-properties style:font-name="Wingdings"/>
      </text:list-level-style-bullet>
      <text:list-level-style-bullet text:level="4" text:style-name="WW8Num58z3" style:num-suffix="." text:bullet-char="">
        <style:text-properties style:font-name="Symbol"/>
      </text:list-level-style-bullet>
      <text:list-level-style-bullet text:level="5" text:style-name="WW8Num58z1" style:num-suffix="." text:bullet-char="o">
        <style:text-properties fo:font-family="'Courier New'" style:font-family-generic="modern" style:font-pitch="fixed"/>
      </text:list-level-style-bullet>
      <text:list-level-style-bullet text:level="6" text:style-name="WW8Num58z0" style:num-suffix="." text:bullet-char="">
        <style:text-properties style:font-name="Wingdings"/>
      </text:list-level-style-bullet>
      <text:list-level-style-bullet text:level="7" text:style-name="WW8Num58z3" style:num-suffix="." text:bullet-char="">
        <style:text-properties style:font-name="Symbol"/>
      </text:list-level-style-bullet>
      <text:list-level-style-bullet text:level="8" text:style-name="WW8Num58z1" style:num-suffix="." text:bullet-char="o">
        <style:text-properties fo:font-family="'Courier New'" style:font-family-generic="modern" style:font-pitch="fixed"/>
      </text:list-level-style-bullet>
      <text:list-level-style-bullet text:level="9" text:style-name="WW8Num58z0" style:num-suffix="." text:bullet-char="">
        <style:text-properties style:font-name="Wingdings"/>
      </text:list-level-style-bullet>
      <text:list-level-style-number text:level="10" style:num-suffix="." style:num-format="1"/>
    </text:list-style>
    <text:list-style style:name="WW8Num59">
      <text:list-level-style-bullet text:level="1" text:style-name="WW8Num59z0" style:num-suffix="." text:bullet-char="">
        <style:text-properties style:font-name="Symbol"/>
      </text:list-level-style-bullet>
      <text:list-level-style-bullet text:level="2" text:style-name="WW8Num59z1" style:num-suffix="." text:bullet-char="o">
        <style:text-properties fo:font-family="'Courier New'" style:font-family-generic="modern" style:font-pitch="fixed"/>
      </text:list-level-style-bullet>
      <text:list-level-style-bullet text:level="3" text:style-name="WW8Num59z2" style:num-suffix="." text:bullet-char="">
        <style:text-properties style:font-name="Wingdings"/>
      </text:list-level-style-bullet>
      <text:list-level-style-bullet text:level="4" text:style-name="WW8Num59z2" style:num-suffix="." text:bullet-char="">
        <style:text-properties style:font-name="Wingdings"/>
      </text:list-level-style-bullet>
      <text:list-level-style-bullet text:level="5" text:style-name="WW8Num59z2" style:num-suffix="." text:bullet-char="">
        <style:text-properties style:font-name="Wingdings"/>
      </text:list-level-style-bullet>
      <text:list-level-style-bullet text:level="6" text:style-name="WW8Num59z2" style:num-suffix="." text:bullet-char="">
        <style:text-properties style:font-name="Wingdings"/>
      </text:list-level-style-bullet>
      <text:list-level-style-bullet text:level="7" text:style-name="WW8Num59z2" style:num-suffix="." text:bullet-char="">
        <style:text-properties style:font-name="Wingdings"/>
      </text:list-level-style-bullet>
      <text:list-level-style-bullet text:level="8" text:style-name="WW8Num59z2" style:num-suffix="." text:bullet-char="">
        <style:text-properties style:font-name="Wingdings"/>
      </text:list-level-style-bullet>
      <text:list-level-style-bullet text:level="9" text:style-name="WW8Num59z2" style:num-suffix="." text:bullet-char="">
        <style:text-properties style:font-name="Wingdings"/>
      </text:list-level-style-bullet>
      <text:list-level-style-number text:level="10" style:num-suffix="." style:num-format="1"/>
    </text:list-style>
    <text:list-style style:name="WW8Num60">
      <text:list-level-style-bullet text:level="1" text:style-name="WW8Num60z0" style:num-suffix="." text:bullet-char="">
        <style:text-properties style:font-name="Symbol"/>
      </text:list-level-style-bullet>
      <text:list-level-style-bullet text:level="2" text:style-name="WW8Num60z1" style:num-suffix="." text:bullet-char="o">
        <style:text-properties fo:font-family="'Courier New'" style:font-family-generic="modern" style:font-pitch="fixed"/>
      </text:list-level-style-bullet>
      <text:list-level-style-bullet text:level="3" text:style-name="WW8Num60z2" style:num-suffix="." text:bullet-char="">
        <style:text-properties style:font-name="Wingdings"/>
      </text:list-level-style-bullet>
      <text:list-level-style-bullet text:level="4" text:style-name="WW8Num60z2" style:num-suffix="." text:bullet-char="">
        <style:text-properties style:font-name="Wingdings"/>
      </text:list-level-style-bullet>
      <text:list-level-style-bullet text:level="5" text:style-name="WW8Num60z2" style:num-suffix="." text:bullet-char="">
        <style:text-properties style:font-name="Wingdings"/>
      </text:list-level-style-bullet>
      <text:list-level-style-bullet text:level="6" text:style-name="WW8Num60z2" style:num-suffix="." text:bullet-char="">
        <style:text-properties style:font-name="Wingdings"/>
      </text:list-level-style-bullet>
      <text:list-level-style-bullet text:level="7" text:style-name="WW8Num60z2" style:num-suffix="." text:bullet-char="">
        <style:text-properties style:font-name="Wingdings"/>
      </text:list-level-style-bullet>
      <text:list-level-style-bullet text:level="8" text:style-name="WW8Num60z2" style:num-suffix="." text:bullet-char="">
        <style:text-properties style:font-name="Wingdings"/>
      </text:list-level-style-bullet>
      <text:list-level-style-bullet text:level="9" text:style-name="WW8Num60z2" style:num-suffix="." text:bullet-char="">
        <style:text-properties style:font-name="Wingdings"/>
      </text:list-level-style-bullet>
      <text:list-level-style-number text:level="10" style:num-suffix="." style:num-format="1"/>
    </text:list-style>
    <text:list-style style:name="WW8Num61">
      <text:list-level-style-bullet text:level="1" text:style-name="WW8Num61z0" style:num-suffix="." text:bullet-char="">
        <style:text-properties style:font-name="Symbol"/>
      </text:list-level-style-bullet>
      <text:list-level-style-bullet text:level="2" text:style-name="WW8Num61z1" style:num-suffix="." text:bullet-char="o">
        <style:text-properties fo:font-family="'Courier New'" style:font-family-generic="modern" style:font-pitch="fixed"/>
      </text:list-level-style-bullet>
      <text:list-level-style-bullet text:level="3" text:style-name="WW8Num61z2" style:num-suffix="." text:bullet-char="">
        <style:text-properties style:font-name="Wingdings"/>
      </text:list-level-style-bullet>
      <text:list-level-style-bullet text:level="4" text:style-name="WW8Num61z2" style:num-suffix="." text:bullet-char="">
        <style:text-properties style:font-name="Wingdings"/>
      </text:list-level-style-bullet>
      <text:list-level-style-bullet text:level="5" text:style-name="WW8Num61z2" style:num-suffix="." text:bullet-char="">
        <style:text-properties style:font-name="Wingdings"/>
      </text:list-level-style-bullet>
      <text:list-level-style-bullet text:level="6" text:style-name="WW8Num61z2" style:num-suffix="." text:bullet-char="">
        <style:text-properties style:font-name="Wingdings"/>
      </text:list-level-style-bullet>
      <text:list-level-style-bullet text:level="7" text:style-name="WW8Num61z2" style:num-suffix="." text:bullet-char="">
        <style:text-properties style:font-name="Wingdings"/>
      </text:list-level-style-bullet>
      <text:list-level-style-bullet text:level="8" text:style-name="WW8Num61z2" style:num-suffix="." text:bullet-char="">
        <style:text-properties style:font-name="Wingdings"/>
      </text:list-level-style-bullet>
      <text:list-level-style-bullet text:level="9" text:style-name="WW8Num61z2" style:num-suffix="." text:bullet-char="">
        <style:text-properties style:font-name="Wingdings"/>
      </text:list-level-style-bullet>
      <text:list-level-style-number text:level="10" style:num-suffix="." style:num-format="1"/>
    </text:list-style>
    <text:list-style style:name="WW8Num62">
      <text:list-level-style-bullet text:level="1" text:style-name="WW8Num62z0" style:num-suffix="." text:bullet-char="">
        <style:text-properties style:font-name="Symbol"/>
      </text:list-level-style-bullet>
      <text:list-level-style-bullet text:level="2" text:style-name="WW8Num62z1" style:num-suffix="." text:bullet-char="o">
        <style:text-properties fo:font-family="'Courier New'" style:font-family-generic="modern" style:font-pitch="fixed"/>
      </text:list-level-style-bullet>
      <text:list-level-style-bullet text:level="3" text:style-name="WW8Num62z2" style:num-suffix="." text:bullet-char="">
        <style:text-properties style:font-name="Wingdings"/>
      </text:list-level-style-bullet>
      <text:list-level-style-bullet text:level="4" text:style-name="WW8Num62z2" style:num-suffix="." text:bullet-char="">
        <style:text-properties style:font-name="Wingdings"/>
      </text:list-level-style-bullet>
      <text:list-level-style-bullet text:level="5" text:style-name="WW8Num62z2" style:num-suffix="." text:bullet-char="">
        <style:text-properties style:font-name="Wingdings"/>
      </text:list-level-style-bullet>
      <text:list-level-style-bullet text:level="6" text:style-name="WW8Num62z2" style:num-suffix="." text:bullet-char="">
        <style:text-properties style:font-name="Wingdings"/>
      </text:list-level-style-bullet>
      <text:list-level-style-bullet text:level="7" text:style-name="WW8Num62z2" style:num-suffix="." text:bullet-char="">
        <style:text-properties style:font-name="Wingdings"/>
      </text:list-level-style-bullet>
      <text:list-level-style-bullet text:level="8" text:style-name="WW8Num62z2" style:num-suffix="." text:bullet-char="">
        <style:text-properties style:font-name="Wingdings"/>
      </text:list-level-style-bullet>
      <text:list-level-style-bullet text:level="9" text:style-name="WW8Num62z2" style:num-suffix="." text:bullet-char="">
        <style:text-properties style:font-name="Wingdings"/>
      </text:list-level-style-bullet>
      <text:list-level-style-number text:level="10" style:num-suffix="." style:num-format="1"/>
    </text:list-style>
    <text:list-style style:name="WW8Num63">
      <text:list-level-style-bullet text:level="1" text:style-name="WW8Num63z0" style:num-suffix="." text:bullet-char="">
        <style:text-properties style:font-name="Symbol"/>
      </text:list-level-style-bullet>
      <text:list-level-style-bullet text:level="2" text:style-name="WW8Num63z1" style:num-suffix="." text:bullet-char="o">
        <style:text-properties fo:font-family="'Courier New'" style:font-family-generic="modern" style:font-pitch="fixed"/>
      </text:list-level-style-bullet>
      <text:list-level-style-bullet text:level="3" text:style-name="WW8Num63z2" style:num-suffix="." text:bullet-char="">
        <style:text-properties style:font-name="Wingdings"/>
      </text:list-level-style-bullet>
      <text:list-level-style-bullet text:level="4" text:style-name="WW8Num63z2" style:num-suffix="." text:bullet-char="">
        <style:text-properties style:font-name="Wingdings"/>
      </text:list-level-style-bullet>
      <text:list-level-style-bullet text:level="5" text:style-name="WW8Num63z2" style:num-suffix="." text:bullet-char="">
        <style:text-properties style:font-name="Wingdings"/>
      </text:list-level-style-bullet>
      <text:list-level-style-bullet text:level="6" text:style-name="WW8Num63z2" style:num-suffix="." text:bullet-char="">
        <style:text-properties style:font-name="Wingdings"/>
      </text:list-level-style-bullet>
      <text:list-level-style-bullet text:level="7" text:style-name="WW8Num63z2" style:num-suffix="." text:bullet-char="">
        <style:text-properties style:font-name="Wingdings"/>
      </text:list-level-style-bullet>
      <text:list-level-style-bullet text:level="8" text:style-name="WW8Num63z2" style:num-suffix="." text:bullet-char="">
        <style:text-properties style:font-name="Wingdings"/>
      </text:list-level-style-bullet>
      <text:list-level-style-bullet text:level="9" text:style-name="WW8Num63z2" style:num-suffix="." text:bullet-char="">
        <style:text-properties style:font-name="Wingdings"/>
      </text:list-level-style-bullet>
      <text:list-level-style-number text:level="10" style:num-suffix="." style:num-format="1"/>
    </text:list-style>
    <text:list-style style:name="WW8Num64">
      <text:list-level-style-bullet text:level="1" text:style-name="WW8Num64z0" style:num-suffix="." text:bullet-char="">
        <style:text-properties style:font-name="Symbol"/>
      </text:list-level-style-bullet>
      <text:list-level-style-bullet text:level="2" text:style-name="WW8Num64z1" style:num-suffix="." text:bullet-char="o">
        <style:text-properties fo:font-family="'Courier New'" style:font-family-generic="modern" style:font-pitch="fixed"/>
      </text:list-level-style-bullet>
      <text:list-level-style-bullet text:level="3" text:style-name="WW8Num64z2" style:num-suffix="." text:bullet-char="">
        <style:text-properties style:font-name="Wingdings"/>
      </text:list-level-style-bullet>
      <text:list-level-style-bullet text:level="4" text:style-name="WW8Num64z2" style:num-suffix="." text:bullet-char="">
        <style:text-properties style:font-name="Wingdings"/>
      </text:list-level-style-bullet>
      <text:list-level-style-bullet text:level="5" text:style-name="WW8Num64z2" style:num-suffix="." text:bullet-char="">
        <style:text-properties style:font-name="Wingdings"/>
      </text:list-level-style-bullet>
      <text:list-level-style-bullet text:level="6" text:style-name="WW8Num64z2" style:num-suffix="." text:bullet-char="">
        <style:text-properties style:font-name="Wingdings"/>
      </text:list-level-style-bullet>
      <text:list-level-style-bullet text:level="7" text:style-name="WW8Num64z2" style:num-suffix="." text:bullet-char="">
        <style:text-properties style:font-name="Wingdings"/>
      </text:list-level-style-bullet>
      <text:list-level-style-bullet text:level="8" text:style-name="WW8Num64z2" style:num-suffix="." text:bullet-char="">
        <style:text-properties style:font-name="Wingdings"/>
      </text:list-level-style-bullet>
      <text:list-level-style-bullet text:level="9" text:style-name="WW8Num64z2" style:num-suffix="." text:bullet-char="">
        <style:text-properties style:font-name="Wingdings"/>
      </text:list-level-style-bullet>
      <text:list-level-style-number text:level="10" style:num-suffix="." style:num-format="1"/>
    </text:list-style>
    <text:list-style style:name="WW8Num65">
      <text:list-level-style-bullet text:level="1" text:style-name="WW8Num65z0" style:num-suffix="." text:bullet-char="">
        <style:text-properties style:font-name="Symbol"/>
      </text:list-level-style-bullet>
      <text:list-level-style-bullet text:level="2" text:style-name="WW8Num65z1" style:num-suffix="." text:bullet-char="o">
        <style:text-properties fo:font-family="'Courier New'" style:font-family-generic="modern" style:font-pitch="fixed"/>
      </text:list-level-style-bullet>
      <text:list-level-style-bullet text:level="3" text:style-name="WW8Num65z2" style:num-suffix="." text:bullet-char="">
        <style:text-properties style:font-name="Wingdings"/>
      </text:list-level-style-bullet>
      <text:list-level-style-bullet text:level="4" text:style-name="WW8Num65z2" style:num-suffix="." text:bullet-char="">
        <style:text-properties style:font-name="Wingdings"/>
      </text:list-level-style-bullet>
      <text:list-level-style-bullet text:level="5" text:style-name="WW8Num65z2" style:num-suffix="." text:bullet-char="">
        <style:text-properties style:font-name="Wingdings"/>
      </text:list-level-style-bullet>
      <text:list-level-style-bullet text:level="6" text:style-name="WW8Num65z2" style:num-suffix="." text:bullet-char="">
        <style:text-properties style:font-name="Wingdings"/>
      </text:list-level-style-bullet>
      <text:list-level-style-bullet text:level="7" text:style-name="WW8Num65z2" style:num-suffix="." text:bullet-char="">
        <style:text-properties style:font-name="Wingdings"/>
      </text:list-level-style-bullet>
      <text:list-level-style-bullet text:level="8" text:style-name="WW8Num65z2" style:num-suffix="." text:bullet-char="">
        <style:text-properties style:font-name="Wingdings"/>
      </text:list-level-style-bullet>
      <text:list-level-style-bullet text:level="9" text:style-name="WW8Num65z2" style:num-suffix="." text:bullet-char="">
        <style:text-properties style:font-name="Wingdings"/>
      </text:list-level-style-bullet>
      <text:list-level-style-number text:level="10" style:num-suffix="." style:num-format="1"/>
    </text:list-style>
    <text:list-style style:name="WW8Num66" text:consecutive-numbering="true">
      <text:list-level-style-bullet text:level="1" text:style-name="WW8Num66z0" style:num-suffix="." text:bullet-char="">
        <style:text-properties style:font-name="Symbol"/>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67">
      <text:list-level-style-bullet text:level="1" text:style-name="WW8Num67z0" style:num-suffix="." text:bullet-char="">
        <style:text-properties style:font-name="Symbol"/>
      </text:list-level-style-bullet>
      <text:list-level-style-bullet text:level="2" text:style-name="WW8Num67z1" style:num-suffix="." text:bullet-char="o">
        <style:text-properties fo:font-family="'Courier New'" style:font-family-generic="modern" style:font-pitch="fixed"/>
      </text:list-level-style-bullet>
      <text:list-level-style-bullet text:level="3" text:style-name="WW8Num67z2" style:num-suffix="." text:bullet-char="">
        <style:text-properties style:font-name="Wingdings"/>
      </text:list-level-style-bullet>
      <text:list-level-style-bullet text:level="4" text:style-name="WW8Num67z2" style:num-suffix="." text:bullet-char="">
        <style:text-properties style:font-name="Wingdings"/>
      </text:list-level-style-bullet>
      <text:list-level-style-bullet text:level="5" text:style-name="WW8Num67z2" style:num-suffix="." text:bullet-char="">
        <style:text-properties style:font-name="Wingdings"/>
      </text:list-level-style-bullet>
      <text:list-level-style-bullet text:level="6" text:style-name="WW8Num67z2" style:num-suffix="." text:bullet-char="">
        <style:text-properties style:font-name="Wingdings"/>
      </text:list-level-style-bullet>
      <text:list-level-style-bullet text:level="7" text:style-name="WW8Num67z2" style:num-suffix="." text:bullet-char="">
        <style:text-properties style:font-name="Wingdings"/>
      </text:list-level-style-bullet>
      <text:list-level-style-bullet text:level="8" text:style-name="WW8Num67z2" style:num-suffix="." text:bullet-char="">
        <style:text-properties style:font-name="Wingdings"/>
      </text:list-level-style-bullet>
      <text:list-level-style-bullet text:level="9" text:style-name="WW8Num67z2" style:num-suffix="." text:bullet-char="">
        <style:text-properties style:font-name="Wingdings"/>
      </text:list-level-style-bullet>
      <text:list-level-style-number text:level="10" style:num-suffix="." style:num-format="1"/>
    </text:list-style>
    <text:list-style style:name="WW8Num68">
      <text:list-level-style-bullet text:level="1" text:style-name="WW8Num68z0" style:num-suffix="." text:bullet-char="">
        <style:text-properties style:font-name="Symbol"/>
      </text:list-level-style-bullet>
      <text:list-level-style-bullet text:level="2" text:style-name="WW8Num68z1" style:num-suffix="." text:bullet-char="o">
        <style:text-properties fo:font-family="'Courier New'" style:font-family-generic="modern" style:font-pitch="fixed"/>
      </text:list-level-style-bullet>
      <text:list-level-style-bullet text:level="3" text:style-name="WW8Num68z2" style:num-suffix="." text:bullet-char="">
        <style:text-properties style:font-name="Wingdings"/>
      </text:list-level-style-bullet>
      <text:list-level-style-bullet text:level="4" text:style-name="WW8Num68z2" style:num-suffix="." text:bullet-char="">
        <style:text-properties style:font-name="Wingdings"/>
      </text:list-level-style-bullet>
      <text:list-level-style-bullet text:level="5" text:style-name="WW8Num68z2" style:num-suffix="." text:bullet-char="">
        <style:text-properties style:font-name="Wingdings"/>
      </text:list-level-style-bullet>
      <text:list-level-style-bullet text:level="6" text:style-name="WW8Num68z2" style:num-suffix="." text:bullet-char="">
        <style:text-properties style:font-name="Wingdings"/>
      </text:list-level-style-bullet>
      <text:list-level-style-bullet text:level="7" text:style-name="WW8Num68z2" style:num-suffix="." text:bullet-char="">
        <style:text-properties style:font-name="Wingdings"/>
      </text:list-level-style-bullet>
      <text:list-level-style-bullet text:level="8" text:style-name="WW8Num68z2" style:num-suffix="." text:bullet-char="">
        <style:text-properties style:font-name="Wingdings"/>
      </text:list-level-style-bullet>
      <text:list-level-style-bullet text:level="9" text:style-name="WW8Num68z2" style:num-suffix="." text:bullet-char="">
        <style:text-properties style:font-name="Wingdings"/>
      </text:list-level-style-bullet>
      <text:list-level-style-number text:level="10" style:num-suffix="." style:num-format="1"/>
    </text:list-style>
    <text:list-style style:name="WW8Num69">
      <text:list-level-style-bullet text:level="1" text:style-name="WW8Num69z0" style:num-suffix="." text:bullet-char="">
        <style:text-properties style:font-name="Symbol"/>
      </text:list-level-style-bullet>
      <text:list-level-style-bullet text:level="2" text:style-name="WW8Num69z1" style:num-suffix="." text:bullet-char="o">
        <style:text-properties fo:font-family="'Courier New'" style:font-family-generic="modern" style:font-pitch="fixed"/>
      </text:list-level-style-bullet>
      <text:list-level-style-bullet text:level="3" text:style-name="WW8Num69z2" style:num-suffix="." text:bullet-char="">
        <style:text-properties style:font-name="Wingdings"/>
      </text:list-level-style-bullet>
      <text:list-level-style-bullet text:level="4" text:style-name="WW8Num69z2" style:num-suffix="." text:bullet-char="">
        <style:text-properties style:font-name="Wingdings"/>
      </text:list-level-style-bullet>
      <text:list-level-style-bullet text:level="5" text:style-name="WW8Num69z2" style:num-suffix="." text:bullet-char="">
        <style:text-properties style:font-name="Wingdings"/>
      </text:list-level-style-bullet>
      <text:list-level-style-bullet text:level="6" text:style-name="WW8Num69z2" style:num-suffix="." text:bullet-char="">
        <style:text-properties style:font-name="Wingdings"/>
      </text:list-level-style-bullet>
      <text:list-level-style-bullet text:level="7" text:style-name="WW8Num69z2" style:num-suffix="." text:bullet-char="">
        <style:text-properties style:font-name="Wingdings"/>
      </text:list-level-style-bullet>
      <text:list-level-style-bullet text:level="8" text:style-name="WW8Num69z2" style:num-suffix="." text:bullet-char="">
        <style:text-properties style:font-name="Wingdings"/>
      </text:list-level-style-bullet>
      <text:list-level-style-bullet text:level="9" text:style-name="WW8Num69z2" style:num-suffix="." text:bullet-char="">
        <style:text-properties style:font-name="Wingdings"/>
      </text:list-level-style-bullet>
      <text:list-level-style-number text:level="10" style:num-suffix="." style:num-format="1"/>
    </text:list-style>
    <text:list-style style:name="WW8Num70">
      <text:list-level-style-number text:level="1" style:num-suffix="." style:num-format="1"/>
      <text:list-level-style-number text:level="2" style:num-prefix="3.4." style:num-format=""/>
      <text:list-level-style-number text:level="3" style:num-suffix="." style:num-format="1" text:display-levels="3"/>
      <text:list-level-style-number text:level="4" style:num-suffix="."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list-style>
    <text:list-style style:name="WW8Num71">
      <text:list-level-style-bullet text:level="1" text:style-name="WW8Num71z0" style:num-suffix="." text:bullet-char="">
        <style:text-properties style:font-name="Symbol"/>
      </text:list-level-style-bullet>
      <text:list-level-style-bullet text:level="2" text:style-name="WW8Num71z1" style:num-suffix="." text:bullet-char="o">
        <style:text-properties fo:font-family="'Courier New'" style:font-family-generic="modern" style:font-pitch="fixed"/>
      </text:list-level-style-bullet>
      <text:list-level-style-bullet text:level="3" text:style-name="WW8Num71z2" style:num-suffix="." text:bullet-char="">
        <style:text-properties style:font-name="Wingdings"/>
      </text:list-level-style-bullet>
      <text:list-level-style-bullet text:level="4" text:style-name="WW8Num71z2" style:num-suffix="." text:bullet-char="">
        <style:text-properties style:font-name="Wingdings"/>
      </text:list-level-style-bullet>
      <text:list-level-style-bullet text:level="5" text:style-name="WW8Num71z2" style:num-suffix="." text:bullet-char="">
        <style:text-properties style:font-name="Wingdings"/>
      </text:list-level-style-bullet>
      <text:list-level-style-bullet text:level="6" text:style-name="WW8Num71z2" style:num-suffix="." text:bullet-char="">
        <style:text-properties style:font-name="Wingdings"/>
      </text:list-level-style-bullet>
      <text:list-level-style-bullet text:level="7" text:style-name="WW8Num71z2" style:num-suffix="." text:bullet-char="">
        <style:text-properties style:font-name="Wingdings"/>
      </text:list-level-style-bullet>
      <text:list-level-style-bullet text:level="8" text:style-name="WW8Num71z2" style:num-suffix="." text:bullet-char="">
        <style:text-properties style:font-name="Wingdings"/>
      </text:list-level-style-bullet>
      <text:list-level-style-bullet text:level="9" text:style-name="WW8Num71z2" style:num-suffix="." text:bullet-char="">
        <style:text-properties style:font-name="Wingdings"/>
      </text:list-level-style-bullet>
      <text:list-level-style-number text:level="10" style:num-suffix="." style:num-format="1"/>
    </text:list-style>
    <text:list-style style:name="WW8Num72" text:consecutive-numbering="true">
      <text:list-level-style-bullet text:level="1" text:style-name="WW8Num72z0" style:num-suffix="." text:bullet-char="">
        <style:text-properties style:font-name="Wingdings"/>
      </text:list-level-style-bullet>
      <text:list-level-style-bullet text:level="2" text:style-name="WW8Num72z1" style:num-suffix="." text:bullet-char="o">
        <style:text-properties fo:font-family="'Courier New'" style:font-family-generic="modern" style:font-pitch="fixed"/>
      </text:list-level-style-bullet>
      <text:list-level-style-bullet text:level="3" text:style-name="WW8Num72z0" style:num-suffix="." text:bullet-char="">
        <style:text-properties style:font-name="Wingdings"/>
      </text:list-level-style-bullet>
      <text:list-level-style-bullet text:level="4" text:style-name="WW8Num72z3" style:num-suffix="." text:bullet-char="">
        <style:text-properties style:font-name="Symbol"/>
      </text:list-level-style-bullet>
      <text:list-level-style-bullet text:level="5" text:style-name="WW8Num72z1" style:num-suffix="." text:bullet-char="o">
        <style:text-properties fo:font-family="'Courier New'" style:font-family-generic="modern" style:font-pitch="fixed"/>
      </text:list-level-style-bullet>
      <text:list-level-style-bullet text:level="6" text:style-name="WW8Num72z0" style:num-suffix="." text:bullet-char="">
        <style:text-properties style:font-name="Wingdings"/>
      </text:list-level-style-bullet>
      <text:list-level-style-bullet text:level="7" text:style-name="WW8Num72z3" style:num-suffix="." text:bullet-char="">
        <style:text-properties style:font-name="Symbol"/>
      </text:list-level-style-bullet>
      <text:list-level-style-bullet text:level="8" text:style-name="WW8Num72z1" style:num-suffix="." text:bullet-char="o">
        <style:text-properties fo:font-family="'Courier New'" style:font-family-generic="modern" style:font-pitch="fixed"/>
      </text:list-level-style-bullet>
      <text:list-level-style-bullet text:level="9" text:style-name="WW8Num72z0" style:num-suffix="." text:bullet-char="">
        <style:text-properties style:font-name="Wingdings"/>
      </text:list-level-style-bullet>
      <text:list-level-style-number text:level="10" style:num-suffix="." style:num-format="1"/>
    </text:list-style>
    <text:list-style style:name="WW8Num73">
      <text:list-level-style-bullet text:level="1" text:style-name="WW8Num73z0" style:num-suffix="." text:bullet-char="">
        <style:text-properties style:font-name="Symbol"/>
      </text:list-level-style-bullet>
      <text:list-level-style-bullet text:level="2" text:style-name="WW8Num73z1" style:num-suffix="." text:bullet-char="o">
        <style:text-properties fo:font-family="'Courier New'" style:font-family-generic="modern" style:font-pitch="fixed"/>
      </text:list-level-style-bullet>
      <text:list-level-style-bullet text:level="3" text:style-name="WW8Num73z2" style:num-suffix="." text:bullet-char="">
        <style:text-properties style:font-name="Wingdings"/>
      </text:list-level-style-bullet>
      <text:list-level-style-bullet text:level="4" text:style-name="WW8Num73z2" style:num-suffix="." text:bullet-char="">
        <style:text-properties style:font-name="Wingdings"/>
      </text:list-level-style-bullet>
      <text:list-level-style-bullet text:level="5" text:style-name="WW8Num73z2" style:num-suffix="." text:bullet-char="">
        <style:text-properties style:font-name="Wingdings"/>
      </text:list-level-style-bullet>
      <text:list-level-style-bullet text:level="6" text:style-name="WW8Num73z2" style:num-suffix="." text:bullet-char="">
        <style:text-properties style:font-name="Wingdings"/>
      </text:list-level-style-bullet>
      <text:list-level-style-bullet text:level="7" text:style-name="WW8Num73z2" style:num-suffix="." text:bullet-char="">
        <style:text-properties style:font-name="Wingdings"/>
      </text:list-level-style-bullet>
      <text:list-level-style-bullet text:level="8" text:style-name="WW8Num73z2" style:num-suffix="." text:bullet-char="">
        <style:text-properties style:font-name="Wingdings"/>
      </text:list-level-style-bullet>
      <text:list-level-style-bullet text:level="9" text:style-name="WW8Num73z2" style:num-suffix="." text:bullet-char="">
        <style:text-properties style:font-name="Wingdings"/>
      </text:list-level-style-bullet>
      <text:list-level-style-number text:level="10" style:num-suffix="." style:num-format="1"/>
    </text:list-style>
    <text:list-style style:name="WW8Num74">
      <text:list-level-style-bullet text:level="1" text:style-name="WW8Num74z0" style:num-suffix="." text:bullet-char="">
        <style:text-properties style:font-name="Symbol"/>
      </text:list-level-style-bullet>
      <text:list-level-style-bullet text:level="2" text:style-name="WW8Num74z1" style:num-suffix="." text:bullet-char="o">
        <style:text-properties fo:font-family="'Courier New'" style:font-family-generic="modern" style:font-pitch="fixed"/>
      </text:list-level-style-bullet>
      <text:list-level-style-bullet text:level="3" text:style-name="WW8Num74z2" style:num-suffix="." text:bullet-char="">
        <style:text-properties style:font-name="Wingdings"/>
      </text:list-level-style-bullet>
      <text:list-level-style-bullet text:level="4" text:style-name="WW8Num74z2" style:num-suffix="." text:bullet-char="">
        <style:text-properties style:font-name="Wingdings"/>
      </text:list-level-style-bullet>
      <text:list-level-style-bullet text:level="5" text:style-name="WW8Num74z2" style:num-suffix="." text:bullet-char="">
        <style:text-properties style:font-name="Wingdings"/>
      </text:list-level-style-bullet>
      <text:list-level-style-bullet text:level="6" text:style-name="WW8Num74z2" style:num-suffix="." text:bullet-char="">
        <style:text-properties style:font-name="Wingdings"/>
      </text:list-level-style-bullet>
      <text:list-level-style-bullet text:level="7" text:style-name="WW8Num74z2" style:num-suffix="." text:bullet-char="">
        <style:text-properties style:font-name="Wingdings"/>
      </text:list-level-style-bullet>
      <text:list-level-style-bullet text:level="8" text:style-name="WW8Num74z2" style:num-suffix="." text:bullet-char="">
        <style:text-properties style:font-name="Wingdings"/>
      </text:list-level-style-bullet>
      <text:list-level-style-bullet text:level="9" text:style-name="WW8Num74z2" style:num-suffix="." text:bullet-char="">
        <style:text-properties style:font-name="Wingdings"/>
      </text:list-level-style-bullet>
      <text:list-level-style-number text:level="10" style:num-suffix="." style:num-format="1"/>
    </text:list-style>
    <text:list-style style:name="WW8Num75">
      <text:list-level-style-bullet text:level="1" text:style-name="WW8Num75z0" style:num-suffix="." text:bullet-char="">
        <style:text-properties style:font-name="Symbol"/>
      </text:list-level-style-bullet>
      <text:list-level-style-bullet text:level="2" text:style-name="WW8Num75z1" style:num-suffix="." text:bullet-char="o">
        <style:text-properties fo:font-family="'Courier New'" style:font-family-generic="modern" style:font-pitch="fixed"/>
      </text:list-level-style-bullet>
      <text:list-level-style-bullet text:level="3" text:style-name="WW8Num75z2" style:num-suffix="." text:bullet-char="">
        <style:text-properties style:font-name="Wingdings"/>
      </text:list-level-style-bullet>
      <text:list-level-style-bullet text:level="4" text:style-name="WW8Num75z2" style:num-suffix="." text:bullet-char="">
        <style:text-properties style:font-name="Wingdings"/>
      </text:list-level-style-bullet>
      <text:list-level-style-bullet text:level="5" text:style-name="WW8Num75z2" style:num-suffix="." text:bullet-char="">
        <style:text-properties style:font-name="Wingdings"/>
      </text:list-level-style-bullet>
      <text:list-level-style-bullet text:level="6" text:style-name="WW8Num75z2" style:num-suffix="." text:bullet-char="">
        <style:text-properties style:font-name="Wingdings"/>
      </text:list-level-style-bullet>
      <text:list-level-style-bullet text:level="7" text:style-name="WW8Num75z2" style:num-suffix="." text:bullet-char="">
        <style:text-properties style:font-name="Wingdings"/>
      </text:list-level-style-bullet>
      <text:list-level-style-bullet text:level="8" text:style-name="WW8Num75z2" style:num-suffix="." text:bullet-char="">
        <style:text-properties style:font-name="Wingdings"/>
      </text:list-level-style-bullet>
      <text:list-level-style-bullet text:level="9" text:style-name="WW8Num75z2" style:num-suffix="." text:bullet-char="">
        <style:text-properties style:font-name="Wingdings"/>
      </text:list-level-style-bullet>
      <text:list-level-style-number text:level="10" style:num-suffix="." style:num-format="1"/>
    </text:list-style>
    <text:list-style style:name="WW8Num76">
      <text:list-level-style-bullet text:level="1" text:style-name="WW8Num76z0" style:num-suffix="." text:bullet-char="">
        <style:text-properties style:font-name="Symbol"/>
      </text:list-level-style-bullet>
      <text:list-level-style-bullet text:level="2" text:style-name="WW8Num76z1" style:num-suffix="." text:bullet-char="o">
        <style:text-properties fo:font-family="'Courier New'" style:font-family-generic="modern" style:font-pitch="fixed"/>
      </text:list-level-style-bullet>
      <text:list-level-style-bullet text:level="3" text:style-name="WW8Num76z2" style:num-suffix="." text:bullet-char="">
        <style:text-properties style:font-name="Wingdings"/>
      </text:list-level-style-bullet>
      <text:list-level-style-bullet text:level="4" text:style-name="WW8Num76z2" style:num-suffix="." text:bullet-char="">
        <style:text-properties style:font-name="Wingdings"/>
      </text:list-level-style-bullet>
      <text:list-level-style-bullet text:level="5" text:style-name="WW8Num76z2" style:num-suffix="." text:bullet-char="">
        <style:text-properties style:font-name="Wingdings"/>
      </text:list-level-style-bullet>
      <text:list-level-style-bullet text:level="6" text:style-name="WW8Num76z2" style:num-suffix="." text:bullet-char="">
        <style:text-properties style:font-name="Wingdings"/>
      </text:list-level-style-bullet>
      <text:list-level-style-bullet text:level="7" text:style-name="WW8Num76z2" style:num-suffix="." text:bullet-char="">
        <style:text-properties style:font-name="Wingdings"/>
      </text:list-level-style-bullet>
      <text:list-level-style-bullet text:level="8" text:style-name="WW8Num76z2" style:num-suffix="." text:bullet-char="">
        <style:text-properties style:font-name="Wingdings"/>
      </text:list-level-style-bullet>
      <text:list-level-style-bullet text:level="9" text:style-name="WW8Num76z2" style:num-suffix="." text:bullet-char="">
        <style:text-properties style:font-name="Wingdings"/>
      </text:list-level-style-bullet>
      <text:list-level-style-number text:level="10" style:num-suffix="." style:num-format="1"/>
    </text:list-style>
    <text:list-style style:name="WW8Num77">
      <text:list-level-style-bullet text:level="1" text:style-name="WW8Num77z0" style:num-suffix="." text:bullet-char="">
        <style:text-properties style:font-name="Symbol"/>
      </text:list-level-style-bullet>
      <text:list-level-style-bullet text:level="2" text:style-name="WW8Num77z1" style:num-suffix="." text:bullet-char="o">
        <style:text-properties fo:font-family="'Courier New'" style:font-family-generic="modern" style:font-pitch="fixed"/>
      </text:list-level-style-bullet>
      <text:list-level-style-bullet text:level="3" text:style-name="WW8Num77z2" style:num-suffix="." text:bullet-char="">
        <style:text-properties style:font-name="Wingdings"/>
      </text:list-level-style-bullet>
      <text:list-level-style-bullet text:level="4" text:style-name="WW8Num77z2" style:num-suffix="." text:bullet-char="">
        <style:text-properties style:font-name="Wingdings"/>
      </text:list-level-style-bullet>
      <text:list-level-style-bullet text:level="5" text:style-name="WW8Num77z2" style:num-suffix="." text:bullet-char="">
        <style:text-properties style:font-name="Wingdings"/>
      </text:list-level-style-bullet>
      <text:list-level-style-bullet text:level="6" text:style-name="WW8Num77z2" style:num-suffix="." text:bullet-char="">
        <style:text-properties style:font-name="Wingdings"/>
      </text:list-level-style-bullet>
      <text:list-level-style-bullet text:level="7" text:style-name="WW8Num77z2" style:num-suffix="." text:bullet-char="">
        <style:text-properties style:font-name="Wingdings"/>
      </text:list-level-style-bullet>
      <text:list-level-style-bullet text:level="8" text:style-name="WW8Num77z2" style:num-suffix="." text:bullet-char="">
        <style:text-properties style:font-name="Wingdings"/>
      </text:list-level-style-bullet>
      <text:list-level-style-bullet text:level="9" text:style-name="WW8Num77z2" style:num-suffix="." text:bullet-char="">
        <style:text-properties style:font-name="Wingdings"/>
      </text:list-level-style-bullet>
      <text:list-level-style-number text:level="10" style:num-suffix="." style:num-format="1"/>
    </text:list-style>
    <text:list-style style:name="WW8Num78">
      <text:list-level-style-bullet text:level="1" text:style-name="WW8Num78z0" style:num-suffix="." text:bullet-char="">
        <style:text-properties style:font-name="Symbol"/>
      </text:list-level-style-bullet>
      <text:list-level-style-bullet text:level="2" text:style-name="WW8Num78z1" style:num-suffix="." text:bullet-char="o">
        <style:text-properties fo:font-family="'Courier New'" style:font-family-generic="modern" style:font-pitch="fixed"/>
      </text:list-level-style-bullet>
      <text:list-level-style-bullet text:level="3" text:style-name="WW8Num78z2" style:num-suffix="." text:bullet-char="">
        <style:text-properties style:font-name="Wingdings"/>
      </text:list-level-style-bullet>
      <text:list-level-style-bullet text:level="4" text:style-name="WW8Num78z2" style:num-suffix="." text:bullet-char="">
        <style:text-properties style:font-name="Wingdings"/>
      </text:list-level-style-bullet>
      <text:list-level-style-bullet text:level="5" text:style-name="WW8Num78z2" style:num-suffix="." text:bullet-char="">
        <style:text-properties style:font-name="Wingdings"/>
      </text:list-level-style-bullet>
      <text:list-level-style-bullet text:level="6" text:style-name="WW8Num78z2" style:num-suffix="." text:bullet-char="">
        <style:text-properties style:font-name="Wingdings"/>
      </text:list-level-style-bullet>
      <text:list-level-style-bullet text:level="7" text:style-name="WW8Num78z2" style:num-suffix="." text:bullet-char="">
        <style:text-properties style:font-name="Wingdings"/>
      </text:list-level-style-bullet>
      <text:list-level-style-bullet text:level="8" text:style-name="WW8Num78z2" style:num-suffix="." text:bullet-char="">
        <style:text-properties style:font-name="Wingdings"/>
      </text:list-level-style-bullet>
      <text:list-level-style-bullet text:level="9" text:style-name="WW8Num78z2" style:num-suffix="." text:bullet-char="">
        <style:text-properties style:font-name="Wingdings"/>
      </text:list-level-style-bullet>
      <text:list-level-style-number text:level="10" style:num-suffix="." style:num-format="1"/>
    </text:list-style>
    <text:list-style style:name="WW8Num79">
      <text:list-level-style-bullet text:level="1" text:style-name="WW8Num79z0" style:num-suffix="." text:bullet-char="">
        <style:text-properties style:font-name="Symbol"/>
      </text:list-level-style-bullet>
      <text:list-level-style-bullet text:level="2" text:style-name="WW8Num79z1" style:num-suffix="." text:bullet-char="o">
        <style:text-properties fo:font-family="'Courier New'" style:font-family-generic="modern" style:font-pitch="fixed"/>
      </text:list-level-style-bullet>
      <text:list-level-style-bullet text:level="3" text:style-name="WW8Num79z2" style:num-suffix="." text:bullet-char="">
        <style:text-properties style:font-name="Wingdings"/>
      </text:list-level-style-bullet>
      <text:list-level-style-bullet text:level="4" text:style-name="WW8Num79z2" style:num-suffix="." text:bullet-char="">
        <style:text-properties style:font-name="Wingdings"/>
      </text:list-level-style-bullet>
      <text:list-level-style-bullet text:level="5" text:style-name="WW8Num79z2" style:num-suffix="." text:bullet-char="">
        <style:text-properties style:font-name="Wingdings"/>
      </text:list-level-style-bullet>
      <text:list-level-style-bullet text:level="6" text:style-name="WW8Num79z2" style:num-suffix="." text:bullet-char="">
        <style:text-properties style:font-name="Wingdings"/>
      </text:list-level-style-bullet>
      <text:list-level-style-bullet text:level="7" text:style-name="WW8Num79z2" style:num-suffix="." text:bullet-char="">
        <style:text-properties style:font-name="Wingdings"/>
      </text:list-level-style-bullet>
      <text:list-level-style-bullet text:level="8" text:style-name="WW8Num79z2" style:num-suffix="." text:bullet-char="">
        <style:text-properties style:font-name="Wingdings"/>
      </text:list-level-style-bullet>
      <text:list-level-style-bullet text:level="9" text:style-name="WW8Num79z2" style:num-suffix="." text:bullet-char="">
        <style:text-properties style:font-name="Wingdings"/>
      </text:list-level-style-bullet>
      <text:list-level-style-number text:level="10" style:num-suffix="." style:num-format="1"/>
    </text:list-style>
    <text:list-style style:name="WW8Num80">
      <text:list-level-style-bullet text:level="1" text:style-name="WW8Num80z0" style:num-suffix="." text:bullet-char="">
        <style:text-properties style:font-name="Symbol"/>
      </text:list-level-style-bullet>
      <text:list-level-style-bullet text:level="2" text:style-name="WW8Num80z1" style:num-suffix="." text:bullet-char="o">
        <style:text-properties fo:font-family="'Courier New'" style:font-family-generic="modern" style:font-pitch="fixed"/>
      </text:list-level-style-bullet>
      <text:list-level-style-bullet text:level="3" text:style-name="WW8Num80z2" style:num-suffix="." text:bullet-char="">
        <style:text-properties style:font-name="Wingdings"/>
      </text:list-level-style-bullet>
      <text:list-level-style-bullet text:level="4" text:style-name="WW8Num80z2" style:num-suffix="." text:bullet-char="">
        <style:text-properties style:font-name="Wingdings"/>
      </text:list-level-style-bullet>
      <text:list-level-style-bullet text:level="5" text:style-name="WW8Num80z2" style:num-suffix="." text:bullet-char="">
        <style:text-properties style:font-name="Wingdings"/>
      </text:list-level-style-bullet>
      <text:list-level-style-bullet text:level="6" text:style-name="WW8Num80z2" style:num-suffix="." text:bullet-char="">
        <style:text-properties style:font-name="Wingdings"/>
      </text:list-level-style-bullet>
      <text:list-level-style-bullet text:level="7" text:style-name="WW8Num80z2" style:num-suffix="." text:bullet-char="">
        <style:text-properties style:font-name="Wingdings"/>
      </text:list-level-style-bullet>
      <text:list-level-style-bullet text:level="8" text:style-name="WW8Num80z2" style:num-suffix="." text:bullet-char="">
        <style:text-properties style:font-name="Wingdings"/>
      </text:list-level-style-bullet>
      <text:list-level-style-bullet text:level="9" text:style-name="WW8Num80z2" style:num-suffix="." text:bullet-char="">
        <style:text-properties style:font-name="Wingdings"/>
      </text:list-level-style-bullet>
      <text:list-level-style-number text:level="10" style:num-suffix="." style:num-format="1"/>
    </text:list-style>
    <text:list-style style:name="WW8Num81">
      <text:list-level-style-bullet text:level="1" text:style-name="WW8Num81z0" style:num-suffix="." text:bullet-char="">
        <style:text-properties style:font-name="Symbol"/>
      </text:list-level-style-bullet>
      <text:list-level-style-bullet text:level="2" text:style-name="WW8Num81z1" style:num-suffix="." text:bullet-char="o">
        <style:text-properties fo:font-family="'Courier New'" style:font-family-generic="modern" style:font-pitch="fixed"/>
      </text:list-level-style-bullet>
      <text:list-level-style-bullet text:level="3" text:style-name="WW8Num81z2" style:num-suffix="." text:bullet-char="">
        <style:text-properties style:font-name="Wingdings"/>
      </text:list-level-style-bullet>
      <text:list-level-style-bullet text:level="4" text:style-name="WW8Num81z2" style:num-suffix="." text:bullet-char="">
        <style:text-properties style:font-name="Wingdings"/>
      </text:list-level-style-bullet>
      <text:list-level-style-bullet text:level="5" text:style-name="WW8Num81z2" style:num-suffix="." text:bullet-char="">
        <style:text-properties style:font-name="Wingdings"/>
      </text:list-level-style-bullet>
      <text:list-level-style-bullet text:level="6" text:style-name="WW8Num81z2" style:num-suffix="." text:bullet-char="">
        <style:text-properties style:font-name="Wingdings"/>
      </text:list-level-style-bullet>
      <text:list-level-style-bullet text:level="7" text:style-name="WW8Num81z2" style:num-suffix="." text:bullet-char="">
        <style:text-properties style:font-name="Wingdings"/>
      </text:list-level-style-bullet>
      <text:list-level-style-bullet text:level="8" text:style-name="WW8Num81z2" style:num-suffix="." text:bullet-char="">
        <style:text-properties style:font-name="Wingdings"/>
      </text:list-level-style-bullet>
      <text:list-level-style-bullet text:level="9" text:style-name="WW8Num81z2" style:num-suffix="." text:bullet-char="">
        <style:text-properties style:font-name="Wingdings"/>
      </text:list-level-style-bullet>
      <text:list-level-style-number text:level="10" style:num-suffix="." style:num-format="1"/>
    </text:list-style>
    <text:list-style style:name="WW8Num82">
      <text:list-level-style-bullet text:level="1" text:style-name="WW8Num82z0" style:num-suffix="." text:bullet-char="">
        <style:text-properties style:font-name="Symbol"/>
      </text:list-level-style-bullet>
      <text:list-level-style-bullet text:level="2" text:style-name="WW8Num82z1" style:num-suffix="." text:bullet-char="o">
        <style:text-properties fo:font-family="'Courier New'" style:font-family-generic="modern" style:font-pitch="fixed"/>
      </text:list-level-style-bullet>
      <text:list-level-style-bullet text:level="3" text:style-name="WW8Num82z2" style:num-suffix="." text:bullet-char="">
        <style:text-properties style:font-name="Wingdings"/>
      </text:list-level-style-bullet>
      <text:list-level-style-bullet text:level="4" text:style-name="WW8Num82z2" style:num-suffix="." text:bullet-char="">
        <style:text-properties style:font-name="Wingdings"/>
      </text:list-level-style-bullet>
      <text:list-level-style-bullet text:level="5" text:style-name="WW8Num82z2" style:num-suffix="." text:bullet-char="">
        <style:text-properties style:font-name="Wingdings"/>
      </text:list-level-style-bullet>
      <text:list-level-style-bullet text:level="6" text:style-name="WW8Num82z2" style:num-suffix="." text:bullet-char="">
        <style:text-properties style:font-name="Wingdings"/>
      </text:list-level-style-bullet>
      <text:list-level-style-bullet text:level="7" text:style-name="WW8Num82z2" style:num-suffix="." text:bullet-char="">
        <style:text-properties style:font-name="Wingdings"/>
      </text:list-level-style-bullet>
      <text:list-level-style-bullet text:level="8" text:style-name="WW8Num82z2" style:num-suffix="." text:bullet-char="">
        <style:text-properties style:font-name="Wingdings"/>
      </text:list-level-style-bullet>
      <text:list-level-style-bullet text:level="9" text:style-name="WW8Num82z2" style:num-suffix="." text:bullet-char="">
        <style:text-properties style:font-name="Wingdings"/>
      </text:list-level-style-bullet>
      <text:list-level-style-number text:level="10" style:num-suffix="." style:num-format="1"/>
    </text:list-style>
    <text:list-style style:name="WW8Num83">
      <text:list-level-style-bullet text:level="1" text:style-name="WW8Num83z0" style:num-suffix="." text:bullet-char="">
        <style:text-properties style:font-name="Symbol"/>
      </text:list-level-style-bullet>
      <text:list-level-style-bullet text:level="2" text:style-name="WW8Num83z1" style:num-suffix="." text:bullet-char="o">
        <style:text-properties fo:font-family="'Courier New'" style:font-family-generic="modern" style:font-pitch="fixed"/>
      </text:list-level-style-bullet>
      <text:list-level-style-bullet text:level="3" text:style-name="WW8Num83z2" style:num-suffix="." text:bullet-char="">
        <style:text-properties style:font-name="Wingdings"/>
      </text:list-level-style-bullet>
      <text:list-level-style-bullet text:level="4" text:style-name="WW8Num83z2" style:num-suffix="." text:bullet-char="">
        <style:text-properties style:font-name="Wingdings"/>
      </text:list-level-style-bullet>
      <text:list-level-style-bullet text:level="5" text:style-name="WW8Num83z2" style:num-suffix="." text:bullet-char="">
        <style:text-properties style:font-name="Wingdings"/>
      </text:list-level-style-bullet>
      <text:list-level-style-bullet text:level="6" text:style-name="WW8Num83z2" style:num-suffix="." text:bullet-char="">
        <style:text-properties style:font-name="Wingdings"/>
      </text:list-level-style-bullet>
      <text:list-level-style-bullet text:level="7" text:style-name="WW8Num83z2" style:num-suffix="." text:bullet-char="">
        <style:text-properties style:font-name="Wingdings"/>
      </text:list-level-style-bullet>
      <text:list-level-style-bullet text:level="8" text:style-name="WW8Num83z2" style:num-suffix="." text:bullet-char="">
        <style:text-properties style:font-name="Wingdings"/>
      </text:list-level-style-bullet>
      <text:list-level-style-bullet text:level="9" text:style-name="WW8Num83z2" style:num-suffix="." text:bullet-char="">
        <style:text-properties style:font-name="Wingdings"/>
      </text:list-level-style-bullet>
      <text:list-level-style-number text:level="10" style:num-suffix="." style:num-format="1"/>
    </text:list-style>
    <text:list-style style:name="WW8Num84">
      <text:list-level-style-bullet text:level="1" text:style-name="WW8Num84z0" style:num-suffix="." text:bullet-char="">
        <style:text-properties style:font-name="Symbol"/>
      </text:list-level-style-bullet>
      <text:list-level-style-bullet text:level="2" text:style-name="WW8Num84z1" style:num-suffix="." text:bullet-char="o">
        <style:text-properties fo:font-family="'Courier New'" style:font-family-generic="modern" style:font-pitch="fixed"/>
      </text:list-level-style-bullet>
      <text:list-level-style-bullet text:level="3" text:style-name="WW8Num84z2" style:num-suffix="." text:bullet-char="">
        <style:text-properties style:font-name="Wingdings"/>
      </text:list-level-style-bullet>
      <text:list-level-style-bullet text:level="4" text:style-name="WW8Num84z2" style:num-suffix="." text:bullet-char="">
        <style:text-properties style:font-name="Wingdings"/>
      </text:list-level-style-bullet>
      <text:list-level-style-bullet text:level="5" text:style-name="WW8Num84z2" style:num-suffix="." text:bullet-char="">
        <style:text-properties style:font-name="Wingdings"/>
      </text:list-level-style-bullet>
      <text:list-level-style-bullet text:level="6" text:style-name="WW8Num84z2" style:num-suffix="." text:bullet-char="">
        <style:text-properties style:font-name="Wingdings"/>
      </text:list-level-style-bullet>
      <text:list-level-style-bullet text:level="7" text:style-name="WW8Num84z2" style:num-suffix="." text:bullet-char="">
        <style:text-properties style:font-name="Wingdings"/>
      </text:list-level-style-bullet>
      <text:list-level-style-bullet text:level="8" text:style-name="WW8Num84z2" style:num-suffix="." text:bullet-char="">
        <style:text-properties style:font-name="Wingdings"/>
      </text:list-level-style-bullet>
      <text:list-level-style-bullet text:level="9" text:style-name="WW8Num84z2" style:num-suffix="." text:bullet-char="">
        <style:text-properties style:font-name="Wingdings"/>
      </text:list-level-style-bullet>
      <text:list-level-style-number text:level="10" style:num-suffix="." style:num-format="1"/>
    </text:list-style>
    <text:list-style style:name="WW8Num85">
      <text:list-level-style-bullet text:level="1" text:style-name="WW8Num85z0" style:num-suffix="." text:bullet-char="">
        <style:text-properties style:font-name="Symbol"/>
      </text:list-level-style-bullet>
      <text:list-level-style-bullet text:level="2" text:style-name="WW8Num85z1" style:num-suffix="." text:bullet-char="o">
        <style:text-properties fo:font-family="'Courier New'" style:font-family-generic="modern" style:font-pitch="fixed"/>
      </text:list-level-style-bullet>
      <text:list-level-style-bullet text:level="3" text:style-name="WW8Num85z2" style:num-suffix="." text:bullet-char="">
        <style:text-properties style:font-name="Wingdings"/>
      </text:list-level-style-bullet>
      <text:list-level-style-bullet text:level="4" text:style-name="WW8Num85z2" style:num-suffix="." text:bullet-char="">
        <style:text-properties style:font-name="Wingdings"/>
      </text:list-level-style-bullet>
      <text:list-level-style-bullet text:level="5" text:style-name="WW8Num85z2" style:num-suffix="." text:bullet-char="">
        <style:text-properties style:font-name="Wingdings"/>
      </text:list-level-style-bullet>
      <text:list-level-style-bullet text:level="6" text:style-name="WW8Num85z2" style:num-suffix="." text:bullet-char="">
        <style:text-properties style:font-name="Wingdings"/>
      </text:list-level-style-bullet>
      <text:list-level-style-bullet text:level="7" text:style-name="WW8Num85z2" style:num-suffix="." text:bullet-char="">
        <style:text-properties style:font-name="Wingdings"/>
      </text:list-level-style-bullet>
      <text:list-level-style-bullet text:level="8" text:style-name="WW8Num85z2" style:num-suffix="." text:bullet-char="">
        <style:text-properties style:font-name="Wingdings"/>
      </text:list-level-style-bullet>
      <text:list-level-style-bullet text:level="9" text:style-name="WW8Num85z2" style:num-suffix="." text:bullet-char="">
        <style:text-properties style:font-name="Wingdings"/>
      </text:list-level-style-bullet>
      <text:list-level-style-number text:level="10" style:num-suffix="." style:num-format="1"/>
    </text:list-style>
    <text:list-style style:name="WW8Num86">
      <text:list-level-style-bullet text:level="1" text:style-name="WW8Num86z0" style:num-suffix="." text:bullet-char="">
        <style:text-properties style:font-name="Symbol"/>
      </text:list-level-style-bullet>
      <text:list-level-style-bullet text:level="2" text:style-name="WW8Num86z1" style:num-suffix="." text:bullet-char="o">
        <style:text-properties fo:font-family="'Courier New'" style:font-family-generic="modern" style:font-pitch="fixed"/>
      </text:list-level-style-bullet>
      <text:list-level-style-bullet text:level="3" text:style-name="WW8Num86z2" style:num-suffix="." text:bullet-char="">
        <style:text-properties style:font-name="Wingdings"/>
      </text:list-level-style-bullet>
      <text:list-level-style-bullet text:level="4" text:style-name="WW8Num86z2" style:num-suffix="." text:bullet-char="">
        <style:text-properties style:font-name="Wingdings"/>
      </text:list-level-style-bullet>
      <text:list-level-style-bullet text:level="5" text:style-name="WW8Num86z2" style:num-suffix="." text:bullet-char="">
        <style:text-properties style:font-name="Wingdings"/>
      </text:list-level-style-bullet>
      <text:list-level-style-bullet text:level="6" text:style-name="WW8Num86z2" style:num-suffix="." text:bullet-char="">
        <style:text-properties style:font-name="Wingdings"/>
      </text:list-level-style-bullet>
      <text:list-level-style-bullet text:level="7" text:style-name="WW8Num86z2" style:num-suffix="." text:bullet-char="">
        <style:text-properties style:font-name="Wingdings"/>
      </text:list-level-style-bullet>
      <text:list-level-style-bullet text:level="8" text:style-name="WW8Num86z2" style:num-suffix="." text:bullet-char="">
        <style:text-properties style:font-name="Wingdings"/>
      </text:list-level-style-bullet>
      <text:list-level-style-bullet text:level="9" text:style-name="WW8Num86z2" style:num-suffix="." text:bullet-char="">
        <style:text-properties style:font-name="Wingdings"/>
      </text:list-level-style-bullet>
      <text:list-level-style-number text:level="10" style:num-suffix="." style:num-format="1"/>
    </text:list-style>
    <text:list-style style:name="WW8Num87">
      <text:list-level-style-bullet text:level="1" text:style-name="WW8Num87z0" style:num-suffix="." text:bullet-char="">
        <style:text-properties style:font-name="Symbol"/>
      </text:list-level-style-bullet>
      <text:list-level-style-bullet text:level="2" text:style-name="WW8Num87z1" style:num-suffix="." text:bullet-char="o">
        <style:text-properties fo:font-family="'Courier New'" style:font-family-generic="modern" style:font-pitch="fixed"/>
      </text:list-level-style-bullet>
      <text:list-level-style-bullet text:level="3" text:style-name="WW8Num87z2" style:num-suffix="." text:bullet-char="">
        <style:text-properties style:font-name="Wingdings"/>
      </text:list-level-style-bullet>
      <text:list-level-style-bullet text:level="4" text:style-name="WW8Num87z2" style:num-suffix="." text:bullet-char="">
        <style:text-properties style:font-name="Wingdings"/>
      </text:list-level-style-bullet>
      <text:list-level-style-bullet text:level="5" text:style-name="WW8Num87z2" style:num-suffix="." text:bullet-char="">
        <style:text-properties style:font-name="Wingdings"/>
      </text:list-level-style-bullet>
      <text:list-level-style-bullet text:level="6" text:style-name="WW8Num87z2" style:num-suffix="." text:bullet-char="">
        <style:text-properties style:font-name="Wingdings"/>
      </text:list-level-style-bullet>
      <text:list-level-style-bullet text:level="7" text:style-name="WW8Num87z2" style:num-suffix="." text:bullet-char="">
        <style:text-properties style:font-name="Wingdings"/>
      </text:list-level-style-bullet>
      <text:list-level-style-bullet text:level="8" text:style-name="WW8Num87z2" style:num-suffix="." text:bullet-char="">
        <style:text-properties style:font-name="Wingdings"/>
      </text:list-level-style-bullet>
      <text:list-level-style-bullet text:level="9" text:style-name="WW8Num87z2" style:num-suffix="." text:bullet-char="">
        <style:text-properties style:font-name="Wingdings"/>
      </text:list-level-style-bullet>
      <text:list-level-style-number text:level="10" style:num-suffix="." style:num-format="1"/>
    </text:list-style>
    <text:list-style style:name="WW8Num88">
      <text:list-level-style-bullet text:level="1" text:style-name="WW8Num88z0" style:num-suffix="." text:bullet-char="">
        <style:text-properties style:font-name="Symbol"/>
      </text:list-level-style-bullet>
      <text:list-level-style-bullet text:level="2" text:style-name="WW8Num88z1" style:num-suffix="." text:bullet-char="o">
        <style:text-properties fo:font-family="'Courier New'" style:font-family-generic="modern" style:font-pitch="fixed"/>
      </text:list-level-style-bullet>
      <text:list-level-style-bullet text:level="3" text:style-name="WW8Num88z2" style:num-suffix="." text:bullet-char="">
        <style:text-properties style:font-name="Wingdings"/>
      </text:list-level-style-bullet>
      <text:list-level-style-bullet text:level="4" text:style-name="WW8Num88z2" style:num-suffix="." text:bullet-char="">
        <style:text-properties style:font-name="Wingdings"/>
      </text:list-level-style-bullet>
      <text:list-level-style-bullet text:level="5" text:style-name="WW8Num88z2" style:num-suffix="." text:bullet-char="">
        <style:text-properties style:font-name="Wingdings"/>
      </text:list-level-style-bullet>
      <text:list-level-style-bullet text:level="6" text:style-name="WW8Num88z2" style:num-suffix="." text:bullet-char="">
        <style:text-properties style:font-name="Wingdings"/>
      </text:list-level-style-bullet>
      <text:list-level-style-bullet text:level="7" text:style-name="WW8Num88z2" style:num-suffix="." text:bullet-char="">
        <style:text-properties style:font-name="Wingdings"/>
      </text:list-level-style-bullet>
      <text:list-level-style-bullet text:level="8" text:style-name="WW8Num88z2" style:num-suffix="." text:bullet-char="">
        <style:text-properties style:font-name="Wingdings"/>
      </text:list-level-style-bullet>
      <text:list-level-style-bullet text:level="9" text:style-name="WW8Num88z2" style:num-suffix="." text:bullet-char="">
        <style:text-properties style:font-name="Wingdings"/>
      </text:list-level-style-bullet>
      <text:list-level-style-number text:level="10" style:num-suffix="." style:num-format="1"/>
    </text:list-style>
    <text:list-style style:name="WW8Num89">
      <text:list-level-style-bullet text:level="1" text:style-name="WW8Num89z0" style:num-suffix="." text:bullet-char="">
        <style:text-properties style:font-name="Symbol"/>
      </text:list-level-style-bullet>
      <text:list-level-style-bullet text:level="2" text:style-name="WW8Num89z1" style:num-suffix="." text:bullet-char="o">
        <style:text-properties fo:font-family="'Courier New'" style:font-family-generic="modern" style:font-pitch="fixed"/>
      </text:list-level-style-bullet>
      <text:list-level-style-bullet text:level="3" text:style-name="WW8Num89z2" style:num-suffix="." text:bullet-char="">
        <style:text-properties style:font-name="Wingdings"/>
      </text:list-level-style-bullet>
      <text:list-level-style-bullet text:level="4" text:style-name="WW8Num89z2" style:num-suffix="." text:bullet-char="">
        <style:text-properties style:font-name="Wingdings"/>
      </text:list-level-style-bullet>
      <text:list-level-style-bullet text:level="5" text:style-name="WW8Num89z2" style:num-suffix="." text:bullet-char="">
        <style:text-properties style:font-name="Wingdings"/>
      </text:list-level-style-bullet>
      <text:list-level-style-bullet text:level="6" text:style-name="WW8Num89z2" style:num-suffix="." text:bullet-char="">
        <style:text-properties style:font-name="Wingdings"/>
      </text:list-level-style-bullet>
      <text:list-level-style-bullet text:level="7" text:style-name="WW8Num89z2" style:num-suffix="." text:bullet-char="">
        <style:text-properties style:font-name="Wingdings"/>
      </text:list-level-style-bullet>
      <text:list-level-style-bullet text:level="8" text:style-name="WW8Num89z2" style:num-suffix="." text:bullet-char="">
        <style:text-properties style:font-name="Wingdings"/>
      </text:list-level-style-bullet>
      <text:list-level-style-bullet text:level="9" text:style-name="WW8Num89z2" style:num-suffix="." text:bullet-char="">
        <style:text-properties style:font-name="Wingdings"/>
      </text:list-level-style-bullet>
      <text:list-level-style-number text:level="10" style:num-suffix="." style:num-format="1"/>
    </text:list-style>
    <text:list-style style:name="WW8Num90">
      <text:list-level-style-bullet text:level="1" text:style-name="WW8Num90z0" style:num-suffix="." text:bullet-char="">
        <style:text-properties style:font-name="Symbol"/>
      </text:list-level-style-bullet>
      <text:list-level-style-bullet text:level="2" text:style-name="WW8Num90z1" style:num-suffix="." text:bullet-char="o">
        <style:text-properties fo:font-family="'Courier New'" style:font-family-generic="modern" style:font-pitch="fixed"/>
      </text:list-level-style-bullet>
      <text:list-level-style-bullet text:level="3" text:style-name="WW8Num90z2" style:num-suffix="." text:bullet-char="">
        <style:text-properties style:font-name="Wingdings"/>
      </text:list-level-style-bullet>
      <text:list-level-style-bullet text:level="4" text:style-name="WW8Num90z2" style:num-suffix="." text:bullet-char="">
        <style:text-properties style:font-name="Wingdings"/>
      </text:list-level-style-bullet>
      <text:list-level-style-bullet text:level="5" text:style-name="WW8Num90z2" style:num-suffix="." text:bullet-char="">
        <style:text-properties style:font-name="Wingdings"/>
      </text:list-level-style-bullet>
      <text:list-level-style-bullet text:level="6" text:style-name="WW8Num90z2" style:num-suffix="." text:bullet-char="">
        <style:text-properties style:font-name="Wingdings"/>
      </text:list-level-style-bullet>
      <text:list-level-style-bullet text:level="7" text:style-name="WW8Num90z2" style:num-suffix="." text:bullet-char="">
        <style:text-properties style:font-name="Wingdings"/>
      </text:list-level-style-bullet>
      <text:list-level-style-bullet text:level="8" text:style-name="WW8Num90z2" style:num-suffix="." text:bullet-char="">
        <style:text-properties style:font-name="Wingdings"/>
      </text:list-level-style-bullet>
      <text:list-level-style-bullet text:level="9" text:style-name="WW8Num90z2" style:num-suffix="." text:bullet-char="">
        <style:text-properties style:font-name="Wingdings"/>
      </text:list-level-style-bullet>
      <text:list-level-style-number text:level="10" style:num-suffix="." style:num-format="1"/>
    </text:list-style>
    <text:list-style style:name="WW8Num91">
      <text:list-level-style-bullet text:level="1" text:style-name="WW8Num91z0" style:num-suffix="." text:bullet-char="">
        <style:text-properties style:font-name="Symbol"/>
      </text:list-level-style-bullet>
      <text:list-level-style-bullet text:level="2" text:style-name="WW8Num91z1" style:num-suffix="." text:bullet-char="o">
        <style:text-properties fo:font-family="'Courier New'" style:font-family-generic="modern" style:font-pitch="fixed"/>
      </text:list-level-style-bullet>
      <text:list-level-style-bullet text:level="3" text:style-name="WW8Num91z2" style:num-suffix="." text:bullet-char="">
        <style:text-properties style:font-name="Wingdings"/>
      </text:list-level-style-bullet>
      <text:list-level-style-bullet text:level="4" text:style-name="WW8Num91z2" style:num-suffix="." text:bullet-char="">
        <style:text-properties style:font-name="Wingdings"/>
      </text:list-level-style-bullet>
      <text:list-level-style-bullet text:level="5" text:style-name="WW8Num91z2" style:num-suffix="." text:bullet-char="">
        <style:text-properties style:font-name="Wingdings"/>
      </text:list-level-style-bullet>
      <text:list-level-style-bullet text:level="6" text:style-name="WW8Num91z2" style:num-suffix="." text:bullet-char="">
        <style:text-properties style:font-name="Wingdings"/>
      </text:list-level-style-bullet>
      <text:list-level-style-bullet text:level="7" text:style-name="WW8Num91z2" style:num-suffix="." text:bullet-char="">
        <style:text-properties style:font-name="Wingdings"/>
      </text:list-level-style-bullet>
      <text:list-level-style-bullet text:level="8" text:style-name="WW8Num91z2" style:num-suffix="." text:bullet-char="">
        <style:text-properties style:font-name="Wingdings"/>
      </text:list-level-style-bullet>
      <text:list-level-style-bullet text:level="9" text:style-name="WW8Num91z2" style:num-suffix="." text:bullet-char="">
        <style:text-properties style:font-name="Wingdings"/>
      </text:list-level-style-bullet>
      <text:list-level-style-number text:level="10" style:num-suffix="." style:num-format="1"/>
    </text:list-style>
    <text:list-style style:name="WW8Num92">
      <text:list-level-style-bullet text:level="1" text:style-name="WW8Num92z0" style:num-suffix="." text:bullet-char="">
        <style:text-properties style:font-name="Symbol"/>
      </text:list-level-style-bullet>
      <text:list-level-style-bullet text:level="2" text:style-name="WW8Num92z1" style:num-suffix="." text:bullet-char="o">
        <style:text-properties fo:font-family="'Courier New'" style:font-family-generic="modern" style:font-pitch="fixed"/>
      </text:list-level-style-bullet>
      <text:list-level-style-bullet text:level="3" text:style-name="WW8Num92z2" style:num-suffix="." text:bullet-char="">
        <style:text-properties style:font-name="Wingdings"/>
      </text:list-level-style-bullet>
      <text:list-level-style-bullet text:level="4" text:style-name="WW8Num92z2" style:num-suffix="." text:bullet-char="">
        <style:text-properties style:font-name="Wingdings"/>
      </text:list-level-style-bullet>
      <text:list-level-style-bullet text:level="5" text:style-name="WW8Num92z2" style:num-suffix="." text:bullet-char="">
        <style:text-properties style:font-name="Wingdings"/>
      </text:list-level-style-bullet>
      <text:list-level-style-bullet text:level="6" text:style-name="WW8Num92z2" style:num-suffix="." text:bullet-char="">
        <style:text-properties style:font-name="Wingdings"/>
      </text:list-level-style-bullet>
      <text:list-level-style-bullet text:level="7" text:style-name="WW8Num92z2" style:num-suffix="." text:bullet-char="">
        <style:text-properties style:font-name="Wingdings"/>
      </text:list-level-style-bullet>
      <text:list-level-style-bullet text:level="8" text:style-name="WW8Num92z2" style:num-suffix="." text:bullet-char="">
        <style:text-properties style:font-name="Wingdings"/>
      </text:list-level-style-bullet>
      <text:list-level-style-bullet text:level="9" text:style-name="WW8Num92z2" style:num-suffix="." text:bullet-char="">
        <style:text-properties style:font-name="Wingdings"/>
      </text:list-level-style-bullet>
      <text:list-level-style-number text:level="10" style:num-suffix="." style:num-format="1"/>
    </text:list-style>
    <text:list-style style:name="WW8Num93">
      <text:list-level-style-bullet text:level="1" text:style-name="WW8Num93z0" style:num-suffix="." text:bullet-char="">
        <style:text-properties style:font-name="Symbol"/>
      </text:list-level-style-bullet>
      <text:list-level-style-bullet text:level="2" text:style-name="WW8Num93z1" style:num-suffix="." text:bullet-char="o">
        <style:text-properties fo:font-family="'Courier New'" style:font-family-generic="modern" style:font-pitch="fixed"/>
      </text:list-level-style-bullet>
      <text:list-level-style-bullet text:level="3" text:style-name="WW8Num93z2" style:num-suffix="." text:bullet-char="">
        <style:text-properties style:font-name="Wingdings"/>
      </text:list-level-style-bullet>
      <text:list-level-style-bullet text:level="4" text:style-name="WW8Num93z2" style:num-suffix="." text:bullet-char="">
        <style:text-properties style:font-name="Wingdings"/>
      </text:list-level-style-bullet>
      <text:list-level-style-bullet text:level="5" text:style-name="WW8Num93z2" style:num-suffix="." text:bullet-char="">
        <style:text-properties style:font-name="Wingdings"/>
      </text:list-level-style-bullet>
      <text:list-level-style-bullet text:level="6" text:style-name="WW8Num93z2" style:num-suffix="." text:bullet-char="">
        <style:text-properties style:font-name="Wingdings"/>
      </text:list-level-style-bullet>
      <text:list-level-style-bullet text:level="7" text:style-name="WW8Num93z2" style:num-suffix="." text:bullet-char="">
        <style:text-properties style:font-name="Wingdings"/>
      </text:list-level-style-bullet>
      <text:list-level-style-bullet text:level="8" text:style-name="WW8Num93z2" style:num-suffix="." text:bullet-char="">
        <style:text-properties style:font-name="Wingdings"/>
      </text:list-level-style-bullet>
      <text:list-level-style-bullet text:level="9" text:style-name="WW8Num93z2" style:num-suffix="." text:bullet-char="">
        <style:text-properties style:font-name="Wingdings"/>
      </text:list-level-style-bullet>
      <text:list-level-style-number text:level="10" style:num-suffix="." style:num-format="1"/>
    </text:list-style>
    <text:list-style style:name="WW8Num94">
      <text:list-level-style-bullet text:level="1" text:style-name="WW8Num94z0" style:num-suffix="." text:bullet-char="">
        <style:text-properties style:font-name="Symbol"/>
      </text:list-level-style-bullet>
      <text:list-level-style-bullet text:level="2" text:style-name="WW8Num94z1" style:num-suffix="." text:bullet-char="o">
        <style:text-properties fo:font-family="'Courier New'" style:font-family-generic="modern" style:font-pitch="fixed"/>
      </text:list-level-style-bullet>
      <text:list-level-style-bullet text:level="3" text:style-name="WW8Num94z2" style:num-suffix="." text:bullet-char="">
        <style:text-properties style:font-name="Wingdings"/>
      </text:list-level-style-bullet>
      <text:list-level-style-bullet text:level="4" text:style-name="WW8Num94z2" style:num-suffix="." text:bullet-char="">
        <style:text-properties style:font-name="Wingdings"/>
      </text:list-level-style-bullet>
      <text:list-level-style-bullet text:level="5" text:style-name="WW8Num94z2" style:num-suffix="." text:bullet-char="">
        <style:text-properties style:font-name="Wingdings"/>
      </text:list-level-style-bullet>
      <text:list-level-style-bullet text:level="6" text:style-name="WW8Num94z2" style:num-suffix="." text:bullet-char="">
        <style:text-properties style:font-name="Wingdings"/>
      </text:list-level-style-bullet>
      <text:list-level-style-bullet text:level="7" text:style-name="WW8Num94z2" style:num-suffix="." text:bullet-char="">
        <style:text-properties style:font-name="Wingdings"/>
      </text:list-level-style-bullet>
      <text:list-level-style-bullet text:level="8" text:style-name="WW8Num94z2" style:num-suffix="." text:bullet-char="">
        <style:text-properties style:font-name="Wingdings"/>
      </text:list-level-style-bullet>
      <text:list-level-style-bullet text:level="9" text:style-name="WW8Num94z2" style:num-suffix="." text:bullet-char="">
        <style:text-properties style:font-name="Wingdings"/>
      </text:list-level-style-bullet>
      <text:list-level-style-number text:level="10" style:num-suffix="." style:num-format="1"/>
    </text:list-style>
    <text:list-style style:name="WW8Num95">
      <text:list-level-style-bullet text:level="1" text:style-name="WW8Num95z0" style:num-suffix="." text:bullet-char="">
        <style:text-properties style:font-name="Symbol"/>
      </text:list-level-style-bullet>
      <text:list-level-style-bullet text:level="2" text:style-name="WW8Num95z1" style:num-suffix="." text:bullet-char="o">
        <style:text-properties fo:font-family="'Courier New'" style:font-family-generic="modern" style:font-pitch="fixed"/>
      </text:list-level-style-bullet>
      <text:list-level-style-bullet text:level="3" text:style-name="WW8Num95z2" style:num-suffix="." text:bullet-char="">
        <style:text-properties style:font-name="Wingdings"/>
      </text:list-level-style-bullet>
      <text:list-level-style-bullet text:level="4" text:style-name="WW8Num95z2" style:num-suffix="." text:bullet-char="">
        <style:text-properties style:font-name="Wingdings"/>
      </text:list-level-style-bullet>
      <text:list-level-style-bullet text:level="5" text:style-name="WW8Num95z2" style:num-suffix="." text:bullet-char="">
        <style:text-properties style:font-name="Wingdings"/>
      </text:list-level-style-bullet>
      <text:list-level-style-bullet text:level="6" text:style-name="WW8Num95z2" style:num-suffix="." text:bullet-char="">
        <style:text-properties style:font-name="Wingdings"/>
      </text:list-level-style-bullet>
      <text:list-level-style-bullet text:level="7" text:style-name="WW8Num95z2" style:num-suffix="." text:bullet-char="">
        <style:text-properties style:font-name="Wingdings"/>
      </text:list-level-style-bullet>
      <text:list-level-style-bullet text:level="8" text:style-name="WW8Num95z2" style:num-suffix="." text:bullet-char="">
        <style:text-properties style:font-name="Wingdings"/>
      </text:list-level-style-bullet>
      <text:list-level-style-bullet text:level="9" text:style-name="WW8Num95z2" style:num-suffix="." text:bullet-char="">
        <style:text-properties style:font-name="Wingdings"/>
      </text:list-level-style-bullet>
      <text:list-level-style-number text:level="10" style:num-suffix="." style:num-format="1"/>
    </text:list-style>
    <text:list-style style:name="WW8Num96">
      <text:list-level-style-bullet text:level="1" text:style-name="WW8Num96z0" style:num-suffix="." text:bullet-char="">
        <style:text-properties style:font-name="Symbol"/>
      </text:list-level-style-bullet>
      <text:list-level-style-bullet text:level="2" text:style-name="WW8Num96z1" style:num-suffix="." text:bullet-char="o">
        <style:text-properties fo:font-family="'Courier New'" style:font-family-generic="modern" style:font-pitch="fixed"/>
      </text:list-level-style-bullet>
      <text:list-level-style-bullet text:level="3" text:style-name="WW8Num96z2" style:num-suffix="." text:bullet-char="">
        <style:text-properties style:font-name="Wingdings"/>
      </text:list-level-style-bullet>
      <text:list-level-style-bullet text:level="4" text:style-name="WW8Num96z2" style:num-suffix="." text:bullet-char="">
        <style:text-properties style:font-name="Wingdings"/>
      </text:list-level-style-bullet>
      <text:list-level-style-bullet text:level="5" text:style-name="WW8Num96z2" style:num-suffix="." text:bullet-char="">
        <style:text-properties style:font-name="Wingdings"/>
      </text:list-level-style-bullet>
      <text:list-level-style-bullet text:level="6" text:style-name="WW8Num96z2" style:num-suffix="." text:bullet-char="">
        <style:text-properties style:font-name="Wingdings"/>
      </text:list-level-style-bullet>
      <text:list-level-style-bullet text:level="7" text:style-name="WW8Num96z2" style:num-suffix="." text:bullet-char="">
        <style:text-properties style:font-name="Wingdings"/>
      </text:list-level-style-bullet>
      <text:list-level-style-bullet text:level="8" text:style-name="WW8Num96z2" style:num-suffix="." text:bullet-char="">
        <style:text-properties style:font-name="Wingdings"/>
      </text:list-level-style-bullet>
      <text:list-level-style-bullet text:level="9" text:style-name="WW8Num96z2" style:num-suffix="." text:bullet-char="">
        <style:text-properties style:font-name="Wingdings"/>
      </text:list-level-style-bullet>
      <text:list-level-style-number text:level="10" style:num-suffix="." style:num-format="1"/>
    </text:list-style>
    <text:list-style style:name="WW8Num97">
      <text:list-level-style-bullet text:level="1" text:style-name="WW8Num97z0" style:num-suffix="." text:bullet-char="">
        <style:text-properties style:font-name="Symbol"/>
      </text:list-level-style-bullet>
      <text:list-level-style-bullet text:level="2" text:style-name="WW8Num97z1" style:num-suffix="." text:bullet-char="o">
        <style:text-properties fo:font-family="'Courier New'" style:font-family-generic="modern" style:font-pitch="fixed"/>
      </text:list-level-style-bullet>
      <text:list-level-style-bullet text:level="3" text:style-name="WW8Num97z2" style:num-suffix="." text:bullet-char="">
        <style:text-properties style:font-name="Wingdings"/>
      </text:list-level-style-bullet>
      <text:list-level-style-bullet text:level="4" text:style-name="WW8Num97z2" style:num-suffix="." text:bullet-char="">
        <style:text-properties style:font-name="Wingdings"/>
      </text:list-level-style-bullet>
      <text:list-level-style-bullet text:level="5" text:style-name="WW8Num97z2" style:num-suffix="." text:bullet-char="">
        <style:text-properties style:font-name="Wingdings"/>
      </text:list-level-style-bullet>
      <text:list-level-style-bullet text:level="6" text:style-name="WW8Num97z2" style:num-suffix="." text:bullet-char="">
        <style:text-properties style:font-name="Wingdings"/>
      </text:list-level-style-bullet>
      <text:list-level-style-bullet text:level="7" text:style-name="WW8Num97z2" style:num-suffix="." text:bullet-char="">
        <style:text-properties style:font-name="Wingdings"/>
      </text:list-level-style-bullet>
      <text:list-level-style-bullet text:level="8" text:style-name="WW8Num97z2" style:num-suffix="." text:bullet-char="">
        <style:text-properties style:font-name="Wingdings"/>
      </text:list-level-style-bullet>
      <text:list-level-style-bullet text:level="9" text:style-name="WW8Num97z2" style:num-suffix="." text:bullet-char="">
        <style:text-properties style:font-name="Wingdings"/>
      </text:list-level-style-bullet>
      <text:list-level-style-number text:level="10" style:num-suffix="." style:num-format="1"/>
    </text:list-style>
    <text:list-style style:name="WW8Num98">
      <text:list-level-style-bullet text:level="1" text:style-name="WW8Num98z0" style:num-suffix="." text:bullet-char="">
        <style:text-properties style:font-name="Symbol"/>
      </text:list-level-style-bullet>
      <text:list-level-style-bullet text:level="2" text:style-name="WW8Num98z1" style:num-suffix="." text:bullet-char="o">
        <style:text-properties fo:font-family="'Courier New'" style:font-family-generic="modern" style:font-pitch="fixed"/>
      </text:list-level-style-bullet>
      <text:list-level-style-bullet text:level="3" text:style-name="WW8Num98z2" style:num-suffix="." text:bullet-char="">
        <style:text-properties style:font-name="Wingdings"/>
      </text:list-level-style-bullet>
      <text:list-level-style-bullet text:level="4" text:style-name="WW8Num98z2" style:num-suffix="." text:bullet-char="">
        <style:text-properties style:font-name="Wingdings"/>
      </text:list-level-style-bullet>
      <text:list-level-style-bullet text:level="5" text:style-name="WW8Num98z2" style:num-suffix="." text:bullet-char="">
        <style:text-properties style:font-name="Wingdings"/>
      </text:list-level-style-bullet>
      <text:list-level-style-bullet text:level="6" text:style-name="WW8Num98z2" style:num-suffix="." text:bullet-char="">
        <style:text-properties style:font-name="Wingdings"/>
      </text:list-level-style-bullet>
      <text:list-level-style-bullet text:level="7" text:style-name="WW8Num98z2" style:num-suffix="." text:bullet-char="">
        <style:text-properties style:font-name="Wingdings"/>
      </text:list-level-style-bullet>
      <text:list-level-style-bullet text:level="8" text:style-name="WW8Num98z2" style:num-suffix="." text:bullet-char="">
        <style:text-properties style:font-name="Wingdings"/>
      </text:list-level-style-bullet>
      <text:list-level-style-bullet text:level="9" text:style-name="WW8Num98z2" style:num-suffix="." text:bullet-char="">
        <style:text-properties style:font-name="Wingdings"/>
      </text:list-level-style-bullet>
      <text:list-level-style-number text:level="10" style:num-suffix="." style:num-format="1"/>
    </text:list-style>
    <text:list-style style:name="WW8Num99" text:consecutive-numbering="true">
      <text:list-level-style-number text:level="1" style:num-suffix="." style:num-format="1"/>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100">
      <text:list-level-style-bullet text:level="1" text:style-name="WW8Num100z0" style:num-suffix="." text:bullet-char="">
        <style:text-properties style:font-name="Symbol"/>
      </text:list-level-style-bullet>
      <text:list-level-style-bullet text:level="2" text:style-name="WW8Num100z1" style:num-suffix="." text:bullet-char="o">
        <style:text-properties fo:font-family="'Courier New'" style:font-family-generic="modern" style:font-pitch="fixed"/>
      </text:list-level-style-bullet>
      <text:list-level-style-bullet text:level="3" text:style-name="WW8Num100z2" style:num-suffix="." text:bullet-char="">
        <style:text-properties style:font-name="Wingdings"/>
      </text:list-level-style-bullet>
      <text:list-level-style-bullet text:level="4" text:style-name="WW8Num100z2" style:num-suffix="." text:bullet-char="">
        <style:text-properties style:font-name="Wingdings"/>
      </text:list-level-style-bullet>
      <text:list-level-style-bullet text:level="5" text:style-name="WW8Num100z2" style:num-suffix="." text:bullet-char="">
        <style:text-properties style:font-name="Wingdings"/>
      </text:list-level-style-bullet>
      <text:list-level-style-bullet text:level="6" text:style-name="WW8Num100z2" style:num-suffix="." text:bullet-char="">
        <style:text-properties style:font-name="Wingdings"/>
      </text:list-level-style-bullet>
      <text:list-level-style-bullet text:level="7" text:style-name="WW8Num100z2" style:num-suffix="." text:bullet-char="">
        <style:text-properties style:font-name="Wingdings"/>
      </text:list-level-style-bullet>
      <text:list-level-style-bullet text:level="8" text:style-name="WW8Num100z2" style:num-suffix="." text:bullet-char="">
        <style:text-properties style:font-name="Wingdings"/>
      </text:list-level-style-bullet>
      <text:list-level-style-bullet text:level="9" text:style-name="WW8Num100z2" style:num-suffix="." text:bullet-char="">
        <style:text-properties style:font-name="Wingdings"/>
      </text:list-level-style-bullet>
      <text:list-level-style-number text:level="10" style:num-suffix="." style:num-format="1"/>
    </text:list-style>
    <text:list-style style:name="WW8Num101">
      <text:list-level-style-bullet text:level="1" text:style-name="WW8Num101z0" style:num-suffix="." text:bullet-char="">
        <style:text-properties style:font-name="Symbol"/>
      </text:list-level-style-bullet>
      <text:list-level-style-bullet text:level="2" text:style-name="WW8Num101z1" style:num-suffix="." text:bullet-char="o">
        <style:text-properties fo:font-family="'Courier New'" style:font-family-generic="modern" style:font-pitch="fixed"/>
      </text:list-level-style-bullet>
      <text:list-level-style-bullet text:level="3" text:style-name="WW8Num101z2" style:num-suffix="." text:bullet-char="">
        <style:text-properties style:font-name="Wingdings"/>
      </text:list-level-style-bullet>
      <text:list-level-style-bullet text:level="4" text:style-name="WW8Num101z2" style:num-suffix="." text:bullet-char="">
        <style:text-properties style:font-name="Wingdings"/>
      </text:list-level-style-bullet>
      <text:list-level-style-bullet text:level="5" text:style-name="WW8Num101z2" style:num-suffix="." text:bullet-char="">
        <style:text-properties style:font-name="Wingdings"/>
      </text:list-level-style-bullet>
      <text:list-level-style-bullet text:level="6" text:style-name="WW8Num101z2" style:num-suffix="." text:bullet-char="">
        <style:text-properties style:font-name="Wingdings"/>
      </text:list-level-style-bullet>
      <text:list-level-style-bullet text:level="7" text:style-name="WW8Num101z2" style:num-suffix="." text:bullet-char="">
        <style:text-properties style:font-name="Wingdings"/>
      </text:list-level-style-bullet>
      <text:list-level-style-bullet text:level="8" text:style-name="WW8Num101z2" style:num-suffix="." text:bullet-char="">
        <style:text-properties style:font-name="Wingdings"/>
      </text:list-level-style-bullet>
      <text:list-level-style-bullet text:level="9" text:style-name="WW8Num101z2" style:num-suffix="." text:bullet-char="">
        <style:text-properties style:font-name="Wingdings"/>
      </text:list-level-style-bullet>
      <text:list-level-style-number text:level="10" style:num-suffix="." style:num-format="1"/>
    </text:list-style>
    <text:list-style style:name="WW8Num102">
      <text:list-level-style-bullet text:level="1" text:style-name="WW8Num102z0" style:num-suffix="." text:bullet-char="">
        <style:text-properties style:font-name="Symbol"/>
      </text:list-level-style-bullet>
      <text:list-level-style-bullet text:level="2" text:style-name="WW8Num102z1" style:num-suffix="." text:bullet-char="o">
        <style:text-properties fo:font-family="'Courier New'" style:font-family-generic="modern" style:font-pitch="fixed"/>
      </text:list-level-style-bullet>
      <text:list-level-style-bullet text:level="3" text:style-name="WW8Num102z2" style:num-suffix="." text:bullet-char="">
        <style:text-properties style:font-name="Wingdings"/>
      </text:list-level-style-bullet>
      <text:list-level-style-bullet text:level="4" text:style-name="WW8Num102z2" style:num-suffix="." text:bullet-char="">
        <style:text-properties style:font-name="Wingdings"/>
      </text:list-level-style-bullet>
      <text:list-level-style-bullet text:level="5" text:style-name="WW8Num102z2" style:num-suffix="." text:bullet-char="">
        <style:text-properties style:font-name="Wingdings"/>
      </text:list-level-style-bullet>
      <text:list-level-style-bullet text:level="6" text:style-name="WW8Num102z2" style:num-suffix="." text:bullet-char="">
        <style:text-properties style:font-name="Wingdings"/>
      </text:list-level-style-bullet>
      <text:list-level-style-bullet text:level="7" text:style-name="WW8Num102z2" style:num-suffix="." text:bullet-char="">
        <style:text-properties style:font-name="Wingdings"/>
      </text:list-level-style-bullet>
      <text:list-level-style-bullet text:level="8" text:style-name="WW8Num102z2" style:num-suffix="." text:bullet-char="">
        <style:text-properties style:font-name="Wingdings"/>
      </text:list-level-style-bullet>
      <text:list-level-style-bullet text:level="9" text:style-name="WW8Num102z2" style:num-suffix="." text:bullet-char="">
        <style:text-properties style:font-name="Wingdings"/>
      </text:list-level-style-bullet>
      <text:list-level-style-number text:level="10" style:num-suffix="." style:num-format="1"/>
    </text:list-style>
    <text:list-style style:name="WW8Num103">
      <text:list-level-style-bullet text:level="1" text:style-name="WW8Num103z0" style:num-suffix="." text:bullet-char="">
        <style:text-properties style:font-name="Symbol"/>
      </text:list-level-style-bullet>
      <text:list-level-style-bullet text:level="2" text:style-name="WW8Num103z1" style:num-suffix="." text:bullet-char="o">
        <style:text-properties fo:font-family="'Courier New'" style:font-family-generic="modern" style:font-pitch="fixed"/>
      </text:list-level-style-bullet>
      <text:list-level-style-bullet text:level="3" text:style-name="WW8Num103z2" style:num-suffix="." text:bullet-char="">
        <style:text-properties style:font-name="Wingdings"/>
      </text:list-level-style-bullet>
      <text:list-level-style-bullet text:level="4" text:style-name="WW8Num103z2" style:num-suffix="." text:bullet-char="">
        <style:text-properties style:font-name="Wingdings"/>
      </text:list-level-style-bullet>
      <text:list-level-style-bullet text:level="5" text:style-name="WW8Num103z2" style:num-suffix="." text:bullet-char="">
        <style:text-properties style:font-name="Wingdings"/>
      </text:list-level-style-bullet>
      <text:list-level-style-bullet text:level="6" text:style-name="WW8Num103z2" style:num-suffix="." text:bullet-char="">
        <style:text-properties style:font-name="Wingdings"/>
      </text:list-level-style-bullet>
      <text:list-level-style-bullet text:level="7" text:style-name="WW8Num103z2" style:num-suffix="." text:bullet-char="">
        <style:text-properties style:font-name="Wingdings"/>
      </text:list-level-style-bullet>
      <text:list-level-style-bullet text:level="8" text:style-name="WW8Num103z2" style:num-suffix="." text:bullet-char="">
        <style:text-properties style:font-name="Wingdings"/>
      </text:list-level-style-bullet>
      <text:list-level-style-bullet text:level="9" text:style-name="WW8Num103z2" style:num-suffix="." text:bullet-char="">
        <style:text-properties style:font-name="Wingdings"/>
      </text:list-level-style-bullet>
      <text:list-level-style-number text:level="10" style:num-suffix="." style:num-format="1"/>
    </text:list-style>
    <text:list-style style:name="WW8Num104">
      <text:list-level-style-bullet text:level="1" text:style-name="WW8Num104z0" style:num-suffix="." text:bullet-char="">
        <style:text-properties style:font-name="Symbol"/>
      </text:list-level-style-bullet>
      <text:list-level-style-bullet text:level="2" text:style-name="WW8Num104z1" style:num-suffix="." text:bullet-char="o">
        <style:text-properties fo:font-family="'Courier New'" style:font-family-generic="modern" style:font-pitch="fixed"/>
      </text:list-level-style-bullet>
      <text:list-level-style-bullet text:level="3" text:style-name="WW8Num104z2" style:num-suffix="." text:bullet-char="">
        <style:text-properties style:font-name="Wingdings"/>
      </text:list-level-style-bullet>
      <text:list-level-style-bullet text:level="4" text:style-name="WW8Num104z2" style:num-suffix="." text:bullet-char="">
        <style:text-properties style:font-name="Wingdings"/>
      </text:list-level-style-bullet>
      <text:list-level-style-bullet text:level="5" text:style-name="WW8Num104z2" style:num-suffix="." text:bullet-char="">
        <style:text-properties style:font-name="Wingdings"/>
      </text:list-level-style-bullet>
      <text:list-level-style-bullet text:level="6" text:style-name="WW8Num104z2" style:num-suffix="." text:bullet-char="">
        <style:text-properties style:font-name="Wingdings"/>
      </text:list-level-style-bullet>
      <text:list-level-style-bullet text:level="7" text:style-name="WW8Num104z2" style:num-suffix="." text:bullet-char="">
        <style:text-properties style:font-name="Wingdings"/>
      </text:list-level-style-bullet>
      <text:list-level-style-bullet text:level="8" text:style-name="WW8Num104z2" style:num-suffix="." text:bullet-char="">
        <style:text-properties style:font-name="Wingdings"/>
      </text:list-level-style-bullet>
      <text:list-level-style-bullet text:level="9" text:style-name="WW8Num104z2" style:num-suffix="." text:bullet-char="">
        <style:text-properties style:font-name="Wingdings"/>
      </text:list-level-style-bullet>
      <text:list-level-style-number text:level="10" style:num-suffix="." style:num-format="1"/>
    </text:list-style>
    <text:list-style style:name="WW8Num105" text:consecutive-numbering="true">
      <text:list-level-style-number text:level="1" style:num-suffix="." style:num-format="1"/>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106">
      <text:list-level-style-bullet text:level="1" text:style-name="WW8Num106z0" style:num-suffix="." text:bullet-char="">
        <style:text-properties style:font-name="Symbol"/>
      </text:list-level-style-bullet>
      <text:list-level-style-bullet text:level="2" text:style-name="WW8Num106z1" style:num-suffix="." text:bullet-char="o">
        <style:text-properties fo:font-family="'Courier New'" style:font-family-generic="modern" style:font-pitch="fixed"/>
      </text:list-level-style-bullet>
      <text:list-level-style-bullet text:level="3" text:style-name="WW8Num106z2" style:num-suffix="." text:bullet-char="">
        <style:text-properties style:font-name="Wingdings"/>
      </text:list-level-style-bullet>
      <text:list-level-style-bullet text:level="4" text:style-name="WW8Num106z2" style:num-suffix="." text:bullet-char="">
        <style:text-properties style:font-name="Wingdings"/>
      </text:list-level-style-bullet>
      <text:list-level-style-bullet text:level="5" text:style-name="WW8Num106z2" style:num-suffix="." text:bullet-char="">
        <style:text-properties style:font-name="Wingdings"/>
      </text:list-level-style-bullet>
      <text:list-level-style-bullet text:level="6" text:style-name="WW8Num106z2" style:num-suffix="." text:bullet-char="">
        <style:text-properties style:font-name="Wingdings"/>
      </text:list-level-style-bullet>
      <text:list-level-style-bullet text:level="7" text:style-name="WW8Num106z2" style:num-suffix="." text:bullet-char="">
        <style:text-properties style:font-name="Wingdings"/>
      </text:list-level-style-bullet>
      <text:list-level-style-bullet text:level="8" text:style-name="WW8Num106z2" style:num-suffix="." text:bullet-char="">
        <style:text-properties style:font-name="Wingdings"/>
      </text:list-level-style-bullet>
      <text:list-level-style-bullet text:level="9" text:style-name="WW8Num106z2" style:num-suffix="." text:bullet-char="">
        <style:text-properties style:font-name="Wingdings"/>
      </text:list-level-style-bullet>
      <text:list-level-style-number text:level="10" style:num-suffix="." style:num-format="1"/>
    </text:list-style>
    <text:list-style style:name="WW8Num107">
      <text:list-level-style-bullet text:level="1" text:style-name="WW8Num107z0" style:num-suffix="." text:bullet-char="">
        <style:text-properties style:font-name="Symbol"/>
      </text:list-level-style-bullet>
      <text:list-level-style-bullet text:level="2" text:style-name="WW8Num107z1" style:num-suffix="." text:bullet-char="o">
        <style:text-properties fo:font-family="'Courier New'" style:font-family-generic="modern" style:font-pitch="fixed"/>
      </text:list-level-style-bullet>
      <text:list-level-style-bullet text:level="3" text:style-name="WW8Num107z2" style:num-suffix="." text:bullet-char="">
        <style:text-properties style:font-name="Wingdings"/>
      </text:list-level-style-bullet>
      <text:list-level-style-bullet text:level="4" text:style-name="WW8Num107z2" style:num-suffix="." text:bullet-char="">
        <style:text-properties style:font-name="Wingdings"/>
      </text:list-level-style-bullet>
      <text:list-level-style-bullet text:level="5" text:style-name="WW8Num107z2" style:num-suffix="." text:bullet-char="">
        <style:text-properties style:font-name="Wingdings"/>
      </text:list-level-style-bullet>
      <text:list-level-style-bullet text:level="6" text:style-name="WW8Num107z2" style:num-suffix="." text:bullet-char="">
        <style:text-properties style:font-name="Wingdings"/>
      </text:list-level-style-bullet>
      <text:list-level-style-bullet text:level="7" text:style-name="WW8Num107z2" style:num-suffix="." text:bullet-char="">
        <style:text-properties style:font-name="Wingdings"/>
      </text:list-level-style-bullet>
      <text:list-level-style-bullet text:level="8" text:style-name="WW8Num107z2" style:num-suffix="." text:bullet-char="">
        <style:text-properties style:font-name="Wingdings"/>
      </text:list-level-style-bullet>
      <text:list-level-style-bullet text:level="9" text:style-name="WW8Num107z2" style:num-suffix="." text:bullet-char="">
        <style:text-properties style:font-name="Wingdings"/>
      </text:list-level-style-bullet>
      <text:list-level-style-number text:level="10" style:num-suffix="." style:num-format="1"/>
    </text:list-style>
    <text:list-style style:name="WW8Num108">
      <text:list-level-style-bullet text:level="1" text:style-name="WW8Num108z0" style:num-suffix="." text:bullet-char="">
        <style:text-properties style:font-name="Symbol"/>
      </text:list-level-style-bullet>
      <text:list-level-style-bullet text:level="2" text:style-name="WW8Num108z1" style:num-suffix="." text:bullet-char="o">
        <style:text-properties fo:font-family="'Courier New'" style:font-family-generic="modern" style:font-pitch="fixed"/>
      </text:list-level-style-bullet>
      <text:list-level-style-bullet text:level="3" text:style-name="WW8Num108z2" style:num-suffix="." text:bullet-char="">
        <style:text-properties style:font-name="Wingdings"/>
      </text:list-level-style-bullet>
      <text:list-level-style-bullet text:level="4" text:style-name="WW8Num108z2" style:num-suffix="." text:bullet-char="">
        <style:text-properties style:font-name="Wingdings"/>
      </text:list-level-style-bullet>
      <text:list-level-style-bullet text:level="5" text:style-name="WW8Num108z2" style:num-suffix="." text:bullet-char="">
        <style:text-properties style:font-name="Wingdings"/>
      </text:list-level-style-bullet>
      <text:list-level-style-bullet text:level="6" text:style-name="WW8Num108z2" style:num-suffix="." text:bullet-char="">
        <style:text-properties style:font-name="Wingdings"/>
      </text:list-level-style-bullet>
      <text:list-level-style-bullet text:level="7" text:style-name="WW8Num108z2" style:num-suffix="." text:bullet-char="">
        <style:text-properties style:font-name="Wingdings"/>
      </text:list-level-style-bullet>
      <text:list-level-style-bullet text:level="8" text:style-name="WW8Num108z2" style:num-suffix="." text:bullet-char="">
        <style:text-properties style:font-name="Wingdings"/>
      </text:list-level-style-bullet>
      <text:list-level-style-bullet text:level="9" text:style-name="WW8Num108z2" style:num-suffix="." text:bullet-char="">
        <style:text-properties style:font-name="Wingdings"/>
      </text:list-level-style-bullet>
      <text:list-level-style-number text:level="10" style:num-suffix="." style:num-format="1"/>
    </text:list-style>
    <text:list-style style:name="WW8Num109">
      <text:list-level-style-bullet text:level="1" text:style-name="WW8Num109z0" style:num-suffix="." text:bullet-char="">
        <style:text-properties style:font-name="Symbol"/>
      </text:list-level-style-bullet>
      <text:list-level-style-bullet text:level="2" text:style-name="WW8Num109z1" style:num-suffix="." text:bullet-char="o">
        <style:text-properties fo:font-family="'Courier New'" style:font-family-generic="modern" style:font-pitch="fixed"/>
      </text:list-level-style-bullet>
      <text:list-level-style-bullet text:level="3" text:style-name="WW8Num109z2" style:num-suffix="." text:bullet-char="">
        <style:text-properties style:font-name="Wingdings"/>
      </text:list-level-style-bullet>
      <text:list-level-style-bullet text:level="4" text:style-name="WW8Num109z2" style:num-suffix="." text:bullet-char="">
        <style:text-properties style:font-name="Wingdings"/>
      </text:list-level-style-bullet>
      <text:list-level-style-bullet text:level="5" text:style-name="WW8Num109z2" style:num-suffix="." text:bullet-char="">
        <style:text-properties style:font-name="Wingdings"/>
      </text:list-level-style-bullet>
      <text:list-level-style-bullet text:level="6" text:style-name="WW8Num109z2" style:num-suffix="." text:bullet-char="">
        <style:text-properties style:font-name="Wingdings"/>
      </text:list-level-style-bullet>
      <text:list-level-style-bullet text:level="7" text:style-name="WW8Num109z2" style:num-suffix="." text:bullet-char="">
        <style:text-properties style:font-name="Wingdings"/>
      </text:list-level-style-bullet>
      <text:list-level-style-bullet text:level="8" text:style-name="WW8Num109z2" style:num-suffix="." text:bullet-char="">
        <style:text-properties style:font-name="Wingdings"/>
      </text:list-level-style-bullet>
      <text:list-level-style-bullet text:level="9" text:style-name="WW8Num109z2" style:num-suffix="." text:bullet-char="">
        <style:text-properties style:font-name="Wingdings"/>
      </text:list-level-style-bullet>
      <text:list-level-style-number text:level="10" style:num-suffix="." style:num-format="1"/>
    </text:list-style>
    <text:list-style style:name="WW8Num110">
      <text:list-level-style-bullet text:level="1" text:style-name="WW8Num110z0" style:num-suffix="." text:bullet-char="">
        <style:text-properties style:font-name="Symbol"/>
      </text:list-level-style-bullet>
      <text:list-level-style-bullet text:level="2" text:style-name="WW8Num110z1" style:num-suffix="." text:bullet-char="o">
        <style:text-properties fo:font-family="'Courier New'" style:font-family-generic="modern" style:font-pitch="fixed"/>
      </text:list-level-style-bullet>
      <text:list-level-style-bullet text:level="3" text:style-name="WW8Num110z2" style:num-suffix="." text:bullet-char="">
        <style:text-properties style:font-name="Wingdings"/>
      </text:list-level-style-bullet>
      <text:list-level-style-bullet text:level="4" text:style-name="WW8Num110z2" style:num-suffix="." text:bullet-char="">
        <style:text-properties style:font-name="Wingdings"/>
      </text:list-level-style-bullet>
      <text:list-level-style-bullet text:level="5" text:style-name="WW8Num110z2" style:num-suffix="." text:bullet-char="">
        <style:text-properties style:font-name="Wingdings"/>
      </text:list-level-style-bullet>
      <text:list-level-style-bullet text:level="6" text:style-name="WW8Num110z2" style:num-suffix="." text:bullet-char="">
        <style:text-properties style:font-name="Wingdings"/>
      </text:list-level-style-bullet>
      <text:list-level-style-bullet text:level="7" text:style-name="WW8Num110z2" style:num-suffix="." text:bullet-char="">
        <style:text-properties style:font-name="Wingdings"/>
      </text:list-level-style-bullet>
      <text:list-level-style-bullet text:level="8" text:style-name="WW8Num110z2" style:num-suffix="." text:bullet-char="">
        <style:text-properties style:font-name="Wingdings"/>
      </text:list-level-style-bullet>
      <text:list-level-style-bullet text:level="9" text:style-name="WW8Num110z2" style:num-suffix="." text:bullet-char="">
        <style:text-properties style:font-name="Wingdings"/>
      </text:list-level-style-bullet>
      <text:list-level-style-number text:level="10" style:num-suffix="." style:num-format="1"/>
    </text:list-style>
    <text:list-style style:name="WW8Num111">
      <text:list-level-style-bullet text:level="1" text:style-name="WW8Num111z0" style:num-suffix="." text:bullet-char="">
        <style:text-properties style:font-name="Symbol"/>
      </text:list-level-style-bullet>
      <text:list-level-style-bullet text:level="2" text:style-name="WW8Num111z1" style:num-suffix="." text:bullet-char="o">
        <style:text-properties fo:font-family="'Courier New'" style:font-family-generic="modern" style:font-pitch="fixed"/>
      </text:list-level-style-bullet>
      <text:list-level-style-bullet text:level="3" text:style-name="WW8Num111z2" style:num-suffix="." text:bullet-char="">
        <style:text-properties style:font-name="Wingdings"/>
      </text:list-level-style-bullet>
      <text:list-level-style-bullet text:level="4" text:style-name="WW8Num111z2" style:num-suffix="." text:bullet-char="">
        <style:text-properties style:font-name="Wingdings"/>
      </text:list-level-style-bullet>
      <text:list-level-style-bullet text:level="5" text:style-name="WW8Num111z2" style:num-suffix="." text:bullet-char="">
        <style:text-properties style:font-name="Wingdings"/>
      </text:list-level-style-bullet>
      <text:list-level-style-bullet text:level="6" text:style-name="WW8Num111z2" style:num-suffix="." text:bullet-char="">
        <style:text-properties style:font-name="Wingdings"/>
      </text:list-level-style-bullet>
      <text:list-level-style-bullet text:level="7" text:style-name="WW8Num111z2" style:num-suffix="." text:bullet-char="">
        <style:text-properties style:font-name="Wingdings"/>
      </text:list-level-style-bullet>
      <text:list-level-style-bullet text:level="8" text:style-name="WW8Num111z2" style:num-suffix="." text:bullet-char="">
        <style:text-properties style:font-name="Wingdings"/>
      </text:list-level-style-bullet>
      <text:list-level-style-bullet text:level="9" text:style-name="WW8Num111z2" style:num-suffix="." text:bullet-char="">
        <style:text-properties style:font-name="Wingdings"/>
      </text:list-level-style-bullet>
      <text:list-level-style-number text:level="10" style:num-suffix="." style:num-format="1"/>
    </text:list-style>
    <text:list-style style:name="WW8Num112">
      <text:list-level-style-bullet text:level="1" text:style-name="WW8Num112z0" style:num-suffix="." text:bullet-char="">
        <style:text-properties style:font-name="Symbol"/>
      </text:list-level-style-bullet>
      <text:list-level-style-bullet text:level="2" text:style-name="WW8Num112z1" style:num-suffix="." text:bullet-char="o">
        <style:text-properties fo:font-family="'Courier New'" style:font-family-generic="modern" style:font-pitch="fixed"/>
      </text:list-level-style-bullet>
      <text:list-level-style-bullet text:level="3" text:style-name="WW8Num112z2" style:num-suffix="." text:bullet-char="">
        <style:text-properties style:font-name="Wingdings"/>
      </text:list-level-style-bullet>
      <text:list-level-style-bullet text:level="4" text:style-name="WW8Num112z2" style:num-suffix="." text:bullet-char="">
        <style:text-properties style:font-name="Wingdings"/>
      </text:list-level-style-bullet>
      <text:list-level-style-bullet text:level="5" text:style-name="WW8Num112z2" style:num-suffix="." text:bullet-char="">
        <style:text-properties style:font-name="Wingdings"/>
      </text:list-level-style-bullet>
      <text:list-level-style-bullet text:level="6" text:style-name="WW8Num112z2" style:num-suffix="." text:bullet-char="">
        <style:text-properties style:font-name="Wingdings"/>
      </text:list-level-style-bullet>
      <text:list-level-style-bullet text:level="7" text:style-name="WW8Num112z2" style:num-suffix="." text:bullet-char="">
        <style:text-properties style:font-name="Wingdings"/>
      </text:list-level-style-bullet>
      <text:list-level-style-bullet text:level="8" text:style-name="WW8Num112z2" style:num-suffix="." text:bullet-char="">
        <style:text-properties style:font-name="Wingdings"/>
      </text:list-level-style-bullet>
      <text:list-level-style-bullet text:level="9" text:style-name="WW8Num112z2" style:num-suffix="." text:bullet-char="">
        <style:text-properties style:font-name="Wingdings"/>
      </text:list-level-style-bullet>
      <text:list-level-style-number text:level="10" style:num-suffix="." style:num-format="1"/>
    </text:list-style>
    <text:list-style style:name="WW8Num113">
      <text:list-level-style-bullet text:level="1" text:style-name="WW8Num113z0" style:num-suffix="." text:bullet-char="">
        <style:text-properties style:font-name="Symbol"/>
      </text:list-level-style-bullet>
      <text:list-level-style-bullet text:level="2" text:style-name="WW8Num113z1" style:num-suffix="." text:bullet-char="o">
        <style:text-properties fo:font-family="'Courier New'" style:font-family-generic="modern" style:font-pitch="fixed"/>
      </text:list-level-style-bullet>
      <text:list-level-style-bullet text:level="3" text:style-name="WW8Num113z2" style:num-suffix="." text:bullet-char="">
        <style:text-properties style:font-name="Wingdings"/>
      </text:list-level-style-bullet>
      <text:list-level-style-bullet text:level="4" text:style-name="WW8Num113z2" style:num-suffix="." text:bullet-char="">
        <style:text-properties style:font-name="Wingdings"/>
      </text:list-level-style-bullet>
      <text:list-level-style-bullet text:level="5" text:style-name="WW8Num113z2" style:num-suffix="." text:bullet-char="">
        <style:text-properties style:font-name="Wingdings"/>
      </text:list-level-style-bullet>
      <text:list-level-style-bullet text:level="6" text:style-name="WW8Num113z2" style:num-suffix="." text:bullet-char="">
        <style:text-properties style:font-name="Wingdings"/>
      </text:list-level-style-bullet>
      <text:list-level-style-bullet text:level="7" text:style-name="WW8Num113z2" style:num-suffix="." text:bullet-char="">
        <style:text-properties style:font-name="Wingdings"/>
      </text:list-level-style-bullet>
      <text:list-level-style-bullet text:level="8" text:style-name="WW8Num113z2" style:num-suffix="." text:bullet-char="">
        <style:text-properties style:font-name="Wingdings"/>
      </text:list-level-style-bullet>
      <text:list-level-style-bullet text:level="9" text:style-name="WW8Num113z2" style:num-suffix="." text:bullet-char="">
        <style:text-properties style:font-name="Wingdings"/>
      </text:list-level-style-bullet>
      <text:list-level-style-number text:level="10" style:num-suffix="." style:num-format="1"/>
    </text:list-style>
    <text:list-style style:name="WW8Num114" text:consecutive-numbering="true">
      <text:list-level-style-number text:level="1" style:num-suffix="." style:num-format="1"/>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115">
      <text:list-level-style-bullet text:level="1" text:style-name="WW8Num115z0" style:num-suffix="." text:bullet-char="">
        <style:text-properties style:font-name="Symbol"/>
      </text:list-level-style-bullet>
      <text:list-level-style-bullet text:level="2" text:style-name="WW8Num115z1" style:num-suffix="." text:bullet-char="o">
        <style:text-properties fo:font-family="'Courier New'" style:font-family-generic="modern" style:font-pitch="fixed"/>
      </text:list-level-style-bullet>
      <text:list-level-style-bullet text:level="3" text:style-name="WW8Num115z2" style:num-suffix="." text:bullet-char="">
        <style:text-properties style:font-name="Wingdings"/>
      </text:list-level-style-bullet>
      <text:list-level-style-bullet text:level="4" text:style-name="WW8Num115z2" style:num-suffix="." text:bullet-char="">
        <style:text-properties style:font-name="Wingdings"/>
      </text:list-level-style-bullet>
      <text:list-level-style-bullet text:level="5" text:style-name="WW8Num115z2" style:num-suffix="." text:bullet-char="">
        <style:text-properties style:font-name="Wingdings"/>
      </text:list-level-style-bullet>
      <text:list-level-style-bullet text:level="6" text:style-name="WW8Num115z2" style:num-suffix="." text:bullet-char="">
        <style:text-properties style:font-name="Wingdings"/>
      </text:list-level-style-bullet>
      <text:list-level-style-bullet text:level="7" text:style-name="WW8Num115z2" style:num-suffix="." text:bullet-char="">
        <style:text-properties style:font-name="Wingdings"/>
      </text:list-level-style-bullet>
      <text:list-level-style-bullet text:level="8" text:style-name="WW8Num115z2" style:num-suffix="." text:bullet-char="">
        <style:text-properties style:font-name="Wingdings"/>
      </text:list-level-style-bullet>
      <text:list-level-style-bullet text:level="9" text:style-name="WW8Num115z2" style:num-suffix="." text:bullet-char="">
        <style:text-properties style:font-name="Wingdings"/>
      </text:list-level-style-bullet>
      <text:list-level-style-number text:level="10" style:num-suffix="." style:num-format="1"/>
    </text:list-style>
    <text:list-style style:name="WW8Num116">
      <text:list-level-style-bullet text:level="1" text:style-name="WW8Num116z0" style:num-suffix="." text:bullet-char="">
        <style:text-properties style:font-name="Symbol"/>
      </text:list-level-style-bullet>
      <text:list-level-style-bullet text:level="2" text:style-name="WW8Num116z1" style:num-suffix="." text:bullet-char="o">
        <style:text-properties fo:font-family="'Courier New'" style:font-family-generic="modern" style:font-pitch="fixed"/>
      </text:list-level-style-bullet>
      <text:list-level-style-bullet text:level="3" text:style-name="WW8Num116z2" style:num-suffix="." text:bullet-char="">
        <style:text-properties style:font-name="Wingdings"/>
      </text:list-level-style-bullet>
      <text:list-level-style-bullet text:level="4" text:style-name="WW8Num116z2" style:num-suffix="." text:bullet-char="">
        <style:text-properties style:font-name="Wingdings"/>
      </text:list-level-style-bullet>
      <text:list-level-style-bullet text:level="5" text:style-name="WW8Num116z2" style:num-suffix="." text:bullet-char="">
        <style:text-properties style:font-name="Wingdings"/>
      </text:list-level-style-bullet>
      <text:list-level-style-bullet text:level="6" text:style-name="WW8Num116z2" style:num-suffix="." text:bullet-char="">
        <style:text-properties style:font-name="Wingdings"/>
      </text:list-level-style-bullet>
      <text:list-level-style-bullet text:level="7" text:style-name="WW8Num116z2" style:num-suffix="." text:bullet-char="">
        <style:text-properties style:font-name="Wingdings"/>
      </text:list-level-style-bullet>
      <text:list-level-style-bullet text:level="8" text:style-name="WW8Num116z2" style:num-suffix="." text:bullet-char="">
        <style:text-properties style:font-name="Wingdings"/>
      </text:list-level-style-bullet>
      <text:list-level-style-bullet text:level="9" text:style-name="WW8Num116z2" style:num-suffix="." text:bullet-char="">
        <style:text-properties style:font-name="Wingdings"/>
      </text:list-level-style-bullet>
      <text:list-level-style-number text:level="10" style:num-suffix="." style:num-format="1"/>
    </text:list-style>
    <text:list-style style:name="WW8Num117">
      <text:list-level-style-bullet text:level="1" text:style-name="WW8Num117z0" style:num-suffix="." text:bullet-char="">
        <style:text-properties style:font-name="Symbol"/>
      </text:list-level-style-bullet>
      <text:list-level-style-bullet text:level="2" text:style-name="WW8Num117z1" style:num-suffix="." text:bullet-char="o">
        <style:text-properties fo:font-family="'Courier New'" style:font-family-generic="modern" style:font-pitch="fixed"/>
      </text:list-level-style-bullet>
      <text:list-level-style-bullet text:level="3" text:style-name="WW8Num117z2" style:num-suffix="." text:bullet-char="">
        <style:text-properties style:font-name="Wingdings"/>
      </text:list-level-style-bullet>
      <text:list-level-style-bullet text:level="4" text:style-name="WW8Num117z2" style:num-suffix="." text:bullet-char="">
        <style:text-properties style:font-name="Wingdings"/>
      </text:list-level-style-bullet>
      <text:list-level-style-bullet text:level="5" text:style-name="WW8Num117z2" style:num-suffix="." text:bullet-char="">
        <style:text-properties style:font-name="Wingdings"/>
      </text:list-level-style-bullet>
      <text:list-level-style-bullet text:level="6" text:style-name="WW8Num117z2" style:num-suffix="." text:bullet-char="">
        <style:text-properties style:font-name="Wingdings"/>
      </text:list-level-style-bullet>
      <text:list-level-style-bullet text:level="7" text:style-name="WW8Num117z2" style:num-suffix="." text:bullet-char="">
        <style:text-properties style:font-name="Wingdings"/>
      </text:list-level-style-bullet>
      <text:list-level-style-bullet text:level="8" text:style-name="WW8Num117z2" style:num-suffix="." text:bullet-char="">
        <style:text-properties style:font-name="Wingdings"/>
      </text:list-level-style-bullet>
      <text:list-level-style-bullet text:level="9" text:style-name="WW8Num117z2" style:num-suffix="." text:bullet-char="">
        <style:text-properties style:font-name="Wingdings"/>
      </text:list-level-style-bullet>
      <text:list-level-style-number text:level="10" style:num-suffix="." style:num-format="1"/>
    </text:list-style>
    <text:list-style style:name="WW8Num118">
      <text:list-level-style-bullet text:level="1" text:style-name="WW8Num118z0" style:num-suffix="." text:bullet-char="">
        <style:text-properties style:font-name="Symbol"/>
      </text:list-level-style-bullet>
      <text:list-level-style-bullet text:level="2" text:style-name="WW8Num118z1" style:num-suffix="." text:bullet-char="o">
        <style:text-properties fo:font-family="'Courier New'" style:font-family-generic="modern" style:font-pitch="fixed"/>
      </text:list-level-style-bullet>
      <text:list-level-style-bullet text:level="3" text:style-name="WW8Num118z2" style:num-suffix="." text:bullet-char="">
        <style:text-properties style:font-name="Wingdings"/>
      </text:list-level-style-bullet>
      <text:list-level-style-bullet text:level="4" text:style-name="WW8Num118z2" style:num-suffix="." text:bullet-char="">
        <style:text-properties style:font-name="Wingdings"/>
      </text:list-level-style-bullet>
      <text:list-level-style-bullet text:level="5" text:style-name="WW8Num118z2" style:num-suffix="." text:bullet-char="">
        <style:text-properties style:font-name="Wingdings"/>
      </text:list-level-style-bullet>
      <text:list-level-style-bullet text:level="6" text:style-name="WW8Num118z2" style:num-suffix="." text:bullet-char="">
        <style:text-properties style:font-name="Wingdings"/>
      </text:list-level-style-bullet>
      <text:list-level-style-bullet text:level="7" text:style-name="WW8Num118z2" style:num-suffix="." text:bullet-char="">
        <style:text-properties style:font-name="Wingdings"/>
      </text:list-level-style-bullet>
      <text:list-level-style-bullet text:level="8" text:style-name="WW8Num118z2" style:num-suffix="." text:bullet-char="">
        <style:text-properties style:font-name="Wingdings"/>
      </text:list-level-style-bullet>
      <text:list-level-style-bullet text:level="9" text:style-name="WW8Num118z2" style:num-suffix="." text:bullet-char="">
        <style:text-properties style:font-name="Wingdings"/>
      </text:list-level-style-bullet>
      <text:list-level-style-number text:level="10" style:num-suffix="." style:num-format="1"/>
    </text:list-style>
    <text:list-style style:name="WW8Num119">
      <text:list-level-style-bullet text:level="1" text:style-name="WW8Num119z0" style:num-suffix="." text:bullet-char="">
        <style:text-properties style:font-name="Symbol"/>
      </text:list-level-style-bullet>
      <text:list-level-style-bullet text:level="2" text:style-name="WW8Num119z1" style:num-suffix="." text:bullet-char="o">
        <style:text-properties fo:font-family="'Courier New'" style:font-family-generic="modern" style:font-pitch="fixed"/>
      </text:list-level-style-bullet>
      <text:list-level-style-bullet text:level="3" text:style-name="WW8Num119z2" style:num-suffix="." text:bullet-char="">
        <style:text-properties style:font-name="Wingdings"/>
      </text:list-level-style-bullet>
      <text:list-level-style-bullet text:level="4" text:style-name="WW8Num119z2" style:num-suffix="." text:bullet-char="">
        <style:text-properties style:font-name="Wingdings"/>
      </text:list-level-style-bullet>
      <text:list-level-style-bullet text:level="5" text:style-name="WW8Num119z2" style:num-suffix="." text:bullet-char="">
        <style:text-properties style:font-name="Wingdings"/>
      </text:list-level-style-bullet>
      <text:list-level-style-bullet text:level="6" text:style-name="WW8Num119z2" style:num-suffix="." text:bullet-char="">
        <style:text-properties style:font-name="Wingdings"/>
      </text:list-level-style-bullet>
      <text:list-level-style-bullet text:level="7" text:style-name="WW8Num119z2" style:num-suffix="." text:bullet-char="">
        <style:text-properties style:font-name="Wingdings"/>
      </text:list-level-style-bullet>
      <text:list-level-style-bullet text:level="8" text:style-name="WW8Num119z2" style:num-suffix="." text:bullet-char="">
        <style:text-properties style:font-name="Wingdings"/>
      </text:list-level-style-bullet>
      <text:list-level-style-bullet text:level="9" text:style-name="WW8Num119z2" style:num-suffix="." text:bullet-char="">
        <style:text-properties style:font-name="Wingdings"/>
      </text:list-level-style-bullet>
      <text:list-level-style-number text:level="10" style:num-suffix="." style:num-format="1"/>
    </text:list-style>
    <text:list-style style:name="WW8Num120">
      <text:list-level-style-bullet text:level="1" text:style-name="WW8Num120z0" style:num-suffix="." text:bullet-char="">
        <style:text-properties style:font-name="Symbol"/>
      </text:list-level-style-bullet>
      <text:list-level-style-bullet text:level="2" text:style-name="WW8Num120z1" style:num-suffix="." text:bullet-char="o">
        <style:text-properties fo:font-family="'Courier New'" style:font-family-generic="modern" style:font-pitch="fixed"/>
      </text:list-level-style-bullet>
      <text:list-level-style-bullet text:level="3" text:style-name="WW8Num120z2" style:num-suffix="." text:bullet-char="">
        <style:text-properties style:font-name="Wingdings"/>
      </text:list-level-style-bullet>
      <text:list-level-style-bullet text:level="4" text:style-name="WW8Num120z2" style:num-suffix="." text:bullet-char="">
        <style:text-properties style:font-name="Wingdings"/>
      </text:list-level-style-bullet>
      <text:list-level-style-bullet text:level="5" text:style-name="WW8Num120z2" style:num-suffix="." text:bullet-char="">
        <style:text-properties style:font-name="Wingdings"/>
      </text:list-level-style-bullet>
      <text:list-level-style-bullet text:level="6" text:style-name="WW8Num120z2" style:num-suffix="." text:bullet-char="">
        <style:text-properties style:font-name="Wingdings"/>
      </text:list-level-style-bullet>
      <text:list-level-style-bullet text:level="7" text:style-name="WW8Num120z2" style:num-suffix="." text:bullet-char="">
        <style:text-properties style:font-name="Wingdings"/>
      </text:list-level-style-bullet>
      <text:list-level-style-bullet text:level="8" text:style-name="WW8Num120z2" style:num-suffix="." text:bullet-char="">
        <style:text-properties style:font-name="Wingdings"/>
      </text:list-level-style-bullet>
      <text:list-level-style-bullet text:level="9" text:style-name="WW8Num120z2" style:num-suffix="." text:bullet-char="">
        <style:text-properties style:font-name="Wingdings"/>
      </text:list-level-style-bullet>
      <text:list-level-style-number text:level="10" style:num-suffix="." style:num-format="1"/>
    </text:list-style>
    <text:list-style style:name="WW8Num121">
      <text:list-level-style-bullet text:level="1" text:style-name="WW8Num121z0" style:num-suffix="." text:bullet-char="">
        <style:text-properties style:font-name="Wingdings"/>
      </text:list-level-style-bullet>
      <text:list-level-style-bullet text:level="2" text:style-name="WW8Num121z1" style:num-suffix="." text:bullet-char="o">
        <style:text-properties fo:font-family="'Courier New'" style:font-family-generic="modern" style:font-pitch="fixed"/>
      </text:list-level-style-bullet>
      <text:list-level-style-bullet text:level="3" text:style-name="WW8Num121z0" style:num-suffix="." text:bullet-char="">
        <style:text-properties style:font-name="Wingdings"/>
      </text:list-level-style-bullet>
      <text:list-level-style-bullet text:level="4" text:style-name="WW8Num121z3" style:num-suffix="." text:bullet-char="">
        <style:text-properties style:font-name="Symbol"/>
      </text:list-level-style-bullet>
      <text:list-level-style-bullet text:level="5" text:style-name="WW8Num121z1" style:num-suffix="." text:bullet-char="o">
        <style:text-properties fo:font-family="'Courier New'" style:font-family-generic="modern" style:font-pitch="fixed"/>
      </text:list-level-style-bullet>
      <text:list-level-style-bullet text:level="6" text:style-name="WW8Num121z0" style:num-suffix="." text:bullet-char="">
        <style:text-properties style:font-name="Wingdings"/>
      </text:list-level-style-bullet>
      <text:list-level-style-bullet text:level="7" text:style-name="WW8Num121z3" style:num-suffix="." text:bullet-char="">
        <style:text-properties style:font-name="Symbol"/>
      </text:list-level-style-bullet>
      <text:list-level-style-bullet text:level="8" text:style-name="WW8Num121z1" style:num-suffix="." text:bullet-char="o">
        <style:text-properties fo:font-family="'Courier New'" style:font-family-generic="modern" style:font-pitch="fixed"/>
      </text:list-level-style-bullet>
      <text:list-level-style-bullet text:level="9" text:style-name="WW8Num121z0" style:num-suffix="." text:bullet-char="">
        <style:text-properties style:font-name="Wingdings"/>
      </text:list-level-style-bullet>
      <text:list-level-style-number text:level="10" style:num-suffix="." style:num-format="1"/>
    </text:list-style>
    <text:list-style style:name="WW8Num122">
      <text:list-level-style-bullet text:level="1" text:style-name="WW8Num122z0" style:num-suffix="." text:bullet-char="">
        <style:text-properties style:font-name="Symbol"/>
      </text:list-level-style-bullet>
      <text:list-level-style-bullet text:level="2" text:style-name="WW8Num122z1" style:num-suffix="." text:bullet-char="o">
        <style:text-properties fo:font-family="'Courier New'" style:font-family-generic="modern" style:font-pitch="fixed"/>
      </text:list-level-style-bullet>
      <text:list-level-style-bullet text:level="3" text:style-name="WW8Num122z2" style:num-suffix="." text:bullet-char="">
        <style:text-properties style:font-name="Wingdings"/>
      </text:list-level-style-bullet>
      <text:list-level-style-bullet text:level="4" text:style-name="WW8Num122z2" style:num-suffix="." text:bullet-char="">
        <style:text-properties style:font-name="Wingdings"/>
      </text:list-level-style-bullet>
      <text:list-level-style-bullet text:level="5" text:style-name="WW8Num122z2" style:num-suffix="." text:bullet-char="">
        <style:text-properties style:font-name="Wingdings"/>
      </text:list-level-style-bullet>
      <text:list-level-style-bullet text:level="6" text:style-name="WW8Num122z2" style:num-suffix="." text:bullet-char="">
        <style:text-properties style:font-name="Wingdings"/>
      </text:list-level-style-bullet>
      <text:list-level-style-bullet text:level="7" text:style-name="WW8Num122z2" style:num-suffix="." text:bullet-char="">
        <style:text-properties style:font-name="Wingdings"/>
      </text:list-level-style-bullet>
      <text:list-level-style-bullet text:level="8" text:style-name="WW8Num122z2" style:num-suffix="." text:bullet-char="">
        <style:text-properties style:font-name="Wingdings"/>
      </text:list-level-style-bullet>
      <text:list-level-style-bullet text:level="9" text:style-name="WW8Num122z2" style:num-suffix="." text:bullet-char="">
        <style:text-properties style:font-name="Wingdings"/>
      </text:list-level-style-bullet>
      <text:list-level-style-number text:level="10" style:num-suffix="." style:num-format="1"/>
    </text:list-style>
    <text:list-style style:name="WW8Num123">
      <text:list-level-style-bullet text:level="1" text:style-name="WW8Num123z0" style:num-suffix="." text:bullet-char="">
        <style:text-properties style:font-name="Symbol"/>
      </text:list-level-style-bullet>
      <text:list-level-style-bullet text:level="2" text:style-name="WW8Num123z1" style:num-suffix="." text:bullet-char="o">
        <style:text-properties fo:font-family="'Courier New'" style:font-family-generic="modern" style:font-pitch="fixed"/>
      </text:list-level-style-bullet>
      <text:list-level-style-bullet text:level="3" text:style-name="WW8Num123z2" style:num-suffix="." text:bullet-char="">
        <style:text-properties style:font-name="Wingdings"/>
      </text:list-level-style-bullet>
      <text:list-level-style-bullet text:level="4" text:style-name="WW8Num123z2" style:num-suffix="." text:bullet-char="">
        <style:text-properties style:font-name="Wingdings"/>
      </text:list-level-style-bullet>
      <text:list-level-style-bullet text:level="5" text:style-name="WW8Num123z2" style:num-suffix="." text:bullet-char="">
        <style:text-properties style:font-name="Wingdings"/>
      </text:list-level-style-bullet>
      <text:list-level-style-bullet text:level="6" text:style-name="WW8Num123z2" style:num-suffix="." text:bullet-char="">
        <style:text-properties style:font-name="Wingdings"/>
      </text:list-level-style-bullet>
      <text:list-level-style-bullet text:level="7" text:style-name="WW8Num123z2" style:num-suffix="." text:bullet-char="">
        <style:text-properties style:font-name="Wingdings"/>
      </text:list-level-style-bullet>
      <text:list-level-style-bullet text:level="8" text:style-name="WW8Num123z2" style:num-suffix="." text:bullet-char="">
        <style:text-properties style:font-name="Wingdings"/>
      </text:list-level-style-bullet>
      <text:list-level-style-bullet text:level="9" text:style-name="WW8Num123z2" style:num-suffix="." text:bullet-char="">
        <style:text-properties style:font-name="Wingdings"/>
      </text:list-level-style-bullet>
      <text:list-level-style-number text:level="10" style:num-suffix="." style:num-format="1"/>
    </text:list-style>
    <text:list-style style:name="WW8Num124">
      <text:list-level-style-bullet text:level="1" text:style-name="WW8Num124z0" style:num-suffix="." text:bullet-char="">
        <style:text-properties style:font-name="Symbol"/>
      </text:list-level-style-bullet>
      <text:list-level-style-bullet text:level="2" text:style-name="WW8Num124z1" style:num-suffix="." text:bullet-char="o">
        <style:text-properties fo:font-family="'Courier New'" style:font-family-generic="modern" style:font-pitch="fixed"/>
      </text:list-level-style-bullet>
      <text:list-level-style-bullet text:level="3" text:style-name="WW8Num124z2" style:num-suffix="." text:bullet-char="">
        <style:text-properties style:font-name="Wingdings"/>
      </text:list-level-style-bullet>
      <text:list-level-style-bullet text:level="4" text:style-name="WW8Num124z2" style:num-suffix="." text:bullet-char="">
        <style:text-properties style:font-name="Wingdings"/>
      </text:list-level-style-bullet>
      <text:list-level-style-bullet text:level="5" text:style-name="WW8Num124z2" style:num-suffix="." text:bullet-char="">
        <style:text-properties style:font-name="Wingdings"/>
      </text:list-level-style-bullet>
      <text:list-level-style-bullet text:level="6" text:style-name="WW8Num124z2" style:num-suffix="." text:bullet-char="">
        <style:text-properties style:font-name="Wingdings"/>
      </text:list-level-style-bullet>
      <text:list-level-style-bullet text:level="7" text:style-name="WW8Num124z2" style:num-suffix="." text:bullet-char="">
        <style:text-properties style:font-name="Wingdings"/>
      </text:list-level-style-bullet>
      <text:list-level-style-bullet text:level="8" text:style-name="WW8Num124z2" style:num-suffix="." text:bullet-char="">
        <style:text-properties style:font-name="Wingdings"/>
      </text:list-level-style-bullet>
      <text:list-level-style-bullet text:level="9" text:style-name="WW8Num124z2" style:num-suffix="." text:bullet-char="">
        <style:text-properties style:font-name="Wingdings"/>
      </text:list-level-style-bullet>
      <text:list-level-style-number text:level="10" style:num-suffix="." style:num-format="1"/>
    </text:list-style>
    <text:list-style style:name="WW8Num125">
      <text:list-level-style-bullet text:level="1" text:style-name="WW8Num125z0" style:num-suffix="." text:bullet-char="">
        <style:text-properties style:font-name="Symbol"/>
      </text:list-level-style-bullet>
      <text:list-level-style-bullet text:level="2" text:style-name="WW8Num125z1" style:num-suffix="." text:bullet-char="o">
        <style:text-properties fo:font-family="'Courier New'" style:font-family-generic="modern" style:font-pitch="fixed"/>
      </text:list-level-style-bullet>
      <text:list-level-style-bullet text:level="3" text:style-name="WW8Num125z2" style:num-suffix="." text:bullet-char="">
        <style:text-properties style:font-name="Wingdings"/>
      </text:list-level-style-bullet>
      <text:list-level-style-bullet text:level="4" text:style-name="WW8Num125z2" style:num-suffix="." text:bullet-char="">
        <style:text-properties style:font-name="Wingdings"/>
      </text:list-level-style-bullet>
      <text:list-level-style-bullet text:level="5" text:style-name="WW8Num125z2" style:num-suffix="." text:bullet-char="">
        <style:text-properties style:font-name="Wingdings"/>
      </text:list-level-style-bullet>
      <text:list-level-style-bullet text:level="6" text:style-name="WW8Num125z2" style:num-suffix="." text:bullet-char="">
        <style:text-properties style:font-name="Wingdings"/>
      </text:list-level-style-bullet>
      <text:list-level-style-bullet text:level="7" text:style-name="WW8Num125z2" style:num-suffix="." text:bullet-char="">
        <style:text-properties style:font-name="Wingdings"/>
      </text:list-level-style-bullet>
      <text:list-level-style-bullet text:level="8" text:style-name="WW8Num125z2" style:num-suffix="." text:bullet-char="">
        <style:text-properties style:font-name="Wingdings"/>
      </text:list-level-style-bullet>
      <text:list-level-style-bullet text:level="9" text:style-name="WW8Num125z2" style:num-suffix="." text:bullet-char="">
        <style:text-properties style:font-name="Wingdings"/>
      </text:list-level-style-bullet>
      <text:list-level-style-number text:level="10" style:num-suffix="." style:num-format="1"/>
    </text:list-style>
    <text:list-style style:name="WW8Num126">
      <text:list-level-style-bullet text:level="1" text:style-name="WW8Num126z0" style:num-suffix="." text:bullet-char="">
        <style:text-properties style:font-name="Symbol"/>
      </text:list-level-style-bullet>
      <text:list-level-style-bullet text:level="2" text:style-name="WW8Num126z1" style:num-suffix="." text:bullet-char="o">
        <style:text-properties fo:font-family="'Courier New'" style:font-family-generic="modern" style:font-pitch="fixed"/>
      </text:list-level-style-bullet>
      <text:list-level-style-bullet text:level="3" text:style-name="WW8Num126z2" style:num-suffix="." text:bullet-char="">
        <style:text-properties style:font-name="Wingdings"/>
      </text:list-level-style-bullet>
      <text:list-level-style-bullet text:level="4" text:style-name="WW8Num126z2" style:num-suffix="." text:bullet-char="">
        <style:text-properties style:font-name="Wingdings"/>
      </text:list-level-style-bullet>
      <text:list-level-style-bullet text:level="5" text:style-name="WW8Num126z2" style:num-suffix="." text:bullet-char="">
        <style:text-properties style:font-name="Wingdings"/>
      </text:list-level-style-bullet>
      <text:list-level-style-bullet text:level="6" text:style-name="WW8Num126z2" style:num-suffix="." text:bullet-char="">
        <style:text-properties style:font-name="Wingdings"/>
      </text:list-level-style-bullet>
      <text:list-level-style-bullet text:level="7" text:style-name="WW8Num126z2" style:num-suffix="." text:bullet-char="">
        <style:text-properties style:font-name="Wingdings"/>
      </text:list-level-style-bullet>
      <text:list-level-style-bullet text:level="8" text:style-name="WW8Num126z2" style:num-suffix="." text:bullet-char="">
        <style:text-properties style:font-name="Wingdings"/>
      </text:list-level-style-bullet>
      <text:list-level-style-bullet text:level="9" text:style-name="WW8Num126z2" style:num-suffix="." text:bullet-char="">
        <style:text-properties style:font-name="Wingdings"/>
      </text:list-level-style-bullet>
      <text:list-level-style-number text:level="10" style:num-suffix="." style:num-format="1"/>
    </text:list-style>
    <text:list-style style:name="WW8Num127">
      <text:list-level-style-bullet text:level="1" text:style-name="WW8Num127z0" style:num-suffix="." text:bullet-char="">
        <style:text-properties style:font-name="Symbol"/>
      </text:list-level-style-bullet>
      <text:list-level-style-bullet text:level="2" text:style-name="WW8Num127z1" style:num-suffix="." text:bullet-char="o">
        <style:text-properties fo:font-family="'Courier New'" style:font-family-generic="modern" style:font-pitch="fixed"/>
      </text:list-level-style-bullet>
      <text:list-level-style-bullet text:level="3" text:style-name="WW8Num127z2" style:num-suffix="." text:bullet-char="">
        <style:text-properties style:font-name="Wingdings"/>
      </text:list-level-style-bullet>
      <text:list-level-style-bullet text:level="4" text:style-name="WW8Num127z2" style:num-suffix="." text:bullet-char="">
        <style:text-properties style:font-name="Wingdings"/>
      </text:list-level-style-bullet>
      <text:list-level-style-bullet text:level="5" text:style-name="WW8Num127z2" style:num-suffix="." text:bullet-char="">
        <style:text-properties style:font-name="Wingdings"/>
      </text:list-level-style-bullet>
      <text:list-level-style-bullet text:level="6" text:style-name="WW8Num127z2" style:num-suffix="." text:bullet-char="">
        <style:text-properties style:font-name="Wingdings"/>
      </text:list-level-style-bullet>
      <text:list-level-style-bullet text:level="7" text:style-name="WW8Num127z2" style:num-suffix="." text:bullet-char="">
        <style:text-properties style:font-name="Wingdings"/>
      </text:list-level-style-bullet>
      <text:list-level-style-bullet text:level="8" text:style-name="WW8Num127z2" style:num-suffix="." text:bullet-char="">
        <style:text-properties style:font-name="Wingdings"/>
      </text:list-level-style-bullet>
      <text:list-level-style-bullet text:level="9" text:style-name="WW8Num127z2" style:num-suffix="." text:bullet-char="">
        <style:text-properties style:font-name="Wingdings"/>
      </text:list-level-style-bullet>
      <text:list-level-style-number text:level="10" style:num-suffix="." style:num-format="1"/>
    </text:list-style>
    <text:list-style style:name="WW8Num128">
      <text:list-level-style-bullet text:level="1" text:style-name="WW8Num128z0" style:num-suffix="." text:bullet-char="">
        <style:text-properties style:font-name="Symbol"/>
      </text:list-level-style-bullet>
      <text:list-level-style-bullet text:level="2" text:style-name="WW8Num128z1" style:num-suffix="." text:bullet-char="o">
        <style:text-properties fo:font-family="'Courier New'" style:font-family-generic="modern" style:font-pitch="fixed"/>
      </text:list-level-style-bullet>
      <text:list-level-style-bullet text:level="3" text:style-name="WW8Num128z2" style:num-suffix="." text:bullet-char="">
        <style:text-properties style:font-name="Wingdings"/>
      </text:list-level-style-bullet>
      <text:list-level-style-bullet text:level="4" text:style-name="WW8Num128z2" style:num-suffix="." text:bullet-char="">
        <style:text-properties style:font-name="Wingdings"/>
      </text:list-level-style-bullet>
      <text:list-level-style-bullet text:level="5" text:style-name="WW8Num128z2" style:num-suffix="." text:bullet-char="">
        <style:text-properties style:font-name="Wingdings"/>
      </text:list-level-style-bullet>
      <text:list-level-style-bullet text:level="6" text:style-name="WW8Num128z2" style:num-suffix="." text:bullet-char="">
        <style:text-properties style:font-name="Wingdings"/>
      </text:list-level-style-bullet>
      <text:list-level-style-bullet text:level="7" text:style-name="WW8Num128z2" style:num-suffix="." text:bullet-char="">
        <style:text-properties style:font-name="Wingdings"/>
      </text:list-level-style-bullet>
      <text:list-level-style-bullet text:level="8" text:style-name="WW8Num128z2" style:num-suffix="." text:bullet-char="">
        <style:text-properties style:font-name="Wingdings"/>
      </text:list-level-style-bullet>
      <text:list-level-style-bullet text:level="9" text:style-name="WW8Num128z2" style:num-suffix="." text:bullet-char="">
        <style:text-properties style:font-name="Wingdings"/>
      </text:list-level-style-bullet>
      <text:list-level-style-number text:level="10" style:num-suffix="." style:num-format="1"/>
    </text:list-style>
    <text:list-style style:name="WW8Num129">
      <text:list-level-style-bullet text:level="1" text:style-name="WW8Num129z0" style:num-suffix="." text:bullet-char="">
        <style:text-properties style:font-name="Symbol"/>
      </text:list-level-style-bullet>
      <text:list-level-style-bullet text:level="2" text:style-name="WW8Num129z1" style:num-suffix="." text:bullet-char="o">
        <style:text-properties fo:font-family="'Courier New'" style:font-family-generic="modern" style:font-pitch="fixed"/>
      </text:list-level-style-bullet>
      <text:list-level-style-bullet text:level="3" text:style-name="WW8Num129z2" style:num-suffix="." text:bullet-char="">
        <style:text-properties style:font-name="Wingdings"/>
      </text:list-level-style-bullet>
      <text:list-level-style-bullet text:level="4" text:style-name="WW8Num129z2" style:num-suffix="." text:bullet-char="">
        <style:text-properties style:font-name="Wingdings"/>
      </text:list-level-style-bullet>
      <text:list-level-style-bullet text:level="5" text:style-name="WW8Num129z2" style:num-suffix="." text:bullet-char="">
        <style:text-properties style:font-name="Wingdings"/>
      </text:list-level-style-bullet>
      <text:list-level-style-bullet text:level="6" text:style-name="WW8Num129z2" style:num-suffix="." text:bullet-char="">
        <style:text-properties style:font-name="Wingdings"/>
      </text:list-level-style-bullet>
      <text:list-level-style-bullet text:level="7" text:style-name="WW8Num129z2" style:num-suffix="." text:bullet-char="">
        <style:text-properties style:font-name="Wingdings"/>
      </text:list-level-style-bullet>
      <text:list-level-style-bullet text:level="8" text:style-name="WW8Num129z2" style:num-suffix="." text:bullet-char="">
        <style:text-properties style:font-name="Wingdings"/>
      </text:list-level-style-bullet>
      <text:list-level-style-bullet text:level="9" text:style-name="WW8Num129z2" style:num-suffix="." text:bullet-char="">
        <style:text-properties style:font-name="Wingdings"/>
      </text:list-level-style-bullet>
      <text:list-level-style-number text:level="10" style:num-suffix="." style:num-format="1"/>
    </text:list-style>
    <text:list-style style:name="WW8Num130" text:consecutive-numbering="true">
      <text:list-level-style-bullet text:level="1" text:style-name="WW8Num130z0" style:num-suffix="." text:bullet-char="">
        <style:text-properties style:font-name="Wingdings"/>
      </text:list-level-style-bullet>
      <text:list-level-style-number text:level="2" text:style-name="WW8Num130z1" style:num-suffix="." style:num-format="1"/>
      <text:list-level-style-bullet text:level="3" text:style-name="WW8Num130z2" style:num-suffix="." text:bullet-char="">
        <style:text-properties style:font-name="Wingdings"/>
      </text:list-level-style-bullet>
      <text:list-level-style-bullet text:level="4" text:style-name="WW8Num130z3" style:num-suffix="." text:bullet-char="">
        <style:text-properties style:font-name="Symbol"/>
      </text:list-level-style-bullet>
      <text:list-level-style-bullet text:level="5" text:style-name="WW8Num130z4" style:num-suffix="." text:bullet-char="o">
        <style:text-properties fo:font-family="'Courier New'" style:font-family-generic="modern" style:font-pitch="fixed"/>
      </text:list-level-style-bullet>
      <text:list-level-style-bullet text:level="6" text:style-name="WW8Num130z2" style:num-suffix="." text:bullet-char="">
        <style:text-properties style:font-name="Wingdings"/>
      </text:list-level-style-bullet>
      <text:list-level-style-bullet text:level="7" text:style-name="WW8Num130z3" style:num-suffix="." text:bullet-char="">
        <style:text-properties style:font-name="Symbol"/>
      </text:list-level-style-bullet>
      <text:list-level-style-bullet text:level="8" text:style-name="WW8Num130z4" style:num-suffix="." text:bullet-char="o">
        <style:text-properties fo:font-family="'Courier New'" style:font-family-generic="modern" style:font-pitch="fixed"/>
      </text:list-level-style-bullet>
      <text:list-level-style-bullet text:level="9" text:style-name="WW8Num130z2" style:num-suffix="." text:bullet-char="">
        <style:text-properties style:font-name="Wingdings"/>
      </text:list-level-style-bullet>
      <text:list-level-style-number text:level="10" style:num-suffix="." style:num-format="1"/>
    </text:list-style>
    <text:list-style style:name="WW8Num131">
      <text:list-level-style-bullet text:level="1" text:style-name="WW8Num131z0" style:num-suffix="." text:bullet-char="">
        <style:text-properties style:font-name="Symbol"/>
      </text:list-level-style-bullet>
      <text:list-level-style-bullet text:level="2" text:style-name="WW8Num131z1" style:num-suffix="." text:bullet-char="o">
        <style:text-properties fo:font-family="'Courier New'" style:font-family-generic="modern" style:font-pitch="fixed"/>
      </text:list-level-style-bullet>
      <text:list-level-style-bullet text:level="3" text:style-name="WW8Num131z2" style:num-suffix="." text:bullet-char="">
        <style:text-properties style:font-name="Wingdings"/>
      </text:list-level-style-bullet>
      <text:list-level-style-bullet text:level="4" text:style-name="WW8Num131z2" style:num-suffix="." text:bullet-char="">
        <style:text-properties style:font-name="Wingdings"/>
      </text:list-level-style-bullet>
      <text:list-level-style-bullet text:level="5" text:style-name="WW8Num131z2" style:num-suffix="." text:bullet-char="">
        <style:text-properties style:font-name="Wingdings"/>
      </text:list-level-style-bullet>
      <text:list-level-style-bullet text:level="6" text:style-name="WW8Num131z2" style:num-suffix="." text:bullet-char="">
        <style:text-properties style:font-name="Wingdings"/>
      </text:list-level-style-bullet>
      <text:list-level-style-bullet text:level="7" text:style-name="WW8Num131z2" style:num-suffix="." text:bullet-char="">
        <style:text-properties style:font-name="Wingdings"/>
      </text:list-level-style-bullet>
      <text:list-level-style-bullet text:level="8" text:style-name="WW8Num131z2" style:num-suffix="." text:bullet-char="">
        <style:text-properties style:font-name="Wingdings"/>
      </text:list-level-style-bullet>
      <text:list-level-style-bullet text:level="9" text:style-name="WW8Num131z2" style:num-suffix="." text:bullet-char="">
        <style:text-properties style:font-name="Wingdings"/>
      </text:list-level-style-bullet>
      <text:list-level-style-number text:level="10" style:num-suffix="." style:num-format="1"/>
    </text:list-style>
    <text:list-style style:name="WW8Num132">
      <text:list-level-style-bullet text:level="1" text:style-name="WW8Num132z0" style:num-suffix="." text:bullet-char="">
        <style:text-properties style:font-name="Symbol"/>
      </text:list-level-style-bullet>
      <text:list-level-style-bullet text:level="2" text:style-name="WW8Num132z1" style:num-suffix="." text:bullet-char="o">
        <style:text-properties fo:font-family="'Courier New'" style:font-family-generic="modern" style:font-pitch="fixed"/>
      </text:list-level-style-bullet>
      <text:list-level-style-bullet text:level="3" text:style-name="WW8Num132z2" style:num-suffix="." text:bullet-char="">
        <style:text-properties style:font-name="Wingdings"/>
      </text:list-level-style-bullet>
      <text:list-level-style-bullet text:level="4" text:style-name="WW8Num132z2" style:num-suffix="." text:bullet-char="">
        <style:text-properties style:font-name="Wingdings"/>
      </text:list-level-style-bullet>
      <text:list-level-style-bullet text:level="5" text:style-name="WW8Num132z2" style:num-suffix="." text:bullet-char="">
        <style:text-properties style:font-name="Wingdings"/>
      </text:list-level-style-bullet>
      <text:list-level-style-bullet text:level="6" text:style-name="WW8Num132z2" style:num-suffix="." text:bullet-char="">
        <style:text-properties style:font-name="Wingdings"/>
      </text:list-level-style-bullet>
      <text:list-level-style-bullet text:level="7" text:style-name="WW8Num132z2" style:num-suffix="." text:bullet-char="">
        <style:text-properties style:font-name="Wingdings"/>
      </text:list-level-style-bullet>
      <text:list-level-style-bullet text:level="8" text:style-name="WW8Num132z2" style:num-suffix="." text:bullet-char="">
        <style:text-properties style:font-name="Wingdings"/>
      </text:list-level-style-bullet>
      <text:list-level-style-bullet text:level="9" text:style-name="WW8Num132z2" style:num-suffix="." text:bullet-char="">
        <style:text-properties style:font-name="Wingdings"/>
      </text:list-level-style-bullet>
      <text:list-level-style-number text:level="10" style:num-suffix="." style:num-format="1"/>
    </text:list-style>
    <text:list-style style:name="WW8Num133">
      <text:list-level-style-bullet text:level="1" text:style-name="WW8Num133z0" style:num-suffix="." text:bullet-char="">
        <style:text-properties style:font-name="Symbol"/>
      </text:list-level-style-bullet>
      <text:list-level-style-bullet text:level="2" text:style-name="WW8Num133z1" style:num-suffix="." text:bullet-char="o">
        <style:text-properties fo:font-family="'Courier New'" style:font-family-generic="modern" style:font-pitch="fixed"/>
      </text:list-level-style-bullet>
      <text:list-level-style-bullet text:level="3" text:style-name="WW8Num133z2" style:num-suffix="." text:bullet-char="">
        <style:text-properties style:font-name="Wingdings"/>
      </text:list-level-style-bullet>
      <text:list-level-style-bullet text:level="4" text:style-name="WW8Num133z2" style:num-suffix="." text:bullet-char="">
        <style:text-properties style:font-name="Wingdings"/>
      </text:list-level-style-bullet>
      <text:list-level-style-bullet text:level="5" text:style-name="WW8Num133z2" style:num-suffix="." text:bullet-char="">
        <style:text-properties style:font-name="Wingdings"/>
      </text:list-level-style-bullet>
      <text:list-level-style-bullet text:level="6" text:style-name="WW8Num133z2" style:num-suffix="." text:bullet-char="">
        <style:text-properties style:font-name="Wingdings"/>
      </text:list-level-style-bullet>
      <text:list-level-style-bullet text:level="7" text:style-name="WW8Num133z2" style:num-suffix="." text:bullet-char="">
        <style:text-properties style:font-name="Wingdings"/>
      </text:list-level-style-bullet>
      <text:list-level-style-bullet text:level="8" text:style-name="WW8Num133z2" style:num-suffix="." text:bullet-char="">
        <style:text-properties style:font-name="Wingdings"/>
      </text:list-level-style-bullet>
      <text:list-level-style-bullet text:level="9" text:style-name="WW8Num133z2" style:num-suffix="." text:bullet-char="">
        <style:text-properties style:font-name="Wingdings"/>
      </text:list-level-style-bullet>
      <text:list-level-style-number text:level="10" style:num-suffix="." style:num-format="1"/>
    </text:list-style>
    <text:list-style style:name="WW8Num134" text:consecutive-numbering="true">
      <text:list-level-style-number text:level="1" style:num-format="1" text:start-value="0"/>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135">
      <text:list-level-style-bullet text:level="1" text:style-name="WW8Num135z0" style:num-suffix="." text:bullet-char="">
        <style:text-properties style:font-name="Symbol"/>
      </text:list-level-style-bullet>
      <text:list-level-style-bullet text:level="2" text:style-name="WW8Num135z1" style:num-suffix="." text:bullet-char="o">
        <style:text-properties fo:font-family="'Courier New'" style:font-family-generic="modern" style:font-pitch="fixed"/>
      </text:list-level-style-bullet>
      <text:list-level-style-bullet text:level="3" text:style-name="WW8Num135z2" style:num-suffix="." text:bullet-char="">
        <style:text-properties style:font-name="Wingdings"/>
      </text:list-level-style-bullet>
      <text:list-level-style-bullet text:level="4" text:style-name="WW8Num135z2" style:num-suffix="." text:bullet-char="">
        <style:text-properties style:font-name="Wingdings"/>
      </text:list-level-style-bullet>
      <text:list-level-style-bullet text:level="5" text:style-name="WW8Num135z2" style:num-suffix="." text:bullet-char="">
        <style:text-properties style:font-name="Wingdings"/>
      </text:list-level-style-bullet>
      <text:list-level-style-bullet text:level="6" text:style-name="WW8Num135z2" style:num-suffix="." text:bullet-char="">
        <style:text-properties style:font-name="Wingdings"/>
      </text:list-level-style-bullet>
      <text:list-level-style-bullet text:level="7" text:style-name="WW8Num135z2" style:num-suffix="." text:bullet-char="">
        <style:text-properties style:font-name="Wingdings"/>
      </text:list-level-style-bullet>
      <text:list-level-style-bullet text:level="8" text:style-name="WW8Num135z2" style:num-suffix="." text:bullet-char="">
        <style:text-properties style:font-name="Wingdings"/>
      </text:list-level-style-bullet>
      <text:list-level-style-bullet text:level="9" text:style-name="WW8Num135z2" style:num-suffix="." text:bullet-char="">
        <style:text-properties style:font-name="Wingdings"/>
      </text:list-level-style-bullet>
      <text:list-level-style-number text:level="10" style:num-suffix="." style:num-format="1"/>
    </text:list-style>
    <text:list-style style:name="WW8Num136">
      <text:list-level-style-bullet text:level="1" text:style-name="WW8Num136z0" style:num-suffix="." text:bullet-char="">
        <style:text-properties style:font-name="Symbol"/>
      </text:list-level-style-bullet>
      <text:list-level-style-bullet text:level="2" text:style-name="WW8Num136z1" style:num-suffix="." text:bullet-char="o">
        <style:text-properties fo:font-family="'Courier New'" style:font-family-generic="modern" style:font-pitch="fixed"/>
      </text:list-level-style-bullet>
      <text:list-level-style-bullet text:level="3" text:style-name="WW8Num136z2" style:num-suffix="." text:bullet-char="">
        <style:text-properties style:font-name="Wingdings"/>
      </text:list-level-style-bullet>
      <text:list-level-style-bullet text:level="4" text:style-name="WW8Num136z2" style:num-suffix="." text:bullet-char="">
        <style:text-properties style:font-name="Wingdings"/>
      </text:list-level-style-bullet>
      <text:list-level-style-bullet text:level="5" text:style-name="WW8Num136z2" style:num-suffix="." text:bullet-char="">
        <style:text-properties style:font-name="Wingdings"/>
      </text:list-level-style-bullet>
      <text:list-level-style-bullet text:level="6" text:style-name="WW8Num136z2" style:num-suffix="." text:bullet-char="">
        <style:text-properties style:font-name="Wingdings"/>
      </text:list-level-style-bullet>
      <text:list-level-style-bullet text:level="7" text:style-name="WW8Num136z2" style:num-suffix="." text:bullet-char="">
        <style:text-properties style:font-name="Wingdings"/>
      </text:list-level-style-bullet>
      <text:list-level-style-bullet text:level="8" text:style-name="WW8Num136z2" style:num-suffix="." text:bullet-char="">
        <style:text-properties style:font-name="Wingdings"/>
      </text:list-level-style-bullet>
      <text:list-level-style-bullet text:level="9" text:style-name="WW8Num136z2" style:num-suffix="." text:bullet-char="">
        <style:text-properties style:font-name="Wingdings"/>
      </text:list-level-style-bullet>
      <text:list-level-style-number text:level="10" style:num-suffix="." style:num-format="1"/>
    </text:list-style>
    <text:list-style style:name="WW8Num137">
      <text:list-level-style-bullet text:level="1" text:style-name="WW8Num137z0" style:num-suffix="." text:bullet-char="">
        <style:text-properties style:font-name="Symbol"/>
      </text:list-level-style-bullet>
      <text:list-level-style-bullet text:level="2" text:style-name="WW8Num137z1" style:num-suffix="." text:bullet-char="o">
        <style:text-properties fo:font-family="'Courier New'" style:font-family-generic="modern" style:font-pitch="fixed"/>
      </text:list-level-style-bullet>
      <text:list-level-style-bullet text:level="3" text:style-name="WW8Num137z2" style:num-suffix="." text:bullet-char="">
        <style:text-properties style:font-name="Wingdings"/>
      </text:list-level-style-bullet>
      <text:list-level-style-bullet text:level="4" text:style-name="WW8Num137z2" style:num-suffix="." text:bullet-char="">
        <style:text-properties style:font-name="Wingdings"/>
      </text:list-level-style-bullet>
      <text:list-level-style-bullet text:level="5" text:style-name="WW8Num137z2" style:num-suffix="." text:bullet-char="">
        <style:text-properties style:font-name="Wingdings"/>
      </text:list-level-style-bullet>
      <text:list-level-style-bullet text:level="6" text:style-name="WW8Num137z2" style:num-suffix="." text:bullet-char="">
        <style:text-properties style:font-name="Wingdings"/>
      </text:list-level-style-bullet>
      <text:list-level-style-bullet text:level="7" text:style-name="WW8Num137z2" style:num-suffix="." text:bullet-char="">
        <style:text-properties style:font-name="Wingdings"/>
      </text:list-level-style-bullet>
      <text:list-level-style-bullet text:level="8" text:style-name="WW8Num137z2" style:num-suffix="." text:bullet-char="">
        <style:text-properties style:font-name="Wingdings"/>
      </text:list-level-style-bullet>
      <text:list-level-style-bullet text:level="9" text:style-name="WW8Num137z2" style:num-suffix="." text:bullet-char="">
        <style:text-properties style:font-name="Wingdings"/>
      </text:list-level-style-bullet>
      <text:list-level-style-number text:level="10" style:num-suffix="." style:num-format="1"/>
    </text:list-style>
    <text:list-style style:name="WW8Num138">
      <text:list-level-style-bullet text:level="1" text:style-name="WW8Num138z0" style:num-suffix="." text:bullet-char="">
        <style:text-properties style:font-name="Symbol"/>
      </text:list-level-style-bullet>
      <text:list-level-style-bullet text:level="2" text:style-name="WW8Num138z1" style:num-suffix="." text:bullet-char="o">
        <style:text-properties fo:font-family="'Courier New'" style:font-family-generic="modern" style:font-pitch="fixed"/>
      </text:list-level-style-bullet>
      <text:list-level-style-bullet text:level="3" text:style-name="WW8Num138z2" style:num-suffix="." text:bullet-char="">
        <style:text-properties style:font-name="Wingdings"/>
      </text:list-level-style-bullet>
      <text:list-level-style-bullet text:level="4" text:style-name="WW8Num138z2" style:num-suffix="." text:bullet-char="">
        <style:text-properties style:font-name="Wingdings"/>
      </text:list-level-style-bullet>
      <text:list-level-style-bullet text:level="5" text:style-name="WW8Num138z2" style:num-suffix="." text:bullet-char="">
        <style:text-properties style:font-name="Wingdings"/>
      </text:list-level-style-bullet>
      <text:list-level-style-bullet text:level="6" text:style-name="WW8Num138z2" style:num-suffix="." text:bullet-char="">
        <style:text-properties style:font-name="Wingdings"/>
      </text:list-level-style-bullet>
      <text:list-level-style-bullet text:level="7" text:style-name="WW8Num138z2" style:num-suffix="." text:bullet-char="">
        <style:text-properties style:font-name="Wingdings"/>
      </text:list-level-style-bullet>
      <text:list-level-style-bullet text:level="8" text:style-name="WW8Num138z2" style:num-suffix="." text:bullet-char="">
        <style:text-properties style:font-name="Wingdings"/>
      </text:list-level-style-bullet>
      <text:list-level-style-bullet text:level="9" text:style-name="WW8Num138z2" style:num-suffix="." text:bullet-char="">
        <style:text-properties style:font-name="Wingdings"/>
      </text:list-level-style-bullet>
      <text:list-level-style-number text:level="10" style:num-suffix="." style:num-format="1"/>
    </text:list-style>
    <text:list-style style:name="WW8Num139" text:consecutive-numbering="true">
      <text:list-level-style-bullet text:level="1" text:style-name="WW8Num139z0" style:num-suffix="." text:bullet-char="">
        <style:text-properties style:font-name="Wingdings"/>
      </text:list-level-style-bullet>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text:list-style>
    <text:list-style style:name="WW8Num140">
      <text:list-level-style-bullet text:level="1" text:style-name="WW8Num140z0" style:num-suffix="." text:bullet-char="">
        <style:text-properties style:font-name="Symbol"/>
      </text:list-level-style-bullet>
      <text:list-level-style-bullet text:level="2" text:style-name="WW8Num140z1" style:num-suffix="." text:bullet-char="o">
        <style:text-properties fo:font-family="'Courier New'" style:font-family-generic="modern" style:font-pitch="fixed"/>
      </text:list-level-style-bullet>
      <text:list-level-style-bullet text:level="3" text:style-name="WW8Num140z2" style:num-suffix="." text:bullet-char="">
        <style:text-properties style:font-name="Wingdings"/>
      </text:list-level-style-bullet>
      <text:list-level-style-bullet text:level="4" text:style-name="WW8Num140z2" style:num-suffix="." text:bullet-char="">
        <style:text-properties style:font-name="Wingdings"/>
      </text:list-level-style-bullet>
      <text:list-level-style-bullet text:level="5" text:style-name="WW8Num140z2" style:num-suffix="." text:bullet-char="">
        <style:text-properties style:font-name="Wingdings"/>
      </text:list-level-style-bullet>
      <text:list-level-style-bullet text:level="6" text:style-name="WW8Num140z2" style:num-suffix="." text:bullet-char="">
        <style:text-properties style:font-name="Wingdings"/>
      </text:list-level-style-bullet>
      <text:list-level-style-bullet text:level="7" text:style-name="WW8Num140z2" style:num-suffix="." text:bullet-char="">
        <style:text-properties style:font-name="Wingdings"/>
      </text:list-level-style-bullet>
      <text:list-level-style-bullet text:level="8" text:style-name="WW8Num140z2" style:num-suffix="." text:bullet-char="">
        <style:text-properties style:font-name="Wingdings"/>
      </text:list-level-style-bullet>
      <text:list-level-style-bullet text:level="9" text:style-name="WW8Num140z2" style:num-suffix="." text:bullet-char="">
        <style:text-properties style:font-name="Wingdings"/>
      </text:list-level-style-bullet>
      <text:list-level-style-number text:level="10" style:num-suffix="." style:num-format="1"/>
    </text:list-style>
    <text:list-style style:name="WW8Num141">
      <text:list-level-style-bullet text:level="1" text:style-name="WW8Num141z0" style:num-suffix="." text:bullet-char="">
        <style:text-properties style:font-name="Symbol"/>
      </text:list-level-style-bullet>
      <text:list-level-style-bullet text:level="2" text:style-name="WW8Num141z1" style:num-suffix="." text:bullet-char="o">
        <style:text-properties fo:font-family="'Courier New'" style:font-family-generic="modern" style:font-pitch="fixed"/>
      </text:list-level-style-bullet>
      <text:list-level-style-bullet text:level="3" text:style-name="WW8Num141z2" style:num-suffix="." text:bullet-char="">
        <style:text-properties style:font-name="Wingdings"/>
      </text:list-level-style-bullet>
      <text:list-level-style-bullet text:level="4" text:style-name="WW8Num141z2" style:num-suffix="." text:bullet-char="">
        <style:text-properties style:font-name="Wingdings"/>
      </text:list-level-style-bullet>
      <text:list-level-style-bullet text:level="5" text:style-name="WW8Num141z2" style:num-suffix="." text:bullet-char="">
        <style:text-properties style:font-name="Wingdings"/>
      </text:list-level-style-bullet>
      <text:list-level-style-bullet text:level="6" text:style-name="WW8Num141z2" style:num-suffix="." text:bullet-char="">
        <style:text-properties style:font-name="Wingdings"/>
      </text:list-level-style-bullet>
      <text:list-level-style-bullet text:level="7" text:style-name="WW8Num141z2" style:num-suffix="." text:bullet-char="">
        <style:text-properties style:font-name="Wingdings"/>
      </text:list-level-style-bullet>
      <text:list-level-style-bullet text:level="8" text:style-name="WW8Num141z2" style:num-suffix="." text:bullet-char="">
        <style:text-properties style:font-name="Wingdings"/>
      </text:list-level-style-bullet>
      <text:list-level-style-bullet text:level="9" text:style-name="WW8Num141z2" style:num-suffix="." text:bullet-char="">
        <style:text-properties style:font-name="Wingdings"/>
      </text:list-level-style-bullet>
      <text:list-level-style-number text:level="10" style:num-suffix="." style:num-format="1"/>
    </text:list-style>
    <text:list-style style:name="WW8Num142">
      <text:list-level-style-bullet text:level="1" text:style-name="WW8Num142z0" style:num-suffix="." text:bullet-char="">
        <style:text-properties style:font-name="Symbol"/>
      </text:list-level-style-bullet>
      <text:list-level-style-bullet text:level="2" text:style-name="WW8Num142z1" style:num-suffix="." text:bullet-char="o">
        <style:text-properties fo:font-family="'Courier New'" style:font-family-generic="modern" style:font-pitch="fixed"/>
      </text:list-level-style-bullet>
      <text:list-level-style-bullet text:level="3" text:style-name="WW8Num142z2" style:num-suffix="." text:bullet-char="">
        <style:text-properties style:font-name="Wingdings"/>
      </text:list-level-style-bullet>
      <text:list-level-style-bullet text:level="4" text:style-name="WW8Num142z2" style:num-suffix="." text:bullet-char="">
        <style:text-properties style:font-name="Wingdings"/>
      </text:list-level-style-bullet>
      <text:list-level-style-bullet text:level="5" text:style-name="WW8Num142z2" style:num-suffix="." text:bullet-char="">
        <style:text-properties style:font-name="Wingdings"/>
      </text:list-level-style-bullet>
      <text:list-level-style-bullet text:level="6" text:style-name="WW8Num142z2" style:num-suffix="." text:bullet-char="">
        <style:text-properties style:font-name="Wingdings"/>
      </text:list-level-style-bullet>
      <text:list-level-style-bullet text:level="7" text:style-name="WW8Num142z2" style:num-suffix="." text:bullet-char="">
        <style:text-properties style:font-name="Wingdings"/>
      </text:list-level-style-bullet>
      <text:list-level-style-bullet text:level="8" text:style-name="WW8Num142z2" style:num-suffix="." text:bullet-char="">
        <style:text-properties style:font-name="Wingdings"/>
      </text:list-level-style-bullet>
      <text:list-level-style-bullet text:level="9" text:style-name="WW8Num142z2" style:num-suffix="." text:bullet-char="">
        <style:text-properties style:font-name="Wingdings"/>
      </text:list-level-style-bullet>
      <text:list-level-style-number text:level="10" style:num-suffix="." style:num-format="1"/>
    </text:list-style>
    <text:list-style style:name="WW8Num143">
      <text:list-level-style-bullet text:level="1" text:style-name="WW8Num143z0" style:num-suffix="." text:bullet-char="">
        <style:text-properties style:font-name="Symbol"/>
      </text:list-level-style-bullet>
      <text:list-level-style-bullet text:level="2" text:style-name="WW8Num143z1" style:num-suffix="." text:bullet-char="o">
        <style:text-properties fo:font-family="'Courier New'" style:font-family-generic="modern" style:font-pitch="fixed"/>
      </text:list-level-style-bullet>
      <text:list-level-style-bullet text:level="3" text:style-name="WW8Num143z2" style:num-suffix="." text:bullet-char="">
        <style:text-properties style:font-name="Wingdings"/>
      </text:list-level-style-bullet>
      <text:list-level-style-bullet text:level="4" text:style-name="WW8Num143z2" style:num-suffix="." text:bullet-char="">
        <style:text-properties style:font-name="Wingdings"/>
      </text:list-level-style-bullet>
      <text:list-level-style-bullet text:level="5" text:style-name="WW8Num143z2" style:num-suffix="." text:bullet-char="">
        <style:text-properties style:font-name="Wingdings"/>
      </text:list-level-style-bullet>
      <text:list-level-style-bullet text:level="6" text:style-name="WW8Num143z2" style:num-suffix="." text:bullet-char="">
        <style:text-properties style:font-name="Wingdings"/>
      </text:list-level-style-bullet>
      <text:list-level-style-bullet text:level="7" text:style-name="WW8Num143z2" style:num-suffix="." text:bullet-char="">
        <style:text-properties style:font-name="Wingdings"/>
      </text:list-level-style-bullet>
      <text:list-level-style-bullet text:level="8" text:style-name="WW8Num143z2" style:num-suffix="." text:bullet-char="">
        <style:text-properties style:font-name="Wingdings"/>
      </text:list-level-style-bullet>
      <text:list-level-style-bullet text:level="9" text:style-name="WW8Num143z2" style:num-suffix="." text:bullet-char="">
        <style:text-properties style:font-name="Wingdings"/>
      </text:list-level-style-bullet>
      <text:list-level-style-number text:level="10" style:num-suffix="." style:num-format="1"/>
    </text:list-style>
    <text:list-style style:name="WW8Num144">
      <text:list-level-style-bullet text:level="1" text:style-name="WW8Num144z0" style:num-suffix="." text:bullet-char="">
        <style:text-properties style:font-name="Symbol"/>
      </text:list-level-style-bullet>
      <text:list-level-style-bullet text:level="2" text:style-name="WW8Num144z1" style:num-suffix="." text:bullet-char="o">
        <style:text-properties fo:font-family="'Courier New'" style:font-family-generic="modern" style:font-pitch="fixed"/>
      </text:list-level-style-bullet>
      <text:list-level-style-bullet text:level="3" text:style-name="WW8Num144z2" style:num-suffix="." text:bullet-char="">
        <style:text-properties style:font-name="Wingdings"/>
      </text:list-level-style-bullet>
      <text:list-level-style-bullet text:level="4" text:style-name="WW8Num144z2" style:num-suffix="." text:bullet-char="">
        <style:text-properties style:font-name="Wingdings"/>
      </text:list-level-style-bullet>
      <text:list-level-style-bullet text:level="5" text:style-name="WW8Num144z2" style:num-suffix="." text:bullet-char="">
        <style:text-properties style:font-name="Wingdings"/>
      </text:list-level-style-bullet>
      <text:list-level-style-bullet text:level="6" text:style-name="WW8Num144z2" style:num-suffix="." text:bullet-char="">
        <style:text-properties style:font-name="Wingdings"/>
      </text:list-level-style-bullet>
      <text:list-level-style-bullet text:level="7" text:style-name="WW8Num144z2" style:num-suffix="." text:bullet-char="">
        <style:text-properties style:font-name="Wingdings"/>
      </text:list-level-style-bullet>
      <text:list-level-style-bullet text:level="8" text:style-name="WW8Num144z2" style:num-suffix="." text:bullet-char="">
        <style:text-properties style:font-name="Wingdings"/>
      </text:list-level-style-bullet>
      <text:list-level-style-bullet text:level="9" text:style-name="WW8Num144z2" style:num-suffix="." text:bullet-char="">
        <style:text-properties style:font-name="Wingdings"/>
      </text:list-level-style-bullet>
      <text:list-level-style-number text:level="10" style:num-suffix="." style:num-format="1"/>
    </text:list-style>
    <text:list-style style:name="WW8Num145">
      <text:list-level-style-bullet text:level="1" text:style-name="WW8Num145z0" style:num-suffix="." text:bullet-char="">
        <style:text-properties style:font-name="Symbol"/>
      </text:list-level-style-bullet>
      <text:list-level-style-bullet text:level="2" text:style-name="WW8Num145z1" style:num-suffix="." text:bullet-char="o">
        <style:text-properties fo:font-family="'Courier New'" style:font-family-generic="modern" style:font-pitch="fixed"/>
      </text:list-level-style-bullet>
      <text:list-level-style-bullet text:level="3" text:style-name="WW8Num145z2" style:num-suffix="." text:bullet-char="">
        <style:text-properties style:font-name="Wingdings"/>
      </text:list-level-style-bullet>
      <text:list-level-style-bullet text:level="4" text:style-name="WW8Num145z2" style:num-suffix="." text:bullet-char="">
        <style:text-properties style:font-name="Wingdings"/>
      </text:list-level-style-bullet>
      <text:list-level-style-bullet text:level="5" text:style-name="WW8Num145z2" style:num-suffix="." text:bullet-char="">
        <style:text-properties style:font-name="Wingdings"/>
      </text:list-level-style-bullet>
      <text:list-level-style-bullet text:level="6" text:style-name="WW8Num145z2" style:num-suffix="." text:bullet-char="">
        <style:text-properties style:font-name="Wingdings"/>
      </text:list-level-style-bullet>
      <text:list-level-style-bullet text:level="7" text:style-name="WW8Num145z2" style:num-suffix="." text:bullet-char="">
        <style:text-properties style:font-name="Wingdings"/>
      </text:list-level-style-bullet>
      <text:list-level-style-bullet text:level="8" text:style-name="WW8Num145z2" style:num-suffix="." text:bullet-char="">
        <style:text-properties style:font-name="Wingdings"/>
      </text:list-level-style-bullet>
      <text:list-level-style-bullet text:level="9" text:style-name="WW8Num145z2" style:num-suffix="." text:bullet-char="">
        <style:text-properties style:font-name="Wingdings"/>
      </text:list-level-style-bullet>
      <text:list-level-style-number text:level="10" style:num-suffix="." style:num-format="1"/>
    </text:list-style>
    <text:list-style style:name="WW8Num146">
      <text:list-level-style-bullet text:level="1" text:style-name="WW8Num146z0" style:num-suffix="." text:bullet-char="">
        <style:text-properties style:font-name="Symbol"/>
      </text:list-level-style-bullet>
      <text:list-level-style-bullet text:level="2" text:style-name="WW8Num146z1" style:num-suffix="." text:bullet-char="o">
        <style:text-properties fo:font-family="'Courier New'" style:font-family-generic="modern" style:font-pitch="fixed"/>
      </text:list-level-style-bullet>
      <text:list-level-style-bullet text:level="3" text:style-name="WW8Num146z2" style:num-suffix="." text:bullet-char="">
        <style:text-properties style:font-name="Wingdings"/>
      </text:list-level-style-bullet>
      <text:list-level-style-bullet text:level="4" text:style-name="WW8Num146z2" style:num-suffix="." text:bullet-char="">
        <style:text-properties style:font-name="Wingdings"/>
      </text:list-level-style-bullet>
      <text:list-level-style-bullet text:level="5" text:style-name="WW8Num146z2" style:num-suffix="." text:bullet-char="">
        <style:text-properties style:font-name="Wingdings"/>
      </text:list-level-style-bullet>
      <text:list-level-style-bullet text:level="6" text:style-name="WW8Num146z2" style:num-suffix="." text:bullet-char="">
        <style:text-properties style:font-name="Wingdings"/>
      </text:list-level-style-bullet>
      <text:list-level-style-bullet text:level="7" text:style-name="WW8Num146z2" style:num-suffix="." text:bullet-char="">
        <style:text-properties style:font-name="Wingdings"/>
      </text:list-level-style-bullet>
      <text:list-level-style-bullet text:level="8" text:style-name="WW8Num146z2" style:num-suffix="." text:bullet-char="">
        <style:text-properties style:font-name="Wingdings"/>
      </text:list-level-style-bullet>
      <text:list-level-style-bullet text:level="9" text:style-name="WW8Num146z2" style:num-suffix="." text:bullet-char="">
        <style:text-properties style:font-name="Wingdings"/>
      </text:list-level-style-bullet>
      <text:list-level-style-number text:level="10" style:num-suffix="." style:num-format="1"/>
    </text:list-style>
    <text:list-style style:name="WW8Num147">
      <text:list-level-style-number text:level="1" style:num-suffix="." style:num-format="1"/>
      <text:list-level-style-number text:level="2" style:num-suffix="." style:num-format="1" text:display-levels="2"/>
      <text:list-level-style-number text:level="3" style:num-suffix="." style:num-format="1" text:display-levels="3"/>
      <text:list-level-style-number text:level="4" style:num-suffix="."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list-style>
    <text:list-style style:name="WW8Num148">
      <text:list-level-style-bullet text:level="1" text:style-name="WW8Num148z0" style:num-suffix="." text:bullet-char="">
        <style:text-properties style:font-name="Symbol"/>
      </text:list-level-style-bullet>
      <text:list-level-style-bullet text:level="2" text:style-name="WW8Num148z1" style:num-suffix="." text:bullet-char="o">
        <style:text-properties fo:font-family="'Courier New'" style:font-family-generic="modern" style:font-pitch="fixed"/>
      </text:list-level-style-bullet>
      <text:list-level-style-bullet text:level="3" text:style-name="WW8Num148z2" style:num-suffix="." text:bullet-char="">
        <style:text-properties style:font-name="Wingdings"/>
      </text:list-level-style-bullet>
      <text:list-level-style-bullet text:level="4" text:style-name="WW8Num148z2" style:num-suffix="." text:bullet-char="">
        <style:text-properties style:font-name="Wingdings"/>
      </text:list-level-style-bullet>
      <text:list-level-style-bullet text:level="5" text:style-name="WW8Num148z2" style:num-suffix="." text:bullet-char="">
        <style:text-properties style:font-name="Wingdings"/>
      </text:list-level-style-bullet>
      <text:list-level-style-bullet text:level="6" text:style-name="WW8Num148z2" style:num-suffix="." text:bullet-char="">
        <style:text-properties style:font-name="Wingdings"/>
      </text:list-level-style-bullet>
      <text:list-level-style-bullet text:level="7" text:style-name="WW8Num148z2" style:num-suffix="." text:bullet-char="">
        <style:text-properties style:font-name="Wingdings"/>
      </text:list-level-style-bullet>
      <text:list-level-style-bullet text:level="8" text:style-name="WW8Num148z2" style:num-suffix="." text:bullet-char="">
        <style:text-properties style:font-name="Wingdings"/>
      </text:list-level-style-bullet>
      <text:list-level-style-bullet text:level="9" text:style-name="WW8Num148z2" style:num-suffix="." text:bullet-char="">
        <style:text-properties style:font-name="Wingdings"/>
      </text:list-level-style-bullet>
      <text:list-level-style-number text:level="10" style:num-suffix="." style:num-format="1"/>
    </text:list-style>
    <text:list-style style:name="WW8Num149">
      <text:list-level-style-bullet text:level="1" text:style-name="WW8Num149z0" style:num-suffix="." text:bullet-char="">
        <style:text-properties style:font-name="Symbol"/>
      </text:list-level-style-bullet>
      <text:list-level-style-bullet text:level="2" text:style-name="WW8Num149z1" style:num-suffix="." text:bullet-char="o">
        <style:text-properties fo:font-family="'Courier New'" style:font-family-generic="modern" style:font-pitch="fixed"/>
      </text:list-level-style-bullet>
      <text:list-level-style-bullet text:level="3" text:style-name="WW8Num149z2" style:num-suffix="." text:bullet-char="">
        <style:text-properties style:font-name="Wingdings"/>
      </text:list-level-style-bullet>
      <text:list-level-style-bullet text:level="4" text:style-name="WW8Num149z2" style:num-suffix="." text:bullet-char="">
        <style:text-properties style:font-name="Wingdings"/>
      </text:list-level-style-bullet>
      <text:list-level-style-bullet text:level="5" text:style-name="WW8Num149z2" style:num-suffix="." text:bullet-char="">
        <style:text-properties style:font-name="Wingdings"/>
      </text:list-level-style-bullet>
      <text:list-level-style-bullet text:level="6" text:style-name="WW8Num149z2" style:num-suffix="." text:bullet-char="">
        <style:text-properties style:font-name="Wingdings"/>
      </text:list-level-style-bullet>
      <text:list-level-style-bullet text:level="7" text:style-name="WW8Num149z2" style:num-suffix="." text:bullet-char="">
        <style:text-properties style:font-name="Wingdings"/>
      </text:list-level-style-bullet>
      <text:list-level-style-bullet text:level="8" text:style-name="WW8Num149z2" style:num-suffix="." text:bullet-char="">
        <style:text-properties style:font-name="Wingdings"/>
      </text:list-level-style-bullet>
      <text:list-level-style-bullet text:level="9" text:style-name="WW8Num149z2" style:num-suffix="." text:bullet-char="">
        <style:text-properties style:font-name="Wingdings"/>
      </text:list-level-style-bullet>
      <text:list-level-style-number text:level="10" style:num-suffix="." style:num-format="1"/>
    </text:list-style>
    <text:list-style style:name="WW8Num150">
      <text:list-level-style-bullet text:level="1" text:style-name="WW8Num150z0" style:num-suffix="." text:bullet-char="">
        <style:text-properties style:font-name="Symbol"/>
      </text:list-level-style-bullet>
      <text:list-level-style-bullet text:level="2" text:style-name="WW8Num150z1" style:num-suffix="." text:bullet-char="o">
        <style:text-properties fo:font-family="'Courier New'" style:font-family-generic="modern" style:font-pitch="fixed"/>
      </text:list-level-style-bullet>
      <text:list-level-style-bullet text:level="3" text:style-name="WW8Num150z2" style:num-suffix="." text:bullet-char="">
        <style:text-properties style:font-name="Wingdings"/>
      </text:list-level-style-bullet>
      <text:list-level-style-bullet text:level="4" text:style-name="WW8Num150z2" style:num-suffix="." text:bullet-char="">
        <style:text-properties style:font-name="Wingdings"/>
      </text:list-level-style-bullet>
      <text:list-level-style-bullet text:level="5" text:style-name="WW8Num150z2" style:num-suffix="." text:bullet-char="">
        <style:text-properties style:font-name="Wingdings"/>
      </text:list-level-style-bullet>
      <text:list-level-style-bullet text:level="6" text:style-name="WW8Num150z2" style:num-suffix="." text:bullet-char="">
        <style:text-properties style:font-name="Wingdings"/>
      </text:list-level-style-bullet>
      <text:list-level-style-bullet text:level="7" text:style-name="WW8Num150z2" style:num-suffix="." text:bullet-char="">
        <style:text-properties style:font-name="Wingdings"/>
      </text:list-level-style-bullet>
      <text:list-level-style-bullet text:level="8" text:style-name="WW8Num150z2" style:num-suffix="." text:bullet-char="">
        <style:text-properties style:font-name="Wingdings"/>
      </text:list-level-style-bullet>
      <text:list-level-style-bullet text:level="9" text:style-name="WW8Num150z2" style:num-suffix="." text:bullet-char="">
        <style:text-properties style:font-name="Wingdings"/>
      </text:list-level-style-bullet>
      <text:list-level-style-number text:level="10" style:num-suffix="." style:num-format="1"/>
    </text:list-style>
    <text:list-style style:name="WW8Num151">
      <text:list-level-style-bullet text:level="1" text:style-name="WW8Num151z0" style:num-suffix="." text:bullet-char="">
        <style:text-properties style:font-name="Symbol"/>
      </text:list-level-style-bullet>
      <text:list-level-style-bullet text:level="2" text:style-name="WW8Num151z1" style:num-suffix="." text:bullet-char="o">
        <style:text-properties fo:font-family="'Courier New'" style:font-family-generic="modern" style:font-pitch="fixed"/>
      </text:list-level-style-bullet>
      <text:list-level-style-bullet text:level="3" text:style-name="WW8Num151z2" style:num-suffix="." text:bullet-char="">
        <style:text-properties style:font-name="Wingdings"/>
      </text:list-level-style-bullet>
      <text:list-level-style-bullet text:level="4" text:style-name="WW8Num151z2" style:num-suffix="." text:bullet-char="">
        <style:text-properties style:font-name="Wingdings"/>
      </text:list-level-style-bullet>
      <text:list-level-style-bullet text:level="5" text:style-name="WW8Num151z2" style:num-suffix="." text:bullet-char="">
        <style:text-properties style:font-name="Wingdings"/>
      </text:list-level-style-bullet>
      <text:list-level-style-bullet text:level="6" text:style-name="WW8Num151z2" style:num-suffix="." text:bullet-char="">
        <style:text-properties style:font-name="Wingdings"/>
      </text:list-level-style-bullet>
      <text:list-level-style-bullet text:level="7" text:style-name="WW8Num151z2" style:num-suffix="." text:bullet-char="">
        <style:text-properties style:font-name="Wingdings"/>
      </text:list-level-style-bullet>
      <text:list-level-style-bullet text:level="8" text:style-name="WW8Num151z2" style:num-suffix="." text:bullet-char="">
        <style:text-properties style:font-name="Wingdings"/>
      </text:list-level-style-bullet>
      <text:list-level-style-bullet text:level="9" text:style-name="WW8Num151z2" style:num-suffix="." text:bullet-char="">
        <style:text-properties style:font-name="Wingdings"/>
      </text:list-level-style-bullet>
      <text:list-level-style-number text:level="10" style:num-suffix="." style:num-format="1"/>
    </text:list-style>
    <text:list-style style:name="WW8Num152">
      <text:list-level-style-bullet text:level="1" text:style-name="WW8Num152z0" style:num-suffix="." text:bullet-char="">
        <style:text-properties style:font-name="Symbol"/>
      </text:list-level-style-bullet>
      <text:list-level-style-bullet text:level="2" text:style-name="WW8Num152z1" style:num-suffix="." text:bullet-char="o">
        <style:text-properties fo:font-family="'Courier New'" style:font-family-generic="modern" style:font-pitch="fixed"/>
      </text:list-level-style-bullet>
      <text:list-level-style-bullet text:level="3" text:style-name="WW8Num152z2" style:num-suffix="." text:bullet-char="">
        <style:text-properties style:font-name="Wingdings"/>
      </text:list-level-style-bullet>
      <text:list-level-style-bullet text:level="4" text:style-name="WW8Num152z2" style:num-suffix="." text:bullet-char="">
        <style:text-properties style:font-name="Wingdings"/>
      </text:list-level-style-bullet>
      <text:list-level-style-bullet text:level="5" text:style-name="WW8Num152z2" style:num-suffix="." text:bullet-char="">
        <style:text-properties style:font-name="Wingdings"/>
      </text:list-level-style-bullet>
      <text:list-level-style-bullet text:level="6" text:style-name="WW8Num152z2" style:num-suffix="." text:bullet-char="">
        <style:text-properties style:font-name="Wingdings"/>
      </text:list-level-style-bullet>
      <text:list-level-style-bullet text:level="7" text:style-name="WW8Num152z2" style:num-suffix="." text:bullet-char="">
        <style:text-properties style:font-name="Wingdings"/>
      </text:list-level-style-bullet>
      <text:list-level-style-bullet text:level="8" text:style-name="WW8Num152z2" style:num-suffix="." text:bullet-char="">
        <style:text-properties style:font-name="Wingdings"/>
      </text:list-level-style-bullet>
      <text:list-level-style-bullet text:level="9" text:style-name="WW8Num152z2" style:num-suffix="." text:bullet-char="">
        <style:text-properties style:font-name="Wingdings"/>
      </text:list-level-style-bullet>
      <text:list-level-style-number text:level="10" style:num-suffix="." style:num-format="1"/>
    </text:list-style>
    <text:list-style style:name="WW8Num153">
      <text:list-level-style-number text:level="1" style:num-suffix="." style:num-format="1"/>
      <text:list-level-style-number text:level="2" style:num-prefix="3.3." style:num-format=""/>
      <text:list-level-style-number text:level="3" style:num-suffix="." style:num-format="1" text:display-levels="3"/>
      <text:list-level-style-number text:level="4" style:num-suffix="."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list-style>
    <text:list-style style:name="WW8Num154">
      <text:list-level-style-bullet text:level="1" text:style-name="WW8Num154z0" style:num-suffix="." text:bullet-char="">
        <style:text-properties style:font-name="Symbol"/>
      </text:list-level-style-bullet>
      <text:list-level-style-bullet text:level="2" text:style-name="WW8Num154z1" style:num-suffix="." text:bullet-char="o">
        <style:text-properties fo:font-family="'Courier New'" style:font-family-generic="modern" style:font-pitch="fixed"/>
      </text:list-level-style-bullet>
      <text:list-level-style-bullet text:level="3" text:style-name="WW8Num154z2" style:num-suffix="." text:bullet-char="">
        <style:text-properties style:font-name="Wingdings"/>
      </text:list-level-style-bullet>
      <text:list-level-style-bullet text:level="4" text:style-name="WW8Num154z2" style:num-suffix="." text:bullet-char="">
        <style:text-properties style:font-name="Wingdings"/>
      </text:list-level-style-bullet>
      <text:list-level-style-bullet text:level="5" text:style-name="WW8Num154z2" style:num-suffix="." text:bullet-char="">
        <style:text-properties style:font-name="Wingdings"/>
      </text:list-level-style-bullet>
      <text:list-level-style-bullet text:level="6" text:style-name="WW8Num154z2" style:num-suffix="." text:bullet-char="">
        <style:text-properties style:font-name="Wingdings"/>
      </text:list-level-style-bullet>
      <text:list-level-style-bullet text:level="7" text:style-name="WW8Num154z2" style:num-suffix="." text:bullet-char="">
        <style:text-properties style:font-name="Wingdings"/>
      </text:list-level-style-bullet>
      <text:list-level-style-bullet text:level="8" text:style-name="WW8Num154z2" style:num-suffix="." text:bullet-char="">
        <style:text-properties style:font-name="Wingdings"/>
      </text:list-level-style-bullet>
      <text:list-level-style-bullet text:level="9" text:style-name="WW8Num154z2" style:num-suffix="." text:bullet-char="">
        <style:text-properties style:font-name="Wingdings"/>
      </text:list-level-style-bullet>
      <text:list-level-style-number text:level="10" style:num-suffix="." style:num-format="1"/>
    </text:list-style>
    <text:list-style style:name="WW8Num155">
      <text:list-level-style-bullet text:level="1" text:style-name="WW8Num155z0" style:num-suffix="." text:bullet-char="">
        <style:text-properties style:font-name="Symbol"/>
      </text:list-level-style-bullet>
      <text:list-level-style-bullet text:level="2" text:style-name="WW8Num155z1" style:num-suffix="." text:bullet-char="o">
        <style:text-properties fo:font-family="'Courier New'" style:font-family-generic="modern" style:font-pitch="fixed"/>
      </text:list-level-style-bullet>
      <text:list-level-style-bullet text:level="3" text:style-name="WW8Num155z2" style:num-suffix="." text:bullet-char="">
        <style:text-properties style:font-name="Wingdings"/>
      </text:list-level-style-bullet>
      <text:list-level-style-bullet text:level="4" text:style-name="WW8Num155z2" style:num-suffix="." text:bullet-char="">
        <style:text-properties style:font-name="Wingdings"/>
      </text:list-level-style-bullet>
      <text:list-level-style-bullet text:level="5" text:style-name="WW8Num155z2" style:num-suffix="." text:bullet-char="">
        <style:text-properties style:font-name="Wingdings"/>
      </text:list-level-style-bullet>
      <text:list-level-style-bullet text:level="6" text:style-name="WW8Num155z2" style:num-suffix="." text:bullet-char="">
        <style:text-properties style:font-name="Wingdings"/>
      </text:list-level-style-bullet>
      <text:list-level-style-bullet text:level="7" text:style-name="WW8Num155z2" style:num-suffix="." text:bullet-char="">
        <style:text-properties style:font-name="Wingdings"/>
      </text:list-level-style-bullet>
      <text:list-level-style-bullet text:level="8" text:style-name="WW8Num155z2" style:num-suffix="." text:bullet-char="">
        <style:text-properties style:font-name="Wingdings"/>
      </text:list-level-style-bullet>
      <text:list-level-style-bullet text:level="9" text:style-name="WW8Num155z2" style:num-suffix="." text:bullet-char="">
        <style:text-properties style:font-name="Wingdings"/>
      </text:list-level-style-bullet>
      <text:list-level-style-number text:level="10" style:num-suffix="." style:num-format="1"/>
    </text:list-style>
    <text:list-style style:name="WW8Num156">
      <text:list-level-style-bullet text:level="1" text:style-name="WW8Num156z0" style:num-suffix="." text:bullet-char="">
        <style:text-properties style:font-name="Symbol"/>
      </text:list-level-style-bullet>
      <text:list-level-style-bullet text:level="2" text:style-name="WW8Num156z1" style:num-suffix="." text:bullet-char="o">
        <style:text-properties fo:font-family="'Courier New'" style:font-family-generic="modern" style:font-pitch="fixed"/>
      </text:list-level-style-bullet>
      <text:list-level-style-bullet text:level="3" text:style-name="WW8Num156z2" style:num-suffix="." text:bullet-char="">
        <style:text-properties style:font-name="Wingdings"/>
      </text:list-level-style-bullet>
      <text:list-level-style-bullet text:level="4" text:style-name="WW8Num156z2" style:num-suffix="." text:bullet-char="">
        <style:text-properties style:font-name="Wingdings"/>
      </text:list-level-style-bullet>
      <text:list-level-style-bullet text:level="5" text:style-name="WW8Num156z2" style:num-suffix="." text:bullet-char="">
        <style:text-properties style:font-name="Wingdings"/>
      </text:list-level-style-bullet>
      <text:list-level-style-bullet text:level="6" text:style-name="WW8Num156z2" style:num-suffix="." text:bullet-char="">
        <style:text-properties style:font-name="Wingdings"/>
      </text:list-level-style-bullet>
      <text:list-level-style-bullet text:level="7" text:style-name="WW8Num156z2" style:num-suffix="." text:bullet-char="">
        <style:text-properties style:font-name="Wingdings"/>
      </text:list-level-style-bullet>
      <text:list-level-style-bullet text:level="8" text:style-name="WW8Num156z2" style:num-suffix="." text:bullet-char="">
        <style:text-properties style:font-name="Wingdings"/>
      </text:list-level-style-bullet>
      <text:list-level-style-bullet text:level="9" text:style-name="WW8Num156z2" style:num-suffix="." text:bullet-char="">
        <style:text-properties style:font-name="Wingdings"/>
      </text:list-level-style-bullet>
      <text:list-level-style-number text:level="10" style:num-suffix="." style:num-format="1"/>
    </text:list-style>
    <text:list-style style:name="WW8Num157">
      <text:list-level-style-bullet text:level="1" text:style-name="WW8Num157z0" style:num-suffix="." text:bullet-char="">
        <style:text-properties style:font-name="Symbol"/>
      </text:list-level-style-bullet>
      <text:list-level-style-bullet text:level="2" text:style-name="WW8Num157z1" style:num-suffix="." text:bullet-char="o">
        <style:text-properties fo:font-family="'Courier New'" style:font-family-generic="modern" style:font-pitch="fixed"/>
      </text:list-level-style-bullet>
      <text:list-level-style-bullet text:level="3" text:style-name="WW8Num157z2" style:num-suffix="." text:bullet-char="">
        <style:text-properties style:font-name="Wingdings"/>
      </text:list-level-style-bullet>
      <text:list-level-style-bullet text:level="4" text:style-name="WW8Num157z2" style:num-suffix="." text:bullet-char="">
        <style:text-properties style:font-name="Wingdings"/>
      </text:list-level-style-bullet>
      <text:list-level-style-bullet text:level="5" text:style-name="WW8Num157z2" style:num-suffix="." text:bullet-char="">
        <style:text-properties style:font-name="Wingdings"/>
      </text:list-level-style-bullet>
      <text:list-level-style-bullet text:level="6" text:style-name="WW8Num157z2" style:num-suffix="." text:bullet-char="">
        <style:text-properties style:font-name="Wingdings"/>
      </text:list-level-style-bullet>
      <text:list-level-style-bullet text:level="7" text:style-name="WW8Num157z2" style:num-suffix="." text:bullet-char="">
        <style:text-properties style:font-name="Wingdings"/>
      </text:list-level-style-bullet>
      <text:list-level-style-bullet text:level="8" text:style-name="WW8Num157z2" style:num-suffix="." text:bullet-char="">
        <style:text-properties style:font-name="Wingdings"/>
      </text:list-level-style-bullet>
      <text:list-level-style-bullet text:level="9" text:style-name="WW8Num157z2" style:num-suffix="." text:bullet-char="">
        <style:text-properties style:font-name="Wingdings"/>
      </text:list-level-style-bullet>
      <text:list-level-style-number text:level="10" style:num-suffix="." style:num-format="1"/>
    </text:list-style>
    <text:list-style style:name="WW8Num158">
      <text:list-level-style-bullet text:level="1" text:style-name="WW8Num158z0" style:num-suffix="." text:bullet-char="">
        <style:text-properties style:font-name="Symbol"/>
      </text:list-level-style-bullet>
      <text:list-level-style-bullet text:level="2" text:style-name="WW8Num158z1" style:num-suffix="." text:bullet-char="o">
        <style:text-properties fo:font-family="'Courier New'" style:font-family-generic="modern" style:font-pitch="fixed"/>
      </text:list-level-style-bullet>
      <text:list-level-style-bullet text:level="3" text:style-name="WW8Num158z2" style:num-suffix="." text:bullet-char="">
        <style:text-properties style:font-name="Wingdings"/>
      </text:list-level-style-bullet>
      <text:list-level-style-bullet text:level="4" text:style-name="WW8Num158z2" style:num-suffix="." text:bullet-char="">
        <style:text-properties style:font-name="Wingdings"/>
      </text:list-level-style-bullet>
      <text:list-level-style-bullet text:level="5" text:style-name="WW8Num158z2" style:num-suffix="." text:bullet-char="">
        <style:text-properties style:font-name="Wingdings"/>
      </text:list-level-style-bullet>
      <text:list-level-style-bullet text:level="6" text:style-name="WW8Num158z2" style:num-suffix="." text:bullet-char="">
        <style:text-properties style:font-name="Wingdings"/>
      </text:list-level-style-bullet>
      <text:list-level-style-bullet text:level="7" text:style-name="WW8Num158z2" style:num-suffix="." text:bullet-char="">
        <style:text-properties style:font-name="Wingdings"/>
      </text:list-level-style-bullet>
      <text:list-level-style-bullet text:level="8" text:style-name="WW8Num158z2" style:num-suffix="." text:bullet-char="">
        <style:text-properties style:font-name="Wingdings"/>
      </text:list-level-style-bullet>
      <text:list-level-style-bullet text:level="9" text:style-name="WW8Num158z2" style:num-suffix="." text:bullet-char="">
        <style:text-properties style:font-name="Wingdings"/>
      </text:list-level-style-bullet>
      <text:list-level-style-number text:level="10" style:num-suffix="." style:num-format="1"/>
    </text:list-style>
    <text:list-style style:name="WW8Num159">
      <text:list-level-style-bullet text:level="1" text:style-name="WW8Num159z0" style:num-suffix="." text:bullet-char="">
        <style:text-properties style:font-name="Symbol"/>
      </text:list-level-style-bullet>
      <text:list-level-style-bullet text:level="2" text:style-name="WW8Num159z1" style:num-suffix="." text:bullet-char="o">
        <style:text-properties fo:font-family="'Courier New'" style:font-family-generic="modern" style:font-pitch="fixed"/>
      </text:list-level-style-bullet>
      <text:list-level-style-bullet text:level="3" text:style-name="WW8Num159z2" style:num-suffix="." text:bullet-char="">
        <style:text-properties style:font-name="Wingdings"/>
      </text:list-level-style-bullet>
      <text:list-level-style-bullet text:level="4" text:style-name="WW8Num159z2" style:num-suffix="." text:bullet-char="">
        <style:text-properties style:font-name="Wingdings"/>
      </text:list-level-style-bullet>
      <text:list-level-style-bullet text:level="5" text:style-name="WW8Num159z2" style:num-suffix="." text:bullet-char="">
        <style:text-properties style:font-name="Wingdings"/>
      </text:list-level-style-bullet>
      <text:list-level-style-bullet text:level="6" text:style-name="WW8Num159z2" style:num-suffix="." text:bullet-char="">
        <style:text-properties style:font-name="Wingdings"/>
      </text:list-level-style-bullet>
      <text:list-level-style-bullet text:level="7" text:style-name="WW8Num159z2" style:num-suffix="." text:bullet-char="">
        <style:text-properties style:font-name="Wingdings"/>
      </text:list-level-style-bullet>
      <text:list-level-style-bullet text:level="8" text:style-name="WW8Num159z2" style:num-suffix="." text:bullet-char="">
        <style:text-properties style:font-name="Wingdings"/>
      </text:list-level-style-bullet>
      <text:list-level-style-bullet text:level="9" text:style-name="WW8Num159z2" style:num-suffix="." text:bullet-char="">
        <style:text-properties style:font-name="Wingdings"/>
      </text:list-level-style-bullet>
      <text:list-level-style-number text:level="10" style:num-suffix="." style:num-format="1"/>
    </text:list-style>
    <text:list-style style:name="WW8Num160">
      <text:list-level-style-bullet text:level="1" text:style-name="WW8Num160z0" style:num-suffix="." text:bullet-char="">
        <style:text-properties style:font-name="Symbol"/>
      </text:list-level-style-bullet>
      <text:list-level-style-bullet text:level="2" text:style-name="WW8Num160z1" style:num-suffix="." text:bullet-char="o">
        <style:text-properties fo:font-family="'Courier New'" style:font-family-generic="modern" style:font-pitch="fixed"/>
      </text:list-level-style-bullet>
      <text:list-level-style-bullet text:level="3" text:style-name="WW8Num160z2" style:num-suffix="." text:bullet-char="">
        <style:text-properties style:font-name="Wingdings"/>
      </text:list-level-style-bullet>
      <text:list-level-style-bullet text:level="4" text:style-name="WW8Num160z2" style:num-suffix="." text:bullet-char="">
        <style:text-properties style:font-name="Wingdings"/>
      </text:list-level-style-bullet>
      <text:list-level-style-bullet text:level="5" text:style-name="WW8Num160z2" style:num-suffix="." text:bullet-char="">
        <style:text-properties style:font-name="Wingdings"/>
      </text:list-level-style-bullet>
      <text:list-level-style-bullet text:level="6" text:style-name="WW8Num160z2" style:num-suffix="." text:bullet-char="">
        <style:text-properties style:font-name="Wingdings"/>
      </text:list-level-style-bullet>
      <text:list-level-style-bullet text:level="7" text:style-name="WW8Num160z2" style:num-suffix="." text:bullet-char="">
        <style:text-properties style:font-name="Wingdings"/>
      </text:list-level-style-bullet>
      <text:list-level-style-bullet text:level="8" text:style-name="WW8Num160z2" style:num-suffix="." text:bullet-char="">
        <style:text-properties style:font-name="Wingdings"/>
      </text:list-level-style-bullet>
      <text:list-level-style-bullet text:level="9" text:style-name="WW8Num160z2" style:num-suffix="." text:bullet-char="">
        <style:text-properties style:font-name="Wingdings"/>
      </text:list-level-style-bullet>
      <text:list-level-style-number text:level="10" style:num-suffix="." style:num-format="1"/>
    </text:list-style>
    <text:list-style style:name="WW8Num161">
      <text:list-level-style-bullet text:level="1" text:style-name="WW8Num161z0" style:num-suffix="." text:bullet-char="">
        <style:text-properties style:font-name="Symbol"/>
      </text:list-level-style-bullet>
      <text:list-level-style-bullet text:level="2" text:style-name="WW8Num161z1" style:num-suffix="." text:bullet-char="o">
        <style:text-properties fo:font-family="'Courier New'" style:font-family-generic="modern" style:font-pitch="fixed"/>
      </text:list-level-style-bullet>
      <text:list-level-style-bullet text:level="3" text:style-name="WW8Num161z2" style:num-suffix="." text:bullet-char="">
        <style:text-properties style:font-name="Wingdings"/>
      </text:list-level-style-bullet>
      <text:list-level-style-bullet text:level="4" text:style-name="WW8Num161z2" style:num-suffix="." text:bullet-char="">
        <style:text-properties style:font-name="Wingdings"/>
      </text:list-level-style-bullet>
      <text:list-level-style-bullet text:level="5" text:style-name="WW8Num161z2" style:num-suffix="." text:bullet-char="">
        <style:text-properties style:font-name="Wingdings"/>
      </text:list-level-style-bullet>
      <text:list-level-style-bullet text:level="6" text:style-name="WW8Num161z2" style:num-suffix="." text:bullet-char="">
        <style:text-properties style:font-name="Wingdings"/>
      </text:list-level-style-bullet>
      <text:list-level-style-bullet text:level="7" text:style-name="WW8Num161z2" style:num-suffix="." text:bullet-char="">
        <style:text-properties style:font-name="Wingdings"/>
      </text:list-level-style-bullet>
      <text:list-level-style-bullet text:level="8" text:style-name="WW8Num161z2" style:num-suffix="." text:bullet-char="">
        <style:text-properties style:font-name="Wingdings"/>
      </text:list-level-style-bullet>
      <text:list-level-style-bullet text:level="9" text:style-name="WW8Num161z2" style:num-suffix="." text:bullet-char="">
        <style:text-properties style:font-name="Wingdings"/>
      </text:list-level-style-bullet>
      <text:list-level-style-number text:level="10" style:num-suffix="." style:num-format="1"/>
    </text:list-style>
    <text:list-style style:name="WW8Num162">
      <text:list-level-style-bullet text:level="1" text:style-name="WW8Num162z0" style:num-suffix="." text:bullet-char="">
        <style:text-properties style:font-name="Symbol"/>
      </text:list-level-style-bullet>
      <text:list-level-style-bullet text:level="2" text:style-name="WW8Num162z1" style:num-suffix="." text:bullet-char="o">
        <style:text-properties fo:font-family="'Courier New'" style:font-family-generic="modern" style:font-pitch="fixed"/>
      </text:list-level-style-bullet>
      <text:list-level-style-bullet text:level="3" text:style-name="WW8Num162z2" style:num-suffix="." text:bullet-char="">
        <style:text-properties style:font-name="Wingdings"/>
      </text:list-level-style-bullet>
      <text:list-level-style-bullet text:level="4" text:style-name="WW8Num162z2" style:num-suffix="." text:bullet-char="">
        <style:text-properties style:font-name="Wingdings"/>
      </text:list-level-style-bullet>
      <text:list-level-style-bullet text:level="5" text:style-name="WW8Num162z2" style:num-suffix="." text:bullet-char="">
        <style:text-properties style:font-name="Wingdings"/>
      </text:list-level-style-bullet>
      <text:list-level-style-bullet text:level="6" text:style-name="WW8Num162z2" style:num-suffix="." text:bullet-char="">
        <style:text-properties style:font-name="Wingdings"/>
      </text:list-level-style-bullet>
      <text:list-level-style-bullet text:level="7" text:style-name="WW8Num162z2" style:num-suffix="." text:bullet-char="">
        <style:text-properties style:font-name="Wingdings"/>
      </text:list-level-style-bullet>
      <text:list-level-style-bullet text:level="8" text:style-name="WW8Num162z2" style:num-suffix="." text:bullet-char="">
        <style:text-properties style:font-name="Wingdings"/>
      </text:list-level-style-bullet>
      <text:list-level-style-bullet text:level="9" text:style-name="WW8Num162z2" style:num-suffix="." text:bullet-char="">
        <style:text-properties style:font-name="Wingdings"/>
      </text:list-level-style-bullet>
      <text:list-level-style-number text:level="10" style:num-suffix="." style:num-format="1"/>
    </text:list-style>
    <text:list-style style:name="WW8Num163">
      <text:list-level-style-bullet text:level="1" text:style-name="WW8Num163z0" style:num-suffix="." text:bullet-char="">
        <style:text-properties style:font-name="Symbol"/>
      </text:list-level-style-bullet>
      <text:list-level-style-bullet text:level="2" text:style-name="WW8Num163z1" style:num-suffix="." text:bullet-char="o">
        <style:text-properties fo:font-family="'Courier New'" style:font-family-generic="modern" style:font-pitch="fixed"/>
      </text:list-level-style-bullet>
      <text:list-level-style-bullet text:level="3" text:style-name="WW8Num163z2" style:num-suffix="." text:bullet-char="">
        <style:text-properties style:font-name="Wingdings"/>
      </text:list-level-style-bullet>
      <text:list-level-style-bullet text:level="4" text:style-name="WW8Num163z2" style:num-suffix="." text:bullet-char="">
        <style:text-properties style:font-name="Wingdings"/>
      </text:list-level-style-bullet>
      <text:list-level-style-bullet text:level="5" text:style-name="WW8Num163z2" style:num-suffix="." text:bullet-char="">
        <style:text-properties style:font-name="Wingdings"/>
      </text:list-level-style-bullet>
      <text:list-level-style-bullet text:level="6" text:style-name="WW8Num163z2" style:num-suffix="." text:bullet-char="">
        <style:text-properties style:font-name="Wingdings"/>
      </text:list-level-style-bullet>
      <text:list-level-style-bullet text:level="7" text:style-name="WW8Num163z2" style:num-suffix="." text:bullet-char="">
        <style:text-properties style:font-name="Wingdings"/>
      </text:list-level-style-bullet>
      <text:list-level-style-bullet text:level="8" text:style-name="WW8Num163z2" style:num-suffix="." text:bullet-char="">
        <style:text-properties style:font-name="Wingdings"/>
      </text:list-level-style-bullet>
      <text:list-level-style-bullet text:level="9" text:style-name="WW8Num163z2" style:num-suffix="." text:bullet-char="">
        <style:text-properties style:font-name="Wingdings"/>
      </text:list-level-style-bullet>
      <text:list-level-style-number text:level="10" style:num-suffix="." style:num-format="1"/>
    </text:list-style>
    <text:list-style style:name="WW8Num164">
      <text:list-level-style-bullet text:level="1" text:style-name="WW8Num164z0" style:num-suffix="." text:bullet-char="">
        <style:text-properties style:font-name="Symbol"/>
      </text:list-level-style-bullet>
      <text:list-level-style-bullet text:level="2" text:style-name="WW8Num164z1" style:num-suffix="." text:bullet-char="o">
        <style:text-properties fo:font-family="'Courier New'" style:font-family-generic="modern" style:font-pitch="fixed"/>
      </text:list-level-style-bullet>
      <text:list-level-style-bullet text:level="3" text:style-name="WW8Num164z2" style:num-suffix="." text:bullet-char="">
        <style:text-properties style:font-name="Wingdings"/>
      </text:list-level-style-bullet>
      <text:list-level-style-bullet text:level="4" text:style-name="WW8Num164z2" style:num-suffix="." text:bullet-char="">
        <style:text-properties style:font-name="Wingdings"/>
      </text:list-level-style-bullet>
      <text:list-level-style-bullet text:level="5" text:style-name="WW8Num164z2" style:num-suffix="." text:bullet-char="">
        <style:text-properties style:font-name="Wingdings"/>
      </text:list-level-style-bullet>
      <text:list-level-style-bullet text:level="6" text:style-name="WW8Num164z2" style:num-suffix="." text:bullet-char="">
        <style:text-properties style:font-name="Wingdings"/>
      </text:list-level-style-bullet>
      <text:list-level-style-bullet text:level="7" text:style-name="WW8Num164z2" style:num-suffix="." text:bullet-char="">
        <style:text-properties style:font-name="Wingdings"/>
      </text:list-level-style-bullet>
      <text:list-level-style-bullet text:level="8" text:style-name="WW8Num164z2" style:num-suffix="." text:bullet-char="">
        <style:text-properties style:font-name="Wingdings"/>
      </text:list-level-style-bullet>
      <text:list-level-style-bullet text:level="9" text:style-name="WW8Num164z2" style:num-suffix="." text:bullet-char="">
        <style:text-properties style:font-name="Wingdings"/>
      </text:list-level-style-bullet>
      <text:list-level-style-number text:level="10" style:num-suffix="." style:num-format="1"/>
    </text:list-style>
    <text:list-style style:name="WW8Num165">
      <text:list-level-style-bullet text:level="1" text:style-name="WW8Num165z0" style:num-suffix="." text:bullet-char="">
        <style:text-properties style:font-name="Symbol"/>
      </text:list-level-style-bullet>
      <text:list-level-style-bullet text:level="2" text:style-name="WW8Num165z1" style:num-suffix="." text:bullet-char="o">
        <style:text-properties fo:font-family="'Courier New'" style:font-family-generic="modern" style:font-pitch="fixed"/>
      </text:list-level-style-bullet>
      <text:list-level-style-bullet text:level="3" text:style-name="WW8Num165z2" style:num-suffix="." text:bullet-char="">
        <style:text-properties style:font-name="Wingdings"/>
      </text:list-level-style-bullet>
      <text:list-level-style-bullet text:level="4" text:style-name="WW8Num165z2" style:num-suffix="." text:bullet-char="">
        <style:text-properties style:font-name="Wingdings"/>
      </text:list-level-style-bullet>
      <text:list-level-style-bullet text:level="5" text:style-name="WW8Num165z2" style:num-suffix="." text:bullet-char="">
        <style:text-properties style:font-name="Wingdings"/>
      </text:list-level-style-bullet>
      <text:list-level-style-bullet text:level="6" text:style-name="WW8Num165z2" style:num-suffix="." text:bullet-char="">
        <style:text-properties style:font-name="Wingdings"/>
      </text:list-level-style-bullet>
      <text:list-level-style-bullet text:level="7" text:style-name="WW8Num165z2" style:num-suffix="." text:bullet-char="">
        <style:text-properties style:font-name="Wingdings"/>
      </text:list-level-style-bullet>
      <text:list-level-style-bullet text:level="8" text:style-name="WW8Num165z2" style:num-suffix="." text:bullet-char="">
        <style:text-properties style:font-name="Wingdings"/>
      </text:list-level-style-bullet>
      <text:list-level-style-bullet text:level="9" text:style-name="WW8Num165z2" style:num-suffix="." text:bullet-char="">
        <style:text-properties style:font-name="Wingdings"/>
      </text:list-level-style-bullet>
      <text:list-level-style-number text:level="10" style:num-suffix="." style:num-format="1"/>
    </text:list-style>
    <text:list-style style:name="WW8Num166">
      <text:list-level-style-bullet text:level="1" text:style-name="WW8Num166z0" style:num-suffix="." text:bullet-char="">
        <style:text-properties style:font-name="Symbol"/>
      </text:list-level-style-bullet>
      <text:list-level-style-bullet text:level="2" text:style-name="WW8Num166z1" style:num-suffix="." text:bullet-char="o">
        <style:text-properties fo:font-family="'Courier New'" style:font-family-generic="modern" style:font-pitch="fixed"/>
      </text:list-level-style-bullet>
      <text:list-level-style-bullet text:level="3" text:style-name="WW8Num166z2" style:num-suffix="." text:bullet-char="">
        <style:text-properties style:font-name="Wingdings"/>
      </text:list-level-style-bullet>
      <text:list-level-style-bullet text:level="4" text:style-name="WW8Num166z2" style:num-suffix="." text:bullet-char="">
        <style:text-properties style:font-name="Wingdings"/>
      </text:list-level-style-bullet>
      <text:list-level-style-bullet text:level="5" text:style-name="WW8Num166z2" style:num-suffix="." text:bullet-char="">
        <style:text-properties style:font-name="Wingdings"/>
      </text:list-level-style-bullet>
      <text:list-level-style-bullet text:level="6" text:style-name="WW8Num166z2" style:num-suffix="." text:bullet-char="">
        <style:text-properties style:font-name="Wingdings"/>
      </text:list-level-style-bullet>
      <text:list-level-style-bullet text:level="7" text:style-name="WW8Num166z2" style:num-suffix="." text:bullet-char="">
        <style:text-properties style:font-name="Wingdings"/>
      </text:list-level-style-bullet>
      <text:list-level-style-bullet text:level="8" text:style-name="WW8Num166z2" style:num-suffix="." text:bullet-char="">
        <style:text-properties style:font-name="Wingdings"/>
      </text:list-level-style-bullet>
      <text:list-level-style-bullet text:level="9" text:style-name="WW8Num166z2" style:num-suffix="." text:bullet-char="">
        <style:text-properties style:font-name="Wingdings"/>
      </text:list-level-style-bullet>
      <text:list-level-style-number text:level="10" style:num-suffix="." style:num-format="1"/>
    </text:list-style>
    <text:list-style style:name="WW8Num167">
      <text:list-level-style-number text:level="1" style:num-suffix="." style:num-format="1" text:start-value="2"/>
      <text:list-level-style-number text:level="2" style:num-suffix="." style:num-format="1" text:display-levels="2"/>
      <text:list-level-style-number text:level="3" style:num-suffix="." style:num-format="1" text:display-levels="3"/>
      <text:list-level-style-number text:level="4" style:num-suffix="."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list-style>
    <text:list-style style:name="WW8Num168">
      <text:list-level-style-number text:level="1" style:num-suffix="." style:num-format="1"/>
      <text:list-level-style-number text:level="2" style:num-suffix="." style:num-format="1" text:display-levels="2"/>
      <text:list-level-style-number text:level="3" style:num-suffix="." style:num-format="1" text:display-levels="3"/>
      <text:list-level-style-number text:level="4" style:num-suffix="."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list-style>
    <text:list-style style:name="WW8Num169">
      <text:list-level-style-bullet text:level="1" text:style-name="WW8Num169z0" style:num-suffix="." text:bullet-char="">
        <style:text-properties style:font-name="Symbol"/>
      </text:list-level-style-bullet>
      <text:list-level-style-bullet text:level="2" text:style-name="WW8Num169z1" style:num-suffix="." text:bullet-char="o">
        <style:text-properties fo:font-family="'Courier New'" style:font-family-generic="modern" style:font-pitch="fixed"/>
      </text:list-level-style-bullet>
      <text:list-level-style-bullet text:level="3" text:style-name="WW8Num169z2" style:num-suffix="." text:bullet-char="">
        <style:text-properties style:font-name="Wingdings"/>
      </text:list-level-style-bullet>
      <text:list-level-style-bullet text:level="4" text:style-name="WW8Num169z2" style:num-suffix="." text:bullet-char="">
        <style:text-properties style:font-name="Wingdings"/>
      </text:list-level-style-bullet>
      <text:list-level-style-bullet text:level="5" text:style-name="WW8Num169z2" style:num-suffix="." text:bullet-char="">
        <style:text-properties style:font-name="Wingdings"/>
      </text:list-level-style-bullet>
      <text:list-level-style-bullet text:level="6" text:style-name="WW8Num169z2" style:num-suffix="." text:bullet-char="">
        <style:text-properties style:font-name="Wingdings"/>
      </text:list-level-style-bullet>
      <text:list-level-style-bullet text:level="7" text:style-name="WW8Num169z2" style:num-suffix="." text:bullet-char="">
        <style:text-properties style:font-name="Wingdings"/>
      </text:list-level-style-bullet>
      <text:list-level-style-bullet text:level="8" text:style-name="WW8Num169z2" style:num-suffix="." text:bullet-char="">
        <style:text-properties style:font-name="Wingdings"/>
      </text:list-level-style-bullet>
      <text:list-level-style-bullet text:level="9" text:style-name="WW8Num169z2" style:num-suffix="." text:bullet-char="">
        <style:text-properties style:font-name="Wingdings"/>
      </text:list-level-style-bullet>
      <text:list-level-style-number text:level="10" style:num-suffix="." style:num-format="1"/>
    </text:list-style>
    <text:list-style style:name="WW8Num170">
      <text:list-level-style-bullet text:level="1" text:style-name="WW8Num170z0" style:num-suffix="." text:bullet-char="">
        <style:text-properties style:font-name="Symbol"/>
      </text:list-level-style-bullet>
      <text:list-level-style-bullet text:level="2" text:style-name="WW8Num170z1" style:num-suffix="." text:bullet-char="o">
        <style:text-properties fo:font-family="'Courier New'" style:font-family-generic="modern" style:font-pitch="fixed"/>
      </text:list-level-style-bullet>
      <text:list-level-style-bullet text:level="3" text:style-name="WW8Num170z2" style:num-suffix="." text:bullet-char="">
        <style:text-properties style:font-name="Wingdings"/>
      </text:list-level-style-bullet>
      <text:list-level-style-bullet text:level="4" text:style-name="WW8Num170z2" style:num-suffix="." text:bullet-char="">
        <style:text-properties style:font-name="Wingdings"/>
      </text:list-level-style-bullet>
      <text:list-level-style-bullet text:level="5" text:style-name="WW8Num170z2" style:num-suffix="." text:bullet-char="">
        <style:text-properties style:font-name="Wingdings"/>
      </text:list-level-style-bullet>
      <text:list-level-style-bullet text:level="6" text:style-name="WW8Num170z2" style:num-suffix="." text:bullet-char="">
        <style:text-properties style:font-name="Wingdings"/>
      </text:list-level-style-bullet>
      <text:list-level-style-bullet text:level="7" text:style-name="WW8Num170z2" style:num-suffix="." text:bullet-char="">
        <style:text-properties style:font-name="Wingdings"/>
      </text:list-level-style-bullet>
      <text:list-level-style-bullet text:level="8" text:style-name="WW8Num170z2" style:num-suffix="." text:bullet-char="">
        <style:text-properties style:font-name="Wingdings"/>
      </text:list-level-style-bullet>
      <text:list-level-style-bullet text:level="9" text:style-name="WW8Num170z2" style:num-suffix="." text:bullet-char="">
        <style:text-properties style:font-name="Wingdings"/>
      </text:list-level-style-bullet>
      <text:list-level-style-number text:level="10" style:num-suffix="." style:num-format="1"/>
    </text:list-style>
    <text:list-style style:name="WW8Num171">
      <text:list-level-style-bullet text:level="1" text:style-name="WW8Num171z0" style:num-suffix="." text:bullet-char="">
        <style:text-properties style:font-name="Symbol"/>
      </text:list-level-style-bullet>
      <text:list-level-style-bullet text:level="2" text:style-name="WW8Num171z1" style:num-suffix="." text:bullet-char="o">
        <style:text-properties fo:font-family="'Courier New'" style:font-family-generic="modern" style:font-pitch="fixed"/>
      </text:list-level-style-bullet>
      <text:list-level-style-bullet text:level="3" text:style-name="WW8Num171z2" style:num-suffix="." text:bullet-char="">
        <style:text-properties style:font-name="Wingdings"/>
      </text:list-level-style-bullet>
      <text:list-level-style-bullet text:level="4" text:style-name="WW8Num171z2" style:num-suffix="." text:bullet-char="">
        <style:text-properties style:font-name="Wingdings"/>
      </text:list-level-style-bullet>
      <text:list-level-style-bullet text:level="5" text:style-name="WW8Num171z2" style:num-suffix="." text:bullet-char="">
        <style:text-properties style:font-name="Wingdings"/>
      </text:list-level-style-bullet>
      <text:list-level-style-bullet text:level="6" text:style-name="WW8Num171z2" style:num-suffix="." text:bullet-char="">
        <style:text-properties style:font-name="Wingdings"/>
      </text:list-level-style-bullet>
      <text:list-level-style-bullet text:level="7" text:style-name="WW8Num171z2" style:num-suffix="." text:bullet-char="">
        <style:text-properties style:font-name="Wingdings"/>
      </text:list-level-style-bullet>
      <text:list-level-style-bullet text:level="8" text:style-name="WW8Num171z2" style:num-suffix="." text:bullet-char="">
        <style:text-properties style:font-name="Wingdings"/>
      </text:list-level-style-bullet>
      <text:list-level-style-bullet text:level="9" text:style-name="WW8Num171z2" style:num-suffix="." text:bullet-char="">
        <style:text-properties style:font-name="Wingdings"/>
      </text:list-level-style-bullet>
      <text:list-level-style-number text:level="10" style:num-suffix="." style:num-format="1"/>
    </text:list-style>
    <text:list-style style:name="WW8Num172">
      <text:list-level-style-bullet text:level="1" text:style-name="WW8Num172z0" style:num-suffix="." text:bullet-char="">
        <style:text-properties style:font-name="Symbol"/>
      </text:list-level-style-bullet>
      <text:list-level-style-bullet text:level="2" text:style-name="WW8Num172z1" style:num-suffix="." text:bullet-char="o">
        <style:text-properties fo:font-family="'Courier New'" style:font-family-generic="modern" style:font-pitch="fixed"/>
      </text:list-level-style-bullet>
      <text:list-level-style-bullet text:level="3" text:style-name="WW8Num172z2" style:num-suffix="." text:bullet-char="">
        <style:text-properties style:font-name="Wingdings"/>
      </text:list-level-style-bullet>
      <text:list-level-style-bullet text:level="4" text:style-name="WW8Num172z2" style:num-suffix="." text:bullet-char="">
        <style:text-properties style:font-name="Wingdings"/>
      </text:list-level-style-bullet>
      <text:list-level-style-bullet text:level="5" text:style-name="WW8Num172z2" style:num-suffix="." text:bullet-char="">
        <style:text-properties style:font-name="Wingdings"/>
      </text:list-level-style-bullet>
      <text:list-level-style-bullet text:level="6" text:style-name="WW8Num172z2" style:num-suffix="." text:bullet-char="">
        <style:text-properties style:font-name="Wingdings"/>
      </text:list-level-style-bullet>
      <text:list-level-style-bullet text:level="7" text:style-name="WW8Num172z2" style:num-suffix="." text:bullet-char="">
        <style:text-properties style:font-name="Wingdings"/>
      </text:list-level-style-bullet>
      <text:list-level-style-bullet text:level="8" text:style-name="WW8Num172z2" style:num-suffix="." text:bullet-char="">
        <style:text-properties style:font-name="Wingdings"/>
      </text:list-level-style-bullet>
      <text:list-level-style-bullet text:level="9" text:style-name="WW8Num172z2" style:num-suffix="." text:bullet-char="">
        <style:text-properties style:font-name="Wingdings"/>
      </text:list-level-style-bullet>
      <text:list-level-style-number text:level="10" style:num-suffix="." style:num-format="1"/>
    </text:list-style>
    <text:list-style style:name="WW8Num173">
      <text:list-level-style-bullet text:level="1" text:style-name="WW8Num173z0" style:num-suffix="." text:bullet-char="">
        <style:text-properties style:font-name="Symbol"/>
      </text:list-level-style-bullet>
      <text:list-level-style-bullet text:level="2" text:style-name="WW8Num173z1" style:num-suffix="." text:bullet-char="o">
        <style:text-properties fo:font-family="'Courier New'" style:font-family-generic="modern" style:font-pitch="fixed"/>
      </text:list-level-style-bullet>
      <text:list-level-style-bullet text:level="3" text:style-name="WW8Num173z2" style:num-suffix="." text:bullet-char="">
        <style:text-properties style:font-name="Wingdings"/>
      </text:list-level-style-bullet>
      <text:list-level-style-bullet text:level="4" text:style-name="WW8Num173z2" style:num-suffix="." text:bullet-char="">
        <style:text-properties style:font-name="Wingdings"/>
      </text:list-level-style-bullet>
      <text:list-level-style-bullet text:level="5" text:style-name="WW8Num173z2" style:num-suffix="." text:bullet-char="">
        <style:text-properties style:font-name="Wingdings"/>
      </text:list-level-style-bullet>
      <text:list-level-style-bullet text:level="6" text:style-name="WW8Num173z2" style:num-suffix="." text:bullet-char="">
        <style:text-properties style:font-name="Wingdings"/>
      </text:list-level-style-bullet>
      <text:list-level-style-bullet text:level="7" text:style-name="WW8Num173z2" style:num-suffix="." text:bullet-char="">
        <style:text-properties style:font-name="Wingdings"/>
      </text:list-level-style-bullet>
      <text:list-level-style-bullet text:level="8" text:style-name="WW8Num173z2" style:num-suffix="." text:bullet-char="">
        <style:text-properties style:font-name="Wingdings"/>
      </text:list-level-style-bullet>
      <text:list-level-style-bullet text:level="9" text:style-name="WW8Num173z2" style:num-suffix="." text:bullet-char="">
        <style:text-properties style:font-name="Wingdings"/>
      </text:list-level-style-bullet>
      <text:list-level-style-number text:level="10" style:num-suffix="." style:num-format="1"/>
    </text:list-style>
    <text:list-style style:name="WW8Num174">
      <text:list-level-style-bullet text:level="1" text:style-name="WW8Num174z0" style:num-suffix="." text:bullet-char="">
        <style:text-properties style:font-name="Symbol"/>
      </text:list-level-style-bullet>
      <text:list-level-style-bullet text:level="2" text:style-name="WW8Num174z1" style:num-suffix="." text:bullet-char="o">
        <style:text-properties fo:font-family="'Courier New'" style:font-family-generic="modern" style:font-pitch="fixed"/>
      </text:list-level-style-bullet>
      <text:list-level-style-bullet text:level="3" text:style-name="WW8Num174z2" style:num-suffix="." text:bullet-char="">
        <style:text-properties style:font-name="Wingdings"/>
      </text:list-level-style-bullet>
      <text:list-level-style-bullet text:level="4" text:style-name="WW8Num174z2" style:num-suffix="." text:bullet-char="">
        <style:text-properties style:font-name="Wingdings"/>
      </text:list-level-style-bullet>
      <text:list-level-style-bullet text:level="5" text:style-name="WW8Num174z2" style:num-suffix="." text:bullet-char="">
        <style:text-properties style:font-name="Wingdings"/>
      </text:list-level-style-bullet>
      <text:list-level-style-bullet text:level="6" text:style-name="WW8Num174z2" style:num-suffix="." text:bullet-char="">
        <style:text-properties style:font-name="Wingdings"/>
      </text:list-level-style-bullet>
      <text:list-level-style-bullet text:level="7" text:style-name="WW8Num174z2" style:num-suffix="." text:bullet-char="">
        <style:text-properties style:font-name="Wingdings"/>
      </text:list-level-style-bullet>
      <text:list-level-style-bullet text:level="8" text:style-name="WW8Num174z2" style:num-suffix="." text:bullet-char="">
        <style:text-properties style:font-name="Wingdings"/>
      </text:list-level-style-bullet>
      <text:list-level-style-bullet text:level="9" text:style-name="WW8Num174z2" style:num-suffix="." text:bullet-char="">
        <style:text-properties style:font-name="Wingdings"/>
      </text:list-level-style-bullet>
      <text:list-level-style-number text:level="10" style:num-suffix="." style:num-format="1"/>
    </text:list-style>
    <text:list-style style:name="WW8Num175">
      <text:list-level-style-bullet text:level="1" text:style-name="WW8Num175z0" style:num-suffix="." text:bullet-char="">
        <style:text-properties style:font-name="Symbol"/>
      </text:list-level-style-bullet>
      <text:list-level-style-bullet text:level="2" text:style-name="WW8Num175z1" style:num-suffix="." text:bullet-char="o">
        <style:text-properties fo:font-family="'Courier New'" style:font-family-generic="modern" style:font-pitch="fixed"/>
      </text:list-level-style-bullet>
      <text:list-level-style-bullet text:level="3" text:style-name="WW8Num175z2" style:num-suffix="." text:bullet-char="">
        <style:text-properties style:font-name="Wingdings"/>
      </text:list-level-style-bullet>
      <text:list-level-style-bullet text:level="4" text:style-name="WW8Num175z2" style:num-suffix="." text:bullet-char="">
        <style:text-properties style:font-name="Wingdings"/>
      </text:list-level-style-bullet>
      <text:list-level-style-bullet text:level="5" text:style-name="WW8Num175z2" style:num-suffix="." text:bullet-char="">
        <style:text-properties style:font-name="Wingdings"/>
      </text:list-level-style-bullet>
      <text:list-level-style-bullet text:level="6" text:style-name="WW8Num175z2" style:num-suffix="." text:bullet-char="">
        <style:text-properties style:font-name="Wingdings"/>
      </text:list-level-style-bullet>
      <text:list-level-style-bullet text:level="7" text:style-name="WW8Num175z2" style:num-suffix="." text:bullet-char="">
        <style:text-properties style:font-name="Wingdings"/>
      </text:list-level-style-bullet>
      <text:list-level-style-bullet text:level="8" text:style-name="WW8Num175z2" style:num-suffix="." text:bullet-char="">
        <style:text-properties style:font-name="Wingdings"/>
      </text:list-level-style-bullet>
      <text:list-level-style-bullet text:level="9" text:style-name="WW8Num175z2" style:num-suffix="." text:bullet-char="">
        <style:text-properties style:font-name="Wingdings"/>
      </text:list-level-style-bullet>
      <text:list-level-style-number text:level="10" style:num-suffix="." style:num-format="1"/>
    </text:list-style>
    <text:list-style style:name="WW8Num176">
      <text:list-level-style-bullet text:level="1" text:style-name="WW8Num176z0" style:num-suffix="." text:bullet-char="">
        <style:text-properties style:font-name="Symbol"/>
      </text:list-level-style-bullet>
      <text:list-level-style-bullet text:level="2" text:style-name="WW8Num176z1" style:num-suffix="." text:bullet-char="o">
        <style:text-properties fo:font-family="'Courier New'" style:font-family-generic="modern" style:font-pitch="fixed"/>
      </text:list-level-style-bullet>
      <text:list-level-style-bullet text:level="3" text:style-name="WW8Num176z2" style:num-suffix="." text:bullet-char="">
        <style:text-properties style:font-name="Wingdings"/>
      </text:list-level-style-bullet>
      <text:list-level-style-bullet text:level="4" text:style-name="WW8Num176z2" style:num-suffix="." text:bullet-char="">
        <style:text-properties style:font-name="Wingdings"/>
      </text:list-level-style-bullet>
      <text:list-level-style-bullet text:level="5" text:style-name="WW8Num176z2" style:num-suffix="." text:bullet-char="">
        <style:text-properties style:font-name="Wingdings"/>
      </text:list-level-style-bullet>
      <text:list-level-style-bullet text:level="6" text:style-name="WW8Num176z2" style:num-suffix="." text:bullet-char="">
        <style:text-properties style:font-name="Wingdings"/>
      </text:list-level-style-bullet>
      <text:list-level-style-bullet text:level="7" text:style-name="WW8Num176z2" style:num-suffix="." text:bullet-char="">
        <style:text-properties style:font-name="Wingdings"/>
      </text:list-level-style-bullet>
      <text:list-level-style-bullet text:level="8" text:style-name="WW8Num176z2" style:num-suffix="." text:bullet-char="">
        <style:text-properties style:font-name="Wingdings"/>
      </text:list-level-style-bullet>
      <text:list-level-style-bullet text:level="9" text:style-name="WW8Num176z2" style:num-suffix="." text:bullet-char="">
        <style:text-properties style:font-name="Wingdings"/>
      </text:list-level-style-bullet>
      <text:list-level-style-number text:level="10" style:num-suffix="." style:num-format="1"/>
    </text:list-style>
    <text:list-style style:name="WW8Num177">
      <text:list-level-style-bullet text:level="1" text:style-name="WW8Num177z0" style:num-suffix="." text:bullet-char="">
        <style:text-properties style:font-name="Symbol"/>
      </text:list-level-style-bullet>
      <text:list-level-style-bullet text:level="2" text:style-name="WW8Num177z1" style:num-suffix="." text:bullet-char="o">
        <style:text-properties fo:font-family="'Courier New'" style:font-family-generic="modern" style:font-pitch="fixed"/>
      </text:list-level-style-bullet>
      <text:list-level-style-bullet text:level="3" text:style-name="WW8Num177z2" style:num-suffix="." text:bullet-char="">
        <style:text-properties style:font-name="Wingdings"/>
      </text:list-level-style-bullet>
      <text:list-level-style-bullet text:level="4" text:style-name="WW8Num177z2" style:num-suffix="." text:bullet-char="">
        <style:text-properties style:font-name="Wingdings"/>
      </text:list-level-style-bullet>
      <text:list-level-style-bullet text:level="5" text:style-name="WW8Num177z2" style:num-suffix="." text:bullet-char="">
        <style:text-properties style:font-name="Wingdings"/>
      </text:list-level-style-bullet>
      <text:list-level-style-bullet text:level="6" text:style-name="WW8Num177z2" style:num-suffix="." text:bullet-char="">
        <style:text-properties style:font-name="Wingdings"/>
      </text:list-level-style-bullet>
      <text:list-level-style-bullet text:level="7" text:style-name="WW8Num177z2" style:num-suffix="." text:bullet-char="">
        <style:text-properties style:font-name="Wingdings"/>
      </text:list-level-style-bullet>
      <text:list-level-style-bullet text:level="8" text:style-name="WW8Num177z2" style:num-suffix="." text:bullet-char="">
        <style:text-properties style:font-name="Wingdings"/>
      </text:list-level-style-bullet>
      <text:list-level-style-bullet text:level="9" text:style-name="WW8Num177z2" style:num-suffix="." text:bullet-char="">
        <style:text-properties style:font-name="Wingdings"/>
      </text:list-level-style-bullet>
      <text:list-level-style-number text:level="10" style:num-suffix="." style:num-format="1"/>
    </text:list-style>
    <text:list-style style:name="WW8Num178">
      <text:list-level-style-bullet text:level="1" text:style-name="WW8Num178z0" style:num-suffix="." text:bullet-char="">
        <style:text-properties style:font-name="Symbol"/>
      </text:list-level-style-bullet>
      <text:list-level-style-bullet text:level="2" text:style-name="WW8Num178z1" style:num-suffix="." text:bullet-char="o">
        <style:text-properties fo:font-family="'Courier New'" style:font-family-generic="modern" style:font-pitch="fixed"/>
      </text:list-level-style-bullet>
      <text:list-level-style-bullet text:level="3" text:style-name="WW8Num178z2" style:num-suffix="." text:bullet-char="">
        <style:text-properties style:font-name="Wingdings"/>
      </text:list-level-style-bullet>
      <text:list-level-style-bullet text:level="4" text:style-name="WW8Num178z2" style:num-suffix="." text:bullet-char="">
        <style:text-properties style:font-name="Wingdings"/>
      </text:list-level-style-bullet>
      <text:list-level-style-bullet text:level="5" text:style-name="WW8Num178z2" style:num-suffix="." text:bullet-char="">
        <style:text-properties style:font-name="Wingdings"/>
      </text:list-level-style-bullet>
      <text:list-level-style-bullet text:level="6" text:style-name="WW8Num178z2" style:num-suffix="." text:bullet-char="">
        <style:text-properties style:font-name="Wingdings"/>
      </text:list-level-style-bullet>
      <text:list-level-style-bullet text:level="7" text:style-name="WW8Num178z2" style:num-suffix="." text:bullet-char="">
        <style:text-properties style:font-name="Wingdings"/>
      </text:list-level-style-bullet>
      <text:list-level-style-bullet text:level="8" text:style-name="WW8Num178z2" style:num-suffix="." text:bullet-char="">
        <style:text-properties style:font-name="Wingdings"/>
      </text:list-level-style-bullet>
      <text:list-level-style-bullet text:level="9" text:style-name="WW8Num178z2" style:num-suffix="." text:bullet-char="">
        <style:text-properties style:font-name="Wingdings"/>
      </text:list-level-style-bullet>
      <text:list-level-style-number text:level="10" style:num-suffix="." style:num-format="1"/>
    </text:list-style>
    <text:list-style style:name="WW8Num179">
      <text:list-level-style-bullet text:level="1" text:style-name="WW8Num179z0" style:num-suffix="." text:bullet-char="">
        <style:text-properties style:font-name="Symbol"/>
      </text:list-level-style-bullet>
      <text:list-level-style-bullet text:level="2" text:style-name="WW8Num179z1" style:num-suffix="." text:bullet-char="o">
        <style:text-properties fo:font-family="'Courier New'" style:font-family-generic="modern" style:font-pitch="fixed"/>
      </text:list-level-style-bullet>
      <text:list-level-style-bullet text:level="3" text:style-name="WW8Num179z2" style:num-suffix="." text:bullet-char="">
        <style:text-properties style:font-name="Wingdings"/>
      </text:list-level-style-bullet>
      <text:list-level-style-bullet text:level="4" text:style-name="WW8Num179z2" style:num-suffix="." text:bullet-char="">
        <style:text-properties style:font-name="Wingdings"/>
      </text:list-level-style-bullet>
      <text:list-level-style-bullet text:level="5" text:style-name="WW8Num179z2" style:num-suffix="." text:bullet-char="">
        <style:text-properties style:font-name="Wingdings"/>
      </text:list-level-style-bullet>
      <text:list-level-style-bullet text:level="6" text:style-name="WW8Num179z2" style:num-suffix="." text:bullet-char="">
        <style:text-properties style:font-name="Wingdings"/>
      </text:list-level-style-bullet>
      <text:list-level-style-bullet text:level="7" text:style-name="WW8Num179z2" style:num-suffix="." text:bullet-char="">
        <style:text-properties style:font-name="Wingdings"/>
      </text:list-level-style-bullet>
      <text:list-level-style-bullet text:level="8" text:style-name="WW8Num179z2" style:num-suffix="." text:bullet-char="">
        <style:text-properties style:font-name="Wingdings"/>
      </text:list-level-style-bullet>
      <text:list-level-style-bullet text:level="9" text:style-name="WW8Num179z2" style:num-suffix="." text:bullet-char="">
        <style:text-properties style:font-name="Wingdings"/>
      </text:list-level-style-bullet>
      <text:list-level-style-number text:level="10" style:num-suffix="." style:num-format="1"/>
    </text:list-style>
    <text:list-style style:name="WW8Num180">
      <text:list-level-style-bullet text:level="1" text:style-name="WW8Num180z0" style:num-suffix="." text:bullet-char="">
        <style:text-properties style:font-name="Symbol"/>
      </text:list-level-style-bullet>
      <text:list-level-style-bullet text:level="2" text:style-name="WW8Num180z1" style:num-suffix="." text:bullet-char="o">
        <style:text-properties fo:font-family="'Courier New'" style:font-family-generic="modern" style:font-pitch="fixed"/>
      </text:list-level-style-bullet>
      <text:list-level-style-bullet text:level="3" text:style-name="WW8Num180z2" style:num-suffix="." text:bullet-char="">
        <style:text-properties style:font-name="Wingdings"/>
      </text:list-level-style-bullet>
      <text:list-level-style-bullet text:level="4" text:style-name="WW8Num180z2" style:num-suffix="." text:bullet-char="">
        <style:text-properties style:font-name="Wingdings"/>
      </text:list-level-style-bullet>
      <text:list-level-style-bullet text:level="5" text:style-name="WW8Num180z2" style:num-suffix="." text:bullet-char="">
        <style:text-properties style:font-name="Wingdings"/>
      </text:list-level-style-bullet>
      <text:list-level-style-bullet text:level="6" text:style-name="WW8Num180z2" style:num-suffix="." text:bullet-char="">
        <style:text-properties style:font-name="Wingdings"/>
      </text:list-level-style-bullet>
      <text:list-level-style-bullet text:level="7" text:style-name="WW8Num180z2" style:num-suffix="." text:bullet-char="">
        <style:text-properties style:font-name="Wingdings"/>
      </text:list-level-style-bullet>
      <text:list-level-style-bullet text:level="8" text:style-name="WW8Num180z2" style:num-suffix="." text:bullet-char="">
        <style:text-properties style:font-name="Wingdings"/>
      </text:list-level-style-bullet>
      <text:list-level-style-bullet text:level="9" text:style-name="WW8Num180z2" style:num-suffix="." text:bullet-char="">
        <style:text-properties style:font-name="Wingdings"/>
      </text:list-level-style-bullet>
      <text:list-level-style-number text:level="10" style:num-suffix="." style:num-format="1"/>
    </text:list-style>
    <text:list-style style:name="WW8Num181">
      <text:list-level-style-bullet text:level="1" text:style-name="WW8Num181z0" style:num-suffix="." text:bullet-char="">
        <style:text-properties style:font-name="Symbol"/>
      </text:list-level-style-bullet>
      <text:list-level-style-bullet text:level="2" text:style-name="WW8Num181z1" style:num-suffix="." text:bullet-char="o">
        <style:text-properties fo:font-family="'Courier New'" style:font-family-generic="modern" style:font-pitch="fixed"/>
      </text:list-level-style-bullet>
      <text:list-level-style-bullet text:level="3" text:style-name="WW8Num181z2" style:num-suffix="." text:bullet-char="">
        <style:text-properties style:font-name="Wingdings"/>
      </text:list-level-style-bullet>
      <text:list-level-style-bullet text:level="4" text:style-name="WW8Num181z2" style:num-suffix="." text:bullet-char="">
        <style:text-properties style:font-name="Wingdings"/>
      </text:list-level-style-bullet>
      <text:list-level-style-bullet text:level="5" text:style-name="WW8Num181z2" style:num-suffix="." text:bullet-char="">
        <style:text-properties style:font-name="Wingdings"/>
      </text:list-level-style-bullet>
      <text:list-level-style-bullet text:level="6" text:style-name="WW8Num181z2" style:num-suffix="." text:bullet-char="">
        <style:text-properties style:font-name="Wingdings"/>
      </text:list-level-style-bullet>
      <text:list-level-style-bullet text:level="7" text:style-name="WW8Num181z2" style:num-suffix="." text:bullet-char="">
        <style:text-properties style:font-name="Wingdings"/>
      </text:list-level-style-bullet>
      <text:list-level-style-bullet text:level="8" text:style-name="WW8Num181z2" style:num-suffix="." text:bullet-char="">
        <style:text-properties style:font-name="Wingdings"/>
      </text:list-level-style-bullet>
      <text:list-level-style-bullet text:level="9" text:style-name="WW8Num181z2" style:num-suffix="." text:bullet-char="">
        <style:text-properties style:font-name="Wingdings"/>
      </text:list-level-style-bullet>
      <text:list-level-style-number text:level="10" style:num-suffix="." style:num-format="1"/>
    </text:list-style>
    <text:list-style style:name="WW8Num182">
      <text:list-level-style-bullet text:level="1" text:style-name="WW8Num182z0" style:num-suffix="." text:bullet-char="">
        <style:text-properties style:font-name="Symbol"/>
      </text:list-level-style-bullet>
      <text:list-level-style-bullet text:level="2" text:style-name="WW8Num182z1" style:num-suffix="." text:bullet-char="o">
        <style:text-properties fo:font-family="'Courier New'" style:font-family-generic="modern" style:font-pitch="fixed"/>
      </text:list-level-style-bullet>
      <text:list-level-style-bullet text:level="3" text:style-name="WW8Num182z2" style:num-suffix="." text:bullet-char="">
        <style:text-properties style:font-name="Wingdings"/>
      </text:list-level-style-bullet>
      <text:list-level-style-bullet text:level="4" text:style-name="WW8Num182z2" style:num-suffix="." text:bullet-char="">
        <style:text-properties style:font-name="Wingdings"/>
      </text:list-level-style-bullet>
      <text:list-level-style-bullet text:level="5" text:style-name="WW8Num182z2" style:num-suffix="." text:bullet-char="">
        <style:text-properties style:font-name="Wingdings"/>
      </text:list-level-style-bullet>
      <text:list-level-style-bullet text:level="6" text:style-name="WW8Num182z2" style:num-suffix="." text:bullet-char="">
        <style:text-properties style:font-name="Wingdings"/>
      </text:list-level-style-bullet>
      <text:list-level-style-bullet text:level="7" text:style-name="WW8Num182z2" style:num-suffix="." text:bullet-char="">
        <style:text-properties style:font-name="Wingdings"/>
      </text:list-level-style-bullet>
      <text:list-level-style-bullet text:level="8" text:style-name="WW8Num182z2" style:num-suffix="." text:bullet-char="">
        <style:text-properties style:font-name="Wingdings"/>
      </text:list-level-style-bullet>
      <text:list-level-style-bullet text:level="9" text:style-name="WW8Num182z2" style:num-suffix="." text:bullet-char="">
        <style:text-properties style:font-name="Wingdings"/>
      </text:list-level-style-bullet>
      <text:list-level-style-number text:level="10" style:num-suffix="." style:num-format="1"/>
    </text:list-style>
    <text:list-style style:name="WW8Num183">
      <text:list-level-style-bullet text:level="1" text:style-name="WW8Num183z0" style:num-suffix="." text:bullet-char="">
        <style:text-properties style:font-name="Symbol"/>
      </text:list-level-style-bullet>
      <text:list-level-style-bullet text:level="2" text:style-name="WW8Num183z1" style:num-suffix="." text:bullet-char="o">
        <style:text-properties fo:font-family="'Courier New'" style:font-family-generic="modern" style:font-pitch="fixed"/>
      </text:list-level-style-bullet>
      <text:list-level-style-bullet text:level="3" text:style-name="WW8Num183z2" style:num-suffix="." text:bullet-char="">
        <style:text-properties style:font-name="Wingdings"/>
      </text:list-level-style-bullet>
      <text:list-level-style-bullet text:level="4" text:style-name="WW8Num183z2" style:num-suffix="." text:bullet-char="">
        <style:text-properties style:font-name="Wingdings"/>
      </text:list-level-style-bullet>
      <text:list-level-style-bullet text:level="5" text:style-name="WW8Num183z2" style:num-suffix="." text:bullet-char="">
        <style:text-properties style:font-name="Wingdings"/>
      </text:list-level-style-bullet>
      <text:list-level-style-bullet text:level="6" text:style-name="WW8Num183z2" style:num-suffix="." text:bullet-char="">
        <style:text-properties style:font-name="Wingdings"/>
      </text:list-level-style-bullet>
      <text:list-level-style-bullet text:level="7" text:style-name="WW8Num183z2" style:num-suffix="." text:bullet-char="">
        <style:text-properties style:font-name="Wingdings"/>
      </text:list-level-style-bullet>
      <text:list-level-style-bullet text:level="8" text:style-name="WW8Num183z2" style:num-suffix="." text:bullet-char="">
        <style:text-properties style:font-name="Wingdings"/>
      </text:list-level-style-bullet>
      <text:list-level-style-bullet text:level="9" text:style-name="WW8Num183z2" style:num-suffix="." text:bullet-char="">
        <style:text-properties style:font-name="Wingdings"/>
      </text:list-level-style-bullet>
      <text:list-level-style-number text:level="10" style:num-suffix="." style:num-format="1"/>
    </text:list-style>
    <text:list-style style:name="WW8Num184">
      <text:list-level-style-bullet text:level="1" text:style-name="WW8Num184z0" style:num-suffix="." text:bullet-char="">
        <style:text-properties style:font-name="Symbol"/>
      </text:list-level-style-bullet>
      <text:list-level-style-bullet text:level="2" text:style-name="WW8Num184z1" style:num-suffix="." text:bullet-char="o">
        <style:text-properties fo:font-family="'Courier New'" style:font-family-generic="modern" style:font-pitch="fixed"/>
      </text:list-level-style-bullet>
      <text:list-level-style-bullet text:level="3" text:style-name="WW8Num184z2" style:num-suffix="." text:bullet-char="">
        <style:text-properties style:font-name="Wingdings"/>
      </text:list-level-style-bullet>
      <text:list-level-style-bullet text:level="4" text:style-name="WW8Num184z2" style:num-suffix="." text:bullet-char="">
        <style:text-properties style:font-name="Wingdings"/>
      </text:list-level-style-bullet>
      <text:list-level-style-bullet text:level="5" text:style-name="WW8Num184z2" style:num-suffix="." text:bullet-char="">
        <style:text-properties style:font-name="Wingdings"/>
      </text:list-level-style-bullet>
      <text:list-level-style-bullet text:level="6" text:style-name="WW8Num184z2" style:num-suffix="." text:bullet-char="">
        <style:text-properties style:font-name="Wingdings"/>
      </text:list-level-style-bullet>
      <text:list-level-style-bullet text:level="7" text:style-name="WW8Num184z2" style:num-suffix="." text:bullet-char="">
        <style:text-properties style:font-name="Wingdings"/>
      </text:list-level-style-bullet>
      <text:list-level-style-bullet text:level="8" text:style-name="WW8Num184z2" style:num-suffix="." text:bullet-char="">
        <style:text-properties style:font-name="Wingdings"/>
      </text:list-level-style-bullet>
      <text:list-level-style-bullet text:level="9" text:style-name="WW8Num184z2" style:num-suffix="." text:bullet-char="">
        <style:text-properties style:font-name="Wingdings"/>
      </text:list-level-style-bullet>
      <text:list-level-style-number text:level="10" style:num-suffix="." style:num-format="1"/>
    </text:list-style>
    <text:list-style style:name="WW8Num185">
      <text:list-level-style-number text:level="1" style:num-format="1" text:start-value="2"/>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text:list-style>
    <text:list-style style:name="WW8Num186">
      <text:list-level-style-bullet text:level="1" text:style-name="WW8Num186z0" style:num-suffix="." text:bullet-char="">
        <style:text-properties style:font-name="Symbol"/>
      </text:list-level-style-bullet>
      <text:list-level-style-bullet text:level="2" text:style-name="WW8Num186z1" style:num-suffix="." text:bullet-char="o">
        <style:text-properties fo:font-family="'Courier New'" style:font-family-generic="modern" style:font-pitch="fixed"/>
      </text:list-level-style-bullet>
      <text:list-level-style-bullet text:level="3" text:style-name="WW8Num186z2" style:num-suffix="." text:bullet-char="">
        <style:text-properties style:font-name="Wingdings"/>
      </text:list-level-style-bullet>
      <text:list-level-style-bullet text:level="4" text:style-name="WW8Num186z2" style:num-suffix="." text:bullet-char="">
        <style:text-properties style:font-name="Wingdings"/>
      </text:list-level-style-bullet>
      <text:list-level-style-bullet text:level="5" text:style-name="WW8Num186z2" style:num-suffix="." text:bullet-char="">
        <style:text-properties style:font-name="Wingdings"/>
      </text:list-level-style-bullet>
      <text:list-level-style-bullet text:level="6" text:style-name="WW8Num186z2" style:num-suffix="." text:bullet-char="">
        <style:text-properties style:font-name="Wingdings"/>
      </text:list-level-style-bullet>
      <text:list-level-style-bullet text:level="7" text:style-name="WW8Num186z2" style:num-suffix="." text:bullet-char="">
        <style:text-properties style:font-name="Wingdings"/>
      </text:list-level-style-bullet>
      <text:list-level-style-bullet text:level="8" text:style-name="WW8Num186z2" style:num-suffix="." text:bullet-char="">
        <style:text-properties style:font-name="Wingdings"/>
      </text:list-level-style-bullet>
      <text:list-level-style-bullet text:level="9" text:style-name="WW8Num186z2" style:num-suffix="." text:bullet-char="">
        <style:text-properties style:font-name="Wingdings"/>
      </text:list-level-style-bullet>
      <text:list-level-style-number text:level="10" style:num-suffix="." style:num-format="1"/>
    </text:list-style>
    <text:list-style style:name="WW8StyleNum">
      <text:list-level-style-number text:level="1" style:num-format="1" text:start-value="0"/>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1" style:family="table">
      <style:table-properties style:width="16.81cm" fo:margin-left="-0.191cm" table:align="left" style:writing-mode="lr-tb"/>
    </style:style>
    <style:style style:name="Tabela11.A" style:family="table-column">
      <style:table-column-properties style:column-width="8.405cm"/>
    </style:style>
    <style:style style:name="Tabela11.1" style:family="table-row">
      <style:table-row-properties style:keep-together="true" fo:keep-together="auto"/>
    </style:style>
    <style:style style:name="Tabela11.A1" style:family="table-cell">
      <style:table-cell-properties style:vertical-align="bottom" fo:padding-left="0.191cm" fo:padding-right="0.191cm" fo:padding-top="0cm" fo:padding-bottom="0cm" fo:border="none" style:writing-mode="lr-tb"/>
    </style:style>
    <style:style style:name="Tabela11.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style:tab-stops/>
      </style:paragraph-properties>
    </style:style>
    <style:style style:name="P2" style:family="paragraph" style:parent-style-name="Header">
      <style:paragraph-properties style:snap-to-layout-grid="false"/>
      <style:text-properties fo:font-size="8pt" style:font-size-asian="8pt" style:font-size-complex="8pt"/>
    </style:style>
    <style:style style:name="P3" style:family="paragraph" style:parent-style-name="Header">
      <style:paragraph-properties fo:text-align="end" style:justify-single-word="false" style:snap-to-layout-grid="false">
        <style:tab-stops/>
      </style:paragraph-properties>
    </style:style>
    <style:style style:name="P4" style:family="paragraph" style:parent-style-name="Header">
      <style:paragraph-properties>
        <style:tab-stops/>
      </style:paragraph-properties>
    </style:style>
    <style:style style:name="P5" style:family="paragraph" style:parent-style-name="Footer">
      <style:paragraph-properties>
        <style:tab-stops>
          <style:tab-stop style:position="7.408cm"/>
          <style:tab-stop style:position="13.753cm"/>
        </style:tab-stops>
      </style:paragraph-properties>
    </style:style>
    <style:style style:name="P6" style:family="paragraph" style:parent-style-name="Footer">
      <style:paragraph-properties>
        <style:tab-stops>
          <style:tab-stop style:position="7.408cm"/>
          <style:tab-stop style:position="13.97cm"/>
        </style:tab-stops>
      </style:paragraph-properties>
    </style:style>
    <style:style style:name="P7" style:family="paragraph">
      <style:paragraph-properties style:writing-mode="lr-tb"/>
    </style:style>
    <style:style style:name="P8" style:family="paragraph" style:parent-style-name="Footer">
      <style:paragraph-properties>
        <style:tab-stops/>
      </style:paragraph-properties>
      <style:text-properties fo:font-size="8pt" style:font-size-asian="8pt" style:font-size-complex="8pt"/>
    </style:style>
    <style:style style:name="T1" style:family="text"/>
    <style:style style:name="T2" style:family="text">
      <style:text-properties fo:font-size="9pt" style:font-size-asian="9pt"/>
    </style:style>
    <style:style style:name="T3" style:family="text">
      <style:text-properties fo:font-size="8pt" style:font-size-asian="8pt" style:font-size-complex="8pt"/>
    </style:style>
    <style:style style:name="gr1" style:family="graphic">
      <style:graphic-properties draw:stroke="none" draw:fill="solid" draw:fill-color="#7fc349"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0cm" fo:margin-bottom="1.84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0.161cm" fo:margin-left="0cm" fo:margin-right="0cm" fo:margin-top="0.062cm" style:dynamic-spacing="true"/>
      </style:footer-style>
    </style:page-layout>
  </office:automatic-styles>
  <office:master-styles>
    <style:master-page style:name="Standard" style:page-layout-name="pm1">
      <style:header>
        <text:p text:style-name="Header"><text:s text:c="94"/></text:p>
        <text:p text:style-name="Header"><text:s text:c="317"/></text:p>
      </style:header>
      <style:footer>
        <text:p text:style-name="P1"><text:span text:style-name="Page_20_Number"><text:tab/></text:span></text:p>
      </style:footer>
    </style:master-page>
    <style:master-page style:name="Converter_20_1" style:display-name="Converter 1" style:page-layout-name="pm1">
      <style:header>
        <table:table table:name="Tabela11" table:style-name="Tabela11">
          <table:table-column table:style-name="Tabela11.A" table:number-columns-repeated="2"/>
          <table:table-row table:style-name="Tabela11.1">
            <table:table-cell table:style-name="Tabela11.A1" office:value-type="string">
              <text:p text:style-name="P2"/>
            </table:table-cell>
            <table:table-cell table:style-name="Tabela11.B1" office:value-type="string">
              <text:p text:style-name="P3"/>
            </table:table-cell>
          </table:table-row>
        </table:table>
        <text:p text:style-name="P4"/>
      </style:header>
      <style:footer>
        <text:p text:style-name="P5"><text:span text:style-name="Page_20_Number"><text:span text:style-name="T2"/></text:span></text:p>
        <text:p text:style-name="P6"><text:span text:style-name="Page_20_Number"><text:span text:style-name="T3">OpenOdonto</text:span></text:span><draw:custom-shape text:anchor-type="char" draw:z-index="6" draw:style-name="gr1" draw:text-style-name="P7" svg:width="21.802cm" svg:height="0.061cm" svg:x="-2.54cm" svg:y="-0.229cm"><text:p/><draw:enhanced-geometry svg:viewBox="0 0 21600 21600" draw:type="rectangle" draw:enhanced-path="M 0 0 L 21600 0 21600 21600 0 21600 0 0 Z N"/></draw:custom-shape><text:span text:style-name="Page_20_Number"><text:span text:style-name="T2"><text:tab/></text:span></text:span><text:span text:style-name="Page_20_Number"><text:span text:style-name="T2"><text:tab/></text:span></text:span><text:span text:style-name="Page_20_Number"><text:span text:style-name="T3">Página </text:span></text:span><text:span text:style-name="Page_20_Number"><text:span text:style-name="T3"><text:page-number text:select-page="current">7</text:page-number></text:span></text:span><text:span text:style-name="Page_20_Number"><text:span text:style-name="T3"> de </text:span></text:span><text:span text:style-name="Page_20_Number"><text:span text:style-name="T3"><text:page-count style:num-format="1">8</text:page-count></text:span></text:span></text:p>
        <text:p text:style-name="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lt;Nome do Projeto&gt;</dc:title>
    <meta:initial-creator>Lena Lúcia de Moraes</meta:initial-creator>
    <meta:creation-date>2010-02-26T10:48:08</meta:creation-date>
    <dc:date>2010-07-02T12:39:13</dc:date>
    <meta:editing-cycles>7</meta:editing-cycles>
    <meta:editing-duration>PT4H7M25S</meta:editing-duration>
    <meta:user-defined meta:name="Info 1"/>
    <meta:user-defined meta:name="Info 2"/>
    <meta:user-defined meta:name="Info 3"/>
    <meta:user-defined meta:name="Info 4"/>
    <meta:document-statistic meta:table-count="13" meta:image-count="0" meta:object-count="0" meta:page-count="8" meta:paragraph-count="293" meta:word-count="873" meta:character-count="6069"/>
  </office:meta>
</office:document-meta>
</file>